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EFC00001328000000D4413C3C2D45011F3C.wmf" manifest:media-type="image/x-wmf"/>
  <manifest:file-entry manifest:full-path="Pictures/100002010000077500000050CB2E6AE6FBF31EE4.png" manifest:media-type="image/png"/>
  <manifest:file-entry manifest:full-path="Pictures/10000201000000B90000000810FE2D25AB4C3881.png" manifest:media-type="image/png"/>
  <manifest:file-entry manifest:full-path="Pictures/100006D00000C54500000E0BC683FB34DF2CE92E.emf" manifest:media-type="image/x-emf"/>
  <manifest:file-entry manifest:full-path="Pictures/1000020100000775000000885733C5A8ED3C342C.png" manifest:media-type="image/png"/>
  <manifest:file-entry manifest:full-path="Pictures/100004B40000C5450000084E466E5CDF462522BB.emf" manifest:media-type="image/x-emf"/>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ookman BT S.O.Cist.1" svg:font-family="'Bookman BT S.O.Cist.'" style:font-pitch="variable"/>
    <style:font-face style:name="Bookman BT S.O.Cist.:liga=0" svg:font-family="'Bookman BT S.O.Cist.:liga=0'" style:font-pitch="variable"/>
    <style:font-face style:name="Cloister" svg:font-family="Cloister" style:font-pitch="variable"/>
    <style:font-face style:name="David Libre" svg:font-family="'David Libre'" style:font-pitch="variable"/>
    <style:font-face style:name="Gothique MN" svg:font-family="'Gothique MN'" style:font-pitch="variable"/>
    <style:font-face style:name="Linux Libertine S.O.Cist.1" svg:font-family="'Linux Libertine S.O.Cist.'" style:font-pitch="variable"/>
    <style:font-face style:name="LTC Ornamental Initials" svg:font-family="'LTC Ornamental Initials'" style:font-adornments="Běžné" style:font-family-generic="modern" style:font-pitch="variable"/>
    <style:font-face style:name="Linux Libertine S.O.Cist." svg:font-family="'Linux Libertine S.O.Cist.'" style:font-family-generic="modern" style:font-pitch="variable"/>
    <style:font-face style:name="Bookman BT S.O.Cist." svg:font-family="'Bookman BT S.O.Cist.'" style:font-family-generic="roman" style:font-pitch="variable"/>
    <style:font-face style:name="Cloister1" svg:font-family="Cloister" style:font-family-generic="roman" style:font-pitch="variable"/>
    <style:font-face style:name="Liberation Serif" svg:font-family="'Liberation Serif'" style:font-family-generic="roman" style:font-pitch="variable"/>
    <style:font-face style:name="Old English CE" svg:font-family="'Old English CE'"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lka1" style:family="table" style:master-page-name="">
      <style:table-properties style:width="18.904cm" fo:margin-left="-0.884cm" fo:margin-top="0cm" fo:margin-bottom="0cm" style:page-number="auto" table:align="left" style:writing-mode="lr-tb"/>
    </style:style>
    <style:style style:name="Tabulka1.A" style:family="table-column">
      <style:table-column-properties style:column-width="9.372cm"/>
    </style:style>
    <style:style style:name="Tabulka1.B" style:family="table-column">
      <style:table-column-properties style:column-width="9.532cm"/>
    </style:style>
    <style:style style:name="Tabulka1.1" style:family="table-row">
      <style:table-row-properties fo:keep-together="auto"/>
    </style:style>
    <style:style style:name="Tabulka1.A1" style:family="table-cell">
      <style:table-cell-properties fo:background-color="#ffffff" fo:padding-left="0.199cm" fo:padding-right="0.199cm" fo:padding-top="0.101cm" fo:padding-bottom="0.101cm" fo:border="none">
        <style:background-image/>
      </style:table-cell-properties>
    </style:style>
    <style:style style:name="P1" style:family="paragraph" style:parent-style-name="Table_20_Contents">
      <style:paragraph-properties fo:text-align="justify" style:justify-single-word="false" fo:hyphenation-ladder-count="3"/>
      <style:text-properties style:font-name="Linux Libertine S.O.Cist." fo:font-size="12pt" fo:language="cs" fo:country="CZ" officeooo:paragraph-rsid="00079127" style:font-size-asian="12pt" fo:hyphenate="true" fo:hyphenation-remain-char-count="2" fo:hyphenation-push-char-count="2" loext:hyphenation-no-caps="false"/>
    </style:style>
    <style:style style:name="P2" style:family="paragraph" style:parent-style-name="Table_20_Contents">
      <style:paragraph-properties fo:text-align="justify" style:justify-single-word="false" fo:hyphenation-ladder-count="3"/>
      <style:text-properties style:font-name="Linux Libertine S.O.Cist." fo:font-size="12pt" fo:language="cs" fo:country="CZ" officeooo:paragraph-rsid="01049717" style:font-size-asian="12pt" fo:hyphenate="true" fo:hyphenation-remain-char-count="2" fo:hyphenation-push-char-count="2" loext:hyphenation-no-caps="false"/>
    </style:style>
    <style:style style:name="P3" style:family="paragraph" style:parent-style-name="Table_20_Contents">
      <style:paragraph-properties fo:text-align="justify" style:justify-single-word="false" fo:hyphenation-ladder-count="3"/>
      <style:text-properties style:font-name="Linux Libertine S.O.Cist." fo:font-size="12pt" fo:language="cs" fo:country="CZ" officeooo:paragraph-rsid="0017af62" style:font-size-asian="12pt" fo:hyphenate="true" fo:hyphenation-remain-char-count="2" fo:hyphenation-push-char-count="2" loext:hyphenation-no-caps="false"/>
    </style:style>
    <style:style style:name="P4"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dbbf" style:font-size-asian="12pt" fo:hyphenate="true" fo:hyphenation-remain-char-count="2" fo:hyphenation-push-char-count="2" loext:hyphenation-no-caps="false"/>
    </style:style>
    <style:style style:name="P5"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false"/>
    </style:style>
    <style:style style:name="P6" style:family="paragraph" style:parent-style-name="Table_20_Contents">
      <style:paragraph-properties fo:text-align="justify" style:justify-single-word="false" fo:hyphenation-ladder-count="3"/>
      <style:text-properties style:font-name="Linux Libertine S.O.Cist." fo:font-size="12pt" fo:language="cs" fo:country="CZ" officeooo:paragraph-rsid="0017af62" style:font-size-asian="12pt" style:font-size-complex="12pt"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dbbf" style:font-size-asian="12pt" style:font-size-complex="12pt"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style:font-name="Linux Libertine S.O.Cist." fo:font-size="12pt" fo:language="cs" fo:country="CZ" officeooo:rsid="0040ede6" officeooo:paragraph-rsid="000fdbbf" style:font-size-asian="12pt" style:font-size-complex="12pt" fo:hyphenate="true" fo:hyphenation-remain-char-count="2" fo:hyphenation-push-char-count="2" loext:hyphenation-no-caps="false"/>
    </style:style>
    <style:style style:name="P9" style:family="paragraph" style:parent-style-name="Table_20_Contents">
      <style:paragraph-properties fo:text-align="justify" style:justify-single-word="false" fo:hyphenation-ladder-count="3"/>
      <style:text-properties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0" style:family="paragraph" style:parent-style-name="Table_20_Contents">
      <style:paragraph-properties fo:text-align="justify" style:justify-single-word="false" fo:hyphenation-ladder-count="3"/>
      <style:text-properties style:font-name="Linux Libertine S.O.Cist." fo:font-size="12pt" fo:language="la" fo:country="VA" officeooo:paragraph-rsid="0017af62" style:font-size-asian="12pt" style:language-asian="zh" style:country-asian="CN" style:language-complex="hi" style:country-complex="IN"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3"/>
      <style:text-properties style:font-name="Linux Libertine S.O.Cist." fo:font-size="12pt" fo:language="la" fo:country="VA" officeooo:paragraph-rsid="000fdbbf" style:font-size-asian="12pt" style:language-asian="zh" style:country-asian="CN" style:language-complex="hi" style:country-complex="IN" fo:hyphenate="true" fo:hyphenation-remain-char-count="2" fo:hyphenation-push-char-count="2" loext:hyphenation-no-caps="false"/>
    </style:style>
    <style:style style:name="P12" style:family="paragraph" style:parent-style-name="Table_20_Contents">
      <style:paragraph-properties fo:text-align="justify" style:justify-single-word="false" fo:hyphenation-ladder-count="3"/>
      <style:text-properties style:font-name="Linux Libertine S.O.Cist." fo:font-size="12pt" fo:language="la" fo:country="VA" officeooo:paragraph-rsid="00079127" style:font-size-asian="12pt" fo:hyphenate="true" fo:hyphenation-remain-char-count="2" fo:hyphenation-push-char-count="2" loext:hyphenation-no-caps="false"/>
    </style:style>
    <style:style style:name="P13" style:family="paragraph" style:parent-style-name="Table_20_Contents">
      <style:paragraph-properties fo:text-align="justify" style:justify-single-word="false" fo:hyphenation-ladder-count="3"/>
      <style:text-properties style:font-name="Linux Libertine S.O.Cist." fo:font-size="12pt" fo:language="la" fo:country="VA" officeooo:paragraph-rsid="0017af62" style:font-size-asian="12pt" fo:hyphenate="true" fo:hyphenation-remain-char-count="2" fo:hyphenation-push-char-count="2" loext:hyphenation-no-caps="false"/>
    </style:style>
    <style:style style:name="P14" style:family="paragraph" style:parent-style-name="Table_20_Contents">
      <style:paragraph-properties fo:text-align="justify" style:justify-single-word="false" fo:hyphenation-ladder-count="3"/>
      <style:text-properties style:font-name="Linux Libertine S.O.Cist." fo:font-size="12pt" fo:language="la" fo:country="VA" officeooo:paragraph-rsid="000fdbbf" style:font-size-asian="12pt" fo:hyphenate="true" fo:hyphenation-remain-char-count="2" fo:hyphenation-push-char-count="2" loext:hyphenation-no-caps="false"/>
    </style:style>
    <style:style style:name="P15" style:family="paragraph" style:parent-style-name="Table_20_Contents">
      <style:paragraph-properties fo:text-align="center" style:justify-single-word="false" fo:hyphenation-ladder-count="3"/>
      <style:text-properties style:font-name="Linux Libertine S.O.Cist." officeooo:paragraph-rsid="00079127" fo:hyphenate="true" fo:hyphenation-remain-char-count="2" fo:hyphenation-push-char-count="2" loext:hyphenation-no-caps="false"/>
    </style:style>
    <style:style style:name="P16" style:family="paragraph" style:parent-style-name="Table_20_Contents">
      <style:paragraph-properties fo:text-align="center" style:justify-single-word="false" fo:hyphenation-ladder-count="3"/>
      <style:text-properties style:font-name="Linux Libertine S.O.Cist." officeooo:paragraph-rsid="0017af62" fo:hyphenate="true" fo:hyphenation-remain-char-count="2" fo:hyphenation-push-char-count="2" loext:hyphenation-no-caps="false"/>
    </style:style>
    <style:style style:name="P17" style:family="paragraph" style:parent-style-name="Table_20_Contents">
      <style:paragraph-properties fo:text-align="center" style:justify-single-word="false" fo:hyphenation-ladder-count="3"/>
      <style:text-properties style:font-name="Linux Libertine S.O.Cist." officeooo:paragraph-rsid="000fdbbf" fo:hyphenate="true" fo:hyphenation-remain-char-count="2" fo:hyphenation-push-char-count="2" loext:hyphenation-no-caps="false"/>
    </style:style>
    <style:style style:name="P1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79127" style:font-size-asian="12pt" fo:hyphenate="true" fo:hyphenation-remain-char-count="2" fo:hyphenation-push-char-count="2" loext:hyphenation-no-caps="false"/>
    </style:style>
    <style:style style:name="P1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7af62" style:font-size-asian="12pt" fo:hyphenate="true" fo:hyphenation-remain-char-count="2" fo:hyphenation-push-char-count="2" loext:hyphenation-no-caps="false"/>
    </style:style>
    <style:style style:name="P2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dbbf" style:font-size-asian="12pt" fo:hyphenate="true" fo:hyphenation-remain-char-count="2" fo:hyphenation-push-char-count="2" loext:hyphenation-no-caps="false"/>
    </style:style>
    <style:style style:name="P2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font-size-complex="12pt" fo:hyphenate="true" fo:hyphenation-remain-char-count="2" fo:hyphenation-push-char-count="2" loext:hyphenation-no-caps="false"/>
    </style:style>
    <style:style style:name="P2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1049717" style:font-size-asian="12pt" style:font-size-complex="12pt" fo:hyphenate="true" fo:hyphenation-remain-char-count="2" fo:hyphenation-push-char-count="2" loext:hyphenation-no-caps="false"/>
    </style:style>
    <style:style style:name="P23"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104b4f7" style:font-size-asian="12pt" style:font-size-complex="12pt" fo:hyphenate="true" fo:hyphenation-remain-char-count="2" fo:hyphenation-push-char-count="2" loext:hyphenation-no-caps="false"/>
    </style:style>
    <style:style style:name="P2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7af62" style:font-size-asian="12pt" style:font-size-complex="12pt" fo:hyphenate="true" fo:hyphenation-remain-char-count="2" fo:hyphenation-push-char-count="2" loext:hyphenation-no-caps="false"/>
    </style:style>
    <style:style style:name="P2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dbbf" style:font-size-asian="12pt" style:font-size-complex="12pt" fo:hyphenate="true" fo:hyphenation-remain-char-count="2" fo:hyphenation-push-char-count="2" loext:hyphenation-no-caps="false"/>
    </style:style>
    <style:style style:name="P2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2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7af62" style:font-size-asian="12pt" style:language-asian="zh" style:country-asian="CN" style:language-complex="hi" style:country-complex="IN" fo:hyphenate="true" fo:hyphenation-remain-char-count="2" fo:hyphenation-push-char-count="2" loext:hyphenation-no-caps="false"/>
    </style:style>
    <style:style style:name="P2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dbbf" style:font-size-asian="12pt" style:language-asian="zh" style:country-asian="CN" style:language-complex="hi" style:country-complex="IN" fo:hyphenate="true" fo:hyphenation-remain-char-count="2" fo:hyphenation-push-char-count="2" loext:hyphenation-no-caps="false"/>
    </style:style>
    <style:style style:name="P2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17af62"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0fdbbf"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2" style:family="paragraph" style:parent-style-name="Table_20_Contents">
      <style:paragraph-properties fo:text-align="center" style:justify-single-word="false" fo:hyphenation-ladder-count="3"/>
      <style:text-properties fo:color="#ff0000" loext:opacity="100%" style:font-name="Linux Libertine S.O.Cist."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33" style:family="paragraph" style:parent-style-name="Table_20_Contents">
      <style:paragraph-properties fo:text-align="center" style:justify-single-word="false" fo:hyphenation-ladder-count="3"/>
      <style:text-properties fo:color="#ff0000" loext:opacity="100%" style:font-name="Linux Libertine S.O.Cist." fo:font-size="12pt" fo:letter-spacing="normal" fo:language="la" fo:country="VA" fo:font-style="normal" fo:font-weight="normal" officeooo:paragraph-rsid="0017af62"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fo:color="#ff0000" loext:opacity="100%" style:font-name="Linux Libertine S.O.Cist." fo:font-size="12pt" fo:letter-spacing="normal" fo:language="la" fo:country="VA" fo:font-style="normal" fo:font-weight="normal" officeooo:paragraph-rsid="000fdbbf"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none"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6" style:family="paragraph" style:parent-style-name="Table_20_Contents">
      <style:paragraph-properties fo:line-height="115%" fo:text-align="center" style:justify-single-word="false" fo:hyphenation-ladder-count="3"/>
      <style:text-properties fo:color="#ff0000" loext:opacity="100%" style:font-name="Gothique MN" fo:font-size="28pt" fo:language="la" fo:country="VA" officeooo:paragraph-rsid="00092af7" style:font-size-asian="16pt" style:language-asian="zh" style:country-asian="CN" style:font-size-complex="16pt" style:language-complex="hi" style:country-complex="IN" fo:hyphenate="true" fo:hyphenation-remain-char-count="2" fo:hyphenation-push-char-count="2" loext:hyphenation-no-caps="false"/>
    </style:style>
    <style:style style:name="P37" style:family="paragraph" style:parent-style-name="Table_20_Contents">
      <style:paragraph-properties fo:line-height="115%" fo:text-align="center" style:justify-single-word="false" fo:hyphenation-ladder-count="3"/>
      <style:text-properties fo:color="#ff0000" loext:opacity="100%" style:font-name="Bookman BT S.O.Cist.1" fo:font-size="20pt" fo:language="la" fo:country="VA" officeooo:paragraph-rsid="00092af7" style:font-size-asian="16pt" style:language-asian="zh" style:country-asian="CN" style:font-size-complex="16pt" style:language-complex="hi" style:country-complex="IN" fo:hyphenate="true" fo:hyphenation-remain-char-count="2" fo:hyphenation-push-char-count="2" loext:hyphenation-no-caps="false"/>
    </style:style>
    <style:style style:name="P38" style:family="paragraph" style:parent-style-name="Table_20_Contents">
      <style:paragraph-properties fo:text-align="center" style:justify-single-word="false" fo:hyphenation-ladder-count="3"/>
      <style:text-properties fo:color="#ff0000" loext:opacity="100%" style:font-name="Old English CE" fo:font-size="20pt" fo:language="la" fo:country="VA" fo:font-weight="normal" officeooo:rsid="007413a1" officeooo:paragraph-rsid="00092af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39" style:family="paragraph" style:parent-style-name="Table_20_Contents">
      <style:paragraph-properties fo:line-height="115%" fo:text-align="center" style:justify-single-word="false" fo:hyphenation-ladder-count="3"/>
      <style:text-properties fo:color="#ff0000" loext:opacity="100%" style:font-name="Cloister" fo:font-size="20pt" fo:letter-spacing="0.035cm"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40" style:family="paragraph" style:parent-style-name="Table_20_Contents">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4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font-size-complex="12pt" style:language-complex="hi" style:country-complex="IN" fo:hyphenate="true" fo:hyphenation-remain-char-count="2" fo:hyphenation-push-char-count="2" loext:hyphenation-no-caps="false"/>
    </style:style>
    <style:style style:name="P42" style:family="paragraph" style:parent-style-name="Table_20_Contents">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43" style:family="paragraph" style:parent-style-name="Table_20_Contents">
      <style:paragraph-properties fo:text-align="center" style:justify-single-word="false" fo:hyphenation-ladder-count="3"/>
      <style:text-properties style:use-window-font-color="true" loext:opacity="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44" style:family="paragraph" style:parent-style-name="Table_20_Contents">
      <style:paragraph-properties fo:text-align="center" style:justify-single-word="false" fo:hyphenation-ladder-count="3"/>
      <style:text-properties fo:color="#00000a" loext:opacity="100%" style:font-name="Bookman BT S.O.Cist.:liga=0" fo:font-size="12pt" fo:letter-spacing="0.018cm" fo:language="la" fo:country="VA" fo:font-weight="normal" officeooo:paragraph-rsid="029a564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fo:color="#00000a" loext:opacity="100%" style:font-name="Bookman BT S.O.Cist.:liga=0" fo:font-size="12pt" fo:letter-spacing="0.018cm" fo:language="la" fo:country="VA" fo:font-weight="normal" officeooo:paragraph-rsid="0353d31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6" style:family="paragraph" style:parent-style-name="Table_20_Contents">
      <style:paragraph-properties fo:text-align="center" style:justify-single-word="false" fo:hyphenation-ladder-count="3"/>
      <style:text-properties fo:color="#00000a" loext:opacity="100%" style:font-name="Bookman BT S.O.Cist.:liga=0" fo:font-size="12pt" fo:letter-spacing="0.018cm" fo:language="la" fo:country="VA" fo:font-weight="normal" officeooo:paragraph-rsid="0017af6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fo:color="#00000a" loext:opacity="100%" style:font-name="Bookman BT S.O.Cist.:liga=0" fo:font-size="12pt" fo:letter-spacing="0.018cm" fo:language="la" fo:country="VA" fo:font-weight="normal" officeooo:paragraph-rsid="000fdbb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17af6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0"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fdbb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1" style:family="paragraph" style:parent-style-name="Table_20_Contents">
      <style:paragraph-properties fo:text-align="center" style:justify-single-word="false" fo:hyphenation-ladder-count="3"/>
      <style:text-properties style:font-name="Bookman BT S.O.Cist.:liga=0" fo:font-size="12pt" fo:letter-spacing="0.018cm"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52" style:family="paragraph" style:parent-style-name="Table_20_Contents">
      <style:paragraph-properties fo:text-align="center" style:justify-single-word="false" fo:hyphenation-ladder-count="3"/>
      <style:text-properties style:font-name="Bookman BT S.O.Cist.:liga=0" fo:font-size="12pt" fo:letter-spacing="0.018cm" fo:language="la" fo:country="VA" fo:font-weight="normal" officeooo:paragraph-rsid="0017af62"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53" style:family="paragraph" style:parent-style-name="Table_20_Contents">
      <style:paragraph-properties fo:text-align="center" style:justify-single-word="false" fo:hyphenation-ladder-count="3"/>
      <style:text-properties style:font-name="Bookman BT S.O.Cist.:liga=0" fo:font-size="12pt" fo:letter-spacing="0.018cm" fo:language="la" fo:country="VA" fo:font-weight="normal" officeooo:paragraph-rsid="000fdbbf"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54" style:family="paragraph" style:parent-style-name="Table_20_Contents">
      <style:paragraph-properties fo:text-align="center" style:justify-single-word="false" fo:hyphenation-ladder-count="3"/>
      <style:text-properties style:font-name="Bookman BT S.O.Cist.:liga=0" fo:font-size="12pt" fo:letter-spacing="0.018cm" fo:language="la" fo:country="VA" fo:font-weight="bold" officeooo:paragraph-rsid="02f30bac"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55"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56"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7af62"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57"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dbbf"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58"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8ac913"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59"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2d28fc3"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0"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33a1010"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1"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7af6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dbb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4"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65"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7af62" style:font-size-asian="12pt" style:language-asian="zh" style:country-asian="CN" style:language-complex="hi" style:country-complex="IN"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0fdbbf" style:font-size-asian="12pt" style:language-asian="zh" style:country-asian="CN" style:language-complex="hi" style:country-complex="IN" fo:hyphenate="true" fo:hyphenation-remain-char-count="2" fo:hyphenation-push-char-count="2" loext:hyphenation-no-caps="false"/>
    </style:style>
    <style:style style:name="P67" style:family="paragraph" style:parent-style-name="Table_20_Contents">
      <style:paragraph-properties fo:text-align="center" style:justify-single-word="false" fo:hyphenation-ladder-count="3"/>
      <style:text-properties fo:color="#000000" loext:opacity="100%" style:font-name="Linux Libertine S.O.Cist." fo:font-size="12pt" fo:language="la" fo:country="VA" officeooo:paragraph-rsid="0017af62" style:font-size-asian="12pt" style:language-asian="zh" style:country-asian="CN" style:language-complex="hi" style:country-complex="IN" fo:hyphenate="true" fo:hyphenation-remain-char-count="2" fo:hyphenation-push-char-count="2" loext:hyphenation-no-caps="false"/>
    </style:style>
    <style:style style:name="P68" style:family="paragraph" style:parent-style-name="Table_20_Contents">
      <style:paragraph-properties fo:margin-top="0cm" fo:margin-bottom="0.101cm" style:contextual-spacing="false" fo:line-height="115%" fo:text-align="center" style:justify-single-word="false" fo:hyphenation-ladder-count="3"/>
      <style:text-properties fo:color="#ff0000" loext:opacity="100%" style:font-name="Bookman BT S.O.Cist.1" fo:font-size="12pt" fo:letter-spacing="0.018cm" fo:language="la" fo:country="VA" officeooo:rsid="00092af7" officeooo:paragraph-rsid="00092af7" style:font-size-asian="16pt" style:language-asian="zh" style:country-asian="CN" style:font-size-complex="16pt" style:language-complex="hi" style:country-complex="IN" fo:hyphenate="true" fo:hyphenation-remain-char-count="2" fo:hyphenation-push-char-count="2" loext:hyphenation-no-caps="false"/>
    </style:style>
    <style:style style:name="P69" style:family="paragraph" style:parent-style-name="Table_20_Contents">
      <style:paragraph-properties fo:margin-top="0cm" fo:margin-bottom="0.101cm" style:contextual-spacing="false" fo:line-height="115%" fo:text-align="center" style:justify-single-word="false" fo:hyphenation-ladder-count="3"/>
      <style:text-properties fo:color="#ff0000" loext:opacity="100%" style:font-name="Cloister1" fo:font-size="24pt" fo:language="la" fo:country="VA" officeooo:paragraph-rsid="0017af62" style:font-size-asian="16pt" style:language-asian="zh" style:country-asian="CN" style:font-size-complex="16pt" style:language-complex="hi" style:country-complex="IN" fo:hyphenate="true" fo:hyphenation-remain-char-count="2" fo:hyphenation-push-char-count="2" loext:hyphenation-no-caps="false"/>
    </style:style>
    <style:style style:name="P70" style:family="paragraph" style:parent-style-name="Standard">
      <style:paragraph-properties fo:hyphenation-ladder-count="3"/>
      <style:text-properties officeooo:paragraph-rsid="00079127" fo:hyphenate="true" fo:hyphenation-remain-char-count="2" fo:hyphenation-push-char-count="2" loext:hyphenation-no-caps="false"/>
    </style:style>
    <style:style style:name="P71" style:family="paragraph" style:parent-style-name="Table_20_Contents">
      <style:paragraph-properties fo:margin-top="0cm" fo:margin-bottom="0.199cm" style:contextual-spacing="false" fo:text-align="center" style:justify-single-word="false" fo:hyphenation-ladder-count="3"/>
      <style:text-properties fo:color="#ff0000" loext:opacity="100%" style:font-name="Bookman BT S.O.Cist.1" fo:font-size="12pt" fo:language="la" fo:country="VA" officeooo:rsid="00092af7" officeooo:paragraph-rsid="00092af7" style:font-size-asian="16pt" style:language-asian="zh" style:country-asian="CN" style:font-size-complex="16pt" style:language-complex="hi" style:country-complex="IN" fo:hyphenate="true" fo:hyphenation-remain-char-count="2" fo:hyphenation-push-char-count="2" loext:hyphenation-no-caps="false"/>
    </style:style>
    <style:style style:name="P72" style:family="paragraph" style:parent-style-name="Table_20_Contents">
      <style:paragraph-properties fo:margin-top="0cm" fo:margin-bottom="0.199cm" style:contextual-spacing="false" fo:line-height="115%" fo:text-align="center" style:justify-single-word="false" fo:hyphenation-ladder-count="3"/>
      <style:text-properties fo:color="#ff0000" loext:opacity="100%" style:font-name="Linux Libertine S.O.Cist.1" fo:font-size="12pt" fo:language="la" fo:country="VA" officeooo:rsid="002f1bf4" officeooo:paragraph-rsid="0017af62" style:font-size-asian="16pt" style:language-asian="zh" style:country-asian="CN" style:font-size-complex="16pt" style:language-complex="hi" style:country-complex="IN" fo:hyphenate="true" fo:hyphenation-remain-char-count="2" fo:hyphenation-push-char-count="2" loext:hyphenation-no-caps="false"/>
    </style:style>
    <style:style style:name="P73" style:family="paragraph" style:parent-style-name="Table_20_Contents">
      <style:paragraph-properties fo:margin-top="0cm" fo:margin-bottom="0.199cm" style:contextual-spacing="false" fo:line-height="115%" fo:text-align="center" style:justify-single-word="false" fo:hyphenation-ladder-count="3"/>
      <style:text-properties fo:color="#ff0000" loext:opacity="100%" style:font-name="Bookman BT S.O.Cist." fo:font-size="12pt" fo:letter-spacing="0.018cm" fo:language="la" fo:country="VA" fo:font-weight="normal" officeooo:rsid="002f1bf4" officeooo:paragraph-rsid="002f1bf4"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74" style:family="paragraph" style:parent-style-name="Table_20_Contents">
      <style:paragraph-properties fo:margin-top="0cm" fo:margin-bottom="0.199cm" style:contextual-spacing="false" fo:line-height="100%" fo:text-align="center" style:justify-single-word="false" fo:hyphenation-ladder-count="3"/>
      <style:text-properties fo:color="#ff0000" loext:opacity="100%" style:font-name="Bookman BT S.O.Cist." fo:font-size="12pt" fo:letter-spacing="0.018cm" fo:language="la" fo:country="VA" fo:font-weight="normal" officeooo:rsid="002f1bf4" officeooo:paragraph-rsid="002f1bf4"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75"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writing-mode="lr-tb">
        <style:tab-stops/>
        <style:drop-cap/>
      </style:paragraph-properties>
      <style:text-properties style:font-name="Linux Libertine S.O.Cist." fo:font-size="12pt" fo:language="cs" fo:country="CZ" officeooo:rsid="0040ede6" officeooo:paragraph-rsid="03618e30" style:font-size-asian="12pt" style:font-size-complex="12pt" fo:hyphenate="true" fo:hyphenation-remain-char-count="2" fo:hyphenation-push-char-count="2" loext:hyphenation-no-caps="false"/>
    </style:style>
    <style:style style:name="P76"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writing-mode="lr-tb">
        <style:drop-cap/>
      </style:paragraph-properties>
      <style:text-properties style:font-name="Linux Libertine S.O.Cist." fo:font-size="12pt" fo:language="cs" fo:country="CZ" officeooo:rsid="0040ede6" officeooo:paragraph-rsid="0017af62" style:font-size-asian="12pt" style:font-size-complex="12pt" fo:hyphenate="true" fo:hyphenation-remain-char-count="2" fo:hyphenation-push-char-count="2" loext:hyphenation-no-caps="false"/>
    </style:style>
    <style:style style:name="P77" style:family="paragraph" style:parent-style-name="Table_20_Contents">
      <style:paragraph-properties fo:margin-top="0cm" fo:margin-bottom="0cm" style:contextual-spacing="false" fo:line-height="115%" fo:text-align="center" style:justify-single-word="false" fo:hyphenation-ladder-count="3"/>
      <style:text-properties fo:color="#ff0000" loext:opacity="100%" style:font-name="Linux Libertine S.O.Cist.1" fo:font-size="12pt" fo:language="la" fo:country="VA" officeooo:rsid="00092af7" officeooo:paragraph-rsid="0017af62" style:font-size-asian="16pt" style:language-asian="zh" style:country-asian="CN" style:font-size-complex="16pt" style:language-complex="hi" style:country-complex="IN" fo:hyphenate="true" fo:hyphenation-remain-char-count="2" fo:hyphenation-push-char-count="2" loext:hyphenation-no-caps="false"/>
    </style:style>
    <style:style style:name="P78" style:family="paragraph" style:parent-style-name="Table_20_Contents">
      <style:paragraph-properties fo:margin-top="0cm" fo:margin-bottom="0cm" style:contextual-spacing="false" fo:line-height="115%" fo:text-align="center" style:justify-single-word="false" fo:hyphenation-ladder-count="3"/>
      <style:text-properties fo:color="#ff0000" loext:opacity="100%" style:font-name="Cloister1" fo:font-size="22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79" style:family="paragraph" style:parent-style-name="Table_20_Contents">
      <style:paragraph-properties fo:margin-top="0cm" fo:margin-bottom="0cm" style:contextual-spacing="false" fo:text-align="center" style:justify-single-word="false" fo:hyphenation-ladder-count="3"/>
      <style:text-properties fo:color="#ff0000" loext:opacity="100%" style:font-name="Cloister1" fo:font-size="22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80" style:family="paragraph" style:parent-style-name="Table_20_Contents">
      <style:paragraph-properties fo:margin-left="0cm" fo:margin-right="0cm" fo:margin-top="0cm" fo:margin-bottom="0cm" style:contextual-spacing="false" fo:text-align="center" style:justify-single-word="false" fo:hyphenation-ladder-count="3" fo:text-indent="0cm" style:auto-text-indent="false"/>
      <style:text-properties style:use-window-font-color="true" loext:opacity="0%" style:font-name="Bookman BT S.O.Cist.1" fo:font-size="13pt" fo:language="la" fo:country="VA" officeooo:rsid="00092af7" officeooo:paragraph-rsid="00092af7" style:font-size-asian="13pt" style:language-asian="zh" style:country-asian="CN" style:font-size-complex="13pt" style:language-complex="hi" style:country-complex="IN" fo:hyphenate="true" fo:hyphenation-remain-char-count="2" fo:hyphenation-push-char-count="2" loext:hyphenation-no-caps="false"/>
    </style:style>
    <style:style style:name="P81" style:family="paragraph" style:parent-style-name="Table_20_Contents">
      <style:paragraph-properties fo:margin-top="0.101cm" fo:margin-bottom="0.101cm" style:contextual-spacing="false" fo:text-align="center" style:justify-single-word="false" fo:hyphenation-ladder-count="3"/>
      <style:text-properties fo:color="#ff0000" loext:opacity="100%" style:font-name="Bookman BT S.O.Cist." fo:font-size="14pt" fo:language="la" fo:country="VA" officeooo:rsid="00653827" officeooo:paragraph-rsid="00653827" style:font-size-asian="16pt" style:language-asian="zh" style:country-asian="CN" style:font-size-complex="16pt" style:language-complex="hi" style:country-complex="IN" fo:hyphenate="true" fo:hyphenation-remain-char-count="2" fo:hyphenation-push-char-count="2" loext:hyphenation-no-caps="false"/>
    </style:style>
    <style:style style:name="P82" style:family="paragraph" style:parent-style-name="Table_20_Contents">
      <loext:graphic-properties draw:fill="none"/>
      <style:paragraph-properties fo:margin-left="0cm" fo:margin-right="0cm" fo:text-align="justify" style:justify-single-word="false" fo:hyphenation-ladder-count="3" fo:text-indent="0.4cm" style:auto-text-indent="false" fo:background-color="transparent" text:number-lines="false" text:line-number="0" style:writing-mode="lr-tb">
        <style:drop-cap/>
      </style:paragraph-properties>
      <style:text-properties style:font-name="Linux Libertine S.O.Cist." fo:font-size="9.60000038146973pt" fo:language="cs" fo:country="CZ" fo:font-style="normal" officeooo:rsid="035bfa42" officeooo:paragraph-rsid="035cc481" style:font-size-asian="9.60000038146973pt" style:font-style-asian="normal" style:font-size-complex="9.60000038146973pt" style:font-style-complex="normal" fo:hyphenate="true" fo:hyphenation-remain-char-count="2" fo:hyphenation-push-char-count="2" loext:hyphenation-no-caps="false"/>
    </style:style>
    <style:style style:name="P8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7af6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dbb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355540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358e9e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8"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7af6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89"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0"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17af6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1"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0fdbb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2" style:family="paragraph" style:parent-style-name="Table_20_Contents">
      <style:paragraph-properties fo:text-align="justify" style:justify-single-word="false" fo:hyphenation-ladder-count="4"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3"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4"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17af6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5"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0fdbb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6"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7"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17af6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8"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0fdbb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style:font-name="Linux Libertine S.O.Cist." fo:font-size="12pt" fo:language="cs" fo:country="CZ" officeooo:rsid="02c3a0fa" officeooo:paragraph-rsid="035b912e" style:font-size-asian="12pt" style:font-size-complex="12pt" fo:hyphenate="true" fo:hyphenation-remain-char-count="2" fo:hyphenation-push-char-count="2" loext:hyphenation-no-caps="false"/>
    </style:style>
    <style:style style:name="P10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25c39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7af6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2a9819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dbb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355540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356241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358e9e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1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7af62" style:font-size-asian="12pt" style:language-asian="zh" style:country-asian="CN" style:language-complex="hi" style:country-complex="IN" fo:hyphenate="true" fo:hyphenation-remain-char-count="2" fo:hyphenation-push-char-count="2" loext:hyphenation-no-caps="false"/>
    </style:style>
    <style:style style:name="P11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fdbbf" style:font-size-asian="12pt" style:language-asian="zh" style:country-asian="CN" style:language-complex="hi" style:country-complex="IN" fo:hyphenate="true" fo:hyphenation-remain-char-count="2" fo:hyphenation-push-char-count="2" loext:hyphenation-no-caps="false"/>
    </style:style>
    <style:style style:name="P11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1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17af62" style:font-size-asian="12pt" style:language-asian="zh" style:country-asian="CN" style:language-complex="hi" style:country-complex="IN" fo:hyphenate="true" fo:hyphenation-remain-char-count="2" fo:hyphenation-push-char-count="2" loext:hyphenation-no-caps="false"/>
    </style:style>
    <style:style style:name="P11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0fdbbf" style:font-size-asian="12pt" style:language-asian="zh" style:country-asian="CN" style:language-complex="hi" style:country-complex="IN" fo:hyphenate="true" fo:hyphenation-remain-char-count="2" fo:hyphenation-push-char-count="2" loext:hyphenation-no-caps="false"/>
    </style:style>
    <style:style style:name="P116" style:family="paragraph" style:parent-style-name="Table_20_Contents">
      <style:paragraph-properties fo:text-align="justify" style:justify-single-word="false" fo:hyphenation-ladder-count="3" style:writing-mode="lr-tb">
        <style:tab-stops/>
        <style:drop-cap style:lines="3" style:style-name="Iniciály_20_velké"/>
      </style:paragraph-properties>
      <style:text-properties fo:color="#000000" loext:opacity="100%" style:font-name="Linux Libertine S.O.Cist." fo:font-size="12pt" fo:language="la" fo:country="VA" officeooo:rsid="008a37f1" officeooo:paragraph-rsid="0017af62" style:font-size-asian="12pt" style:language-asian="zh" style:country-asian="CN" style:language-complex="hi" style:country-complex="IN" fo:hyphenate="true" fo:hyphenation-remain-char-count="2" fo:hyphenation-push-char-count="2" loext:hyphenation-no-caps="false"/>
    </style:style>
    <style:style style:name="P11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11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17af62" style:font-size-asian="12pt" style:language-asian="zh" style:country-asian="CN" style:language-complex="hi" style:country-complex="IN" fo:hyphenate="true" fo:hyphenation-remain-char-count="2" fo:hyphenation-push-char-count="2" loext:hyphenation-no-caps="false"/>
    </style:style>
    <style:style style:name="P11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0fdbbf" style:font-size-asian="12pt" style:language-asian="zh" style:country-asian="CN" style:language-complex="hi" style:country-complex="IN" fo:hyphenate="true" fo:hyphenation-remain-char-count="2" fo:hyphenation-push-char-count="2" loext:hyphenation-no-caps="false"/>
    </style:style>
    <style:style style:name="P12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12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17af62" style:font-size-asian="12pt" style:language-asian="zh" style:country-asian="CN" style:language-complex="hi" style:country-complex="IN" fo:hyphenate="true" fo:hyphenation-remain-char-count="2" fo:hyphenation-push-char-count="2" loext:hyphenation-no-caps="false"/>
    </style:style>
    <style:style style:name="P12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0fdbbf" style:font-size-asian="12pt" style:language-asian="zh" style:country-asian="CN" style:language-complex="hi" style:country-complex="IN" fo:hyphenate="true" fo:hyphenation-remain-char-count="2" fo:hyphenation-push-char-count="2" loext:hyphenation-no-caps="false"/>
    </style:style>
    <style:style style:name="P12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c5778" officeooo:paragraph-rsid="00079127" style:font-size-asian="12pt" style:language-asian="zh" style:country-asian="CN" style:language-complex="hi" style:country-complex="IN" fo:hyphenate="true" fo:hyphenation-remain-char-count="2" fo:hyphenation-push-char-count="2" loext:hyphenation-no-caps="false"/>
    </style:style>
    <style:style style:name="P12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c5778" officeooo:paragraph-rsid="0017af62" style:font-size-asian="12pt" style:language-asian="zh" style:country-asian="CN" style:language-complex="hi" style:country-complex="IN" fo:hyphenate="true" fo:hyphenation-remain-char-count="2" fo:hyphenation-push-char-count="2" loext:hyphenation-no-caps="false"/>
    </style:style>
    <style:style style:name="P12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c5778" officeooo:paragraph-rsid="000fdbbf" style:font-size-asian="12pt" style:language-asian="zh" style:country-asian="CN" style:language-complex="hi" style:country-complex="IN" fo:hyphenate="true" fo:hyphenation-remain-char-count="2" fo:hyphenation-push-char-count="2" loext:hyphenation-no-caps="false"/>
    </style:style>
    <style:style style:name="P126" style:family="paragraph" style:parent-style-name="Table_20_Contents">
      <style:paragraph-properties fo:text-align="justify" style:justify-single-word="false" fo:hyphenation-ladder-count="3" style:writing-mode="lr-tb">
        <style:tab-stops/>
        <style:drop-cap style:lines="2" style:style-name="Drop_20_Caps"/>
      </style:paragraph-properties>
      <style:text-properties fo:color="#000000" loext:opacity="100%" style:font-name="Linux Libertine S.O.Cist." fo:font-size="12pt" fo:language="la" fo:country="VA" officeooo:rsid="008c5778" officeooo:paragraph-rsid="0017af62" style:font-size-asian="12pt" style:language-asian="zh" style:country-asian="CN" style:language-complex="hi" style:country-complex="IN" fo:hyphenate="true" fo:hyphenation-remain-char-count="2" fo:hyphenation-push-char-count="2" loext:hyphenation-no-caps="false"/>
    </style:style>
    <style:style style:name="P12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17af62"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2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2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0fdbbf"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3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261e943" style:font-size-asian="12pt" style:font-size-complex="12pt" fo:hyphenate="true" fo:hyphenation-remain-char-count="2" fo:hyphenation-push-char-count="2" loext:hyphenation-no-caps="false"/>
    </style:style>
    <style:style style:name="P13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29aee8b" style:font-size-asian="12pt" style:font-size-complex="12pt" fo:hyphenate="true" fo:hyphenation-remain-char-count="2" fo:hyphenation-push-char-count="2" loext:hyphenation-no-caps="false"/>
    </style:style>
    <style:style style:name="P13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29ba09d" style:font-size-asian="12pt" style:font-size-complex="12pt" fo:hyphenate="true" fo:hyphenation-remain-char-count="2" fo:hyphenation-push-char-count="2" loext:hyphenation-no-caps="false"/>
    </style:style>
    <style:style style:name="P13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017af62" style:font-size-asian="12pt" style:font-size-complex="12pt" fo:hyphenate="true" fo:hyphenation-remain-char-count="2" fo:hyphenation-push-char-count="2" loext:hyphenation-no-caps="false"/>
    </style:style>
    <style:style style:name="P13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3618e30" style:font-size-asian="12pt" style:font-size-complex="12pt" fo:hyphenate="true" fo:hyphenation-remain-char-count="2" fo:hyphenation-push-char-count="2" loext:hyphenation-no-caps="false"/>
    </style:style>
    <style:style style:name="P13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01b53d8" style:font-size-asian="12pt" style:font-size-complex="12pt" fo:hyphenate="true" fo:hyphenation-remain-char-count="2" fo:hyphenation-push-char-count="2" loext:hyphenation-no-caps="false"/>
    </style:style>
    <style:style style:name="P13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00fdbbf" style:font-size-asian="12pt" style:font-size-complex="12pt" fo:hyphenate="true" fo:hyphenation-remain-char-count="2" fo:hyphenation-push-char-count="2" loext:hyphenation-no-caps="false"/>
    </style:style>
    <style:style style:name="P13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2c3a0fa" style:font-size-asian="12pt" style:font-size-complex="12pt" fo:hyphenate="true" fo:hyphenation-remain-char-count="2" fo:hyphenation-push-char-count="2" loext:hyphenation-no-caps="false"/>
    </style:style>
    <style:style style:name="P13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2d474b3" style:font-size-asian="12pt" style:font-size-complex="12pt" fo:hyphenate="true" fo:hyphenation-remain-char-count="2" fo:hyphenation-push-char-count="2" loext:hyphenation-no-caps="false"/>
    </style:style>
    <style:style style:name="P13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341ab8d" style:font-size-asian="12pt" style:font-size-complex="12pt" fo:hyphenate="true" fo:hyphenation-remain-char-count="2" fo:hyphenation-push-char-count="2" loext:hyphenation-no-caps="false"/>
    </style:style>
    <style:style style:name="P14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3807652" style:font-size-asian="12pt" style:font-size-complex="12pt" fo:hyphenate="true" fo:hyphenation-remain-char-count="2" fo:hyphenation-push-char-count="2" loext:hyphenation-no-caps="false"/>
    </style:style>
    <style:style style:name="P14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35b912e" style:font-size-asian="12pt" style:font-size-complex="12pt" fo:hyphenate="true" fo:hyphenation-remain-char-count="2" fo:hyphenation-push-char-count="2" loext:hyphenation-no-caps="false"/>
    </style:style>
    <style:style style:name="P14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7add0a" officeooo:paragraph-rsid="00079127" style:font-size-asian="12pt" style:font-size-complex="12pt" fo:hyphenate="true" fo:hyphenation-remain-char-count="2" fo:hyphenation-push-char-count="2" loext:hyphenation-no-caps="false"/>
    </style:style>
    <style:style style:name="P14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paragraph-rsid="0017af62" style:font-size-asian="12pt" style:font-size-complex="12pt" fo:hyphenate="true" fo:hyphenation-remain-char-count="2" fo:hyphenation-push-char-count="2" loext:hyphenation-no-caps="false"/>
    </style:style>
    <style:style style:name="P14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paragraph-rsid="000fdbbf" style:font-size-asian="12pt" style:font-size-complex="12pt" fo:hyphenate="true" fo:hyphenation-remain-char-count="2" fo:hyphenation-push-char-count="2" loext:hyphenation-no-caps="false"/>
    </style:style>
    <style:style style:name="P14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paragraph-rsid="03581cd1" style:font-size-asian="12pt" style:font-size-complex="12pt" fo:hyphenate="true" fo:hyphenation-remain-char-count="2" fo:hyphenation-push-char-count="2" loext:hyphenation-no-caps="false"/>
    </style:style>
    <style:style style:name="P1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36079e" officeooo:paragraph-rsid="0017af62" style:font-size-asian="12pt" style:font-size-complex="12pt" fo:hyphenate="true" fo:hyphenation-remain-char-count="2" fo:hyphenation-push-char-count="2" loext:hyphenation-no-caps="false"/>
    </style:style>
    <style:style style:name="P1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36079e" officeooo:paragraph-rsid="000fdbbf" style:font-size-asian="12pt" style:font-size-complex="12pt" fo:hyphenate="true" fo:hyphenation-remain-char-count="2" fo:hyphenation-push-char-count="2" loext:hyphenation-no-caps="false"/>
    </style:style>
    <style:style style:name="P1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fc6d0" officeooo:paragraph-rsid="0017af62" style:font-size-asian="12pt" style:font-size-complex="12pt" fo:hyphenate="true" fo:hyphenation-remain-char-count="2" fo:hyphenation-push-char-count="2" loext:hyphenation-no-caps="false"/>
    </style:style>
    <style:style style:name="P14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fc6d0" officeooo:paragraph-rsid="000fdbbf" style:font-size-asian="12pt" style:font-size-complex="12pt" fo:hyphenate="true" fo:hyphenation-remain-char-count="2" fo:hyphenation-push-char-count="2" loext:hyphenation-no-caps="false"/>
    </style:style>
    <style:style style:name="P15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1ba23d" officeooo:paragraph-rsid="006e1b22" style:font-size-asian="12pt" style:font-size-complex="12pt" fo:hyphenate="true" fo:hyphenation-remain-char-count="2" fo:hyphenation-push-char-count="2" loext:hyphenation-no-caps="false"/>
    </style:style>
    <style:style style:name="P15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730714" officeooo:paragraph-rsid="00730714" style:font-size-asian="12pt" style:font-size-complex="12pt" fo:hyphenate="true" fo:hyphenation-remain-char-count="2" fo:hyphenation-push-char-count="2" loext:hyphenation-no-caps="false"/>
    </style:style>
    <style:style style:name="P15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b2c7e3" officeooo:paragraph-rsid="00b2c7e3" style:font-size-asian="12pt" style:font-size-complex="12pt" fo:hyphenate="true" fo:hyphenation-remain-char-count="2" fo:hyphenation-push-char-count="2" loext:hyphenation-no-caps="false"/>
    </style:style>
    <style:style style:name="P15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b2c7e3" officeooo:paragraph-rsid="03807652" style:font-size-asian="12pt" style:font-size-complex="12pt" fo:hyphenate="true" fo:hyphenation-remain-char-count="2" fo:hyphenation-push-char-count="2" loext:hyphenation-no-caps="false"/>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a5745" officeooo:paragraph-rsid="00ba5745" style:font-size-asian="12pt" style:font-size-complex="12pt" fo:hyphenate="true" fo:hyphenation-remain-char-count="2" fo:hyphenation-push-char-count="2" loext:hyphenation-no-caps="false"/>
    </style:style>
    <style:style style:name="P15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fa8765" officeooo:paragraph-rsid="00fa8765" style:font-size-asian="12pt" style:font-size-complex="12pt" fo:hyphenate="true" fo:hyphenation-remain-char-count="2" fo:hyphenation-push-char-count="2" loext:hyphenation-no-caps="false"/>
    </style:style>
    <style:style style:name="P15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153131c" officeooo:paragraph-rsid="0153131c" style:font-size-asian="12pt" style:font-size-complex="12pt"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5d6199" officeooo:paragraph-rsid="015d6199" style:font-size-asian="12pt" style:font-size-complex="12pt" fo:hyphenate="true" fo:hyphenation-remain-char-count="2" fo:hyphenation-push-char-count="2" loext:hyphenation-no-caps="false"/>
    </style:style>
    <style:style style:name="P15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86c791" officeooo:paragraph-rsid="00079127" style:font-size-asian="12pt" fo:hyphenate="true" fo:hyphenation-remain-char-count="2" fo:hyphenation-push-char-count="2" loext:hyphenation-no-caps="false"/>
    </style:style>
    <style:style style:name="P15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1536fa" officeooo:paragraph-rsid="00079127" style:font-size-asian="12pt" fo:hyphenate="true" fo:hyphenation-remain-char-count="2" fo:hyphenation-push-char-count="2" loext:hyphenation-no-caps="false"/>
    </style:style>
    <style:style style:name="P1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1536fa" officeooo:paragraph-rsid="0017af62" style:font-size-asian="12pt"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4c4d85" officeooo:paragraph-rsid="0017af62" style:font-size-asian="12pt" fo:hyphenate="true" fo:hyphenation-remain-char-count="2" fo:hyphenation-push-char-count="2" loext:hyphenation-no-caps="false"/>
    </style:style>
    <style:style style:name="P16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4c4d85" officeooo:paragraph-rsid="000fdbbf" style:font-size-asian="12pt" fo:hyphenate="true" fo:hyphenation-remain-char-count="2" fo:hyphenation-push-char-count="2" loext:hyphenation-no-caps="false"/>
    </style:style>
    <style:style style:name="P16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219d0f" officeooo:paragraph-rsid="00219d0f" style:font-size-asian="12pt" fo:hyphenate="true" fo:hyphenation-remain-char-count="2" fo:hyphenation-push-char-count="2" loext:hyphenation-no-caps="false"/>
    </style:style>
    <style:style style:name="P16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651c5" officeooo:paragraph-rsid="00c651c5" style:font-size-asian="12pt" fo:hyphenate="true" fo:hyphenation-remain-char-count="2" fo:hyphenation-push-char-count="2" loext:hyphenation-no-caps="false"/>
    </style:style>
    <style:style style:name="P1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e110f" officeooo:paragraph-rsid="00ce110f" style:font-size-asian="12pt" fo:hyphenate="true" fo:hyphenation-remain-char-count="2" fo:hyphenation-push-char-count="2" loext:hyphenation-no-caps="false"/>
    </style:style>
    <style:style style:name="P16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paragraph-rsid="00c651c5" style:font-size-asian="12pt" fo:hyphenate="true" fo:hyphenation-remain-char-count="2" fo:hyphenation-push-char-count="2" loext:hyphenation-no-caps="false"/>
    </style:style>
    <style:style style:name="P16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0b896e" officeooo:paragraph-rsid="010b896e" style:font-size-asian="12pt" fo:hyphenate="true" fo:hyphenation-remain-char-count="2" fo:hyphenation-push-char-count="2" loext:hyphenation-no-caps="false"/>
    </style:style>
    <style:style style:name="P16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1347b5f" officeooo:paragraph-rsid="01321b50" style:font-size-asian="12pt" fo:hyphenate="true" fo:hyphenation-remain-char-count="2" fo:hyphenation-push-char-count="2" loext:hyphenation-no-caps="false"/>
    </style:style>
    <style:style style:name="P16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392a54" officeooo:paragraph-rsid="013411a8" style:font-size-asian="12pt" fo:hyphenate="true" fo:hyphenation-remain-char-count="2" fo:hyphenation-push-char-count="2" loext:hyphenation-no-caps="false"/>
    </style:style>
    <style:style style:name="P17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1637eb6" officeooo:paragraph-rsid="01637eb6" style:font-size-asian="12pt" fo:hyphenate="true" fo:hyphenation-remain-char-count="2" fo:hyphenation-push-char-count="2" loext:hyphenation-no-caps="false"/>
    </style:style>
    <style:style style:name="P17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897d16" officeooo:paragraph-rsid="00079127" style:font-size-asian="12pt" style:font-style-asian="normal" style:font-style-complex="normal" fo:hyphenate="true" fo:hyphenation-remain-char-count="2" fo:hyphenation-push-char-count="2" loext:hyphenation-no-caps="false"/>
    </style:style>
    <style:style style:name="P17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57ac6" officeooo:paragraph-rsid="0017af62" style:font-size-asian="12pt" style:font-style-asian="normal" style:font-style-complex="normal" fo:hyphenate="true" fo:hyphenation-remain-char-count="2" fo:hyphenation-push-char-count="2" loext:hyphenation-no-caps="false"/>
    </style:style>
    <style:style style:name="P1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86a74" officeooo:paragraph-rsid="0017af62" style:font-size-asian="12pt" style:font-style-asian="normal" style:font-style-complex="normal" fo:hyphenate="true" fo:hyphenation-remain-char-count="2" fo:hyphenation-push-char-count="2" loext:hyphenation-no-caps="false"/>
    </style:style>
    <style:style style:name="P17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8494ef" officeooo:paragraph-rsid="008494ef" style:font-size-asian="12pt" style:font-style-asian="normal" style:font-style-complex="normal" fo:hyphenate="true" fo:hyphenation-remain-char-count="2" fo:hyphenation-push-char-count="2" loext:hyphenation-no-caps="false"/>
    </style:style>
    <style:style style:name="P17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547b91" officeooo:paragraph-rsid="000fdbbf" style:font-size-asian="12pt" style:font-style-asian="normal" style:font-style-complex="normal" fo:hyphenate="true" fo:hyphenation-remain-char-count="2" fo:hyphenation-push-char-count="2" loext:hyphenation-no-caps="false"/>
    </style:style>
    <style:style style:name="P1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24218" officeooo:paragraph-rsid="00d24218" style:font-size-asian="12pt" style:font-style-asian="normal" style:font-style-complex="normal" fo:hyphenate="true" fo:hyphenation-remain-char-count="2" fo:hyphenation-push-char-count="2" loext:hyphenation-no-caps="false"/>
    </style:style>
    <style:style style:name="P17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24218" officeooo:paragraph-rsid="02df23bb" style:font-size-asian="12pt" style:font-style-asian="normal" style:font-style-complex="normal" fo:hyphenate="true" fo:hyphenation-remain-char-count="2" fo:hyphenation-push-char-count="2" loext:hyphenation-no-caps="false"/>
    </style:style>
    <style:style style:name="P1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9b207" officeooo:paragraph-rsid="00cc8d36" style:font-size-asian="12pt" style:font-style-asian="normal" style:font-style-complex="normal" fo:hyphenate="true" fo:hyphenation-remain-char-count="2" fo:hyphenation-push-char-count="2" loext:hyphenation-no-caps="false"/>
    </style:style>
    <style:style style:name="P18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05d2a9" officeooo:paragraph-rsid="0105d2a9" style:font-size-asian="12pt" style:font-style-asian="normal" style:font-style-complex="normal" fo:hyphenate="true" fo:hyphenation-remain-char-count="2" fo:hyphenation-push-char-count="2" loext:hyphenation-no-caps="false"/>
    </style:style>
    <style:style style:name="P18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131689" officeooo:paragraph-rsid="01131689" style:font-size-asian="12pt" style:font-style-asian="normal" style:font-style-complex="normal" fo:hyphenate="true" fo:hyphenation-remain-char-count="2" fo:hyphenation-push-char-count="2" loext:hyphenation-no-caps="false"/>
    </style:style>
    <style:style style:name="P18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38596a" officeooo:paragraph-rsid="01332942" style:font-size-asian="12pt" style:font-style-asian="normal" style:font-style-complex="normal"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3c819b" officeooo:paragraph-rsid="037f4ac6" style:font-size-asian="12pt" style:font-style-asian="normal" style:font-style-complex="normal" fo:hyphenate="true" fo:hyphenation-remain-char-count="2" fo:hyphenation-push-char-count="2" loext:hyphenation-no-caps="false"/>
    </style:style>
    <style:style style:name="P18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681167" officeooo:paragraph-rsid="01681167" style:font-size-asian="12pt" style:font-style-asian="normal" style:font-style-complex="normal"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6bec6b" officeooo:paragraph-rsid="016bec6b" style:font-size-asian="12pt" style:font-style-asian="normal" style:font-style-complex="normal" fo:hyphenate="true" fo:hyphenation-remain-char-count="2" fo:hyphenation-push-char-count="2" loext:hyphenation-no-caps="false"/>
    </style:style>
    <style:style style:name="P1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0d88e8" officeooo:paragraph-rsid="0017af62" style:font-size-asian="12pt" style:font-style-asian="normal" style:font-size-complex="12pt" style:font-style-complex="normal" fo:hyphenate="true" fo:hyphenation-remain-char-count="2" fo:hyphenation-push-char-count="2" loext:hyphenation-no-caps="false"/>
    </style:style>
    <style:style style:name="P18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e08a5" officeooo:paragraph-rsid="0017af62" style:font-size-asian="12pt" style:font-style-asian="normal" style:font-size-complex="12pt" style:font-style-complex="normal" fo:hyphenate="true" fo:hyphenation-remain-char-count="2" fo:hyphenation-push-char-count="2" loext:hyphenation-no-caps="false"/>
    </style:style>
    <style:style style:name="P18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0f3108" officeooo:paragraph-rsid="0017af62" style:font-size-asian="12pt" style:font-style-asian="normal" style:font-size-complex="12pt" style:font-style-complex="normal"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6e1b22" officeooo:paragraph-rsid="006e1b22" style:font-size-asian="12pt" style:font-style-asian="normal" style:font-size-complex="12pt" style:font-style-complex="normal"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76b591" officeooo:paragraph-rsid="00079127" style:font-size-asian="12pt" style:font-style-asian="normal" style:font-size-complex="12pt" style:font-style-complex="normal" fo:hyphenate="true" fo:hyphenation-remain-char-count="2" fo:hyphenation-push-char-count="2" loext:hyphenation-no-caps="false"/>
    </style:style>
    <style:style style:name="P19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b55f42" officeooo:paragraph-rsid="003e08a5" style:font-size-asian="12pt" style:font-style-asian="normal" style:font-size-complex="12pt" style:font-style-complex="normal" fo:hyphenate="true" fo:hyphenation-remain-char-count="2" fo:hyphenation-push-char-count="2" loext:hyphenation-no-caps="false"/>
    </style:style>
    <style:style style:name="P19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bd96d4" officeooo:paragraph-rsid="00079127" style:font-size-asian="12pt" style:font-style-asian="normal" style:font-size-complex="12pt" style:font-style-complex="normal" fo:hyphenate="true" fo:hyphenation-remain-char-count="2" fo:hyphenation-push-char-count="2" loext:hyphenation-no-caps="false"/>
    </style:style>
    <style:style style:name="P19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fff6a3" officeooo:paragraph-rsid="00fff6a3" style:font-size-asian="12pt" style:font-style-asian="normal" style:font-size-complex="12pt" style:font-style-complex="normal"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235def" officeooo:paragraph-rsid="00f77096" style:font-size-asian="12pt" style:font-style-asian="normal" style:font-size-complex="12pt" style:font-style-complex="normal" fo:hyphenate="true" fo:hyphenation-remain-char-count="2" fo:hyphenation-push-char-count="2" loext:hyphenation-no-caps="false"/>
    </style:style>
    <style:style style:name="P19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35cc481" officeooo:paragraph-rsid="035cc481" style:font-size-asian="12pt" style:font-style-asian="normal" style:font-size-complex="12pt" style:font-style-complex="normal" fo:hyphenate="true" fo:hyphenation-remain-char-count="2" fo:hyphenation-push-char-count="2" loext:hyphenation-no-caps="false"/>
    </style:style>
    <style:style style:name="P19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58e5aa" officeooo:paragraph-rsid="0158e5aa" style:font-size-asian="12pt" style:font-style-asian="normal" style:font-size-complex="12pt" style:font-style-complex="normal" fo:hyphenate="true" fo:hyphenation-remain-char-count="2" fo:hyphenation-push-char-count="2" loext:hyphenation-no-caps="false"/>
    </style:style>
    <style:style style:name="P19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5f63aa" officeooo:paragraph-rsid="015f63aa" style:font-size-asian="12pt" style:font-style-asian="normal" style:font-size-complex="12pt" style:font-style-complex="normal" fo:hyphenate="true" fo:hyphenation-remain-char-count="2" fo:hyphenation-push-char-count="2" loext:hyphenation-no-caps="false"/>
    </style:style>
    <style:style style:name="P19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cs" fo:country="CZ" officeooo:paragraph-rsid="00079127" fo:hyphenate="true" fo:hyphenation-remain-char-count="2" fo:hyphenation-push-char-count="2" loext:hyphenation-no-caps="false"/>
    </style:style>
    <style:style style:name="P1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cs" fo:country="CZ" officeooo:paragraph-rsid="0017af62" fo:hyphenate="true" fo:hyphenation-remain-char-count="2" fo:hyphenation-push-char-count="2" loext:hyphenation-no-caps="false"/>
    </style:style>
    <style:style style:name="P20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cs" fo:country="CZ" officeooo:paragraph-rsid="000fdbbf" fo:hyphenate="true" fo:hyphenation-remain-char-count="2" fo:hyphenation-push-char-count="2" loext:hyphenation-no-caps="false"/>
    </style:style>
    <style:style style:name="P20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cs" fo:country="CZ" officeooo:paragraph-rsid="02d39d3d" fo:hyphenate="true" fo:hyphenation-remain-char-count="2" fo:hyphenation-push-char-count="2" loext:hyphenation-no-caps="false"/>
    </style:style>
    <style:style style:name="P20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cs" fo:country="CZ" officeooo:paragraph-rsid="015218b8" fo:hyphenate="true" fo:hyphenation-remain-char-count="2" fo:hyphenation-push-char-count="2" loext:hyphenation-no-caps="false"/>
    </style:style>
    <style:style style:name="P20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079127" fo:hyphenate="true" fo:hyphenation-remain-char-count="2" fo:hyphenation-push-char-count="2" loext:hyphenation-no-caps="false"/>
    </style:style>
    <style:style style:name="P20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17af62" fo:hyphenate="true" fo:hyphenation-remain-char-count="2" fo:hyphenation-push-char-count="2" loext:hyphenation-no-caps="false"/>
    </style:style>
    <style:style style:name="P20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e7398b" fo:hyphenate="true" fo:hyphenation-remain-char-count="2" fo:hyphenation-push-char-count="2" loext:hyphenation-no-caps="false"/>
    </style:style>
    <style:style style:name="P20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042765" fo:hyphenate="true" fo:hyphenation-remain-char-count="2" fo:hyphenation-push-char-count="2" loext:hyphenation-no-caps="false"/>
    </style:style>
    <style:style style:name="P20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341ab8d" fo:hyphenate="true" fo:hyphenation-remain-char-count="2" fo:hyphenation-push-char-count="2" loext:hyphenation-no-caps="false"/>
    </style:style>
    <style:style style:name="P20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c651c5" fo:hyphenate="true" fo:hyphenation-remain-char-count="2" fo:hyphenation-push-char-count="2" loext:hyphenation-no-caps="false"/>
    </style:style>
    <style:style style:name="P20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8ca04" fo:hyphenate="true" fo:hyphenation-remain-char-count="2" fo:hyphenation-push-char-count="2" loext:hyphenation-no-caps="false"/>
    </style:style>
    <style:style style:name="P21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14f56" fo:hyphenate="true" fo:hyphenation-remain-char-count="2" fo:hyphenation-push-char-count="2" loext:hyphenation-no-caps="false"/>
    </style:style>
    <style:style style:name="P21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7af62"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26d1ce" fo:hyphenate="true" fo:hyphenation-remain-char-count="2" fo:hyphenation-push-char-count="2" loext:hyphenation-no-caps="false"/>
    </style:style>
    <style:style style:name="P21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fdbbf" fo:hyphenate="true" fo:hyphenation-remain-char-count="2" fo:hyphenation-push-char-count="2" loext:hyphenation-no-caps="false"/>
    </style:style>
    <style:style style:name="P21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e110f" fo:hyphenate="true" fo:hyphenation-remain-char-count="2" fo:hyphenation-push-char-count="2" loext:hyphenation-no-caps="false"/>
    </style:style>
    <style:style style:name="P21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c96eae" fo:hyphenate="true" fo:hyphenation-remain-char-count="2" fo:hyphenation-push-char-count="2" loext:hyphenation-no-caps="false"/>
    </style:style>
    <style:style style:name="P21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c8d36" fo:hyphenate="true" fo:hyphenation-remain-char-count="2" fo:hyphenation-push-char-count="2" loext:hyphenation-no-caps="false"/>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d24218" fo:hyphenate="true" fo:hyphenation-remain-char-count="2" fo:hyphenation-push-char-count="2" loext:hyphenation-no-caps="false"/>
    </style:style>
    <style:style style:name="P21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a5745" fo:hyphenate="true" fo:hyphenation-remain-char-count="2" fo:hyphenation-push-char-count="2" loext:hyphenation-no-caps="false"/>
    </style:style>
    <style:style style:name="P22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dc28d6" fo:hyphenate="true" fo:hyphenation-remain-char-count="2" fo:hyphenation-push-char-count="2" loext:hyphenation-no-caps="false"/>
    </style:style>
    <style:style style:name="P22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f77096" fo:hyphenate="true" fo:hyphenation-remain-char-count="2" fo:hyphenation-push-char-count="2" loext:hyphenation-no-caps="false"/>
    </style:style>
    <style:style style:name="P22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415f3a" fo:hyphenate="true" fo:hyphenation-remain-char-count="2" fo:hyphenation-push-char-count="2" loext:hyphenation-no-caps="false"/>
    </style:style>
    <style:style style:name="P22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41ab8d" fo:hyphenate="true" fo:hyphenation-remain-char-count="2" fo:hyphenation-push-char-count="2" loext:hyphenation-no-caps="false"/>
    </style:style>
    <style:style style:name="P22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24ea5d" fo:hyphenate="true" fo:hyphenation-remain-char-count="2" fo:hyphenation-push-char-count="2" loext:hyphenation-no-caps="false"/>
    </style:style>
    <style:style style:name="P22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fff6a3" fo:hyphenate="true" fo:hyphenation-remain-char-count="2" fo:hyphenation-push-char-count="2" loext:hyphenation-no-caps="false"/>
    </style:style>
    <style:style style:name="P22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807652" fo:hyphenate="true" fo:hyphenation-remain-char-count="2" fo:hyphenation-push-char-count="2" loext:hyphenation-no-caps="false"/>
    </style:style>
    <style:style style:name="P22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581cd1" fo:hyphenate="true" fo:hyphenation-remain-char-count="2" fo:hyphenation-push-char-count="2" loext:hyphenation-no-caps="false"/>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5b912e" fo:hyphenate="true" fo:hyphenation-remain-char-count="2" fo:hyphenation-push-char-count="2" loext:hyphenation-no-caps="false"/>
    </style:style>
    <style:style style:name="P22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6b9589" fo:hyphenate="true" fo:hyphenation-remain-char-count="2" fo:hyphenation-push-char-count="2" loext:hyphenation-no-caps="false"/>
    </style:style>
    <style:style style:name="P23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officeooo:paragraph-rsid="00cc8d36" fo:hyphenate="true" fo:hyphenation-remain-char-count="2" fo:hyphenation-push-char-count="2" loext:hyphenation-no-caps="false"/>
    </style:style>
    <style:style style:name="P23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261e943" fo:hyphenate="true" fo:hyphenation-remain-char-count="2" fo:hyphenation-push-char-count="2" loext:hyphenation-no-caps="false"/>
    </style:style>
    <style:style style:name="P23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1b53d8" style:font-size-asian="12pt" style:font-size-complex="12pt" fo:hyphenate="true" fo:hyphenation-remain-char-count="2" fo:hyphenation-push-char-count="2" loext:hyphenation-no-caps="false"/>
    </style:style>
    <style:style style:name="T1" style:family="text">
      <style:text-properties style:use-window-font-color="true" loext:opacity="0%" fo:font-weight="normal" style:font-weight-asian="normal" style:font-weight-complex="normal"/>
    </style:style>
    <style:style style:name="T2" style:family="text">
      <style:text-properties style:use-window-font-color="true" loext:opacity="0%" fo:font-weight="normal" officeooo:rsid="00092af7" style:font-weight-asian="normal" style:font-weight-complex="normal"/>
    </style:style>
    <style:style style:name="T3" style:family="text">
      <style:text-properties style:use-window-font-color="true" loext:opacity="0%" fo:font-weight="normal" officeooo:rsid="001a21ad" style:font-weight-asian="normal" style:font-weight-complex="normal"/>
    </style:style>
    <style:style style:name="T4" style:family="text">
      <style:text-properties style:use-window-font-color="true" loext:opacity="0%" fo:font-weight="normal" officeooo:rsid="00079127" style:font-weight-asian="normal" style:font-weight-complex="normal"/>
    </style:style>
    <style:style style:name="T5" style:family="text">
      <style:text-properties style:use-window-font-color="true" loext:opacity="0%" fo:font-weight="normal" officeooo:rsid="002f1bf4" style:font-weight-asian="normal" style:font-weight-complex="normal"/>
    </style:style>
    <style:style style:name="T6" style:family="text">
      <style:text-properties style:use-window-font-color="true" loext:opacity="0%" fo:font-weight="normal" officeooo:rsid="00653827" style:font-weight-asian="normal" style:font-weight-complex="normal"/>
    </style:style>
    <style:style style:name="T7" style:family="text">
      <style:text-properties style:use-window-font-color="true" loext:opacity="0%" fo:font-weight="normal" officeooo:rsid="00874fcc" style:font-weight-asian="normal" style:font-weight-complex="normal"/>
    </style:style>
    <style:style style:name="T8" style:family="text">
      <style:text-properties style:use-window-font-color="true" loext:opacity="0%" fo:font-weight="normal" officeooo:rsid="00b0f9cc" style:font-weight-asian="normal" style:font-weight-complex="normal"/>
    </style:style>
    <style:style style:name="T9" style:family="text">
      <style:text-properties style:use-window-font-color="true" loext:opacity="0%" fo:font-weight="normal" officeooo:rsid="00e4a31b" style:font-weight-asian="normal" style:font-weight-complex="normal"/>
    </style:style>
    <style:style style:name="T10" style:family="text">
      <style:text-properties style:use-window-font-color="true" loext:opacity="0%" fo:font-weight="normal" officeooo:rsid="011ccae0" style:font-weight-asian="normal" style:font-weight-complex="normal"/>
    </style:style>
    <style:style style:name="T11" style:family="text">
      <style:text-properties style:use-window-font-color="true" loext:opacity="0%" fo:font-weight="normal" officeooo:rsid="0144ee0a" style:font-weight-asian="normal" style:font-weight-complex="normal"/>
    </style:style>
    <style:style style:name="T12" style:family="text">
      <style:text-properties fo:color="#ff0000" loext:opacity="100%" fo:font-size="12pt" fo:language="la" fo:country="VA" style:font-size-asian="12pt" style:language-asian="zh" style:country-asian="CN" style:language-complex="hi" style:country-complex="IN"/>
    </style:style>
    <style:style style:name="T13" style:family="text">
      <style:text-properties fo:font-size="12pt" fo:language="la" fo:country="VA" style:font-size-asian="12pt" style:language-asian="zh" style:country-asian="CN" style:language-complex="hi" style:country-complex="IN"/>
    </style:style>
    <style:style style:name="T14" style:family="text">
      <style:text-properties fo:font-size="12pt" style:font-size-asian="12pt"/>
    </style:style>
    <style:style style:name="T15" style:family="text">
      <style:text-properties fo:font-size="12pt" officeooo:rsid="002c4f4e" style:font-size-asian="12pt"/>
    </style:style>
    <style:style style:name="T16" style:family="text">
      <style:text-properties fo:font-size="12pt" officeooo:rsid="0020acde" style:font-size-asian="12pt"/>
    </style:style>
    <style:style style:name="T17" style:family="text">
      <style:text-properties fo:font-size="12pt" officeooo:rsid="00749a20" style:font-size-asian="12pt"/>
    </style:style>
    <style:style style:name="T18" style:family="text">
      <style:text-properties fo:font-size="12pt" officeooo:rsid="000a69c1" style:font-size-asian="12pt"/>
    </style:style>
    <style:style style:name="T19" style:family="text">
      <style:text-properties fo:font-size="12pt" officeooo:rsid="001a39e1" style:font-size-asian="12pt"/>
    </style:style>
    <style:style style:name="T20" style:family="text">
      <style:text-properties fo:font-size="12pt" officeooo:rsid="002b089a" style:font-size-asian="12pt"/>
    </style:style>
    <style:style style:name="T21" style:family="text">
      <style:text-properties fo:font-size="12pt" officeooo:rsid="00329b70" style:font-size-asian="12pt"/>
    </style:style>
    <style:style style:name="T22" style:family="text">
      <style:text-properties fo:font-size="12pt" officeooo:rsid="00673673" style:font-size-asian="12pt"/>
    </style:style>
    <style:style style:name="T23" style:family="text">
      <style:text-properties fo:font-size="12pt" officeooo:rsid="008b7922" style:font-size-asian="12pt"/>
    </style:style>
    <style:style style:name="T24" style:family="text">
      <style:text-properties fo:font-size="12pt" officeooo:rsid="00b149ea" style:font-size-asian="12pt"/>
    </style:style>
    <style:style style:name="T25" style:family="text">
      <style:text-properties fo:font-size="12pt" officeooo:rsid="00e65bdb" style:font-size-asian="12pt"/>
    </style:style>
    <style:style style:name="T26" style:family="text">
      <style:text-properties fo:font-size="12pt" officeooo:rsid="011ed988" style:font-size-asian="12pt"/>
    </style:style>
    <style:style style:name="T27" style:family="text">
      <style:text-properties fo:font-size="12pt" officeooo:rsid="0148a078" style:font-size-asian="12pt"/>
    </style:style>
    <style:style style:name="T28" style:family="text">
      <style:text-properties fo:font-size="12pt" officeooo:rsid="014a4401" style:font-size-asian="12pt"/>
    </style:style>
    <style:style style:name="T29" style:family="text">
      <style:text-properties fo:font-size="12pt" officeooo:rsid="0150ab0e" style:font-size-asian="12pt"/>
    </style:style>
    <style:style style:name="T30" style:family="text">
      <style:text-properties fo:font-size="12pt" officeooo:rsid="015218b8" style:font-size-asian="12pt"/>
    </style:style>
    <style:style style:name="T31" style:family="text">
      <style:text-properties fo:font-size="12pt" officeooo:rsid="029c8e81" style:font-size-asian="12pt"/>
    </style:style>
    <style:style style:name="T32" style:family="text">
      <style:text-properties fo:font-size="12pt" officeooo:rsid="00198a53" style:font-size-asian="12pt"/>
    </style:style>
    <style:style style:name="T33" style:family="text">
      <style:text-properties fo:font-size="12pt" officeooo:rsid="02c04e1b" style:font-size-asian="12pt"/>
    </style:style>
    <style:style style:name="T34" style:family="text">
      <style:text-properties fo:font-size="12pt" officeooo:rsid="02d39d3d" style:font-size-asian="12pt"/>
    </style:style>
    <style:style style:name="T35" style:family="text">
      <style:text-properties fo:font-size="12pt" officeooo:rsid="02ebdf40" style:font-size-asian="12pt"/>
    </style:style>
    <style:style style:name="T36" style:family="text">
      <style:text-properties fo:font-size="12pt" officeooo:rsid="0305375c" style:font-size-asian="12pt"/>
    </style:style>
    <style:style style:name="T37" style:family="text">
      <style:text-properties fo:font-size="12pt" officeooo:rsid="03349775" style:font-size-asian="12pt"/>
    </style:style>
    <style:style style:name="T38" style:family="text">
      <style:text-properties fo:font-size="12pt" officeooo:rsid="0335f9de" style:font-size-asian="12pt"/>
    </style:style>
    <style:style style:name="T39" style:family="text">
      <style:text-properties fo:font-size="12pt" officeooo:rsid="0372cf71" style:font-size-asian="12pt"/>
    </style:style>
    <style:style style:name="T40" style:family="text">
      <style:text-properties fo:font-style="normal" style:font-style-asian="normal" style:font-style-complex="normal"/>
    </style:style>
    <style:style style:name="T41" style:family="text">
      <style:text-properties fo:font-style="normal" officeooo:rsid="000d674c" style:font-style-asian="normal" style:font-style-complex="normal"/>
    </style:style>
    <style:style style:name="T42" style:family="text">
      <style:text-properties fo:font-style="normal" officeooo:rsid="000d88e8" style:font-style-asian="normal" style:font-style-complex="normal"/>
    </style:style>
    <style:style style:name="T43" style:family="text">
      <style:text-properties fo:font-style="normal" officeooo:rsid="007bcb2c" style:font-style-asian="normal" style:font-style-complex="normal"/>
    </style:style>
    <style:style style:name="T44" style:family="text">
      <style:text-properties fo:font-style="normal" officeooo:rsid="007d27a1" style:font-style-asian="normal" style:font-style-complex="normal"/>
    </style:style>
    <style:style style:name="T45" style:family="text">
      <style:text-properties fo:font-style="normal" officeooo:rsid="007d8d74" style:font-style-asian="normal" style:font-style-complex="normal"/>
    </style:style>
    <style:style style:name="T46" style:family="text">
      <style:text-properties fo:font-style="normal" officeooo:rsid="007e6f9a" style:font-style-asian="normal" style:font-style-complex="normal"/>
    </style:style>
    <style:style style:name="T47" style:family="text">
      <style:text-properties fo:font-style="normal" officeooo:rsid="00b2db7c" style:font-style-asian="normal" style:font-style-complex="normal"/>
    </style:style>
    <style:style style:name="T48" style:family="text">
      <style:text-properties fo:font-style="normal" officeooo:rsid="00b4269b" style:font-style-asian="normal" style:font-style-complex="normal"/>
    </style:style>
    <style:style style:name="T49" style:family="text">
      <style:text-properties fo:font-style="normal" officeooo:rsid="00b55f42" style:font-style-asian="normal" style:font-style-complex="normal"/>
    </style:style>
    <style:style style:name="T50" style:family="text">
      <style:text-properties fo:font-style="normal" officeooo:rsid="00c284ec" style:font-style-asian="normal" style:font-style-complex="normal"/>
    </style:style>
    <style:style style:name="T51" style:family="text">
      <style:text-properties fo:font-style="normal" officeooo:rsid="00c6c02f" style:font-style-asian="normal" style:font-style-complex="normal"/>
    </style:style>
    <style:style style:name="T52" style:family="text">
      <style:text-properties fo:font-style="normal" officeooo:rsid="00c87da5" style:font-style-asian="normal" style:font-style-complex="normal"/>
    </style:style>
    <style:style style:name="T53" style:family="text">
      <style:text-properties fo:font-style="normal" officeooo:rsid="0110c5c0" style:font-style-asian="normal" style:font-style-complex="normal"/>
    </style:style>
    <style:style style:name="T54" style:family="text">
      <style:text-properties fo:font-style="normal" officeooo:rsid="011b75be" style:font-style-asian="normal" style:font-style-complex="normal"/>
    </style:style>
    <style:style style:name="T55" style:family="text">
      <style:text-properties fo:font-style="normal" officeooo:rsid="014c1394" style:font-style-asian="normal" style:font-style-complex="normal"/>
    </style:style>
    <style:style style:name="T56" style:family="text">
      <style:text-properties fo:font-style="normal" officeooo:rsid="015f63aa" style:font-style-asian="normal" style:font-style-complex="normal"/>
    </style:style>
    <style:style style:name="T57" style:family="text">
      <style:text-properties fo:font-style="normal" officeooo:rsid="01770875" style:font-style-asian="normal" style:font-style-complex="normal"/>
    </style:style>
    <style:style style:name="T58" style:family="text">
      <style:text-properties fo:font-style="normal" officeooo:rsid="02baf303" style:font-style-asian="normal" style:font-style-complex="normal"/>
    </style:style>
    <style:style style:name="T59" style:family="text">
      <style:text-properties fo:font-style="normal" officeooo:rsid="02d5f0d5" style:font-style-asian="normal" style:font-style-complex="normal"/>
    </style:style>
    <style:style style:name="T60" style:family="text">
      <style:text-properties fo:font-style="normal" officeooo:rsid="02d665e4" style:font-style-asian="normal" style:font-style-complex="normal"/>
    </style:style>
    <style:style style:name="T61" style:family="text">
      <style:text-properties fo:font-style="normal" officeooo:rsid="02ea8c4a" style:font-style-asian="normal" style:font-style-complex="normal"/>
    </style:style>
    <style:style style:name="T62" style:family="text">
      <style:text-properties fo:font-style="normal" officeooo:rsid="02ebdf40" style:font-style-asian="normal" style:font-style-complex="normal"/>
    </style:style>
    <style:style style:name="T63" style:family="text">
      <style:text-properties fo:font-style="normal" officeooo:rsid="03342c07" style:font-style-asian="normal" style:font-style-complex="normal"/>
    </style:style>
    <style:style style:name="T64" style:family="text">
      <style:text-properties fo:font-style="normal" officeooo:rsid="035bfa42" style:font-style-asian="normal" style:font-style-complex="normal"/>
    </style:style>
    <style:style style:name="T65" style:family="text">
      <style:text-properties fo:font-style="normal" officeooo:rsid="0374b679" style:font-style-asian="normal" style:font-style-complex="normal"/>
    </style:style>
    <style:style style:name="T66" style:family="text">
      <style:text-properties fo:font-style="normal" officeooo:rsid="03807652" style:font-style-asian="normal" style:font-style-complex="normal"/>
    </style:style>
    <style:style style:name="T67" style:family="text">
      <style:text-properties fo:font-style="italic" style:font-style-asian="italic" style:font-style-complex="italic"/>
    </style:style>
    <style:style style:name="T68" style:family="text">
      <style:text-properties fo:font-style="italic" officeooo:rsid="001536fa" style:font-style-asian="italic" style:font-style-complex="italic"/>
    </style:style>
    <style:style style:name="T69" style:family="text">
      <style:text-properties fo:font-style="italic" officeooo:rsid="002b089a" style:font-style-asian="italic" style:font-style-complex="italic"/>
    </style:style>
    <style:style style:name="T70" style:family="text">
      <style:text-properties fo:font-style="italic" officeooo:rsid="005c0ddb" style:font-style-asian="italic" style:font-style-complex="italic"/>
    </style:style>
    <style:style style:name="T71" style:family="text">
      <style:text-properties fo:font-style="italic" officeooo:rsid="00730714" style:font-style-asian="italic" style:font-style-complex="italic"/>
    </style:style>
    <style:style style:name="T72" style:family="text">
      <style:text-properties fo:font-style="italic" officeooo:rsid="0074d1a9" style:font-style-asian="italic" style:font-style-complex="italic"/>
    </style:style>
    <style:style style:name="T73" style:family="text">
      <style:text-properties fo:font-style="italic" officeooo:rsid="007bcb2c" style:font-style-asian="italic" style:font-style-complex="italic"/>
    </style:style>
    <style:style style:name="T74" style:family="text">
      <style:text-properties fo:font-style="italic" officeooo:rsid="00808e8e" style:font-style-asian="italic" style:font-style-complex="italic"/>
    </style:style>
    <style:style style:name="T75" style:family="text">
      <style:text-properties fo:font-style="italic" officeooo:rsid="00916edf" style:font-style-asian="italic" style:font-style-complex="italic"/>
    </style:style>
    <style:style style:name="T76" style:family="text">
      <style:text-properties fo:font-style="italic" officeooo:rsid="00a5421e" style:font-style-asian="italic" style:font-style-complex="italic"/>
    </style:style>
    <style:style style:name="T77" style:family="text">
      <style:text-properties fo:font-style="italic" officeooo:rsid="00b4269b" style:font-style-asian="italic" style:font-style-complex="italic"/>
    </style:style>
    <style:style style:name="T78" style:family="text">
      <style:text-properties fo:font-style="italic" officeooo:rsid="00c1785e" style:font-style-asian="italic" style:font-style-complex="italic"/>
    </style:style>
    <style:style style:name="T79" style:family="text">
      <style:text-properties fo:font-style="italic" officeooo:rsid="00c6c02f" style:font-style-asian="italic" style:font-style-complex="italic"/>
    </style:style>
    <style:style style:name="T80" style:family="text">
      <style:text-properties fo:font-style="italic" officeooo:rsid="00cc8d36" style:font-style-asian="italic" style:font-style-complex="italic"/>
    </style:style>
    <style:style style:name="T81" style:family="text">
      <style:text-properties fo:font-style="italic" officeooo:rsid="00d8aa51" style:font-style-asian="italic" style:font-style-complex="italic"/>
    </style:style>
    <style:style style:name="T82" style:family="text">
      <style:text-properties fo:font-style="italic" officeooo:rsid="0118ea65" style:font-style-asian="italic" style:font-style-complex="italic"/>
    </style:style>
    <style:style style:name="T83" style:family="text">
      <style:text-properties fo:font-style="italic" officeooo:rsid="011ab66b" style:font-style-asian="italic" style:font-style-complex="italic"/>
    </style:style>
    <style:style style:name="T84" style:family="text">
      <style:text-properties fo:font-style="italic" officeooo:rsid="014c1394" style:font-style-asian="italic" style:font-style-complex="italic"/>
    </style:style>
    <style:style style:name="T85" style:family="text">
      <style:text-properties fo:font-style="italic" officeooo:rsid="015c74bc" style:font-style-asian="italic" style:font-style-complex="italic"/>
    </style:style>
    <style:style style:name="T86" style:family="text">
      <style:text-properties fo:font-style="italic" officeooo:rsid="01616975" style:font-style-asian="italic" style:font-style-complex="italic"/>
    </style:style>
    <style:style style:name="T87" style:family="text">
      <style:text-properties fo:font-style="italic" officeooo:rsid="0161eef3" style:font-style-asian="italic" style:font-style-complex="italic"/>
    </style:style>
    <style:style style:name="T88" style:family="text">
      <style:text-properties fo:font-style="italic" officeooo:rsid="01737155" style:font-style-asian="italic" style:font-style-complex="italic"/>
    </style:style>
    <style:style style:name="T89" style:family="text">
      <style:text-properties fo:font-style="italic" officeooo:rsid="01770875" style:font-style-asian="italic" style:font-style-complex="italic"/>
    </style:style>
    <style:style style:name="T90" style:family="text">
      <style:text-properties fo:font-style="italic" officeooo:rsid="0158a9b9" style:font-style-asian="italic" style:font-style-complex="italic"/>
    </style:style>
    <style:style style:name="T91" style:family="text">
      <style:text-properties fo:font-style="italic" officeooo:rsid="0150c414" style:font-style-asian="italic" style:font-style-complex="italic"/>
    </style:style>
    <style:style style:name="T92" style:family="text">
      <style:text-properties fo:font-style="italic" officeooo:rsid="02778aa6" style:font-style-asian="italic" style:font-style-complex="italic"/>
    </style:style>
    <style:style style:name="T93" style:family="text">
      <style:text-properties fo:font-style="italic" officeooo:rsid="000d674c" style:font-style-asian="italic" style:font-style-complex="italic"/>
    </style:style>
    <style:style style:name="T94" style:family="text">
      <style:text-properties fo:font-style="italic" officeooo:rsid="00198a53" style:font-style-asian="italic" style:font-style-complex="italic"/>
    </style:style>
    <style:style style:name="T95" style:family="text">
      <style:text-properties fo:font-style="italic" officeooo:rsid="02ac9e17" style:font-style-asian="italic" style:font-style-complex="italic"/>
    </style:style>
    <style:style style:name="T96" style:family="text">
      <style:text-properties fo:font-style="italic" officeooo:rsid="02b126bc" style:font-style-asian="italic" style:font-style-complex="italic"/>
    </style:style>
    <style:style style:name="T97" style:family="text">
      <style:text-properties fo:font-style="italic" officeooo:rsid="02b31637" style:font-style-asian="italic" style:font-style-complex="italic"/>
    </style:style>
    <style:style style:name="T98" style:family="text">
      <style:text-properties fo:font-style="italic" officeooo:rsid="02b7f579" style:font-style-asian="italic" style:font-style-complex="italic"/>
    </style:style>
    <style:style style:name="T99" style:family="text">
      <style:text-properties fo:font-style="italic" officeooo:rsid="02ca45e1" style:font-style-asian="italic" style:font-style-complex="italic"/>
    </style:style>
    <style:style style:name="T100" style:family="text">
      <style:text-properties fo:font-style="italic" officeooo:rsid="02cd1471" style:font-style-asian="italic" style:font-style-complex="italic"/>
    </style:style>
    <style:style style:name="T101" style:family="text">
      <style:text-properties fo:font-style="italic" officeooo:rsid="02d665e4" style:font-style-asian="italic" style:font-style-complex="italic"/>
    </style:style>
    <style:style style:name="T102" style:family="text">
      <style:text-properties fo:font-style="italic" officeooo:rsid="02defe1c" style:font-style-asian="italic" style:font-style-complex="italic"/>
    </style:style>
    <style:style style:name="T103" style:family="text">
      <style:text-properties fo:font-style="italic" officeooo:rsid="02df0aa6" style:font-style-asian="italic" style:font-style-complex="italic"/>
    </style:style>
    <style:style style:name="T104" style:family="text">
      <style:text-properties fo:font-style="italic" officeooo:rsid="02e0ee80" style:font-style-asian="italic" style:font-style-complex="italic"/>
    </style:style>
    <style:style style:name="T105" style:family="text">
      <style:text-properties fo:font-style="italic" officeooo:rsid="02e3ddfb" style:font-style-asian="italic" style:font-style-complex="italic"/>
    </style:style>
    <style:style style:name="T106" style:family="text">
      <style:text-properties fo:font-style="italic" officeooo:rsid="02ebdf40" style:font-style-asian="italic" style:font-style-complex="italic"/>
    </style:style>
    <style:style style:name="T107" style:family="text">
      <style:text-properties fo:font-style="italic" officeooo:rsid="02f3ec99" style:font-style-asian="italic" style:font-style-complex="italic"/>
    </style:style>
    <style:style style:name="T108" style:family="text">
      <style:text-properties fo:font-style="italic" officeooo:rsid="0305375c" style:font-style-asian="italic" style:font-style-complex="italic"/>
    </style:style>
    <style:style style:name="T109" style:family="text">
      <style:text-properties fo:font-style="italic" officeooo:rsid="033233d7" style:font-style-asian="italic" style:font-style-complex="italic"/>
    </style:style>
    <style:style style:name="T110" style:family="text">
      <style:text-properties fo:font-style="italic" officeooo:rsid="03342c07" style:font-style-asian="italic" style:font-style-complex="italic"/>
    </style:style>
    <style:style style:name="T111" style:family="text">
      <style:text-properties fo:font-style="italic" officeooo:rsid="0335ae53" style:font-style-asian="italic" style:font-style-complex="italic"/>
    </style:style>
    <style:style style:name="T112" style:family="text">
      <style:text-properties fo:font-style="italic" officeooo:rsid="035cc481" style:font-style-asian="italic" style:font-style-complex="italic"/>
    </style:style>
    <style:style style:name="T113" style:family="text">
      <style:text-properties fo:font-style="italic" officeooo:rsid="035d6c0c" style:font-style-asian="italic" style:font-style-complex="italic"/>
    </style:style>
    <style:style style:name="T114" style:family="text">
      <style:text-properties fo:font-style="italic" officeooo:rsid="037e0d58" style:font-style-asian="italic" style:font-style-complex="italic"/>
    </style:style>
    <style:style style:name="T115" style:family="text">
      <style:text-properties fo:font-style="italic" officeooo:rsid="03807652" style:font-style-asian="italic" style:font-style-complex="italic"/>
    </style:style>
    <style:style style:name="T116" style:family="text">
      <style:text-properties fo:font-style="italic" fo:font-weight="normal" officeooo:rsid="0018029c" style:font-style-asian="italic" style:font-weight-asian="normal" style:font-style-complex="italic" style:font-weight-complex="normal"/>
    </style:style>
    <style:style style:name="T117" style:family="text">
      <style:text-properties fo:font-style="italic" fo:font-weight="normal" officeooo:rsid="029ccbc4" style:font-style-asian="italic" style:font-weight-asian="normal" style:font-style-complex="italic" style:font-weight-complex="normal"/>
    </style:style>
    <style:style style:name="T118" style:family="text">
      <style:text-properties fo:color="#000000" loext:opacity="100%" fo:font-size="12pt" fo:language="la" fo:country="VA" style:font-size-asian="12pt" style:language-asian="zh" style:country-asian="CN" style:language-complex="hi" style:country-complex="IN"/>
    </style:style>
    <style:style style:name="T119" style:family="text">
      <style:text-properties fo:color="#000000" loext:opacity="100%" fo:font-size="12pt" fo:language="la" fo:country="VA" officeooo:rsid="000a69c1" style:font-size-asian="12pt" style:language-asian="zh" style:country-asian="CN" style:language-complex="hi" style:country-complex="IN"/>
    </style:style>
    <style:style style:name="T120" style:family="text">
      <style:text-properties fo:color="#000000" loext:opacity="100%" fo:font-size="12pt" fo:language="la" fo:country="VA" officeooo:rsid="001a21ad" style:font-size-asian="12pt" style:language-asian="zh" style:country-asian="CN" style:language-complex="hi" style:country-complex="IN"/>
    </style:style>
    <style:style style:name="T121" style:family="text">
      <style:text-properties fo:color="#000000" loext:opacity="100%" fo:font-size="12pt" fo:language="la" fo:country="VA" officeooo:rsid="00329b70" style:font-size-asian="12pt" style:language-asian="zh" style:country-asian="CN" style:language-complex="hi" style:country-complex="IN"/>
    </style:style>
    <style:style style:name="T122" style:family="text">
      <style:text-properties fo:color="#000000" loext:opacity="100%" fo:font-size="12pt" fo:language="la" fo:country="VA" officeooo:rsid="011ed988" style:font-size-asian="12pt" style:language-asian="zh" style:country-asian="CN" style:language-complex="hi" style:country-complex="IN"/>
    </style:style>
    <style:style style:name="T123" style:family="text">
      <style:text-properties fo:color="#000000" loext:opacity="100%" fo:font-size="12pt" fo:language="la" fo:country="VA" officeooo:rsid="0382f92f" style:font-size-asian="12pt" style:language-asian="zh" style:country-asian="CN" style:language-complex="hi" style:country-complex="IN"/>
    </style:style>
    <style:style style:name="T124" style:family="text">
      <style:text-properties fo:color="#000000" loext:opacity="100%" fo:font-size="12pt" fo:language="la" fo:country="VA" officeooo:rsid="038441ee" style:font-size-asian="12pt" style:language-asian="zh" style:country-asian="CN" style:language-complex="hi" style:country-complex="IN"/>
    </style:style>
    <style:style style:name="T125" style:family="text">
      <style:text-properties fo:color="#000000" loext:opacity="100%" style:font-name="Linux Libertine S.O.Cist." fo:font-size="12pt" fo:language="la" fo:country="VA" officeooo:rsid="00851062" style:font-name-asian="Andale Sans UI" style:font-size-asian="12pt" style:language-asian="zh" style:country-asian="CN" style:font-name-complex="Tahoma" style:font-size-complex="12pt" style:language-complex="hi" style:country-complex="IN"/>
    </style:style>
    <style:style style:name="T126" style:family="text">
      <style:text-properties fo:color="#000000" loext:opacity="100%" style:font-name="Linux Libertine S.O.Cist." fo:font-size="12pt" fo:language="la" fo:country="VA" officeooo:rsid="000a69c1" style:font-name-asian="Andale Sans UI" style:font-size-asian="12pt" style:language-asian="zh" style:country-asian="CN" style:font-name-complex="Tahoma" style:font-size-complex="12pt" style:language-complex="hi" style:country-complex="IN"/>
    </style:style>
    <style:style style:name="T127" style:family="text">
      <style:text-properties fo:color="#000000" loext:opacity="100%" style:font-name="Linux Libertine S.O.Cist." fo:font-size="12pt" fo:language="la" fo:country="VA" officeooo:rsid="03242239" style:font-name-asian="Andale Sans UI" style:font-size-asian="12pt" style:language-asian="zh" style:country-asian="CN" style:font-name-complex="Tahoma" style:font-size-complex="12pt" style:language-complex="hi" style:country-complex="IN"/>
    </style:style>
    <style:style style:name="T128" style:family="text">
      <style:text-properties fo:color="#000000" loext:opacity="100%" style:font-name="Linux Libertine S.O.Cist." fo:font-size="12pt" fo:language="la" fo:country="VA" officeooo:rsid="011f90e7" style:font-name-asian="Andale Sans UI" style:font-size-asian="12pt" style:language-asian="zh" style:country-asian="CN" style:font-name-complex="Tahoma" style:font-size-complex="12pt" style:language-complex="hi" style:country-complex="IN"/>
    </style:style>
    <style:style style:name="T129" style:family="text">
      <style:text-properties fo:color="#000000" loext:opacity="100%" style:font-name="Linux Libertine S.O.Cist." fo:font-size="12pt" fo:language="la" fo:country="VA" officeooo:rsid="0341ab8d" style:font-name-asian="Andale Sans UI" style:font-size-asian="12pt" style:language-asian="zh" style:country-asian="CN" style:font-name-complex="Tahoma" style:font-size-complex="12pt" style:language-complex="hi" style:country-complex="IN"/>
    </style:style>
    <style:style style:name="T130" style:family="text">
      <style:text-properties officeooo:rsid="00514d93"/>
    </style:style>
    <style:style style:name="T131" style:family="text">
      <style:text-properties fo:font-weight="normal" style:font-weight-asian="normal" style:font-weight-complex="normal"/>
    </style:style>
    <style:style style:name="T132" style:family="text">
      <style:text-properties fo:font-weight="normal" officeooo:rsid="00079127" style:font-weight-asian="normal" style:font-weight-complex="normal"/>
    </style:style>
    <style:style style:name="T133" style:family="text">
      <style:text-properties fo:font-weight="normal" officeooo:rsid="007413a1" style:font-weight-asian="normal" style:font-weight-complex="normal"/>
    </style:style>
    <style:style style:name="T134" style:family="text">
      <style:text-properties fo:font-weight="normal" officeooo:rsid="00092af7" style:font-weight-asian="normal" style:font-weight-complex="normal"/>
    </style:style>
    <style:style style:name="T135" style:family="text">
      <style:text-properties fo:font-weight="normal" officeooo:rsid="001536fa" style:font-weight-asian="normal" style:font-weight-complex="normal"/>
    </style:style>
    <style:style style:name="T136" style:family="text">
      <style:text-properties fo:font-weight="normal" officeooo:rsid="0016a16b" style:font-weight-asian="normal" style:font-weight-complex="normal"/>
    </style:style>
    <style:style style:name="T137" style:family="text">
      <style:text-properties fo:font-weight="normal" officeooo:rsid="0018ca04" style:font-weight-asian="normal" style:font-weight-complex="normal"/>
    </style:style>
    <style:style style:name="T138" style:family="text">
      <style:text-properties fo:font-weight="normal" officeooo:rsid="001a21ad" style:font-weight-asian="normal" style:font-weight-complex="normal"/>
    </style:style>
    <style:style style:name="T139" style:family="text">
      <style:text-properties fo:font-weight="normal" officeooo:rsid="002f1bf4" style:font-weight-asian="normal" style:font-weight-complex="normal"/>
    </style:style>
    <style:style style:name="T140" style:family="text">
      <style:text-properties fo:font-weight="normal" officeooo:rsid="00653827" style:font-weight-asian="normal" style:font-weight-complex="normal"/>
    </style:style>
    <style:style style:name="T141" style:family="text">
      <style:text-properties fo:font-weight="normal" officeooo:rsid="029ccbc4" style:font-weight-asian="normal" style:font-weight-complex="normal"/>
    </style:style>
    <style:style style:name="T142" style:family="text">
      <style:text-properties fo:font-weight="normal" officeooo:rsid="03205f34" style:font-weight-asian="normal" style:font-weight-complex="normal"/>
    </style:style>
    <style:style style:name="T143" style:family="text">
      <style:text-properties fo:font-weight="normal" officeooo:rsid="032509d9" style:font-weight-asian="normal" style:font-weight-complex="normal"/>
    </style:style>
    <style:style style:name="T144" style:family="text">
      <style:text-properties fo:font-weight="normal" officeooo:rsid="0353d315" style:font-weight-asian="normal" style:font-weight-complex="normal"/>
    </style:style>
    <style:style style:name="T145" style:family="text">
      <style:text-properties fo:font-size="16pt" fo:letter-spacing="0.018cm" fo:font-weight="normal" officeooo:rsid="00092af7" style:font-weight-asian="normal" style:font-weight-complex="normal"/>
    </style:style>
    <style:style style:name="T146" style:family="text">
      <style:text-properties officeooo:rsid="000a1f38"/>
    </style:style>
    <style:style style:name="T147" style:family="text">
      <style:text-properties officeooo:rsid="000a69c1"/>
    </style:style>
    <style:style style:name="T148" style:family="text">
      <style:text-properties officeooo:rsid="000c1e4a"/>
    </style:style>
    <style:style style:name="T149" style:family="text">
      <style:text-properties officeooo:rsid="000d674c"/>
    </style:style>
    <style:style style:name="T150" style:family="text">
      <style:text-properties officeooo:rsid="0010daf6"/>
    </style:style>
    <style:style style:name="T151" style:family="text">
      <style:text-properties officeooo:rsid="001536fa"/>
    </style:style>
    <style:style style:name="T152" style:family="text">
      <style:text-properties fo:font-weight="bold" officeooo:rsid="001536fa" style:font-weight-asian="bold" style:font-weight-complex="bold"/>
    </style:style>
    <style:style style:name="T153" style:family="text">
      <style:text-properties fo:letter-spacing="0.018cm" fo:font-weight="normal" style:font-weight-asian="normal" style:font-weight-complex="normal"/>
    </style:style>
    <style:style style:name="T154" style:family="text">
      <style:text-properties fo:letter-spacing="0.018cm" fo:font-weight="normal" officeooo:rsid="00079127" style:font-weight-asian="normal" style:font-weight-complex="normal"/>
    </style:style>
    <style:style style:name="T155" style:family="text">
      <style:text-properties fo:letter-spacing="0.018cm" fo:font-weight="normal" officeooo:rsid="002f1bf4" style:font-weight-asian="normal" style:font-weight-complex="normal"/>
    </style:style>
    <style:style style:name="T156" style:family="text">
      <style:text-properties fo:letter-spacing="0.018cm" fo:font-weight="normal" officeooo:rsid="001a21ad" style:font-weight-asian="normal" style:font-weight-complex="normal"/>
    </style:style>
    <style:style style:name="T157" style:family="text">
      <style:text-properties fo:letter-spacing="0.018cm" fo:font-weight="normal" officeooo:rsid="00653827" style:font-weight-asian="normal" style:font-weight-complex="normal"/>
    </style:style>
    <style:style style:name="T158" style:family="text">
      <style:text-properties fo:letter-spacing="0.018cm" fo:font-weight="normal" officeooo:rsid="02a60232" style:font-weight-asian="normal" style:font-weight-complex="normal"/>
    </style:style>
    <style:style style:name="T159" style:family="text">
      <style:text-properties officeooo:rsid="001a21ad"/>
    </style:style>
    <style:style style:name="T160" style:family="text">
      <style:text-properties officeooo:rsid="001a39e1"/>
    </style:style>
    <style:style style:name="T161" style:family="text">
      <style:text-properties officeooo:rsid="001d9953"/>
    </style:style>
    <style:style style:name="T162" style:family="text">
      <style:text-properties officeooo:rsid="0020e13d"/>
    </style:style>
    <style:style style:name="T163" style:family="text">
      <style:text-properties officeooo:rsid="0026c1ae"/>
    </style:style>
    <style:style style:name="T164" style:family="text">
      <style:text-properties officeooo:rsid="002a1c9e"/>
    </style:style>
    <style:style style:name="T165" style:family="text">
      <style:text-properties officeooo:rsid="002b089a"/>
    </style:style>
    <style:style style:name="T166" style:family="text">
      <style:text-properties officeooo:rsid="00327da3"/>
    </style:style>
    <style:style style:name="T167" style:family="text">
      <style:text-properties officeooo:rsid="00329b70"/>
    </style:style>
    <style:style style:name="T168" style:family="text">
      <style:text-properties officeooo:rsid="003e8f35"/>
    </style:style>
    <style:style style:name="T169" style:family="text">
      <style:text-properties officeooo:rsid="0040ed3c"/>
    </style:style>
    <style:style style:name="T170" style:family="text">
      <style:text-properties officeooo:rsid="004710b7"/>
    </style:style>
    <style:style style:name="T171" style:family="text">
      <style:text-properties officeooo:rsid="004ada6e"/>
    </style:style>
    <style:style style:name="T172" style:family="text">
      <style:text-properties officeooo:rsid="004ce134"/>
    </style:style>
    <style:style style:name="T173" style:family="text">
      <style:text-properties officeooo:rsid="005a17e0"/>
    </style:style>
    <style:style style:name="T174" style:family="text">
      <style:text-properties officeooo:rsid="005c0ddb"/>
    </style:style>
    <style:style style:name="T175" style:family="text">
      <style:text-properties officeooo:rsid="005eabe6"/>
    </style:style>
    <style:style style:name="T176" style:family="text">
      <style:text-properties officeooo:rsid="00673673"/>
    </style:style>
    <style:style style:name="T177" style:family="text">
      <style:text-properties officeooo:rsid="00683324"/>
    </style:style>
    <style:style style:name="T178" style:family="text">
      <style:text-properties officeooo:rsid="006ba51a"/>
    </style:style>
    <style:style style:name="T179" style:family="text">
      <style:text-properties officeooo:rsid="006cff92"/>
    </style:style>
    <style:style style:name="T180" style:family="text">
      <style:text-properties officeooo:rsid="006f4434"/>
    </style:style>
    <style:style style:name="T181" style:family="text">
      <style:text-properties officeooo:rsid="0074d1a9"/>
    </style:style>
    <style:style style:name="T182" style:family="text">
      <style:text-properties officeooo:rsid="0076b591"/>
    </style:style>
    <style:style style:name="T183" style:family="text">
      <style:text-properties officeooo:rsid="007bcb2c"/>
    </style:style>
    <style:style style:name="T184" style:family="text">
      <style:text-properties officeooo:rsid="007d27a1"/>
    </style:style>
    <style:style style:name="T185" style:family="text">
      <style:text-properties officeooo:rsid="007f2091"/>
    </style:style>
    <style:style style:name="T186" style:family="text">
      <style:text-properties officeooo:rsid="00808e8e"/>
    </style:style>
    <style:style style:name="T187" style:family="text">
      <style:text-properties officeooo:rsid="008494ef"/>
    </style:style>
    <style:style style:name="T188" style:family="text">
      <style:text-properties officeooo:rsid="0084ba7d"/>
    </style:style>
    <style:style style:name="T189" style:family="text">
      <style:text-properties officeooo:rsid="008c0001"/>
    </style:style>
    <style:style style:name="T190" style:family="text">
      <style:text-properties officeooo:rsid="008e8f3e"/>
    </style:style>
    <style:style style:name="T191" style:family="text">
      <style:text-properties officeooo:rsid="008f0688"/>
    </style:style>
    <style:style style:name="T192" style:family="text">
      <style:text-properties officeooo:rsid="0090f841"/>
    </style:style>
    <style:style style:name="T193" style:family="text">
      <style:text-properties officeooo:rsid="00916edf"/>
    </style:style>
    <style:style style:name="T194" style:family="text">
      <style:text-properties officeooo:rsid="0099e3bb"/>
    </style:style>
    <style:style style:name="T195" style:family="text">
      <style:text-properties officeooo:rsid="00a10672"/>
    </style:style>
    <style:style style:name="T196" style:family="text">
      <style:text-properties officeooo:rsid="00a225b5"/>
    </style:style>
    <style:style style:name="T197" style:family="text">
      <style:text-properties officeooo:rsid="00a44d5c"/>
    </style:style>
    <style:style style:name="T198" style:family="text">
      <style:text-properties officeooo:rsid="00a92fc9"/>
    </style:style>
    <style:style style:name="T199" style:family="text">
      <style:text-properties officeooo:rsid="00b0f9cc"/>
    </style:style>
    <style:style style:name="T200" style:family="text">
      <style:text-properties officeooo:rsid="00b149ea"/>
    </style:style>
    <style:style style:name="T201" style:family="text">
      <style:text-properties officeooo:rsid="00b22b29"/>
    </style:style>
    <style:style style:name="T202" style:family="text">
      <style:text-properties officeooo:rsid="00b2db7c"/>
    </style:style>
    <style:style style:name="T203" style:family="text">
      <style:text-properties officeooo:rsid="00b4269b"/>
    </style:style>
    <style:style style:name="T204" style:family="text">
      <style:text-properties officeooo:rsid="00b78b4f"/>
    </style:style>
    <style:style style:name="T205" style:family="text">
      <style:text-properties officeooo:rsid="00bc2884"/>
    </style:style>
    <style:style style:name="T206" style:family="text">
      <style:text-properties officeooo:rsid="00c3af18"/>
    </style:style>
    <style:style style:name="T207" style:family="text">
      <style:text-properties officeooo:rsid="00c6c02f"/>
    </style:style>
    <style:style style:name="T208" style:family="text">
      <style:text-properties officeooo:rsid="00cad4da"/>
    </style:style>
    <style:style style:name="T209" style:family="text">
      <style:text-properties officeooo:rsid="00cc8d36"/>
    </style:style>
    <style:style style:name="T210" style:family="text">
      <style:text-properties officeooo:rsid="00d344e3"/>
    </style:style>
    <style:style style:name="T211" style:family="text">
      <style:text-properties officeooo:rsid="00d8aa51"/>
    </style:style>
    <style:style style:name="T212" style:family="text">
      <style:text-properties officeooo:rsid="00e65bdb"/>
    </style:style>
    <style:style style:name="T213" style:family="text">
      <style:text-properties officeooo:rsid="00f9da4f"/>
    </style:style>
    <style:style style:name="T214" style:family="text">
      <style:text-properties officeooo:rsid="00fc55a0"/>
    </style:style>
    <style:style style:name="T215" style:family="text">
      <style:text-properties officeooo:rsid="0101f1ca"/>
    </style:style>
    <style:style style:name="T216" style:family="text">
      <style:text-properties officeooo:rsid="01022d52"/>
    </style:style>
    <style:style style:name="T217" style:family="text">
      <style:text-properties officeooo:rsid="01031b1f"/>
    </style:style>
    <style:style style:name="T218" style:family="text">
      <style:text-properties officeooo:rsid="01078aff"/>
    </style:style>
    <style:style style:name="T219" style:family="text">
      <style:text-properties officeooo:rsid="010945e6"/>
    </style:style>
    <style:style style:name="T220" style:family="text">
      <style:text-properties officeooo:rsid="010b896e"/>
    </style:style>
    <style:style style:name="T221" style:family="text">
      <style:text-properties officeooo:rsid="010c9329"/>
    </style:style>
    <style:style style:name="T222" style:family="text">
      <style:text-properties officeooo:rsid="011478fb"/>
    </style:style>
    <style:style style:name="T223" style:family="text">
      <style:text-properties officeooo:rsid="0118ea65"/>
    </style:style>
    <style:style style:name="T224" style:family="text">
      <style:text-properties officeooo:rsid="011b75be"/>
    </style:style>
    <style:style style:name="T225" style:family="text">
      <style:text-properties officeooo:rsid="011ed988"/>
    </style:style>
    <style:style style:name="T226" style:family="text">
      <style:text-properties officeooo:rsid="01235def"/>
    </style:style>
    <style:style style:name="T227" style:family="text">
      <style:text-properties officeooo:rsid="0138596a"/>
    </style:style>
    <style:style style:name="T228" style:family="text">
      <style:text-properties officeooo:rsid="01392a54"/>
    </style:style>
    <style:style style:name="T229" style:family="text">
      <style:text-properties officeooo:rsid="0144ee0a"/>
    </style:style>
    <style:style style:name="T230" style:family="text">
      <style:text-properties officeooo:rsid="0147c06c"/>
    </style:style>
    <style:style style:name="T231" style:family="text">
      <style:text-properties officeooo:rsid="014c1394"/>
    </style:style>
    <style:style style:name="T232" style:family="text">
      <style:text-properties officeooo:rsid="0154ff0a"/>
    </style:style>
    <style:style style:name="T233" style:family="text">
      <style:text-properties officeooo:rsid="015aabf3"/>
    </style:style>
    <style:style style:name="T234" style:family="text">
      <style:text-properties officeooo:rsid="015c74bc"/>
    </style:style>
    <style:style style:name="T235" style:family="text">
      <style:text-properties officeooo:rsid="015e8217"/>
    </style:style>
    <style:style style:name="T236" style:family="text">
      <style:text-properties officeooo:rsid="01606e2f"/>
    </style:style>
    <style:style style:name="T237" style:family="text">
      <style:text-properties officeooo:rsid="01616975"/>
    </style:style>
    <style:style style:name="T238" style:family="text">
      <style:text-properties officeooo:rsid="0161eef3"/>
    </style:style>
    <style:style style:name="T239" style:family="text">
      <style:text-properties officeooo:rsid="01641f64"/>
    </style:style>
    <style:style style:name="T240" style:family="text">
      <style:text-properties officeooo:rsid="0168d63f"/>
    </style:style>
    <style:style style:name="T241" style:family="text">
      <style:text-properties officeooo:rsid="016d6f1f"/>
    </style:style>
    <style:style style:name="T242" style:family="text">
      <style:text-properties officeooo:rsid="01737155"/>
    </style:style>
    <style:style style:name="T243" style:family="text">
      <style:text-properties officeooo:rsid="0173c2f3"/>
    </style:style>
    <style:style style:name="T244" style:family="text">
      <style:text-properties officeooo:rsid="01766e0d"/>
    </style:style>
    <style:style style:name="T245" style:family="text">
      <style:text-properties officeooo:rsid="01770875"/>
    </style:style>
    <style:style style:name="T246" style:family="text">
      <style:text-properties officeooo:rsid="0177bba8"/>
    </style:style>
    <style:style style:name="T247" style:family="text">
      <style:text-properties officeooo:rsid="017a1317"/>
    </style:style>
    <style:style style:name="T248" style:family="text">
      <style:text-properties officeooo:rsid="0062114f"/>
    </style:style>
    <style:style style:name="T249" style:family="text">
      <style:text-properties officeooo:rsid="0104b4f7"/>
    </style:style>
    <style:style style:name="T250" style:family="text">
      <style:text-properties officeooo:rsid="0150c414"/>
    </style:style>
    <style:style style:name="T251" style:family="text">
      <style:text-properties fo:font-variant="small-caps"/>
    </style:style>
    <style:style style:name="T252" style:family="text">
      <style:text-properties fo:font-variant="small-caps" officeooo:rsid="000d674c"/>
    </style:style>
    <style:style style:name="T253" style:family="text">
      <style:text-properties fo:font-variant="small-caps" fo:font-size="12pt" style:font-size-asian="12pt"/>
    </style:style>
    <style:style style:name="T254" style:family="text">
      <style:text-properties fo:font-variant="small-caps" fo:font-size="12pt" officeooo:rsid="002c4f4e" style:font-size-asian="12pt"/>
    </style:style>
    <style:style style:name="T255" style:family="text">
      <style:text-properties fo:font-variant="small-caps" officeooo:rsid="0010daf6"/>
    </style:style>
    <style:style style:name="T256" style:family="text">
      <style:text-properties fo:font-variant="small-caps" officeooo:rsid="001536fa"/>
    </style:style>
    <style:style style:name="T257" style:family="text">
      <style:text-properties fo:font-variant="small-caps" officeooo:rsid="02a2b9bd"/>
    </style:style>
    <style:style style:name="T258" style:family="text">
      <style:text-properties fo:font-variant="small-caps" officeooo:rsid="001d9953"/>
    </style:style>
    <style:style style:name="T259" style:family="text">
      <style:text-properties fo:font-variant="small-caps" officeooo:rsid="0020e13d"/>
    </style:style>
    <style:style style:name="T260" style:family="text">
      <style:text-properties fo:font-variant="small-caps" style:use-window-font-color="true" loext:opacity="0%"/>
    </style:style>
    <style:style style:name="T261" style:family="text">
      <style:text-properties fo:font-variant="small-caps" officeooo:rsid="005a17e0"/>
    </style:style>
    <style:style style:name="T262" style:family="text">
      <style:text-properties fo:font-variant="small-caps" officeooo:rsid="02ac9e17"/>
    </style:style>
    <style:style style:name="T263" style:family="text">
      <style:text-properties fo:font-variant="small-caps" officeooo:rsid="02b126bc"/>
    </style:style>
    <style:style style:name="T264" style:family="text">
      <style:text-properties fo:font-variant="small-caps" officeooo:rsid="02b31637"/>
    </style:style>
    <style:style style:name="T265" style:family="text">
      <style:text-properties fo:font-variant="small-caps" officeooo:rsid="02b8e9eb"/>
    </style:style>
    <style:style style:name="T266" style:family="text">
      <style:text-properties fo:font-variant="small-caps" officeooo:rsid="007f2091"/>
    </style:style>
    <style:style style:name="T267" style:family="text">
      <style:text-properties fo:font-variant="small-caps" officeooo:rsid="007bcb2c"/>
    </style:style>
    <style:style style:name="T268" style:family="text">
      <style:text-properties fo:font-variant="small-caps" officeooo:rsid="006cff92"/>
    </style:style>
    <style:style style:name="T269" style:family="text">
      <style:text-properties fo:font-variant="small-caps" officeooo:rsid="02c02a62"/>
    </style:style>
    <style:style style:name="T270" style:family="text">
      <style:text-properties fo:font-variant="small-caps" officeooo:rsid="00916edf"/>
    </style:style>
    <style:style style:name="T271" style:family="text">
      <style:text-properties fo:font-variant="small-caps" officeooo:rsid="02c094aa"/>
    </style:style>
    <style:style style:name="T272" style:family="text">
      <style:text-properties fo:font-variant="small-caps" officeooo:rsid="00a10672"/>
    </style:style>
    <style:style style:name="T273" style:family="text">
      <style:text-properties fo:font-variant="small-caps" officeooo:rsid="00a225b5"/>
    </style:style>
    <style:style style:name="T274" style:family="text">
      <style:text-properties fo:font-variant="small-caps" officeooo:rsid="02c3a0fa"/>
    </style:style>
    <style:style style:name="T275" style:family="text">
      <style:text-properties fo:font-variant="small-caps" fo:language="cs" fo:country="CZ" officeooo:rsid="02c3d2cf"/>
    </style:style>
    <style:style style:name="T276" style:family="text">
      <style:text-properties fo:font-variant="small-caps" officeooo:rsid="02c57bfe"/>
    </style:style>
    <style:style style:name="T277" style:family="text">
      <style:text-properties fo:font-variant="small-caps" officeooo:rsid="02c77a3e"/>
    </style:style>
    <style:style style:name="T278" style:family="text">
      <style:text-properties fo:font-variant="small-caps" officeooo:rsid="02ca45e1"/>
    </style:style>
    <style:style style:name="T279" style:family="text">
      <style:text-properties fo:font-variant="small-caps" officeooo:rsid="02cd1471"/>
    </style:style>
    <style:style style:name="T280" style:family="text">
      <style:text-properties fo:font-variant="small-caps" officeooo:rsid="02d5f0d5"/>
    </style:style>
    <style:style style:name="T281" style:family="text">
      <style:text-properties fo:font-variant="small-caps" officeooo:rsid="02d83d58"/>
    </style:style>
    <style:style style:name="T282" style:family="text">
      <style:text-properties fo:font-variant="small-caps" officeooo:rsid="02da0198"/>
    </style:style>
    <style:style style:name="T283" style:family="text">
      <style:text-properties fo:font-variant="small-caps" officeooo:rsid="02df0aa6"/>
    </style:style>
    <style:style style:name="T284" style:family="text">
      <style:text-properties fo:font-variant="small-caps" officeooo:rsid="02e3ddfb"/>
    </style:style>
    <style:style style:name="T285" style:family="text">
      <style:text-properties fo:font-variant="small-caps" officeooo:rsid="02e812c2"/>
    </style:style>
    <style:style style:name="T286" style:family="text">
      <style:text-properties fo:font-variant="small-caps" officeooo:rsid="00b0f9cc"/>
    </style:style>
    <style:style style:name="T287" style:family="text">
      <style:text-properties fo:font-variant="small-caps" officeooo:rsid="00b149ea"/>
    </style:style>
    <style:style style:name="T288" style:family="text">
      <style:text-properties fo:font-variant="small-caps" officeooo:rsid="02d474b3"/>
    </style:style>
    <style:style style:name="T289" style:family="text">
      <style:text-properties fo:font-variant="small-caps" officeooo:rsid="02f18292"/>
    </style:style>
    <style:style style:name="T290" style:family="text">
      <style:text-properties fo:font-variant="small-caps" officeooo:rsid="011b75be"/>
    </style:style>
    <style:style style:name="T291" style:family="text">
      <style:text-properties fo:font-variant="small-caps" style:font-name="Linux Libertine S.O.Cist." fo:font-size="12pt" fo:language="cs" fo:country="CZ" style:font-size-asian="12pt" style:font-size-complex="12pt"/>
    </style:style>
    <style:style style:name="T292" style:family="text">
      <style:text-properties fo:font-variant="small-caps" style:font-name="Linux Libertine S.O.Cist." fo:font-size="12pt" fo:language="cs" fo:country="CZ" officeooo:rsid="000df0ff" style:font-size-asian="12pt" style:font-size-complex="12pt"/>
    </style:style>
    <style:style style:name="T293" style:family="text">
      <style:text-properties fo:font-variant="small-caps" style:font-name="Linux Libertine S.O.Cist." fo:font-size="12pt" fo:language="cs" fo:country="CZ" officeooo:rsid="001ba23d" style:font-size-asian="12pt" style:font-size-complex="12pt"/>
    </style:style>
    <style:style style:name="T294" style:family="text">
      <style:text-properties fo:font-variant="small-caps" style:font-name="Linux Libertine S.O.Cist." fo:font-size="12pt" fo:language="cs" fo:country="CZ" officeooo:rsid="0040ede6" style:font-size-asian="12pt" style:font-size-complex="12pt"/>
    </style:style>
    <style:style style:name="T295" style:family="text">
      <style:text-properties fo:font-variant="small-caps" style:font-name="Linux Libertine S.O.Cist." fo:font-size="12pt" fo:language="cs" fo:country="CZ" officeooo:rsid="02a9a1d7" style:font-size-asian="12pt" style:font-size-complex="12pt"/>
    </style:style>
    <style:style style:name="T296" style:family="text">
      <style:text-properties fo:font-variant="small-caps" style:font-name="Linux Libertine S.O.Cist." fo:font-size="12pt" fo:language="cs" fo:country="CZ" officeooo:rsid="02ad9c3e" style:font-size-asian="12pt" style:font-size-complex="12pt"/>
    </style:style>
    <style:style style:name="T297" style:family="text">
      <style:text-properties fo:font-variant="small-caps" style:font-name="Linux Libertine S.O.Cist." fo:font-size="12pt" fo:language="cs" fo:country="CZ" officeooo:rsid="02da0198" style:font-size-asian="12pt" style:font-size-complex="12pt"/>
    </style:style>
    <style:style style:name="T298" style:family="text">
      <style:text-properties fo:font-variant="small-caps" style:font-name="Linux Libertine S.O.Cist." fo:font-size="12pt" fo:language="cs" fo:country="CZ" officeooo:rsid="03581cd1" style:font-size-asian="12pt" style:font-size-complex="12pt"/>
    </style:style>
    <style:style style:name="T299" style:family="text">
      <style:text-properties fo:font-variant="small-caps" style:font-name="Linux Libertine S.O.Cist." fo:font-size="12pt" fo:language="cs" fo:country="CZ" officeooo:rsid="02d474b3" style:font-size-asian="12pt" style:font-size-complex="12pt"/>
    </style:style>
    <style:style style:name="T300" style:family="text">
      <style:text-properties fo:font-variant="small-caps" style:font-name="Linux Libertine S.O.Cist." fo:font-size="12pt" fo:language="cs" fo:country="CZ" officeooo:rsid="00219d0f" style:font-size-asian="12pt"/>
    </style:style>
    <style:style style:name="T301" style:family="text">
      <style:text-properties fo:font-variant="small-caps" style:font-name="Linux Libertine S.O.Cist." fo:font-size="12pt" fo:language="cs" fo:country="CZ" officeooo:rsid="005894fd" style:font-size-asian="12pt"/>
    </style:style>
    <style:style style:name="T302" style:family="text">
      <style:text-properties fo:font-variant="small-caps" style:font-name="Linux Libertine S.O.Cist." fo:font-size="12pt" fo:language="cs" fo:country="CZ" officeooo:rsid="001536fa" style:font-size-asian="12pt"/>
    </style:style>
    <style:style style:name="T303" style:family="text">
      <style:text-properties fo:font-variant="small-caps" style:font-name="Linux Libertine S.O.Cist." fo:font-size="12pt" fo:language="cs" fo:country="CZ" officeooo:rsid="02b31637" style:font-size-asian="12pt"/>
    </style:style>
    <style:style style:name="T304" style:family="text">
      <style:text-properties fo:font-variant="small-caps" style:font-name="Linux Libertine S.O.Cist." fo:font-size="12pt" fo:language="cs" fo:country="CZ" officeooo:rsid="0083fde0" style:font-size-asian="12pt"/>
    </style:style>
    <style:style style:name="T305" style:family="text">
      <style:text-properties fo:font-variant="small-caps" style:font-name="Linux Libertine S.O.Cist." fo:font-size="12pt" fo:language="cs" fo:country="CZ" officeooo:rsid="02df0aa6" style:font-size-asian="12pt"/>
    </style:style>
    <style:style style:name="T306" style:family="text">
      <style:text-properties fo:font-variant="small-caps" style:font-name="Linux Libertine S.O.Cist." fo:font-size="12pt" fo:language="cs" fo:country="CZ" officeooo:rsid="010351bd" style:font-size-asian="12pt"/>
    </style:style>
    <style:style style:name="T307" style:family="text">
      <style:text-properties fo:font-variant="small-caps" style:font-name="Linux Libertine S.O.Cist." fo:font-size="12pt" fo:language="cs" fo:country="CZ" officeooo:rsid="0344dc68" style:font-size-asian="12pt"/>
    </style:style>
    <style:style style:name="T308" style:family="text">
      <style:text-properties fo:font-variant="small-caps" style:font-name="Linux Libertine S.O.Cist." fo:font-size="12pt" fo:language="cs" fo:country="CZ" officeooo:rsid="016b9589" style:font-size-asian="12pt"/>
    </style:style>
    <style:style style:name="T309" style:family="text">
      <style:text-properties fo:font-variant="small-caps" style:font-name="Linux Libertine S.O.Cist." fo:font-size="12pt" fo:language="cs" fo:country="CZ" fo:font-style="normal" officeooo:rsid="000d88e8" style:font-size-asian="12pt" style:font-style-asian="normal" style:font-size-complex="12pt" style:font-style-complex="normal"/>
    </style:style>
    <style:style style:name="T310" style:family="text">
      <style:text-properties fo:font-variant="small-caps" style:font-name="Linux Libertine S.O.Cist." fo:font-size="12pt" fo:language="cs" fo:country="CZ" fo:font-style="normal" officeooo:rsid="032509d9" style:font-size-asian="12pt" style:font-style-asian="normal" style:font-size-complex="12pt" style:font-style-complex="normal"/>
    </style:style>
    <style:style style:name="T311" style:family="text">
      <style:text-properties fo:font-variant="small-caps" style:font-name="Linux Libertine S.O.Cist." fo:font-size="12pt" fo:language="cs" fo:country="CZ" fo:font-style="normal" officeooo:rsid="0020e13d" style:font-size-asian="12pt" style:font-style-asian="normal" style:font-size-complex="12pt" style:font-style-complex="normal"/>
    </style:style>
    <style:style style:name="T312" style:family="text">
      <style:text-properties fo:font-variant="small-caps" style:font-name="Linux Libertine S.O.Cist." fo:font-size="12pt" fo:language="cs" fo:country="CZ" fo:font-style="normal" officeooo:rsid="00425cc2" style:font-size-asian="12pt" style:font-style-asian="normal" style:font-size-complex="12pt" style:font-style-complex="normal"/>
    </style:style>
    <style:style style:name="T313" style:family="text">
      <style:text-properties fo:font-variant="small-caps" style:font-name="Linux Libertine S.O.Cist." fo:font-size="12pt" fo:language="cs" fo:country="CZ" fo:font-style="normal" officeooo:rsid="008f0688" style:font-size-asian="12pt" style:font-style-asian="normal" style:font-size-complex="12pt" style:font-style-complex="normal"/>
    </style:style>
    <style:style style:name="T314" style:family="text">
      <style:text-properties fo:font-variant="small-caps" style:font-name="Linux Libertine S.O.Cist." fo:font-size="12pt" fo:language="cs" fo:country="CZ" fo:font-style="normal" officeooo:rsid="009402ed" style:font-size-asian="12pt" style:font-style-asian="normal" style:font-size-complex="12pt" style:font-style-complex="normal"/>
    </style:style>
    <style:style style:name="T315" style:family="text">
      <style:text-properties fo:font-variant="small-caps" style:font-name="Linux Libertine S.O.Cist." fo:font-size="12pt" fo:language="cs" fo:country="CZ" fo:font-style="normal" officeooo:rsid="02dc28d6" style:font-size-asian="12pt" style:font-style-asian="normal" style:font-size-complex="12pt" style:font-style-complex="normal"/>
    </style:style>
    <style:style style:name="T316" style:family="text">
      <style:text-properties fo:font-variant="small-caps" style:font-name="Linux Libertine S.O.Cist." fo:font-size="12pt" fo:language="cs" fo:country="CZ" fo:font-style="normal" officeooo:rsid="00e7f4ed" style:font-size-asian="12pt" style:font-style-asian="normal" style:font-size-complex="12pt" style:font-style-complex="normal"/>
    </style:style>
    <style:style style:name="T317" style:family="text">
      <style:text-properties fo:font-variant="small-caps" style:font-name="Linux Libertine S.O.Cist." fo:font-size="12pt" fo:language="cs" fo:country="CZ" fo:font-style="normal" officeooo:rsid="033df105" style:font-size-asian="12pt" style:font-style-asian="normal" style:font-size-complex="12pt" style:font-style-complex="normal"/>
    </style:style>
    <style:style style:name="T318" style:family="text">
      <style:text-properties fo:font-variant="small-caps" style:font-name="Linux Libertine S.O.Cist." fo:font-size="12pt" fo:language="cs" fo:country="CZ" fo:font-style="normal" officeooo:rsid="011f90e7" style:font-size-asian="12pt" style:font-style-asian="normal" style:font-size-complex="12pt" style:font-style-complex="normal"/>
    </style:style>
    <style:style style:name="T319" style:family="text">
      <style:text-properties fo:font-variant="small-caps" style:font-name="Linux Libertine S.O.Cist." fo:font-size="12pt" fo:language="cs" fo:country="CZ" fo:font-style="normal" officeooo:rsid="0126ad9d" style:font-size-asian="12pt" style:font-style-asian="normal" style:font-size-complex="12pt" style:font-style-complex="normal"/>
    </style:style>
    <style:style style:name="T320" style:family="text">
      <style:text-properties fo:font-variant="small-caps" style:font-name="Linux Libertine S.O.Cist." fo:font-size="12pt" fo:language="cs" fo:country="CZ" fo:font-style="normal" officeooo:rsid="037e0d58" style:font-size-asian="12pt" style:font-style-asian="normal" style:font-size-complex="12pt" style:font-style-complex="normal"/>
    </style:style>
    <style:style style:name="T321" style:family="text">
      <style:text-properties fo:font-variant="small-caps" style:font-name="Linux Libertine S.O.Cist." fo:font-size="12pt" fo:language="cs" fo:country="CZ" fo:font-style="normal" officeooo:rsid="00114f56" style:font-size-asian="12pt" style:font-style-asian="normal" style:font-style-complex="normal"/>
    </style:style>
    <style:style style:name="T322" style:family="text">
      <style:text-properties fo:font-variant="small-caps" style:font-name="Linux Libertine S.O.Cist." fo:font-size="12pt" fo:language="cs" fo:country="CZ" fo:font-style="normal" officeooo:rsid="00286a74" style:font-size-asian="12pt" style:font-style-asian="normal" style:font-style-complex="normal"/>
    </style:style>
    <style:style style:name="T323" style:family="text">
      <style:text-properties fo:font-variant="small-caps" style:font-name="Linux Libertine S.O.Cist." fo:font-size="12pt" fo:language="cs" fo:country="CZ" fo:font-style="normal" officeooo:rsid="00547b91" style:font-size-asian="12pt" style:font-style-asian="normal" style:font-style-complex="normal"/>
    </style:style>
    <style:style style:name="T324" style:family="text">
      <style:text-properties fo:font-variant="small-caps" style:font-name="Linux Libertine S.O.Cist." fo:font-size="12pt" fo:language="cs" fo:country="CZ" fo:font-style="normal" officeooo:rsid="02b3eddb" style:font-size-asian="12pt" style:font-style-asian="normal" style:font-style-complex="normal"/>
    </style:style>
    <style:style style:name="T325" style:family="text">
      <style:text-properties fo:font-variant="small-caps" style:font-name="Linux Libertine S.O.Cist." fo:font-size="12pt" fo:language="cs" fo:country="CZ" fo:font-style="normal" officeooo:rsid="00a84fb4" style:font-size-asian="12pt" style:font-style-asian="normal" style:font-style-complex="normal"/>
    </style:style>
    <style:style style:name="T326" style:family="text">
      <style:text-properties fo:font-variant="small-caps" style:font-name="Linux Libertine S.O.Cist." fo:font-size="12pt" fo:language="cs" fo:country="CZ" fo:font-style="normal" officeooo:rsid="03493279" style:font-size-asian="12pt" style:font-style-asian="normal" style:font-style-complex="normal"/>
    </style:style>
    <style:style style:name="T327" style:family="text">
      <style:text-properties fo:font-variant="small-caps" fo:color="#000000" loext:opacity="100%" style:font-name="Linux Libertine S.O.Cist." fo:font-size="12pt" fo:language="la" fo:country="VA" officeooo:rsid="00851062" style:font-name-asian="Andale Sans UI" style:font-size-asian="12pt" style:language-asian="zh" style:country-asian="CN" style:font-name-complex="Tahoma" style:font-size-complex="12pt" style:language-complex="hi" style:country-complex="IN"/>
    </style:style>
    <style:style style:name="T328" style:family="text">
      <style:text-properties fo:font-variant="small-caps"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329" style:family="text">
      <style:text-properties fo:font-variant="small-caps" officeooo:rsid="0355540f"/>
    </style:style>
    <style:style style:name="T330" style:family="text">
      <style:text-properties fo:font-variant="small-caps" officeooo:rsid="0358e9ea"/>
    </style:style>
    <style:style style:name="T331" style:family="text">
      <style:text-properties fo:font-variant="small-caps" officeooo:rsid="0341ab8d"/>
    </style:style>
    <style:style style:name="T332" style:family="text">
      <style:text-properties fo:font-variant="small-caps" officeooo:rsid="035bfa42"/>
    </style:style>
    <style:style style:name="T333" style:family="text">
      <style:text-properties fo:font-variant="small-caps" officeooo:rsid="014c1394"/>
    </style:style>
    <style:style style:name="T334" style:family="text">
      <style:text-properties fo:font-variant="small-caps" officeooo:rsid="037caaea"/>
    </style:style>
    <style:style style:name="T335" style:family="text">
      <style:text-properties fo:font-variant="small-caps" officeooo:rsid="03807652"/>
    </style:style>
    <style:style style:name="T336" style:family="text">
      <style:text-properties officeooo:rsid="029aee8b"/>
    </style:style>
    <style:style style:name="T337" style:family="text">
      <style:text-properties officeooo:rsid="029ba09d"/>
    </style:style>
    <style:style style:name="T338" style:family="text">
      <style:text-properties officeooo:rsid="02a2b9bd"/>
    </style:style>
    <style:style style:name="T339" style:family="text">
      <style:text-properties officeooo:rsid="0017af62"/>
    </style:style>
    <style:style style:name="T340" style:family="text">
      <style:text-properties officeooo:rsid="00198a53"/>
    </style:style>
    <style:style style:name="T341" style:family="text">
      <style:text-properties officeooo:rsid="001b53d8"/>
    </style:style>
    <style:style style:name="T342" style:family="text">
      <style:text-properties fo:font-variant="normal" fo:text-transform="none"/>
    </style:style>
    <style:style style:name="T343" style:family="text">
      <style:text-properties fo:font-variant="normal" fo:text-transform="none" officeooo:rsid="0040ed3c"/>
    </style:style>
    <style:style style:name="T344" style:family="text">
      <style:text-properties fo:font-variant="normal" fo:text-transform="none" officeooo:rsid="02b8e9eb"/>
    </style:style>
    <style:style style:name="T345" style:family="text">
      <style:text-properties fo:font-variant="normal" fo:text-transform="none" officeooo:rsid="02c3a0fa"/>
    </style:style>
    <style:style style:name="T346" style:family="text">
      <style:text-properties fo:font-variant="normal" fo:text-transform="none" fo:language="en" fo:country="US" officeooo:rsid="02d474b3"/>
    </style:style>
    <style:style style:name="T347" style:family="text">
      <style:text-properties fo:font-variant="normal" fo:text-transform="none" officeooo:rsid="02d474b3"/>
    </style:style>
    <style:style style:name="T348" style:family="text">
      <style:text-properties fo:font-variant="normal" fo:text-transform="none" officeooo:rsid="02e3ddfb"/>
    </style:style>
    <style:style style:name="T349" style:family="text">
      <style:text-properties fo:font-variant="normal" fo:text-transform="none" officeooo:rsid="02defe1c"/>
    </style:style>
    <style:style style:name="T350" style:family="text">
      <style:text-properties fo:font-variant="normal" fo:text-transform="none" officeooo:rsid="02f09e68"/>
    </style:style>
    <style:style style:name="T351" style:family="text">
      <style:text-properties fo:font-variant="normal" fo:text-transform="none"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352" style:family="text">
      <style:text-properties fo:font-variant="normal" fo:text-transform="none" fo:color="#000000" loext:opacity="100%" style:font-name="Linux Libertine S.O.Cist." fo:font-size="12pt" fo:letter-spacing="normal" fo:language="la" fo:country="VA" fo:font-style="normal" fo:font-weight="normal" officeooo:rsid="032509d9"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353" style:family="text">
      <style:text-properties fo:font-variant="normal" fo:text-transform="none" officeooo:rsid="03415f3a"/>
    </style:style>
    <style:style style:name="T354" style:family="text">
      <style:text-properties fo:font-variant="normal" fo:text-transform="none" style:font-name="Linux Libertine S.O.Cist." fo:font-size="12pt" fo:language="cs" fo:country="CZ" fo:font-style="normal" officeooo:rsid="0126ad9d" style:font-size-asian="12pt" style:font-style-asian="normal" style:font-size-complex="12pt" style:font-style-complex="normal"/>
    </style:style>
    <style:style style:name="T355" style:family="text">
      <style:text-properties fo:font-variant="normal" fo:text-transform="none" style:font-name="Linux Libertine S.O.Cist." fo:font-size="12pt" fo:language="cs" fo:country="CZ" officeooo:rsid="02d474b3" style:font-size-asian="12pt" style:font-size-complex="12pt"/>
    </style:style>
    <style:style style:name="T356" style:family="text">
      <style:text-properties fo:font-variant="normal" fo:text-transform="none" style:font-name="Linux Libertine S.O.Cist." fo:font-size="12pt" fo:language="cs" fo:country="CZ" officeooo:rsid="02c3a0fa" style:font-size-asian="12pt" style:font-size-complex="12pt"/>
    </style:style>
    <style:style style:name="T357" style:family="text">
      <style:text-properties fo:font-variant="normal" fo:text-transform="none" style:font-name="Linux Libertine S.O.Cist." fo:font-size="12pt" fo:language="cs" fo:country="CZ" officeooo:rsid="03807652" style:font-size-asian="12pt" style:font-size-complex="12pt"/>
    </style:style>
    <style:style style:name="T358" style:family="text">
      <style:text-properties fo:font-variant="normal" fo:text-transform="none" officeooo:rsid="03581cd1"/>
    </style:style>
    <style:style style:name="T359" style:family="text">
      <style:text-properties fo:font-variant="normal" fo:text-transform="none" officeooo:rsid="0377f75e"/>
    </style:style>
    <style:style style:name="T360" style:family="text">
      <style:text-properties fo:font-variant="normal" fo:text-transform="none" officeooo:rsid="037f4ac6"/>
    </style:style>
    <style:style style:name="T361" style:family="text">
      <style:text-properties fo:font-variant="normal" fo:text-transform="none" officeooo:rsid="03807652"/>
    </style:style>
    <style:style style:name="T362" style:family="text">
      <style:text-properties fo:font-variant="normal" fo:text-transform="none" officeooo:rsid="014c1394"/>
    </style:style>
    <style:style style:name="T363" style:family="text">
      <style:text-properties officeooo:rsid="02a72259"/>
    </style:style>
    <style:style style:name="T364" style:family="text">
      <style:text-properties officeooo:rsid="02a98192"/>
    </style:style>
    <style:style style:name="T365" style:family="text">
      <style:text-properties officeooo:rsid="02b126bc"/>
    </style:style>
    <style:style style:name="T366" style:family="text">
      <style:text-properties officeooo:rsid="02b31637"/>
    </style:style>
    <style:style style:name="T367" style:family="text">
      <style:text-properties officeooo:rsid="02b7f579"/>
    </style:style>
    <style:style style:name="T368" style:family="text">
      <style:text-properties officeooo:rsid="02b8e9eb"/>
    </style:style>
    <style:style style:name="T369" style:family="text">
      <style:text-properties officeooo:rsid="02bad40b"/>
    </style:style>
    <style:style style:name="T370" style:family="text">
      <style:text-properties officeooo:rsid="02baf303"/>
    </style:style>
    <style:style style:name="T371" style:family="text">
      <style:text-properties officeooo:rsid="02bf830b"/>
    </style:style>
    <style:style style:name="T372" style:family="text">
      <style:text-properties officeooo:rsid="02c02a62"/>
    </style:style>
    <style:style style:name="T373" style:family="text">
      <style:text-properties officeooo:rsid="02c094aa"/>
    </style:style>
    <style:style style:name="T374" style:family="text">
      <style:text-properties officeooo:rsid="02be6e36"/>
    </style:style>
    <style:style style:name="T375" style:family="text">
      <style:text-properties officeooo:rsid="02c2b19f"/>
    </style:style>
    <style:style style:name="T376" style:family="text">
      <style:text-properties officeooo:rsid="02c3a0fa"/>
    </style:style>
    <style:style style:name="T377" style:family="text">
      <style:text-properties fo:language="en" fo:country="US" officeooo:rsid="02c48eee"/>
    </style:style>
    <style:style style:name="T378" style:family="text">
      <style:text-properties officeooo:rsid="02c48eee"/>
    </style:style>
    <style:style style:name="T379" style:family="text">
      <style:text-properties officeooo:rsid="02c57bfe"/>
    </style:style>
    <style:style style:name="T380" style:family="text">
      <style:text-properties officeooo:rsid="02c77a3e"/>
    </style:style>
    <style:style style:name="T381" style:family="text">
      <style:text-properties officeooo:rsid="02ca45e1"/>
    </style:style>
    <style:style style:name="T382" style:family="text">
      <style:text-properties officeooo:rsid="02cb17f5"/>
    </style:style>
    <style:style style:name="T383" style:family="text">
      <style:text-properties officeooo:rsid="02cd1471"/>
    </style:style>
    <style:style style:name="T384" style:family="text">
      <style:text-properties officeooo:rsid="02d28fc3"/>
    </style:style>
    <style:style style:name="T385" style:family="text">
      <style:text-properties fo:language="cs" fo:country="CZ" officeooo:rsid="02d3a096"/>
    </style:style>
    <style:style style:name="T386" style:family="text">
      <style:text-properties officeooo:rsid="02d474b3"/>
    </style:style>
    <style:style style:name="T387" style:family="text">
      <style:text-properties style:text-position="sub 58%" officeooo:rsid="03382801"/>
    </style:style>
    <style:style style:name="T388" style:family="text">
      <style:text-properties officeooo:rsid="02d51189"/>
    </style:style>
    <style:style style:name="T389" style:family="text">
      <style:text-properties officeooo:rsid="02d5f0d5"/>
    </style:style>
    <style:style style:name="T390" style:family="text">
      <style:text-properties officeooo:rsid="02d83d58"/>
    </style:style>
    <style:style style:name="T391" style:family="text">
      <style:text-properties officeooo:rsid="02da0198"/>
    </style:style>
    <style:style style:name="T392" style:family="text">
      <style:text-properties officeooo:rsid="02defe1c"/>
    </style:style>
    <style:style style:name="T393" style:family="text">
      <style:text-properties officeooo:rsid="02df0aa6"/>
    </style:style>
    <style:style style:name="T394" style:family="text">
      <style:text-properties officeooo:rsid="02e79d82"/>
    </style:style>
    <style:style style:name="T395" style:family="text">
      <style:text-properties officeooo:rsid="02e812c2"/>
    </style:style>
    <style:style style:name="T396" style:family="text">
      <style:text-properties officeooo:rsid="02e91029"/>
    </style:style>
    <style:style style:name="T397" style:family="text">
      <style:text-properties officeooo:rsid="02ea8c4a"/>
    </style:style>
    <style:style style:name="T398" style:family="text">
      <style:text-properties officeooo:rsid="02ebdf40"/>
    </style:style>
    <style:style style:name="T399" style:family="text">
      <style:text-properties officeooo:rsid="02f18292"/>
    </style:style>
    <style:style style:name="T400" style:family="text">
      <style:text-properties officeooo:rsid="02f3ec99"/>
    </style:style>
    <style:style style:name="T401" style:family="text">
      <style:text-properties officeooo:rsid="02f429af"/>
    </style:style>
    <style:style style:name="T402" style:family="text">
      <style:text-properties officeooo:rsid="02f81fe3"/>
    </style:style>
    <style:style style:name="T403" style:family="text">
      <style:text-properties officeooo:rsid="0305375c"/>
    </style:style>
    <style:style style:name="T404" style:family="text">
      <style:text-properties officeooo:rsid="03205f34"/>
    </style:style>
    <style:style style:name="T405" style:family="text">
      <style:text-properties style:font-name="Linux Libertine S.O.Cist." fo:font-size="12pt" fo:language="cs" fo:country="CZ" style:font-size-asian="12pt" style:font-size-complex="12pt"/>
    </style:style>
    <style:style style:name="T406" style:family="text">
      <style:text-properties style:font-name="Linux Libertine S.O.Cist." fo:font-size="12pt" fo:language="cs" fo:country="CZ" officeooo:rsid="00209116" style:font-size-asian="12pt" style:font-size-complex="12pt"/>
    </style:style>
    <style:style style:name="T407" style:family="text">
      <style:text-properties style:font-name="Linux Libertine S.O.Cist." fo:font-size="12pt" fo:language="cs" fo:country="CZ" officeooo:rsid="002b089a" style:font-size-asian="12pt" style:font-size-complex="12pt"/>
    </style:style>
    <style:style style:name="T408" style:family="text">
      <style:text-properties style:font-name="Linux Libertine S.O.Cist." fo:font-size="12pt" fo:language="cs" fo:country="CZ" officeooo:rsid="03205f34" style:font-size-asian="12pt" style:font-size-complex="12pt"/>
    </style:style>
    <style:style style:name="T409" style:family="text">
      <style:text-properties style:font-name="Linux Libertine S.O.Cist." fo:font-size="12pt" fo:language="cs" fo:country="CZ" officeooo:rsid="0020e13d" style:font-size-asian="12pt" style:font-size-complex="12pt"/>
    </style:style>
    <style:style style:name="T410" style:family="text">
      <style:text-properties style:font-name="Linux Libertine S.O.Cist." fo:font-size="12pt" fo:language="cs" fo:country="CZ" officeooo:rsid="03220f7c" style:font-size-asian="12pt" style:font-size-complex="12pt"/>
    </style:style>
    <style:style style:name="T411" style:family="text">
      <style:text-properties style:font-name="Linux Libertine S.O.Cist." fo:font-size="12pt" fo:language="cs" fo:country="CZ" officeooo:rsid="029aee8b" style:font-size-asian="12pt" style:font-size-complex="12pt"/>
    </style:style>
    <style:style style:name="T412" style:family="text">
      <style:text-properties style:font-name="Linux Libertine S.O.Cist." fo:font-size="12pt" fo:language="cs" fo:country="CZ" officeooo:rsid="03230a05" style:font-size-asian="12pt" style:font-size-complex="12pt"/>
    </style:style>
    <style:style style:name="T413" style:family="text">
      <style:text-properties style:font-name="Linux Libertine S.O.Cist." fo:font-size="12pt" fo:language="cs" fo:country="CZ" officeooo:rsid="000df0ff" style:font-size-asian="12pt" style:font-size-complex="12pt"/>
    </style:style>
    <style:style style:name="T414" style:family="text">
      <style:text-properties style:font-name="Linux Libertine S.O.Cist." fo:font-size="12pt" fo:language="cs" fo:country="CZ" officeooo:rsid="0324338d" style:font-size-asian="12pt" style:font-size-complex="12pt"/>
    </style:style>
    <style:style style:name="T415" style:family="text">
      <style:text-properties style:font-name="Linux Libertine S.O.Cist." fo:font-size="12pt" fo:language="cs" fo:country="CZ" officeooo:rsid="0080a618" style:font-size-asian="12pt" style:font-size-complex="12pt"/>
    </style:style>
    <style:style style:name="T416" style:family="text">
      <style:text-properties style:font-name="Linux Libertine S.O.Cist." fo:font-size="12pt" fo:language="cs" fo:country="CZ" officeooo:rsid="001ba23d" style:font-size-asian="12pt" style:font-size-complex="12pt"/>
    </style:style>
    <style:style style:name="T417" style:family="text">
      <style:text-properties style:font-name="Linux Libertine S.O.Cist." fo:font-size="12pt" fo:language="cs" fo:country="CZ" officeooo:rsid="00198a53" style:font-size-asian="12pt" style:font-size-complex="12pt"/>
    </style:style>
    <style:style style:name="T418" style:family="text">
      <style:text-properties style:font-name="Linux Libertine S.O.Cist." fo:font-size="12pt" fo:language="cs" fo:country="CZ" officeooo:rsid="03256791" style:font-size-asian="12pt" style:font-size-complex="12pt"/>
    </style:style>
    <style:style style:name="T419" style:family="text">
      <style:text-properties style:font-name="Linux Libertine S.O.Cist." fo:font-size="12pt" fo:language="cs" fo:country="CZ" officeooo:rsid="032578b6" style:font-size-asian="12pt" style:font-size-complex="12pt"/>
    </style:style>
    <style:style style:name="T420" style:family="text">
      <style:text-properties style:font-name="Linux Libertine S.O.Cist." fo:font-size="12pt" fo:language="cs" fo:country="CZ" officeooo:rsid="0040ede6" style:font-size-asian="12pt" style:font-size-complex="12pt"/>
    </style:style>
    <style:style style:name="T421" style:family="text">
      <style:text-properties style:font-name="Linux Libertine S.O.Cist." fo:font-size="12pt" fo:language="cs" fo:country="CZ" officeooo:rsid="001b53d8" style:font-size-asian="12pt" style:font-size-complex="12pt"/>
    </style:style>
    <style:style style:name="T422" style:family="text">
      <style:text-properties style:font-name="Linux Libertine S.O.Cist." fo:font-size="12pt" fo:language="cs" fo:country="CZ" officeooo:rsid="0327ef42" style:font-size-asian="12pt" style:font-size-complex="12pt"/>
    </style:style>
    <style:style style:name="T423" style:family="text">
      <style:text-properties style:font-name="Linux Libertine S.O.Cist." fo:font-size="12pt" fo:language="cs" fo:country="CZ" officeooo:rsid="02a9a1d7" style:font-size-asian="12pt" style:font-size-complex="12pt"/>
    </style:style>
    <style:style style:name="T424" style:family="text">
      <style:text-properties style:font-name="Linux Libertine S.O.Cist." fo:font-size="12pt" fo:language="cs" fo:country="CZ" officeooo:rsid="032d5c01" style:font-size-asian="12pt" style:font-size-complex="12pt"/>
    </style:style>
    <style:style style:name="T425" style:family="text">
      <style:text-properties style:font-name="Linux Libertine S.O.Cist." fo:font-size="12pt" fo:language="cs" fo:country="CZ" officeooo:rsid="02ad9c3e" style:font-size-asian="12pt" style:font-size-complex="12pt"/>
    </style:style>
    <style:style style:name="T426" style:family="text">
      <style:text-properties style:font-name="Linux Libertine S.O.Cist." fo:font-size="12pt" fo:language="cs" fo:country="CZ" officeooo:rsid="02da0198" style:font-size-asian="12pt" style:font-size-complex="12pt"/>
    </style:style>
    <style:style style:name="T427" style:family="text">
      <style:text-properties style:font-name="Linux Libertine S.O.Cist." fo:font-size="12pt" fo:language="cs" fo:country="CZ" officeooo:rsid="03382801" style:font-size-asian="12pt" style:font-size-complex="12pt"/>
    </style:style>
    <style:style style:name="T428" style:family="text">
      <style:text-properties style:font-name="Linux Libertine S.O.Cist." fo:font-size="12pt" fo:language="cs" fo:country="CZ" officeooo:rsid="02d474b3" style:font-size-asian="12pt" style:font-size-complex="12pt"/>
    </style:style>
    <style:style style:name="T429" style:family="text">
      <style:text-properties style:font-name="Linux Libertine S.O.Cist." fo:font-size="12pt" fo:language="cs" fo:country="CZ" officeooo:rsid="03415f3a" style:font-size-asian="12pt" style:font-size-complex="12pt"/>
    </style:style>
    <style:style style:name="T430" style:family="text">
      <style:text-properties style:font-name="Linux Libertine S.O.Cist." fo:font-size="12pt" fo:language="cs" fo:country="CZ" officeooo:rsid="0341ab8d" style:font-size-asian="12pt" style:font-size-complex="12pt"/>
    </style:style>
    <style:style style:name="T431" style:family="text">
      <style:text-properties style:font-name="Linux Libertine S.O.Cist." fo:font-size="12pt" fo:language="cs" fo:country="CZ" officeooo:rsid="0150c414" style:font-size-asian="12pt" style:font-size-complex="12pt"/>
    </style:style>
    <style:style style:name="T432" style:family="text">
      <style:text-properties style:font-name="Linux Libertine S.O.Cist." fo:font-size="12pt" fo:language="cs" fo:country="CZ" officeooo:rsid="0124ea5d" style:font-size-asian="12pt" style:font-size-complex="12pt"/>
    </style:style>
    <style:style style:name="T433" style:family="text">
      <style:text-properties style:font-name="Linux Libertine S.O.Cist." fo:font-size="12pt" fo:language="cs" fo:country="CZ" officeooo:rsid="02f70c5a" style:font-size-asian="12pt" style:font-size-complex="12pt"/>
    </style:style>
    <style:style style:name="T434" style:family="text">
      <style:text-properties style:font-name="Linux Libertine S.O.Cist." fo:font-size="12pt" fo:language="cs" fo:country="CZ" officeooo:rsid="0341b44a" style:font-size-asian="12pt" style:font-size-complex="12pt"/>
    </style:style>
    <style:style style:name="T435" style:family="text">
      <style:text-properties style:font-name="Linux Libertine S.O.Cist." fo:font-size="12pt" fo:language="cs" fo:country="CZ" officeooo:rsid="01258a5c" style:font-size-asian="12pt" style:font-size-complex="12pt"/>
    </style:style>
    <style:style style:name="T436" style:family="text">
      <style:text-properties style:font-name="Linux Libertine S.O.Cist." fo:font-size="12pt" fo:language="cs" fo:country="CZ" officeooo:rsid="03581cd1" style:font-size-asian="12pt" style:font-size-complex="12pt"/>
    </style:style>
    <style:style style:name="T437" style:family="text">
      <style:text-properties style:font-name="Linux Libertine S.O.Cist." fo:font-size="12pt" fo:language="cs" fo:country="CZ" officeooo:rsid="035b912e" style:font-size-asian="12pt" style:font-size-complex="12pt"/>
    </style:style>
    <style:style style:name="T438" style:family="text">
      <style:text-properties style:font-name="Linux Libertine S.O.Cist." fo:font-size="12pt" fo:language="cs" fo:country="CZ" officeooo:rsid="03642036" style:font-size-asian="12pt" style:font-size-complex="12pt"/>
    </style:style>
    <style:style style:name="T439" style:family="text">
      <style:text-properties style:font-name="Linux Libertine S.O.Cist." fo:font-size="12pt" fo:language="cs" fo:country="CZ" officeooo:rsid="036f2fe0" style:font-size-asian="12pt" style:font-size-complex="12pt"/>
    </style:style>
    <style:style style:name="T440" style:family="text">
      <style:text-properties style:font-name="Linux Libertine S.O.Cist." fo:font-size="12pt" fo:language="cs" fo:country="CZ" officeooo:rsid="037031d1" style:font-size-asian="12pt" style:font-size-complex="12pt"/>
    </style:style>
    <style:style style:name="T441" style:family="text">
      <style:text-properties style:font-name="Linux Libertine S.O.Cist." fo:font-size="12pt" fo:language="cs" fo:country="CZ" officeooo:rsid="03807652" style:font-size-asian="12pt" style:font-size-complex="12pt"/>
    </style:style>
    <style:style style:name="T442" style:family="text">
      <style:text-properties style:font-name="Linux Libertine S.O.Cist." fo:font-size="12pt" fo:language="cs" fo:country="CZ" officeooo:rsid="03822384" style:font-size-asian="12pt" style:font-size-complex="12pt"/>
    </style:style>
    <style:style style:name="T443" style:family="text">
      <style:text-properties style:font-name="Linux Libertine S.O.Cist." fo:font-size="12pt" fo:language="cs" fo:country="CZ" officeooo:rsid="00219d0f" style:font-size-asian="12pt"/>
    </style:style>
    <style:style style:name="T444" style:family="text">
      <style:text-properties style:font-name="Linux Libertine S.O.Cist." fo:font-size="12pt" fo:language="cs" fo:country="CZ" officeooo:rsid="002b089a" style:font-size-asian="12pt"/>
    </style:style>
    <style:style style:name="T445" style:family="text">
      <style:text-properties style:font-name="Linux Libertine S.O.Cist." fo:font-size="12pt" fo:language="cs" fo:country="CZ" officeooo:rsid="0326f4de" style:font-size-asian="12pt"/>
    </style:style>
    <style:style style:name="T446" style:family="text">
      <style:text-properties style:font-name="Linux Libertine S.O.Cist." fo:font-size="12pt" fo:language="cs" fo:country="CZ" officeooo:rsid="002287d5" style:font-size-asian="12pt"/>
    </style:style>
    <style:style style:name="T447" style:family="text">
      <style:text-properties style:font-name="Linux Libertine S.O.Cist." fo:font-size="12pt" fo:language="cs" fo:country="CZ" officeooo:rsid="0327c2d7" style:font-size-asian="12pt"/>
    </style:style>
    <style:style style:name="T448" style:family="text">
      <style:text-properties style:font-name="Linux Libertine S.O.Cist." fo:font-size="12pt" fo:language="cs" fo:country="CZ" officeooo:rsid="001536fa" style:font-size-asian="12pt"/>
    </style:style>
    <style:style style:name="T449" style:family="text">
      <style:text-properties style:font-name="Linux Libertine S.O.Cist." fo:font-size="12pt" fo:language="cs" fo:country="CZ" officeooo:rsid="005894fd" style:font-size-asian="12pt"/>
    </style:style>
    <style:style style:name="T450" style:family="text">
      <style:text-properties style:font-name="Linux Libertine S.O.Cist." fo:font-size="12pt" fo:language="cs" fo:country="CZ" officeooo:rsid="0327ef42" style:font-size-asian="12pt"/>
    </style:style>
    <style:style style:name="T451" style:family="text">
      <style:text-properties style:font-name="Linux Libertine S.O.Cist." fo:font-size="12pt" fo:language="cs" fo:country="CZ" officeooo:rsid="02b31637" style:font-size-asian="12pt"/>
    </style:style>
    <style:style style:name="T452" style:family="text">
      <style:text-properties style:font-name="Linux Libertine S.O.Cist." fo:font-size="12pt" fo:language="cs" fo:country="CZ" officeooo:rsid="0026c1ae" style:font-size-asian="12pt"/>
    </style:style>
    <style:style style:name="T453" style:family="text">
      <style:text-properties style:font-name="Linux Libertine S.O.Cist." fo:font-size="12pt" fo:language="cs" fo:country="CZ" officeooo:rsid="032ec60d" style:font-size-asian="12pt"/>
    </style:style>
    <style:style style:name="T454" style:family="text">
      <style:text-properties style:font-name="Linux Libertine S.O.Cist." fo:font-size="12pt" fo:language="cs" fo:country="CZ" officeooo:rsid="0083fde0" style:font-size-asian="12pt"/>
    </style:style>
    <style:style style:name="T455" style:family="text">
      <style:text-properties style:font-name="Linux Libertine S.O.Cist." fo:font-size="12pt" fo:language="cs" fo:country="CZ" officeooo:rsid="03342c07" style:font-size-asian="12pt"/>
    </style:style>
    <style:style style:name="T456" style:family="text">
      <style:text-properties style:font-name="Linux Libertine S.O.Cist." fo:font-size="12pt" fo:language="cs" fo:country="CZ" officeooo:rsid="03349775" style:font-size-asian="12pt"/>
    </style:style>
    <style:style style:name="T457" style:family="text">
      <style:text-properties style:font-name="Linux Libertine S.O.Cist." fo:font-size="12pt" fo:language="cs" fo:country="CZ" officeooo:rsid="00a5421e" style:font-size-asian="12pt"/>
    </style:style>
    <style:style style:name="T458" style:family="text">
      <style:text-properties style:font-name="Linux Libertine S.O.Cist." fo:font-size="12pt" fo:language="cs" fo:country="CZ" officeooo:rsid="00a5927b" style:font-size-asian="12pt"/>
    </style:style>
    <style:style style:name="T459" style:family="text">
      <style:text-properties style:font-name="Linux Libertine S.O.Cist." fo:font-size="12pt" fo:language="cs" fo:country="CZ" officeooo:rsid="00ce110f" style:font-size-asian="12pt"/>
    </style:style>
    <style:style style:name="T460" style:family="text">
      <style:text-properties style:font-name="Linux Libertine S.O.Cist." fo:font-size="12pt" fo:language="cs" fo:country="CZ" officeooo:rsid="00dd1fd1" style:font-size-asian="12pt"/>
    </style:style>
    <style:style style:name="T461" style:family="text">
      <style:text-properties style:font-name="Linux Libertine S.O.Cist." fo:font-size="12pt" fo:language="cs" fo:country="CZ" officeooo:rsid="00d80729" style:font-size-asian="12pt"/>
    </style:style>
    <style:style style:name="T462" style:family="text">
      <style:text-properties style:font-name="Linux Libertine S.O.Cist." fo:font-size="12pt" fo:language="cs" fo:country="CZ" officeooo:rsid="0335ae53" style:font-size-asian="12pt"/>
    </style:style>
    <style:style style:name="T463" style:family="text">
      <style:text-properties style:font-name="Linux Libertine S.O.Cist." fo:font-size="12pt" fo:language="cs" fo:country="CZ" officeooo:rsid="02df0aa6" style:font-size-asian="12pt"/>
    </style:style>
    <style:style style:name="T464" style:family="text">
      <style:text-properties style:font-name="Linux Libertine S.O.Cist." fo:font-size="12pt" fo:language="cs" fo:country="CZ" officeooo:rsid="03382801" style:font-size-asian="12pt"/>
    </style:style>
    <style:style style:name="T465" style:family="text">
      <style:text-properties style:font-name="Linux Libertine S.O.Cist." fo:font-size="12pt" fo:language="cs" fo:country="CZ" officeooo:rsid="010351bd" style:font-size-asian="12pt"/>
    </style:style>
    <style:style style:name="T466" style:family="text">
      <style:text-properties style:font-name="Linux Libertine S.O.Cist." fo:font-size="12pt" fo:language="cs" fo:country="CZ" officeooo:rsid="01042765" style:font-size-asian="12pt"/>
    </style:style>
    <style:style style:name="T467" style:family="text">
      <style:text-properties style:font-name="Linux Libertine S.O.Cist." fo:font-size="12pt" fo:language="cs" fo:country="CZ" officeooo:rsid="0117c802" style:font-size-asian="12pt"/>
    </style:style>
    <style:style style:name="T468" style:family="text">
      <style:text-properties style:font-name="Linux Libertine S.O.Cist." fo:font-size="12pt" fo:language="cs" fo:country="CZ" officeooo:rsid="0344dc68" style:font-size-asian="12pt"/>
    </style:style>
    <style:style style:name="T469" style:family="text">
      <style:text-properties style:font-name="Linux Libertine S.O.Cist." fo:font-size="12pt" fo:language="cs" fo:country="CZ" officeooo:rsid="034775c1" style:font-size-asian="12pt"/>
    </style:style>
    <style:style style:name="T470" style:family="text">
      <style:text-properties style:font-name="Linux Libertine S.O.Cist." fo:font-size="12pt" fo:language="cs" fo:country="CZ" officeooo:rsid="03486638" style:font-size-asian="12pt"/>
    </style:style>
    <style:style style:name="T471" style:family="text">
      <style:text-properties style:font-name="Linux Libertine S.O.Cist." fo:font-size="12pt" fo:language="cs" fo:country="CZ" officeooo:rsid="034b1395" style:font-size-asian="12pt"/>
    </style:style>
    <style:style style:name="T472" style:family="text">
      <style:text-properties style:font-name="Linux Libertine S.O.Cist." fo:font-size="12pt" fo:language="cs" fo:country="CZ" officeooo:rsid="016b9589" style:font-size-asian="12pt"/>
    </style:style>
    <style:style style:name="T473" style:family="text">
      <style:text-properties style:font-name="Linux Libertine S.O.Cist." fo:font-size="12pt" fo:language="cs" fo:country="CZ" officeooo:rsid="0305375c" style:font-size-asian="12pt"/>
    </style:style>
    <style:style style:name="T474" style:family="text">
      <style:text-properties style:font-name="Linux Libertine S.O.Cist." fo:font-size="12pt" fo:language="cs" fo:country="CZ" officeooo:rsid="016bb09e" style:font-size-asian="12pt"/>
    </style:style>
    <style:style style:name="T475" style:family="text">
      <style:text-properties style:font-name="Linux Libertine S.O.Cist." fo:font-size="12pt" fo:language="cs" fo:country="CZ" officeooo:rsid="035190e7" style:font-size-asian="12pt"/>
    </style:style>
    <style:style style:name="T476" style:family="text">
      <style:text-properties style:font-name="Linux Libertine S.O.Cist." fo:font-size="12pt" fo:language="cs" fo:country="CZ" officeooo:rsid="03642036" style:font-size-asian="12pt"/>
    </style:style>
    <style:style style:name="T477" style:family="text">
      <style:text-properties style:font-name="Linux Libertine S.O.Cist." fo:font-size="12pt" fo:language="cs" fo:country="CZ" officeooo:rsid="0374b679" style:font-size-asian="12pt"/>
    </style:style>
    <style:style style:name="T478" style:family="text">
      <style:text-properties style:font-name="Linux Libertine S.O.Cist." fo:font-size="12pt" fo:language="cs" fo:country="CZ" officeooo:rsid="0379f677" style:font-size-asian="12pt"/>
    </style:style>
    <style:style style:name="T479" style:family="text">
      <style:text-properties style:font-name="Linux Libertine S.O.Cist." fo:font-size="12pt" fo:language="cs" fo:country="CZ" officeooo:rsid="037e0d58" style:font-size-asian="12pt"/>
    </style:style>
    <style:style style:name="T480" style:family="text">
      <style:text-properties style:font-name="Linux Libertine S.O.Cist." fo:font-size="12pt" fo:language="cs" fo:country="CZ" fo:font-style="normal" officeooo:rsid="000d88e8" style:font-size-asian="12pt" style:font-style-asian="normal" style:font-size-complex="12pt" style:font-style-complex="normal"/>
    </style:style>
    <style:style style:name="T481" style:family="text">
      <style:text-properties style:font-name="Linux Libertine S.O.Cist." fo:font-size="12pt" fo:language="cs" fo:country="CZ" fo:font-style="normal" officeooo:rsid="0018ca04" style:font-size-asian="12pt" style:font-style-asian="normal" style:font-size-complex="12pt" style:font-style-complex="normal"/>
    </style:style>
    <style:style style:name="T482" style:family="text">
      <style:text-properties style:font-name="Linux Libertine S.O.Cist." fo:font-size="12pt" fo:language="cs" fo:country="CZ" fo:font-style="normal" officeooo:rsid="029c8e81" style:font-size-asian="12pt" style:font-style-asian="normal" style:font-size-complex="12pt" style:font-style-complex="normal"/>
    </style:style>
    <style:style style:name="T483" style:family="text">
      <style:text-properties style:font-name="Linux Libertine S.O.Cist." fo:font-size="12pt" fo:language="cs" fo:country="CZ" fo:font-style="normal" officeooo:rsid="007b405e" style:font-size-asian="12pt" style:font-style-asian="normal" style:font-size-complex="12pt" style:font-style-complex="normal"/>
    </style:style>
    <style:style style:name="T484" style:family="text">
      <style:text-properties style:font-name="Linux Libertine S.O.Cist." fo:font-size="12pt" fo:language="cs" fo:country="CZ" fo:font-style="normal" officeooo:rsid="03242239" style:font-size-asian="12pt" style:font-style-asian="normal" style:font-size-complex="12pt" style:font-style-complex="normal"/>
    </style:style>
    <style:style style:name="T485" style:family="text">
      <style:text-properties style:font-name="Linux Libertine S.O.Cist." fo:font-size="12pt" fo:language="cs" fo:country="CZ" fo:font-style="normal" officeooo:rsid="000f3108" style:font-size-asian="12pt" style:font-style-asian="normal" style:font-size-complex="12pt" style:font-style-complex="normal"/>
    </style:style>
    <style:style style:name="T486" style:family="text">
      <style:text-properties style:font-name="Linux Libertine S.O.Cist." fo:font-size="12pt" fo:language="cs" fo:country="CZ" fo:font-style="normal" officeooo:rsid="03205f34" style:font-size-asian="12pt" style:font-style-asian="normal" style:font-size-complex="12pt" style:font-style-complex="normal"/>
    </style:style>
    <style:style style:name="T487" style:family="text">
      <style:text-properties style:font-name="Linux Libertine S.O.Cist." fo:font-size="12pt" fo:language="cs" fo:country="CZ" fo:font-style="normal" officeooo:rsid="0083f1d8" style:font-size-asian="12pt" style:font-style-asian="normal" style:font-size-complex="12pt" style:font-style-complex="normal"/>
    </style:style>
    <style:style style:name="T488" style:family="text">
      <style:text-properties style:font-name="Linux Libertine S.O.Cist." fo:font-size="12pt" fo:language="cs" fo:country="CZ" fo:font-style="normal" officeooo:rsid="032509d9" style:font-size-asian="12pt" style:font-style-asian="normal" style:font-size-complex="12pt" style:font-style-complex="normal"/>
    </style:style>
    <style:style style:name="T489" style:family="text">
      <style:text-properties style:font-name="Linux Libertine S.O.Cist." fo:font-size="12pt" fo:language="cs" fo:country="CZ" fo:font-style="normal" officeooo:rsid="0020e13d" style:font-size-asian="12pt" style:font-style-asian="normal" style:font-size-complex="12pt" style:font-style-complex="normal"/>
    </style:style>
    <style:style style:name="T490" style:family="text">
      <style:text-properties style:font-name="Linux Libertine S.O.Cist." fo:font-size="12pt" fo:language="cs" fo:country="CZ" fo:font-style="normal" officeooo:rsid="0326d1ce" style:font-size-asian="12pt" style:font-style-asian="normal" style:font-size-complex="12pt" style:font-style-complex="normal"/>
    </style:style>
    <style:style style:name="T491" style:family="text">
      <style:text-properties style:font-name="Linux Libertine S.O.Cist." fo:font-size="12pt" fo:language="cs" fo:country="CZ" fo:font-style="normal" officeooo:rsid="0326f4de" style:font-size-asian="12pt" style:font-style-asian="normal" style:font-size-complex="12pt" style:font-style-complex="normal"/>
    </style:style>
    <style:style style:name="T492" style:family="text">
      <style:text-properties style:font-name="Linux Libertine S.O.Cist." fo:font-size="12pt" fo:language="cs" fo:country="CZ" fo:font-style="normal" officeooo:rsid="00425cc2" style:font-size-asian="12pt" style:font-style-asian="normal" style:font-size-complex="12pt" style:font-style-complex="normal"/>
    </style:style>
    <style:style style:name="T493" style:family="text">
      <style:text-properties style:font-name="Linux Libertine S.O.Cist." fo:font-size="12pt" fo:language="cs" fo:country="CZ" fo:font-style="normal" officeooo:rsid="0327ef42" style:font-size-asian="12pt" style:font-style-asian="normal" style:font-size-complex="12pt" style:font-style-complex="normal"/>
    </style:style>
    <style:style style:name="T494" style:family="text">
      <style:text-properties style:font-name="Linux Libertine S.O.Cist." fo:font-size="12pt" fo:language="cs" fo:country="CZ" fo:font-style="normal" officeooo:rsid="02a9a1d7" style:font-size-asian="12pt" style:font-style-asian="normal" style:font-size-complex="12pt" style:font-style-complex="normal"/>
    </style:style>
    <style:style style:name="T495" style:family="text">
      <style:text-properties style:font-name="Linux Libertine S.O.Cist." fo:font-size="12pt" fo:language="cs" fo:country="CZ" fo:font-style="normal" officeooo:rsid="02b5e782" style:font-size-asian="12pt" style:font-style-asian="normal" style:font-size-complex="12pt" style:font-style-complex="normal"/>
    </style:style>
    <style:style style:name="T496" style:family="text">
      <style:text-properties style:font-name="Linux Libertine S.O.Cist." fo:font-size="12pt" fo:language="cs" fo:country="CZ" fo:font-style="normal" officeooo:rsid="02ab4c86" style:font-size-asian="12pt" style:font-style-asian="normal" style:font-size-complex="12pt" style:font-style-complex="normal"/>
    </style:style>
    <style:style style:name="T497" style:family="text">
      <style:text-properties style:font-name="Linux Libertine S.O.Cist." fo:font-size="12pt" fo:language="cs" fo:country="CZ" fo:font-style="normal" officeooo:rsid="032d5c01" style:font-size-asian="12pt" style:font-style-asian="normal" style:font-size-complex="12pt" style:font-style-complex="normal"/>
    </style:style>
    <style:style style:name="T498" style:family="text">
      <style:text-properties style:font-name="Linux Libertine S.O.Cist." fo:font-size="12pt" fo:language="cs" fo:country="CZ" fo:font-style="normal" officeooo:rsid="008f0688" style:font-size-asian="12pt" style:font-style-asian="normal" style:font-size-complex="12pt" style:font-style-complex="normal"/>
    </style:style>
    <style:style style:name="T499" style:family="text">
      <style:text-properties style:font-name="Linux Libertine S.O.Cist." fo:font-size="12pt" fo:language="cs" fo:country="CZ" fo:font-style="normal" officeooo:rsid="03349775" style:font-size-asian="12pt" style:font-style-asian="normal" style:font-size-complex="12pt" style:font-style-complex="normal"/>
    </style:style>
    <style:style style:name="T500" style:family="text">
      <style:text-properties style:font-name="Linux Libertine S.O.Cist." fo:font-size="12pt" fo:language="cs" fo:country="CZ" fo:font-style="normal" officeooo:rsid="009402ed" style:font-size-asian="12pt" style:font-style-asian="normal" style:font-size-complex="12pt" style:font-style-complex="normal"/>
    </style:style>
    <style:style style:name="T501" style:family="text">
      <style:text-properties style:font-name="Linux Libertine S.O.Cist." fo:font-size="12pt" fo:language="cs" fo:country="CZ" fo:font-style="normal" officeooo:rsid="02c96eae" style:font-size-asian="12pt" style:font-style-asian="normal" style:font-size-complex="12pt" style:font-style-complex="normal"/>
    </style:style>
    <style:style style:name="T502" style:family="text">
      <style:text-properties style:font-name="Linux Libertine S.O.Cist." fo:font-size="12pt" fo:language="cs" fo:country="CZ" fo:font-style="normal" officeooo:rsid="0335f9de" style:font-size-asian="12pt" style:font-style-asian="normal" style:font-size-complex="12pt" style:font-style-complex="normal"/>
    </style:style>
    <style:style style:name="T503" style:family="text">
      <style:text-properties style:font-name="Linux Libertine S.O.Cist." fo:font-size="12pt" fo:language="cs" fo:country="CZ" fo:font-style="normal" officeooo:rsid="02dc28d6" style:font-size-asian="12pt" style:font-style-asian="normal" style:font-size-complex="12pt" style:font-style-complex="normal"/>
    </style:style>
    <style:style style:name="T504" style:family="text">
      <style:text-properties style:font-name="Linux Libertine S.O.Cist." fo:font-size="12pt" fo:language="cs" fo:country="CZ" fo:font-style="normal" officeooo:rsid="02ddafe4" style:font-size-asian="12pt" style:font-style-asian="normal" style:font-size-complex="12pt" style:font-style-complex="normal"/>
    </style:style>
    <style:style style:name="T505" style:family="text">
      <style:text-properties style:font-name="Linux Libertine S.O.Cist." fo:font-size="12pt" fo:language="cs" fo:country="CZ" fo:font-style="normal" officeooo:rsid="03382801" style:font-size-asian="12pt" style:font-style-asian="normal" style:font-size-complex="12pt" style:font-style-complex="normal"/>
    </style:style>
    <style:style style:name="T506" style:family="text">
      <style:text-properties style:font-name="Linux Libertine S.O.Cist." fo:font-size="12pt" fo:language="cs" fo:country="CZ" fo:font-style="normal" officeooo:rsid="00e7f4ed" style:font-size-asian="12pt" style:font-style-asian="normal" style:font-size-complex="12pt" style:font-style-complex="normal"/>
    </style:style>
    <style:style style:name="T507" style:family="text">
      <style:text-properties style:font-name="Linux Libertine S.O.Cist." fo:font-size="12pt" fo:language="cs" fo:country="CZ" fo:font-style="normal" officeooo:rsid="00e7398b" style:font-size-asian="12pt" style:font-style-asian="normal" style:font-size-complex="12pt" style:font-style-complex="normal"/>
    </style:style>
    <style:style style:name="T508" style:family="text">
      <style:text-properties style:font-name="Linux Libertine S.O.Cist." fo:font-size="12pt" fo:language="cs" fo:country="CZ" fo:font-style="normal" officeooo:rsid="00e98149" style:font-size-asian="12pt" style:font-style-asian="normal" style:font-size-complex="12pt" style:font-style-complex="normal"/>
    </style:style>
    <style:style style:name="T509" style:family="text">
      <style:text-properties style:font-name="Linux Libertine S.O.Cist." fo:font-size="12pt" fo:language="cs" fo:country="CZ" fo:font-style="normal" officeooo:rsid="00ef725a" style:font-size-asian="12pt" style:font-style-asian="normal" style:font-size-complex="12pt" style:font-style-complex="normal"/>
    </style:style>
    <style:style style:name="T510" style:family="text">
      <style:text-properties style:font-name="Linux Libertine S.O.Cist." fo:font-size="12pt" fo:language="cs" fo:country="CZ" fo:font-style="normal" officeooo:rsid="00eb11e4" style:font-size-asian="12pt" style:font-style-asian="normal" style:font-size-complex="12pt" style:font-style-complex="normal"/>
    </style:style>
    <style:style style:name="T511" style:family="text">
      <style:text-properties style:font-name="Linux Libertine S.O.Cist." fo:font-size="12pt" fo:language="cs" fo:country="CZ" fo:font-style="normal" officeooo:rsid="02f30bac" style:font-size-asian="12pt" style:font-style-asian="normal" style:font-size-complex="12pt" style:font-style-complex="normal"/>
    </style:style>
    <style:style style:name="T512" style:family="text">
      <style:text-properties style:font-name="Linux Libertine S.O.Cist." fo:font-size="12pt" fo:language="cs" fo:country="CZ" fo:font-style="normal" officeooo:rsid="00eb3586" style:font-size-asian="12pt" style:font-style-asian="normal" style:font-size-complex="12pt" style:font-style-complex="normal"/>
    </style:style>
    <style:style style:name="T513" style:family="text">
      <style:text-properties style:font-name="Linux Libertine S.O.Cist." fo:font-size="12pt" fo:language="cs" fo:country="CZ" fo:font-style="normal" officeooo:rsid="00eb9089" style:font-size-asian="12pt" style:font-style-asian="normal" style:font-size-complex="12pt" style:font-style-complex="normal"/>
    </style:style>
    <style:style style:name="T514" style:family="text">
      <style:text-properties style:font-name="Linux Libertine S.O.Cist." fo:font-size="12pt" fo:language="cs" fo:country="CZ" fo:font-style="normal" officeooo:rsid="00f0b2f4" style:font-size-asian="12pt" style:font-style-asian="normal" style:font-size-complex="12pt" style:font-style-complex="normal"/>
    </style:style>
    <style:style style:name="T515" style:family="text">
      <style:text-properties style:font-name="Linux Libertine S.O.Cist." fo:font-size="12pt" fo:language="cs" fo:country="CZ" fo:font-style="normal" officeooo:rsid="00ee84ac" style:font-size-asian="12pt" style:font-style-asian="normal" style:font-size-complex="12pt" style:font-style-complex="normal"/>
    </style:style>
    <style:style style:name="T516" style:family="text">
      <style:text-properties style:font-name="Linux Libertine S.O.Cist." fo:font-size="12pt" fo:language="cs" fo:country="CZ" fo:font-style="normal" officeooo:rsid="00f22c44" style:font-size-asian="12pt" style:font-style-asian="normal" style:font-size-complex="12pt" style:font-style-complex="normal"/>
    </style:style>
    <style:style style:name="T517" style:family="text">
      <style:text-properties style:font-name="Linux Libertine S.O.Cist." fo:font-size="12pt" fo:language="cs" fo:country="CZ" fo:font-style="normal" officeooo:rsid="00f77096" style:font-size-asian="12pt" style:font-style-asian="normal" style:font-size-complex="12pt" style:font-style-complex="normal"/>
    </style:style>
    <style:style style:name="T518" style:family="text">
      <style:text-properties style:font-name="Linux Libertine S.O.Cist." fo:font-size="12pt" fo:language="cs" fo:country="CZ" fo:font-style="normal" officeooo:rsid="00f4193d" style:font-size-asian="12pt" style:font-style-asian="normal" style:font-size-complex="12pt" style:font-style-complex="normal"/>
    </style:style>
    <style:style style:name="T519" style:family="text">
      <style:text-properties style:font-name="Linux Libertine S.O.Cist." fo:font-size="12pt" fo:language="cs" fo:country="CZ" fo:font-style="normal" officeooo:rsid="033b68b4" style:font-size-asian="12pt" style:font-style-asian="normal" style:font-size-complex="12pt" style:font-style-complex="normal"/>
    </style:style>
    <style:style style:name="T520" style:family="text">
      <style:text-properties style:font-name="Linux Libertine S.O.Cist." fo:font-size="12pt" fo:language="cs" fo:country="CZ" fo:font-style="normal" officeooo:rsid="00f5e22f" style:font-size-asian="12pt" style:font-style-asian="normal" style:font-size-complex="12pt" style:font-style-complex="normal"/>
    </style:style>
    <style:style style:name="T521" style:family="text">
      <style:text-properties style:font-name="Linux Libertine S.O.Cist." fo:font-size="12pt" fo:language="cs" fo:country="CZ" fo:font-style="normal" officeooo:rsid="00f7e972" style:font-size-asian="12pt" style:font-style-asian="normal" style:font-size-complex="12pt" style:font-style-complex="normal"/>
    </style:style>
    <style:style style:name="T522" style:family="text">
      <style:text-properties style:font-name="Linux Libertine S.O.Cist." fo:font-size="12pt" fo:language="cs" fo:country="CZ" fo:font-style="normal" officeooo:rsid="033df105" style:font-size-asian="12pt" style:font-style-asian="normal" style:font-size-complex="12pt" style:font-style-complex="normal"/>
    </style:style>
    <style:style style:name="T523" style:family="text">
      <style:text-properties style:font-name="Linux Libertine S.O.Cist." fo:font-size="12pt" fo:language="cs" fo:country="CZ" fo:font-style="normal" officeooo:rsid="011f90e7" style:font-size-asian="12pt" style:font-style-asian="normal" style:font-size-complex="12pt" style:font-style-complex="normal"/>
    </style:style>
    <style:style style:name="T524" style:family="text">
      <style:text-properties style:font-name="Linux Libertine S.O.Cist." fo:font-size="12pt" fo:language="cs" fo:country="CZ" fo:font-style="normal" officeooo:rsid="012ad36c" style:font-size-asian="12pt" style:font-style-asian="normal" style:font-size-complex="12pt" style:font-style-complex="normal"/>
    </style:style>
    <style:style style:name="T525" style:family="text">
      <style:text-properties style:font-name="Linux Libertine S.O.Cist." fo:font-size="12pt" fo:language="cs" fo:country="CZ" fo:font-style="normal" officeooo:rsid="0341ab8d" style:font-size-asian="12pt" style:font-style-asian="normal" style:font-size-complex="12pt" style:font-style-complex="normal"/>
    </style:style>
    <style:style style:name="T526" style:family="text">
      <style:text-properties style:font-name="Linux Libertine S.O.Cist." fo:font-size="12pt" fo:language="cs" fo:country="CZ" fo:font-style="normal" officeooo:rsid="012179c1" style:font-size-asian="12pt" style:font-style-asian="normal" style:font-size-complex="12pt" style:font-style-complex="normal"/>
    </style:style>
    <style:style style:name="T527" style:family="text">
      <style:text-properties style:font-name="Linux Libertine S.O.Cist." fo:font-size="12pt" fo:language="cs" fo:country="CZ" fo:font-style="normal" officeooo:rsid="0121905c" style:font-size-asian="12pt" style:font-style-asian="normal" style:font-size-complex="12pt" style:font-style-complex="normal"/>
    </style:style>
    <style:style style:name="T528" style:family="text">
      <style:text-properties style:font-name="Linux Libertine S.O.Cist." fo:font-size="12pt" fo:language="cs" fo:country="CZ" fo:font-style="normal" officeooo:rsid="0341b44a" style:font-size-asian="12pt" style:font-style-asian="normal" style:font-size-complex="12pt" style:font-style-complex="normal"/>
    </style:style>
    <style:style style:name="T529" style:family="text">
      <style:text-properties style:font-name="Linux Libertine S.O.Cist." fo:font-size="12pt" fo:language="cs" fo:country="CZ" fo:font-style="normal" officeooo:rsid="0121ccf8" style:font-size-asian="12pt" style:font-style-asian="normal" style:font-size-complex="12pt" style:font-style-complex="normal"/>
    </style:style>
    <style:style style:name="T530" style:family="text">
      <style:text-properties style:font-name="Linux Libertine S.O.Cist." fo:font-size="12pt" fo:language="cs" fo:country="CZ" fo:font-style="normal" officeooo:rsid="01228ffe" style:font-size-asian="12pt" style:font-style-asian="normal" style:font-size-complex="12pt" style:font-style-complex="normal"/>
    </style:style>
    <style:style style:name="T531" style:family="text">
      <style:text-properties style:font-name="Linux Libertine S.O.Cist." fo:font-size="12pt" fo:language="cs" fo:country="CZ" fo:font-style="normal" officeooo:rsid="0126ad9d" style:font-size-asian="12pt" style:font-style-asian="normal" style:font-size-complex="12pt" style:font-style-complex="normal"/>
    </style:style>
    <style:style style:name="T532" style:family="text">
      <style:text-properties style:font-name="Linux Libertine S.O.Cist." fo:font-size="12pt" fo:language="cs" fo:country="CZ" fo:font-style="normal" officeooo:rsid="0353d315" style:font-size-asian="12pt" style:font-style-asian="normal" style:font-size-complex="12pt" style:font-style-complex="normal"/>
    </style:style>
    <style:style style:name="T533" style:family="text">
      <style:text-properties style:font-name="Linux Libertine S.O.Cist." fo:font-size="12pt" fo:language="cs" fo:country="CZ" fo:font-style="normal" officeooo:rsid="03778162" style:font-size-asian="12pt" style:font-style-asian="normal" style:font-size-complex="12pt" style:font-style-complex="normal"/>
    </style:style>
    <style:style style:name="T534" style:family="text">
      <style:text-properties style:font-name="Linux Libertine S.O.Cist." fo:font-size="12pt" fo:language="cs" fo:country="CZ" fo:font-style="normal" officeooo:rsid="0377f75e" style:font-size-asian="12pt" style:font-style-asian="normal" style:font-size-complex="12pt" style:font-style-complex="normal"/>
    </style:style>
    <style:style style:name="T535" style:family="text">
      <style:text-properties style:font-name="Linux Libertine S.O.Cist." fo:font-size="12pt" fo:language="cs" fo:country="CZ" fo:font-style="normal" officeooo:rsid="037e0d58" style:font-size-asian="12pt" style:font-style-asian="normal" style:font-size-complex="12pt" style:font-style-complex="normal"/>
    </style:style>
    <style:style style:name="T536" style:family="text">
      <style:text-properties style:font-name="Linux Libertine S.O.Cist." fo:font-size="12pt" fo:language="cs" fo:country="CZ" fo:font-style="normal" officeooo:rsid="00114f56" style:font-size-asian="12pt" style:font-style-asian="normal" style:font-style-complex="normal"/>
    </style:style>
    <style:style style:name="T537" style:family="text">
      <style:text-properties style:font-name="Linux Libertine S.O.Cist." fo:font-size="12pt" fo:language="cs" fo:country="CZ" fo:font-style="normal" officeooo:rsid="029ccbc4" style:font-size-asian="12pt" style:font-style-asian="normal" style:font-style-complex="normal"/>
    </style:style>
    <style:style style:name="T538" style:family="text">
      <style:text-properties style:font-name="Linux Libertine S.O.Cist." fo:font-size="12pt" fo:language="cs" fo:country="CZ" fo:font-style="normal" officeooo:rsid="032509d9" style:font-size-asian="12pt" style:font-style-asian="normal" style:font-style-complex="normal"/>
    </style:style>
    <style:style style:name="T539" style:family="text">
      <style:text-properties style:font-name="Linux Libertine S.O.Cist." fo:font-size="12pt" fo:language="cs" fo:country="CZ" fo:font-style="normal" officeooo:rsid="0018ca04" style:font-size-asian="12pt" style:font-style-asian="normal" style:font-style-complex="normal"/>
    </style:style>
    <style:style style:name="T540" style:family="text">
      <style:text-properties style:font-name="Linux Libertine S.O.Cist." fo:font-size="12pt" fo:language="cs" fo:country="CZ" fo:font-style="normal" officeooo:rsid="0012902d" style:font-size-asian="12pt" style:font-style-asian="normal" style:font-style-complex="normal"/>
    </style:style>
    <style:style style:name="T541" style:family="text">
      <style:text-properties style:font-name="Linux Libertine S.O.Cist." fo:font-size="12pt" fo:language="cs" fo:country="CZ" fo:font-style="normal" officeooo:rsid="00286a74" style:font-size-asian="12pt" style:font-style-asian="normal" style:font-style-complex="normal"/>
    </style:style>
    <style:style style:name="T542" style:family="text">
      <style:text-properties style:font-name="Linux Libertine S.O.Cist." fo:font-size="12pt" fo:language="cs" fo:country="CZ" fo:font-style="normal" officeooo:rsid="0327c2d7" style:font-size-asian="12pt" style:font-style-asian="normal" style:font-style-complex="normal"/>
    </style:style>
    <style:style style:name="T543" style:family="text">
      <style:text-properties style:font-name="Linux Libertine S.O.Cist." fo:font-size="12pt" fo:language="cs" fo:country="CZ" fo:font-style="normal" officeooo:rsid="00547b91" style:font-size-asian="12pt" style:font-style-asian="normal" style:font-style-complex="normal"/>
    </style:style>
    <style:style style:name="T544" style:family="text">
      <style:text-properties style:font-name="Linux Libertine S.O.Cist." fo:font-size="12pt" fo:language="cs" fo:country="CZ" fo:font-style="normal" officeooo:rsid="0327ef42" style:font-size-asian="12pt" style:font-style-asian="normal" style:font-style-complex="normal"/>
    </style:style>
    <style:style style:name="T545" style:family="text">
      <style:text-properties style:font-name="Linux Libertine S.O.Cist." fo:font-size="12pt" fo:language="cs" fo:country="CZ" fo:font-style="normal" officeooo:rsid="0055f226" style:font-size-asian="12pt" style:font-style-asian="normal" style:font-style-complex="normal"/>
    </style:style>
    <style:style style:name="T546" style:family="text">
      <style:text-properties style:font-name="Linux Libertine S.O.Cist." fo:font-size="12pt" fo:language="cs" fo:country="CZ" fo:font-style="normal" officeooo:rsid="02b31637" style:font-size-asian="12pt" style:font-style-asian="normal" style:font-style-complex="normal"/>
    </style:style>
    <style:style style:name="T547" style:family="text">
      <style:text-properties style:font-name="Linux Libertine S.O.Cist." fo:font-size="12pt" fo:language="cs" fo:country="CZ" fo:font-style="normal" officeooo:rsid="032d5c01" style:font-size-asian="12pt" style:font-style-asian="normal" style:font-style-complex="normal"/>
    </style:style>
    <style:style style:name="T548" style:family="text">
      <style:text-properties style:font-name="Linux Libertine S.O.Cist." fo:font-size="12pt" fo:language="cs" fo:country="CZ" fo:font-style="normal" officeooo:rsid="032ec60d" style:font-size-asian="12pt" style:font-style-asian="normal" style:font-style-complex="normal"/>
    </style:style>
    <style:style style:name="T549" style:family="text">
      <style:text-properties style:font-name="Linux Libertine S.O.Cist." fo:font-size="12pt" fo:language="cs" fo:country="CZ" fo:font-style="normal" officeooo:rsid="03304b52" style:font-size-asian="12pt" style:font-style-asian="normal" style:font-style-complex="normal"/>
    </style:style>
    <style:style style:name="T550" style:family="text">
      <style:text-properties style:font-name="Linux Libertine S.O.Cist." fo:font-size="12pt" fo:language="cs" fo:country="CZ" fo:font-style="normal" officeooo:rsid="00a84fb4" style:font-size-asian="12pt" style:font-style-asian="normal" style:font-style-complex="normal"/>
    </style:style>
    <style:style style:name="T551" style:family="text">
      <style:text-properties style:font-name="Linux Libertine S.O.Cist." fo:font-size="12pt" fo:language="cs" fo:country="CZ" fo:font-style="normal" officeooo:rsid="02c094aa" style:font-size-asian="12pt" style:font-style-asian="normal" style:font-style-complex="normal"/>
    </style:style>
    <style:style style:name="T552" style:family="text">
      <style:text-properties style:font-name="Linux Libertine S.O.Cist." fo:font-size="12pt" fo:language="cs" fo:country="CZ" fo:font-style="normal" officeooo:rsid="0335ae53" style:font-size-asian="12pt" style:font-style-asian="normal" style:font-style-complex="normal"/>
    </style:style>
    <style:style style:name="T553" style:family="text">
      <style:text-properties style:font-name="Linux Libertine S.O.Cist." fo:font-size="12pt" fo:language="cs" fo:country="CZ" fo:font-style="normal" officeooo:rsid="00cec7ca" style:font-size-asian="12pt" style:font-style-asian="normal" style:font-style-complex="normal"/>
    </style:style>
    <style:style style:name="T554" style:family="text">
      <style:text-properties style:font-name="Linux Libertine S.O.Cist." fo:font-size="12pt" fo:language="cs" fo:country="CZ" fo:font-style="normal" officeooo:rsid="00d06614" style:font-size-asian="12pt" style:font-style-asian="normal" style:font-style-complex="normal"/>
    </style:style>
    <style:style style:name="T555" style:family="text">
      <style:text-properties style:font-name="Linux Libertine S.O.Cist." fo:font-size="12pt" fo:language="cs" fo:country="CZ" fo:font-style="normal" officeooo:rsid="00d8aa51" style:font-size-asian="12pt" style:font-style-asian="normal" style:font-style-complex="normal"/>
    </style:style>
    <style:style style:name="T556" style:family="text">
      <style:text-properties style:font-name="Linux Libertine S.O.Cist." fo:font-size="12pt" fo:language="cs" fo:country="CZ" fo:font-style="normal" officeooo:rsid="00d24218" style:font-size-asian="12pt" style:font-style-asian="normal" style:font-style-complex="normal"/>
    </style:style>
    <style:style style:name="T557" style:family="text">
      <style:text-properties style:font-name="Linux Libertine S.O.Cist." fo:font-size="12pt" fo:language="cs" fo:country="CZ" fo:font-style="normal" officeooo:rsid="02cb17f5" style:font-size-asian="12pt" style:font-style-asian="normal" style:font-style-complex="normal"/>
    </style:style>
    <style:style style:name="T558" style:family="text">
      <style:text-properties style:font-name="Linux Libertine S.O.Cist." fo:font-size="12pt" fo:language="cs" fo:country="CZ" fo:font-style="normal" officeooo:rsid="0335f9de" style:font-size-asian="12pt" style:font-style-asian="normal" style:font-style-complex="normal"/>
    </style:style>
    <style:style style:name="T559" style:family="text">
      <style:text-properties style:font-name="Linux Libertine S.O.Cist." fo:font-size="12pt" fo:language="cs" fo:country="CZ" fo:font-style="normal" officeooo:rsid="02cd1471" style:font-size-asian="12pt" style:font-style-asian="normal" style:font-style-complex="normal"/>
    </style:style>
    <style:style style:name="T560" style:family="text">
      <style:text-properties style:font-name="Linux Libertine S.O.Cist." fo:font-size="12pt" fo:language="cs" fo:country="CZ" fo:font-style="normal" officeooo:rsid="03377b78" style:font-size-asian="12pt" style:font-style-asian="normal" style:font-style-complex="normal"/>
    </style:style>
    <style:style style:name="T561" style:family="text">
      <style:text-properties style:font-name="Linux Libertine S.O.Cist." fo:font-size="12pt" fo:language="cs" fo:country="CZ" fo:font-style="normal" officeooo:rsid="02df0aa6" style:font-size-asian="12pt" style:font-style-asian="normal" style:font-style-complex="normal"/>
    </style:style>
    <style:style style:name="T562" style:family="text">
      <style:text-properties style:font-name="Linux Libertine S.O.Cist." fo:font-size="12pt" fo:language="cs" fo:country="CZ" fo:font-style="normal" officeooo:rsid="03452d69" style:font-size-asian="12pt" style:font-style-asian="normal" style:font-style-complex="normal"/>
    </style:style>
    <style:style style:name="T563" style:family="text">
      <style:text-properties style:font-name="Linux Libertine S.O.Cist." fo:font-size="12pt" fo:language="cs" fo:country="CZ" fo:font-style="normal" officeooo:rsid="00c9b207" style:font-size-asian="12pt" style:font-style-asian="normal" style:font-style-complex="normal"/>
    </style:style>
    <style:style style:name="T564" style:family="text">
      <style:text-properties style:font-name="Linux Libertine S.O.Cist." fo:font-size="12pt" fo:language="cs" fo:country="CZ" fo:font-style="normal" officeooo:rsid="03467aca" style:font-size-asian="12pt" style:font-style-asian="normal" style:font-style-complex="normal"/>
    </style:style>
    <style:style style:name="T565" style:family="text">
      <style:text-properties style:font-name="Linux Libertine S.O.Cist." fo:font-size="12pt" fo:language="cs" fo:country="CZ" fo:font-style="normal" officeooo:rsid="03493279" style:font-size-asian="12pt" style:font-style-asian="normal" style:font-style-complex="normal"/>
    </style:style>
    <style:style style:name="T566" style:family="text">
      <style:text-properties style:font-name="Linux Libertine S.O.Cist." fo:font-size="12pt" fo:language="cs" fo:country="CZ" fo:font-style="normal" officeooo:rsid="034b1395" style:font-size-asian="12pt" style:font-style-asian="normal" style:font-style-complex="normal"/>
    </style:style>
    <style:style style:name="T567" style:family="text">
      <style:text-properties style:font-name="Linux Libertine S.O.Cist." fo:font-size="12pt" fo:language="cs" fo:country="CZ" fo:font-style="normal" officeooo:rsid="034c366d" style:font-size-asian="12pt" style:font-style-asian="normal" style:font-style-complex="normal"/>
    </style:style>
    <style:style style:name="T568" style:family="text">
      <style:text-properties style:font-name="Linux Libertine S.O.Cist." fo:font-size="12pt" fo:language="cs" fo:country="CZ" fo:font-style="normal" officeooo:rsid="016bb09e" style:font-size-asian="12pt" style:font-style-asian="normal" style:font-style-complex="normal"/>
    </style:style>
    <style:style style:name="T569" style:family="text">
      <style:text-properties style:font-name="Linux Libertine S.O.Cist." fo:font-size="12pt" fo:language="cs" fo:country="CZ" fo:font-style="normal" officeooo:rsid="01798015" style:font-size-asian="12pt" style:font-style-asian="normal" style:font-style-complex="normal"/>
    </style:style>
    <style:style style:name="T570" style:family="text">
      <style:text-properties style:font-name="Linux Libertine S.O.Cist." fo:font-size="12pt" fo:language="cs" fo:country="CZ" fo:font-style="normal" officeooo:rsid="0305375c" style:font-size-asian="12pt" style:font-style-asian="normal" style:font-style-complex="normal"/>
    </style:style>
    <style:style style:name="T571" style:family="text">
      <style:text-properties style:font-name="Linux Libertine S.O.Cist." fo:font-size="12pt" fo:language="cs" fo:country="CZ" fo:font-style="normal" officeooo:rsid="035190e7" style:font-size-asian="12pt" style:font-style-asian="normal" style:font-style-complex="normal"/>
    </style:style>
    <style:style style:name="T572" style:family="text">
      <style:text-properties style:font-name="Linux Libertine S.O.Cist." fo:font-size="12pt" fo:language="cs" fo:country="CZ" fo:font-style="normal" officeooo:rsid="0365e419" style:font-size-asian="12pt" style:font-style-asian="normal" style:font-style-complex="normal"/>
    </style:style>
    <style:style style:name="T573" style:family="text">
      <style:text-properties style:font-name="Linux Libertine S.O.Cist." fo:font-size="12pt" fo:language="cs" fo:country="CZ" fo:font-style="normal" officeooo:rsid="03762543" style:font-size-asian="12pt" style:font-style-asian="normal" style:font-style-complex="normal"/>
    </style:style>
    <style:style style:name="T574" style:family="text">
      <style:text-properties style:font-name="Linux Libertine S.O.Cist." fo:font-size="12pt" fo:language="cs" fo:country="CZ" fo:font-style="normal" officeooo:rsid="0382ec5f" style:font-size-asian="12pt" style:font-style-asian="normal" style:font-style-complex="normal"/>
    </style:style>
    <style:style style:name="T575" style:family="text">
      <style:text-properties style:font-name="Linux Libertine S.O.Cist." fo:font-size="12pt" fo:language="cs" fo:country="CZ" fo:font-style="normal" officeooo:rsid="00425cc2" fo:background-color="transparent" loext:char-shading-value="0" style:font-size-asian="12pt" style:font-style-asian="normal" style:font-size-complex="12pt" style:font-style-complex="normal"/>
    </style:style>
    <style:style style:name="T576" style:family="text">
      <style:text-properties style:font-name="Linux Libertine S.O.Cist." fo:font-size="12pt" fo:language="cs" fo:country="CZ" fo:font-style="normal" officeooo:rsid="00603cf6" fo:background-color="transparent" loext:char-shading-value="0" style:font-size-asian="12pt" style:font-style-asian="normal" style:font-size-complex="12pt" style:font-style-complex="normal"/>
    </style:style>
    <style:style style:name="T577" style:family="text">
      <style:text-properties style:font-name="Linux Libertine S.O.Cist." fo:font-size="12pt" fo:language="cs" fo:country="CZ" fo:font-style="normal" style:text-underline-style="none" officeooo:rsid="03493279" style:font-size-asian="12pt" style:font-style-asian="normal" style:font-style-complex="normal"/>
    </style:style>
    <style:style style:name="T578" style:family="text">
      <style:text-properties style:font-name="Linux Libertine S.O.Cist." fo:font-size="12pt" fo:language="cs" fo:country="CZ" fo:font-style="italic" officeooo:rsid="00114f56" style:font-size-asian="12pt" style:font-style-asian="italic" style:font-style-complex="italic"/>
    </style:style>
    <style:style style:name="T579" style:family="text">
      <style:text-properties style:font-name="Linux Libertine S.O.Cist." fo:font-size="12pt" fo:language="cs" fo:country="CZ" fo:font-style="italic" officeooo:rsid="002b089a" style:font-size-asian="12pt" style:font-style-asian="italic" style:font-style-complex="italic"/>
    </style:style>
    <style:style style:name="T580" style:family="text">
      <style:text-properties style:font-name="Linux Libertine S.O.Cist." fo:font-size="12pt" fo:language="cs" fo:country="CZ" fo:font-style="italic" officeooo:rsid="002287d5" style:font-size-asian="12pt" style:font-style-asian="italic" style:font-style-complex="italic"/>
    </style:style>
    <style:style style:name="T581" style:family="text">
      <style:text-properties style:font-name="Linux Libertine S.O.Cist." fo:font-size="12pt" fo:language="cs" fo:country="CZ" fo:font-style="italic" officeooo:rsid="002d2cc6" style:font-size-asian="12pt" style:font-style-asian="italic" style:font-style-complex="italic"/>
    </style:style>
    <style:style style:name="T582" style:family="text">
      <style:text-properties style:font-name="Linux Libertine S.O.Cist." fo:font-size="12pt" fo:language="cs" fo:country="CZ" fo:font-style="italic" officeooo:rsid="0327c2d7" style:font-size-asian="12pt" style:font-style-asian="italic" style:font-style-complex="italic"/>
    </style:style>
    <style:style style:name="T583" style:family="text">
      <style:text-properties style:font-name="Linux Libertine S.O.Cist." fo:font-size="12pt" fo:language="cs" fo:country="CZ" fo:font-style="italic" officeooo:rsid="02b31637" style:font-size-asian="12pt" style:font-style-asian="italic" style:font-style-complex="italic"/>
    </style:style>
    <style:style style:name="T584" style:family="text">
      <style:text-properties style:font-name="Linux Libertine S.O.Cist." fo:font-size="12pt" fo:language="cs" fo:country="CZ" fo:font-style="italic" officeooo:rsid="02b7c52a" style:font-size-asian="12pt" style:font-style-asian="italic" style:font-style-complex="italic"/>
    </style:style>
    <style:style style:name="T585" style:family="text">
      <style:text-properties style:font-name="Linux Libertine S.O.Cist." fo:font-size="12pt" fo:language="cs" fo:country="CZ" fo:font-style="italic" officeooo:rsid="0083fde0" style:font-size-asian="12pt" style:font-style-asian="italic" style:font-style-complex="italic"/>
    </style:style>
    <style:style style:name="T586" style:family="text">
      <style:text-properties style:font-name="Linux Libertine S.O.Cist." fo:font-size="12pt" fo:language="cs" fo:country="CZ" fo:font-style="italic" officeooo:rsid="03349775" style:font-size-asian="12pt" style:font-style-asian="italic" style:font-style-complex="italic"/>
    </style:style>
    <style:style style:name="T587" style:family="text">
      <style:text-properties style:font-name="Linux Libertine S.O.Cist." fo:font-size="12pt" fo:language="cs" fo:country="CZ" fo:font-style="italic" officeooo:rsid="00a84fb4" style:font-size-asian="12pt" style:font-style-asian="italic" style:font-style-complex="italic"/>
    </style:style>
    <style:style style:name="T588" style:family="text">
      <style:text-properties style:font-name="Linux Libertine S.O.Cist." fo:font-size="12pt" fo:language="cs" fo:country="CZ" fo:font-style="italic" officeooo:rsid="00d80729" style:font-size-asian="12pt" style:font-style-asian="italic" style:font-style-complex="italic"/>
    </style:style>
    <style:style style:name="T589" style:family="text">
      <style:text-properties style:font-name="Linux Libertine S.O.Cist." fo:font-size="12pt" fo:language="cs" fo:country="CZ" fo:font-style="italic" officeooo:rsid="00cec7ca" style:font-size-asian="12pt" style:font-style-asian="italic" style:font-style-complex="italic"/>
    </style:style>
    <style:style style:name="T590" style:family="text">
      <style:text-properties style:font-name="Linux Libertine S.O.Cist." fo:font-size="12pt" fo:language="cs" fo:country="CZ" fo:font-style="italic" officeooo:rsid="02df0aa6" style:font-size-asian="12pt" style:font-style-asian="italic" style:font-style-complex="italic"/>
    </style:style>
    <style:style style:name="T591" style:family="text">
      <style:text-properties style:font-name="Linux Libertine S.O.Cist." fo:font-size="12pt" fo:language="cs" fo:country="CZ" fo:font-style="italic" officeooo:rsid="03486638" style:font-size-asian="12pt" style:font-style-asian="italic" style:font-style-complex="italic"/>
    </style:style>
    <style:style style:name="T592" style:family="text">
      <style:text-properties style:font-name="Linux Libertine S.O.Cist." fo:font-size="12pt" fo:language="cs" fo:country="CZ" fo:font-style="italic" officeooo:rsid="03493279" style:font-size-asian="12pt" style:font-style-asian="italic" style:font-style-complex="italic"/>
    </style:style>
    <style:style style:name="T593" style:family="text">
      <style:text-properties style:font-name="Linux Libertine S.O.Cist." fo:font-size="12pt" fo:language="cs" fo:country="CZ" fo:font-style="italic" officeooo:rsid="03452d69" style:font-size-asian="12pt" style:font-style-asian="italic" style:font-style-complex="italic"/>
    </style:style>
    <style:style style:name="T594" style:family="text">
      <style:text-properties style:font-name="Linux Libertine S.O.Cist." fo:font-size="12pt" fo:language="cs" fo:country="CZ" fo:font-style="italic" officeooo:rsid="034b1395" style:font-size-asian="12pt" style:font-style-asian="italic" style:font-style-complex="italic"/>
    </style:style>
    <style:style style:name="T595" style:family="text">
      <style:text-properties style:font-name="Linux Libertine S.O.Cist." fo:font-size="12pt" fo:language="cs" fo:country="CZ" fo:font-style="italic" officeooo:rsid="016bb09e" style:font-size-asian="12pt" style:font-style-asian="italic" style:font-style-complex="italic"/>
    </style:style>
    <style:style style:name="T596" style:family="text">
      <style:text-properties style:font-name="Linux Libertine S.O.Cist." fo:font-size="12pt" fo:language="cs" fo:country="CZ" fo:font-style="italic" officeooo:rsid="035190e7" style:font-size-asian="12pt" style:font-style-asian="italic" style:font-style-complex="italic"/>
    </style:style>
    <style:style style:name="T597" style:family="text">
      <style:text-properties style:font-name="Linux Libertine S.O.Cist." fo:font-size="12pt" fo:language="cs" fo:country="CZ" fo:font-style="italic" officeooo:rsid="0020e13d" style:font-size-asian="12pt" style:font-style-asian="italic" style:font-size-complex="12pt" style:font-style-complex="italic"/>
    </style:style>
    <style:style style:name="T598" style:family="text">
      <style:text-properties style:font-name="Linux Libertine S.O.Cist." fo:font-size="12pt" fo:language="cs" fo:country="CZ" fo:font-style="italic" officeooo:rsid="002b089a" style:font-size-asian="12pt" style:font-style-asian="italic" style:font-size-complex="12pt" style:font-style-complex="italic"/>
    </style:style>
    <style:style style:name="T599" style:family="text">
      <style:text-properties style:font-name="Linux Libertine S.O.Cist." fo:font-size="12pt" fo:language="cs" fo:country="CZ" fo:font-style="italic" officeooo:rsid="0326d1ce" style:font-size-asian="12pt" style:font-style-asian="italic" style:font-size-complex="12pt" style:font-style-complex="italic"/>
    </style:style>
    <style:style style:name="T600" style:family="text">
      <style:text-properties style:font-name="Linux Libertine S.O.Cist." fo:font-size="12pt" fo:language="cs" fo:country="CZ" fo:font-style="italic" officeooo:rsid="0040ede6" style:font-size-asian="12pt" style:font-style-asian="italic" style:font-size-complex="12pt" style:font-style-complex="italic"/>
    </style:style>
    <style:style style:name="T601" style:family="text">
      <style:text-properties style:font-name="Linux Libertine S.O.Cist." fo:font-size="12pt" fo:language="cs" fo:country="CZ" fo:font-style="italic" officeooo:rsid="00425cc2" style:font-size-asian="12pt" style:font-style-asian="italic" style:font-size-complex="12pt" style:font-style-complex="italic"/>
    </style:style>
    <style:style style:name="T602" style:family="text">
      <style:text-properties style:font-name="Linux Libertine S.O.Cist." fo:font-size="12pt" fo:language="cs" fo:country="CZ" fo:font-style="italic" officeooo:rsid="00607a84" style:font-size-asian="12pt" style:font-style-asian="italic" style:font-size-complex="12pt" style:font-style-complex="italic"/>
    </style:style>
    <style:style style:name="T603" style:family="text">
      <style:text-properties style:font-name="Linux Libertine S.O.Cist." fo:font-size="12pt" fo:language="cs" fo:country="CZ" fo:font-style="italic" officeooo:rsid="0327ef42" style:font-size-asian="12pt" style:font-style-asian="italic" style:font-size-complex="12pt" style:font-style-complex="italic"/>
    </style:style>
    <style:style style:name="T604" style:family="text">
      <style:text-properties style:font-name="Linux Libertine S.O.Cist." fo:font-size="12pt" fo:language="cs" fo:country="CZ" fo:font-style="italic" officeooo:rsid="02a9a1d7" style:font-size-asian="12pt" style:font-style-asian="italic" style:font-size-complex="12pt" style:font-style-complex="italic"/>
    </style:style>
    <style:style style:name="T605" style:family="text">
      <style:text-properties style:font-name="Linux Libertine S.O.Cist." fo:font-size="12pt" fo:language="cs" fo:country="CZ" fo:font-style="italic" officeooo:rsid="02b65efc" style:font-size-asian="12pt" style:font-style-asian="italic" style:font-size-complex="12pt" style:font-style-complex="italic"/>
    </style:style>
    <style:style style:name="T606" style:family="text">
      <style:text-properties style:font-name="Linux Libertine S.O.Cist." fo:font-size="12pt" fo:language="cs" fo:country="CZ" fo:font-style="italic" officeooo:rsid="008f0688" style:font-size-asian="12pt" style:font-style-asian="italic" style:font-size-complex="12pt" style:font-style-complex="italic"/>
    </style:style>
    <style:style style:name="T607" style:family="text">
      <style:text-properties style:font-name="Linux Libertine S.O.Cist." fo:font-size="12pt" fo:language="cs" fo:country="CZ" fo:font-style="italic" officeooo:rsid="009dacc4" style:font-size-asian="12pt" style:font-style-asian="italic" style:font-size-complex="12pt" style:font-style-complex="italic"/>
    </style:style>
    <style:style style:name="T608" style:family="text">
      <style:text-properties style:font-name="Linux Libertine S.O.Cist." fo:font-size="12pt" fo:language="cs" fo:country="CZ" fo:font-style="italic" officeooo:rsid="009402ed" style:font-size-asian="12pt" style:font-style-asian="italic" style:font-size-complex="12pt" style:font-style-complex="italic"/>
    </style:style>
    <style:style style:name="T609" style:family="text">
      <style:text-properties style:font-name="Linux Libertine S.O.Cist." fo:font-size="12pt" fo:language="cs" fo:country="CZ" fo:font-style="italic" officeooo:rsid="02c094aa" style:font-size-asian="12pt" style:font-style-asian="italic" style:font-size-complex="12pt" style:font-style-complex="italic"/>
    </style:style>
    <style:style style:name="T610" style:family="text">
      <style:text-properties style:font-name="Linux Libertine S.O.Cist." fo:font-size="12pt" fo:language="cs" fo:country="CZ" fo:font-style="italic" officeooo:rsid="02da0198" style:font-size-asian="12pt" style:font-style-asian="italic" style:font-size-complex="12pt" style:font-style-complex="italic"/>
    </style:style>
    <style:style style:name="T611" style:family="text">
      <style:text-properties style:font-name="Linux Libertine S.O.Cist." fo:font-size="12pt" fo:language="cs" fo:country="CZ" fo:font-style="italic" officeooo:rsid="00f5e22f" style:font-size-asian="12pt" style:font-style-asian="italic" style:font-size-complex="12pt" style:font-style-complex="italic"/>
    </style:style>
    <style:style style:name="T612" style:family="text">
      <style:text-properties style:font-name="Linux Libertine S.O.Cist." fo:font-size="12pt" fo:language="cs" fo:country="CZ" fo:font-style="italic" officeooo:rsid="00f899c1" style:font-size-asian="12pt" style:font-style-asian="italic" style:font-size-complex="12pt" style:font-style-complex="italic"/>
    </style:style>
    <style:style style:name="T613" style:family="text">
      <style:text-properties style:font-name="Linux Libertine S.O.Cist." fo:font-size="12pt" fo:language="cs" fo:country="CZ" fo:font-style="italic" officeooo:rsid="0341ab8d" style:font-size-asian="12pt" style:font-style-asian="italic" style:font-size-complex="12pt" style:font-style-complex="italic"/>
    </style:style>
    <style:style style:name="T614" style:family="text">
      <style:text-properties style:font-name="Linux Libertine S.O.Cist." fo:font-size="12pt" fo:language="cs" fo:country="CZ" fo:font-style="italic" officeooo:rsid="0150c414" style:font-size-asian="12pt" style:font-style-asian="italic" style:font-size-complex="12pt" style:font-style-complex="italic"/>
    </style:style>
    <style:style style:name="T615" style:family="text">
      <style:text-properties style:font-name="Linux Libertine S.O.Cist." fo:font-size="12pt" fo:language="cs" fo:country="CZ" fo:font-style="italic" officeooo:rsid="02778aa6" style:font-size-asian="12pt" style:font-style-asian="italic" style:font-size-complex="12pt" style:font-style-complex="italic"/>
    </style:style>
    <style:style style:name="T616" style:family="text">
      <style:text-properties style:font-name="Linux Libertine S.O.Cist." fo:font-size="12pt" fo:language="cs" fo:country="CZ" fo:font-style="italic" officeooo:rsid="0158a9b9" style:font-size-asian="12pt" style:font-style-asian="italic" style:font-size-complex="12pt" style:font-style-complex="italic"/>
    </style:style>
    <style:style style:name="T617" style:family="text">
      <style:text-properties style:font-name="Linux Libertine S.O.Cist." fo:font-size="12pt" fo:language="cs" fo:country="CZ" fo:font-style="italic" officeooo:rsid="035b912e" style:font-size-asian="12pt" style:font-style-asian="italic" style:font-size-complex="12pt" style:font-style-complex="italic"/>
    </style:style>
    <style:style style:name="T618" style:family="text">
      <style:text-properties style:font-name="Linux Libertine S.O.Cist." fo:font-size="12pt" fo:language="cs" fo:country="CZ" fo:font-style="italic" style:text-underline-style="none" officeooo:rsid="03493279" style:font-size-asian="12pt" style:font-style-asian="italic" style:font-style-complex="italic"/>
    </style:style>
    <style:style style:name="T619" style:family="text">
      <style:text-properties style:font-name="Linux Libertine S.O.Cist." fo:font-size="10pt" fo:language="cs" fo:country="CZ" fo:font-style="normal" officeooo:rsid="035190e7" style:font-size-asian="12pt" style:font-style-asian="normal" style:font-style-complex="normal"/>
    </style:style>
    <style:style style:name="T620" style:family="text">
      <style:text-properties officeooo:rsid="03230a05"/>
    </style:style>
    <style:style style:name="T621" style:family="text">
      <style:text-properties officeooo:rsid="032509d9"/>
    </style:style>
    <style:style style:name="T622" style:family="text">
      <style:text-properties officeooo:rsid="0327c2d7"/>
    </style:style>
    <style:style style:name="T623" style:family="text">
      <style:text-properties officeooo:rsid="0327ef42"/>
    </style:style>
    <style:style style:name="T624" style:family="text">
      <style:text-properties officeooo:rsid="032d5c01"/>
    </style:style>
    <style:style style:name="T625" style:family="text">
      <style:text-properties officeooo:rsid="033233d7"/>
    </style:style>
    <style:style style:name="T626" style:family="text">
      <style:text-properties officeooo:rsid="03342c07"/>
    </style:style>
    <style:style style:name="T627" style:family="text">
      <style:text-properties officeooo:rsid="03349775"/>
    </style:style>
    <style:style style:name="T628" style:family="text">
      <style:text-properties officeooo:rsid="0334d744"/>
    </style:style>
    <style:style style:name="T629" style:family="text">
      <style:text-properties officeooo:rsid="0335f9de"/>
    </style:style>
    <style:style style:name="T630" style:family="text">
      <style:text-properties officeooo:rsid="03382801"/>
    </style:style>
    <style:style style:name="T631" style:family="text">
      <style:text-properties officeooo:rsid="033a1010"/>
    </style:style>
    <style:style style:name="T632" style:family="text">
      <style:text-properties fo:language="la" fo:country="VA"/>
    </style:style>
    <style:style style:name="T633" style:family="text">
      <style:text-properties fo:language="la" fo:country="VA" officeooo:rsid="00b149ea"/>
    </style:style>
    <style:style style:name="T634" style:family="text">
      <style:text-properties officeooo:rsid="0341ab8d"/>
    </style:style>
    <style:style style:name="T635" style:family="text">
      <style:text-properties officeooo:rsid="034245ce"/>
    </style:style>
    <style:style style:name="T636" style:family="text">
      <style:text-properties officeooo:rsid="0353d315"/>
    </style:style>
    <style:style style:name="T637" style:family="text">
      <style:text-properties officeooo:rsid="0355540f"/>
    </style:style>
    <style:style style:name="T638" style:family="text">
      <style:text-properties officeooo:rsid="0356241e"/>
    </style:style>
    <style:style style:name="T639" style:family="text">
      <style:text-properties officeooo:rsid="03581cd1"/>
    </style:style>
    <style:style style:name="T640" style:family="text">
      <style:text-properties officeooo:rsid="0358e9ea"/>
    </style:style>
    <style:style style:name="T641" style:family="text">
      <style:text-properties officeooo:rsid="035b912e"/>
    </style:style>
    <style:style style:name="T642" style:family="text">
      <style:text-properties officeooo:rsid="035bfa42"/>
    </style:style>
    <style:style style:name="T643" style:family="text">
      <style:text-properties style:font-name-complex="David Libre"/>
    </style:style>
    <style:style style:name="T644" style:family="text">
      <style:text-properties officeooo:rsid="035cc481"/>
    </style:style>
    <style:style style:name="T645" style:family="text">
      <style:text-properties fo:color="#1b02fe" loext:opacity="100%"/>
    </style:style>
    <style:style style:name="T646" style:family="text">
      <style:text-properties fo:color="#1b02fe" loext:opacity="100%" officeooo:rsid="035bfa42"/>
    </style:style>
    <style:style style:name="T647" style:family="text">
      <style:text-properties officeooo:rsid="035d6c0c"/>
    </style:style>
    <style:style style:name="T648" style:family="text">
      <style:text-properties officeooo:rsid="035ed2bb"/>
    </style:style>
    <style:style style:name="T649" style:family="text">
      <style:text-properties officeooo:rsid="035f8e07"/>
    </style:style>
    <style:style style:name="T650" style:family="text">
      <style:text-properties officeooo:rsid="03618e30"/>
    </style:style>
    <style:style style:name="T651" style:family="text">
      <style:text-properties officeooo:rsid="03642036"/>
    </style:style>
    <style:style style:name="T652" style:family="text">
      <style:text-properties officeooo:rsid="03671f88"/>
    </style:style>
    <style:style style:name="T653" style:family="text">
      <style:text-properties officeooo:rsid="0369416b"/>
    </style:style>
    <style:style style:name="T654" style:family="text">
      <style:text-properties officeooo:rsid="036af325"/>
    </style:style>
    <style:style style:name="T655" style:family="text">
      <style:text-properties officeooo:rsid="0370fe61"/>
    </style:style>
    <style:style style:name="T656" style:family="text">
      <style:text-properties officeooo:rsid="0371b0d8"/>
    </style:style>
    <style:style style:name="T657" style:family="text">
      <style:text-properties officeooo:rsid="0372cf71"/>
    </style:style>
    <style:style style:name="T658" style:family="text">
      <style:text-properties officeooo:rsid="0373c1c2"/>
    </style:style>
    <style:style style:name="T659" style:family="text">
      <style:text-properties officeooo:rsid="0374b679"/>
    </style:style>
    <style:style style:name="T660" style:family="text">
      <style:text-properties officeooo:rsid="03762543"/>
    </style:style>
    <style:style style:name="T661" style:family="text">
      <style:text-properties officeooo:rsid="03778162"/>
    </style:style>
    <style:style style:name="T662" style:family="text">
      <style:text-properties officeooo:rsid="0377f75e"/>
    </style:style>
    <style:style style:name="T663" style:family="text">
      <style:text-properties officeooo:rsid="03796dca"/>
    </style:style>
    <style:style style:name="T664" style:family="text">
      <style:text-properties officeooo:rsid="037aebea"/>
    </style:style>
    <style:style style:name="T665" style:family="text">
      <style:text-properties officeooo:rsid="037caaea"/>
    </style:style>
    <style:style style:name="T666" style:family="text">
      <style:text-properties officeooo:rsid="037e0d58"/>
    </style:style>
    <style:style style:name="T667" style:family="text">
      <style:text-properties officeooo:rsid="037f4ac6"/>
    </style:style>
    <style:style style:name="T668" style:family="text">
      <style:text-properties officeooo:rsid="03807652"/>
    </style:style>
    <style:style style:name="T669" style:family="text">
      <style:text-properties officeooo:rsid="03822384"/>
    </style:style>
    <style:style style:name="T670" style:family="text">
      <style:text-properties style:text-underline-style="none" officeooo:rsid="038223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36"><text:span text:style-name="T134">P</text:span><text:span text:style-name="T2">roprium</text:span></text:p>
            <text:p text:style-name="P37"><text:span text:style-name="T145">DE TEMPORE</text:span><text:span text:style-name="T133"> </text:span></text:p>
            <text:p text:style-name="P38"><draw:frame draw:style-name="fr2" draw:name="Obrázek1" text:anchor-type="char" svg:y="0.245cm" svg:width="6.331cm" svg:height="0.273cm" draw:z-index="1"><draw:image xlink:href="Pictures/10000EFC00001328000000D4413C3C2D45011F3C.wmf" xlink:type="simple" xlink:show="embed" xlink:actuate="onLoad" draw:mime-type="image/x-wmf"/><draw:image xlink:href="Pictures/10000201000000B90000000810FE2D25AB4C3881.png" xlink:type="simple" xlink:show="embed" xlink:actuate="onLoad" draw:mime-type="image/png"/></draw:frame></text:p>
            <text:p text:style-name="P68"><text:span text:style-name="T132">I</text:span><text:span text:style-name="T131">N FESTO</text:span></text:p>
            <text:p text:style-name="P39"><text:span text:style-name="T132">S</text:span><text:span text:style-name="T4">anctissimæ </text:span><text:span text:style-name="T132">T</text:span><text:span text:style-name="T4">rinitatis</text:span></text:p>
            <text:p text:style-name="P42"><draw:frame draw:style-name="fr1" draw:name="Obrázek2" text:anchor-type="char" svg:x="7.107cm" svg:y="0.22cm" svg:width="4.292cm" svg:height="0.307cm" draw:z-index="3"><draw:image xlink:href="Pictures/100006D00000C54500000E0BC683FB34DF2CE92E.emf" xlink:type="simple" xlink:show="embed" xlink:actuate="onLoad" draw:mime-type="image/x-emf"/><draw:image xlink:href="Pictures/1000020100000775000000885733C5A8ED3C342C.png" xlink:type="simple" xlink:show="embed" xlink:actuate="onLoad" draw:mime-type="image/png"/></draw:frame></text:p>
          </table:table-cell>
          <table:covered-table-cell/>
        </table:table-row>
        <table:table-row table:style-name="Tabulka1.1">
          <table:table-cell table:style-name="Tabulka1.A1" office:value-type="string">
            <text:p text:style-name="P44">In I. Nocturno</text:p>
            <text:p text:style-name="P48">De Isaía Prophéta. </text:p>
            <text:p text:style-name="P21">Lectio j. <text:span text:style-name="T248">Cap. 6.</text:span></text:p>
            <text:p text:style-name="P83"><text:span text:style-name="T251">In</text:span> anno, quo mórtuus est rex Ozías, vidi Dóminum sedéntem super sólium excélsum et elevátum: et ea, quæ sub ipso erant, replébant templum: Séraphim stabant super illud: sex alæ uni, et sex alæ álteri: duábus velábant fáciem ejus, et duábus velábant pedes ejus, et duábus volábant. Et clamábant alter ad álterum, et dicébant: Sanctus, sanctus, sanctus, Dóminus Deus exercítuum, plena est omnis terra glória ejus. </text:p>
            <text:p text:style-name="P83"/>
          </table:table-cell>
          <table:table-cell table:style-name="Tabulka1.A1" office:value-type="string">
            <text:p text:style-name="P45"><text:s/></text:p>
            <text:p text:style-name="P5"/>
            <text:p text:style-name="P5"/>
            <text:p text:style-name="P231"><text:span text:style-name="T291">Toho</text:span><text:span text:style-name="T405"> roku, kdy zemřel král Uzijáš, spatřil jsem Panovníka. Seděl na vysokém a</text:span><text:span text:style-name="T410"> </text:span><text:span text:style-name="T405">vznosném trůnu</text:span><text:span text:style-name="T412">;</text:span><text:span text:style-name="T405"> a lem jeho roucha naplňoval chrám. </text:span><text:span text:style-name="T411">N</text:span><text:span text:style-name="T405">ad ním stáli </text:span><text:span text:style-name="T411">S</text:span><text:span text:style-name="T405">erafové: každý z</text:span><text:span text:style-name="T412"> </text:span><text:span text:style-name="T405">nich měl po šesti křídlech, dvěma si zastíral tvář, dvěma si zakrýval nohy a dvěma se nadnášel. V</text:span><text:span text:style-name="T411">o</text:span><text:span text:style-name="T405">lali jeden k</text:span><text:span text:style-name="T412"> </text:span><text:span text:style-name="T405">druhému </text:span><text:span text:style-name="T411">a pravili</text:span><text:span text:style-name="T405">: „Svatý, svatý, svatý je Hospodin </text:span><text:span text:style-name="T411">Bůh </text:span><text:span text:style-name="T405">zástupů, celá země je plná jeho slávy.“ <text:s/></text:span></text:p>
          </table:table-cell>
        </table:table-row>
        <table:table-row table:style-name="Tabulka1.1">
          <table:table-cell table:style-name="Tabulka1.A1" office:value-type="string">
            <text:p text:style-name="P22">Lectio ij.</text:p>
            <text:p text:style-name="P100">E<text:span text:style-name="T251">t</text:span> commota sunt superliminária cárdinum a voce clamántis, et domus repléta est fumo. Et dixi: Væ mihi, quia tácui, quia vir pollútus lábiis ego sum, et in médio pópuli pollúta lábia habéntis ego hábito, et Regem Dóminum exercítuum vidi óculis meis. Et volávit ad me unus de Séraphim, et in manu ejus cálculus, quem fórcipe túlerat de altári. </text:p>
            <text:p text:style-name="P100"/>
          </table:table-cell>
          <table:table-cell table:style-name="Tabulka1.A1" office:value-type="string">
            <text:p text:style-name="P2"/>
            <text:p text:style-name="P130"><text:span text:style-name="T251">Od</text:span> hlasu volajícího se pohnuly podvaly prahů a dům se naplnil dýmem. I řekl jsem: „Běda mi, jsem ztracen. Jsem člověk nečistých rtů a mezi lidem nečistých rtů bydlím, a spatřil jsem na vlastní oči Krále, Hospodina zástupů.“ Tu ke mně přiletěl jeden ze <text:span text:style-name="T336">S</text:span>erafů. V ruce měl žhavý uhlík, který vzal kleštěmi z oltáře.</text:p>
          </table:table-cell>
        </table:table-row>
        <table:table-row table:style-name="Tabulka1.1">
          <table:table-cell table:style-name="Tabulka1.A1" office:value-type="string">
            <text:p text:style-name="P22">Lectio iij.</text:p>
            <text:p text:style-name="P101">E<text:span text:style-name="T251">t</text:span> tétigit os meum, et dixit: Ecce tétigit hoc lábia tua, et auferétur iníquitas tua, et peccátum tuum mundábitur. Et audívi vocem Dómini dicéntis: Quem mittam? et quis ibit nobis? Et dixi: Ecce ego, mitte me. Et dixit: Vade, et dices pópulo huic: Audíte audiéntes, et nolíte intellígere: et vidéte visiónem, et nolíte cognóscere. </text:p>
            <text:p text:style-name="P100"/>
          </table:table-cell>
          <table:table-cell table:style-name="Tabulka1.A1" office:value-type="string">
            <text:p text:style-name="P2"/>
            <text:p text:style-name="P131"><text:span text:style-name="T336">I </text:span>dotkl se mých úst a řekl: „Hle, toto se dotklo tvých rtů, tvá vina je odňata a tvůj hřích je <text:span text:style-name="T336">očištěn</text:span>.“ Vtom jsem uslyšel hlas Panovníka: „Koho pošlu a kdo nám půjde?“ I řekl jsem: „Hle, zde jsem, pošli mne!“ Odpověděl: „Jdi a řekni tomuto lidu: ‚<text:span text:style-name="T337">Slyšte</text:span> a poslouchejte, <text:span text:style-name="T337">avšak </text:span>nic nepochopíte, dívejte se, dívejte, <text:span text:style-name="T337">avšak </text:span>nic nepoznáte.‘ </text:p>
          </table:table-cell>
        </table:table-row>
        <table:table-row table:style-name="Tabulka1.1">
          <table:table-cell table:style-name="Tabulka1.A1" office:value-type="string">
            <text:p text:style-name="P23">Lectio i<text:span text:style-name="T249">v</text:span>.</text:p>
            <text:p text:style-name="P102">E<text:span text:style-name="T251">xcæca</text:span> cor pópuli hujus, et aures ejus ággrava: et óculos ejus claude ne forte vídeat óculis suis, et áuribus suis áudiat, et corde suo intélligat, et convertátur, et sanem eum. Et dixi: Usqu<text:span text:style-name="T620">é</text:span>quo Dómine? et dixit: Donec desoléntur civitátes absque habitatóre, et domus sine hómine, et terra relinquétur desérta. Et longe fáciet Dóminus hómines, et multiplicábitur quæ derelícta fúerat in médio terrae. </text:p>
            <text:p text:style-name="P102"/>
          </table:table-cell>
          <table:table-cell table:style-name="Tabulka1.A1" office:value-type="string">
            <text:p text:style-name="P2"/>
            <text:p text:style-name="P132"><text:span text:style-name="T251">Srdce</text:span> toho lidu <text:span text:style-name="T337">oslep a</text:span> zacpi mu uši, zalep mu oči, aby očima neviděl, ušima neslyšel, srdcem nepochopil, neobrátil se a nebyl uzdraven.“ Tu jsem řekl: „<text:span text:style-name="T620">Jak d</text:span>louho ještě, Panovníku?“ Odpověděl: „Dokud nezpustnou města a nebudou bez obyvatel a<text:span text:style-name="T620"> </text:span>domy bez lidí a <text:span text:style-name="T337">země nebude zanechána ležet ladem</text:span>.“ Hospodin odvede ty lidi daleko a <text:span text:style-name="T337">rozmnoží se to, co bylo opuštěno uprostřed této země</text:span>. <text:span text:style-name="T250">(</text:span><text:span text:style-name="T91">Č</text:span><text:span text:style-name="T92">EP</text:span><text:span text:style-name="T91">, </text:span><text:span text:style-name="T90">upraveno</text:span><text:span text:style-name="T91">)</text:span></text:p>
          </table:table-cell>
        </table:table-row>
        <text:soft-page-break/>
        <table:table-row table:style-name="Tabulka1.1">
          <table:table-cell table:style-name="Tabulka1.A1" office:value-type="string">
            <text:p text:style-name="P51">In II. Nocturno</text:p>
            <text:p text:style-name="P55">Ex libro sancti Fulgéntii Epíscopi, </text:p>
            <text:p text:style-name="P55">de fide ad Petrum.</text:p>
            <text:p text:style-name="P32">Inter <text:span text:style-name="T146">o</text:span>pera <text:span text:style-name="T146">S. </text:span>August<text:span text:style-name="T146">i</text:span>ni, t. 3.</text:p>
            <text:p text:style-name="P15"><text:bookmark-start text:name="__DdeLink__2400_1673144709113111112"/><text:span text:style-name="T12">Lectio</text:span><text:bookmark-end text:name="__DdeLink__2400_1673144709113111112"/><text:span text:style-name="T12"> v.</text:span></text:p>
            <text:p text:style-name="P203"><text:span text:style-name="T327">Fides</text:span><text:span text:style-name="T125">, quam sancti Patriárchæ atque Prophétæ ante </text:span><text:span text:style-name="T126">I</text:span><text:span text:style-name="T125">ncarnatiónem Fílii Dei divínitus accepérunt, quam étiam sancti Apóstoli ab ipso Dómino in carne pósito audiérunt, et Spíritus </text:span><text:span text:style-name="T126">s</text:span><text:span text:style-name="T125">anct</text:span><text:span text:style-name="T126">i</text:span><text:span text:style-name="T125"> magistério instrúcti non solum sermóne prædicavérunt, verum étiam ad instructiónem salubérrimam posterórum scriptis suis índitam reliquérunt; unum Deum pr</text:span><text:span text:style-name="T127">ae</text:span><text:span text:style-name="T125">dicat Trinitátem, id est, Patrem, et Fílium, et Spíritum Sanctum. </text:span></text:p>
            <text:p text:style-name="P9"/>
          </table:table-cell>
          <table:table-cell table:style-name="Tabulka1.A1" office:value-type="string">
            <text:p text:style-name="P1"/>
            <text:p text:style-name="P1"/>
            <text:p text:style-name="P1"/>
            <text:p text:style-name="P1"/>
            <text:p text:style-name="P1"/>
            <text:p text:style-name="P142"><text:span text:style-name="T252">Víra</text:span><text:span text:style-name="T149">, kterou svatí Patriarchové a Proroci přijali z božské moci ještě před Vtělením Syna Božího, kterou i svatí Apoštolové uslyšeli od samotného Pána přebývajícího v těle a</text:span><text:span text:style-name="T620"> </text:span><text:span text:style-name="T149">vedeni Duchem svatým nejen slovem hlásali, ale také ku spasitelnému poučení příštích generací v</text:span><text:span text:style-name="T620"> </text:span><text:span text:style-name="T149">písemné </text:span><text:span text:style-name="T41">podobě zanechali, </text:span><text:span text:style-name="T42">nás učí</text:span><text:span text:style-name="T149">: je jeden Bůh v</text:span><text:span text:style-name="T620"> </text:span><text:span text:style-name="T149">Trojici, t</text:span><text:span text:style-name="T636">edy</text:span><text:span text:style-name="T149"> </text:span><text:span text:style-name="T93">Bůh</text:span><text:span text:style-name="T149"> Otec, Syn a Duch svatý. </text:span></text:p>
          </table:table-cell>
        </table:table-row>
        <table:table-row table:style-name="Tabulka1.1">
          <table:table-cell table:style-name="Tabulka1.A1" office:value-type="string">
            <text:p text:style-name="P18">Lectio vj.</text:p>
            <text:p text:style-name="P89"><text:span text:style-name="T251">Sed</text:span> Trínitas vera non esset, si una eadémque persóna dicerétur Pater et Fílius et Spíritus Sanctus. Si enim, sicut est Patris, et Fílii, et Spíritus Sancti una substántia, sic esset una persóna; nihil omníno esset in quo veráciter Trínitas dicerétur. Rursus quidem Trínitas esset vera, sed unus Deus Trínitas ipsa non esset, si quemádmodum Pater, et Fílius, et Spíritus Sanctus personárum sunt ab ínvicem proprietáte distíncti, sic fuíssent naturárum quoque diversitáte discréti. </text:p>
            <text:p text:style-name="P61"/>
          </table:table-cell>
          <table:table-cell table:style-name="Tabulka1.A1" office:value-type="string">
            <text:p text:style-name="P1"/>
            <text:p text:style-name="P209"><text:span text:style-name="T309">Avšak</text:span><text:span text:style-name="T480"> Trojice by nebyla opravdová, pokud by se jedna a tatáž osoba nazývala Otec, Syn a Duch svatý. </text:span><text:span text:style-name="T481">T</text:span><text:span text:style-name="T480">edy </text:span><text:span text:style-name="T481">p</text:span><text:span text:style-name="T480">okud, jako je Otec, Syn a Duch svatý jedné podstaty, by byli i jed</text:span><text:span text:style-name="T532">i</text:span><text:span text:style-name="T480">n</text:span><text:span text:style-name="T481">ou</text:span><text:span text:style-name="T480"> osob</text:span><text:span text:style-name="T481">ou</text:span><text:span text:style-name="T480">. To by ovšem vůbec nebylo nic </text:span><text:span text:style-name="T482">takového</text:span><text:span text:style-name="T480">, co </text:span><text:span text:style-name="T482">v</text:span><text:span text:style-name="T481">pravdě</text:span><text:span text:style-name="T480"> nazýváme Trojicí. Naopak by to sice byla opravdová Trojice</text:span><text:span text:style-name="T483">, </text:span><text:span text:style-name="T480">avšak </text:span><text:span text:style-name="T484">nebyla by to jediná Boží</text:span><text:span text:style-name="T480"> Trojic</text:span><text:span text:style-name="T484">e</text:span><text:span text:style-name="T480">, </text:span><text:span text:style-name="T482">p</text:span><text:span text:style-name="T480">okud </text:span><text:span text:style-name="T482">by se, stejně jako </text:span><text:span text:style-name="T480">s</text:span><text:span text:style-name="T481">e </text:span><text:span text:style-name="T480">Otec, Syn a Duch svatý</text:span><text:span text:style-name="T482"> </text:span><text:span text:style-name="T480">od sebe navzájem </text:span><text:span text:style-name="T481">liší</text:span><text:span text:style-name="T480"> </text:span><text:span text:style-name="T482">v </text:span><text:span text:style-name="T480">osobě i vlastnost</text:span><text:span text:style-name="T482">ech</text:span><text:span text:style-name="T480">, </text:span><text:span text:style-name="T482">od sebe </text:span><text:span text:style-name="T480">takto liš</text:span><text:span text:style-name="T482">ili</text:span><text:span text:style-name="T480"> </text:span><text:span text:style-name="T481">i</text:span><text:span text:style-name="T480"> v přirozenosti. </text:span></text:p>
          </table:table-cell>
        </table:table-row>
        <table:table-row table:style-name="Tabulka1.1">
          <table:table-cell table:style-name="Tabulka1.A1" office:value-type="string">
            <text:p text:style-name="P18">Lectio vij.</text:p>
            <text:p text:style-name="P93"><text:span text:style-name="T251">Sed</text:span> quia in illo uno vero Deo Trinitáte, non solum quod unus Deus est, sed étiam quod Trínitas est, naturáliter verum est; proptérea ipse verus Deus in persónis Trínitas est, et in una natúra unus est. Per hanc unitátem naturálem totus Pater in Fílio et Spíritu Sancto est, totus Fílius in Patre et Spíritu Sancto est, totus quoque Spíritus Sanctus in Patre et Fílio.</text:p>
            <text:p text:style-name="P12"/>
          </table:table-cell>
          <table:table-cell table:style-name="Tabulka1.A1" office:value-type="string">
            <text:p text:style-name="P1"/>
            <text:p text:style-name="P210"><text:span text:style-name="T292">Protože</text:span><text:span text:style-name="T413"> však v </text:span><text:span text:style-name="T414">jediné pravé Boží </text:span><text:span text:style-name="T413">Trojici přirozeně platí, že </text:span><text:span text:style-name="T414">tato </text:span><text:span text:style-name="T413">není jen jeden Bůh, ale</text:span><text:span text:style-name="T415"> </text:span><text:span text:style-name="T413">také</text:span><text:span text:style-name="T414"> celá </text:span><text:span text:style-name="T413">Trojice, proto je </text:span><text:span text:style-name="T414">také pravda, že </text:span><text:span text:style-name="T413">sám pravý Bůh </text:span><text:span text:style-name="T414">je ve třech</text:span><text:span text:style-name="T413"> osobách </text:span><text:span text:style-name="T414">také </text:span><text:span text:style-name="T413">Trojice, avšak </text:span><text:span text:style-name="T414">v jediné a stejné </text:span><text:span text:style-name="T413">přirozenosti je jed</text:span><text:span text:style-name="T414">e</text:span><text:span text:style-name="T413">n. Skrze tuto jednotu v přirozenosti je celý Otec v Synu i Duchu svatém, celý Syn v Otci i Duchu svatém a</text:span><text:span text:style-name="T408"> </text:span><text:span text:style-name="T414">stejně </text:span><text:span text:style-name="T413">tak celý Duch svatý v Otci i Synu. <text:s/></text:span></text:p>
          </table:table-cell>
        </table:table-row>
        <table:table-row table:style-name="Tabulka1.1">
          <table:table-cell table:style-name="Tabulka1.A1" office:value-type="string">
            <text:p text:style-name="P18">Lectio viij.</text:p>
            <text:p text:style-name="P209"><text:span text:style-name="T328">Nullus</text:span><text:span text:style-name="T351"> horum extra quémlibet ipsórum est: quia nemo </text:span><text:span text:style-name="T352">á</text:span><text:span text:style-name="T351">lium aut præcédit æternitáte, aut excédit magnitúdine, aut súperat potestáte: quia nec Fílio nec Spíritu Sancto, quantum ad natúræ divínæ unitátem pértinet, aut antérior aut major Pater est; nec Fílii ætérnitas atque imménsitas, velut antérior aut major, Spíritus Sancti immensitátem æternitatémque aut præcédere aut excédere naturáliter potest.</text:span></text:p>
            <text:p text:style-name="P96"/>
          </table:table-cell>
          <table:table-cell table:style-name="Tabulka1.A1" office:value-type="string">
            <text:p text:style-name="P1"/>
            <text:p text:style-name="P209"><text:span text:style-name="T310">Žádný</text:span><text:span text:style-name="T485"> z nich neexistuje </text:span><text:span text:style-name="T488">vně</text:span><text:span text:style-name="T485"> kteréhokoliv z</text:span><text:span text:style-name="T486"> </text:span><text:span text:style-name="T485">ostatních, neboť žádný jiného nepředchází ve věč</text:span><text:span text:style-name="T488">­</text:span><text:span text:style-name="T485">nosti,</text:span><text:span text:style-name="T487"> </text:span><text:span text:style-name="T485">ani nepřevyšuje velikostí, ani nepřekonává mocností, neboť co se jednoty božské přirozenost</text:span><text:span text:style-name="T482">i</text:span><text:span text:style-name="T485"> týče, nenáleží Synu ani Duchu svatému býti větší nebo dříve než Otec, ani věčnost a nesmírnost Synova, jako by snad byl větší nebo přišel dříve, nemůže již od přirozenosti převýšit nesmírnost ani věčnost Ducha svatého. </text:span></text:p>
          </table:table-cell>
        </table:table-row>
        <table:table-row table:style-name="Tabulka1.1">
          <table:table-cell table:style-name="Tabulka1.A1" office:value-type="string">
            <text:p text:style-name="P51">In III. Nocturno</text:p>
            <text:p text:style-name="P15"><text:span text:style-name="T118">Léctio sancti Evangélii secúndum </text:span><text:span text:style-name="T119">Matthæum</text:span><text:span text:style-name="T118">.</text:span><text:span text:style-name="T12"> </text:span></text:p>
            <text:p text:style-name="P26"><text:soft-page-break/>Lectio ix. Cap. <text:span text:style-name="T130">16</text:span>.</text:p>
            <text:p text:style-name="P109"><text:span text:style-name="T251">In</text:span> illo témpore: Dixit Jesus discípulis suis: Dáta est mihi omnis potéstas in cælo et in terra. Eúntes ergo docéte omnes Gentes, baptizántes eos in nómine Patris, et Fílii, et Spíritus Sancti. Et réliqua.</text:p>
            <text:p text:style-name="P64"/>
            <text:p text:style-name="P15"><text:span text:style-name="T13">Homilía sancti Gregórii Nazianzéni</text:span><text:span text:style-name="T118">.</text:span></text:p>
            <text:p text:style-name="P29">In Tract. de <text:span text:style-name="T147">F</text:span>ide <text:span text:style-name="T147">Orat. 49</text:span>.</text:p>
            <text:p text:style-name="P113"><text:span text:style-name="T251">Quis</text:span> <text:span text:style-name="T147">C</text:span>atholicórum ignórat Patrem vere esse Patrem, Fílium vere esse Fílium, et Spíritum Sanctum vere esse Spíritum Sanctum? sicut ipse Dóminus ad Apóstolos suos dicit: Euntes baptizáte omnes gentes in nómine Patris, et Fílii, et Spíritus Sancti. Hæc est perfécta Trínitas in unitáte consístens, quam scílicet uníus substántiæ profitémur. </text:p>
            <text:p text:style-name="P64"/>
          </table:table-cell>
          <table:table-cell table:style-name="Tabulka1.A1" office:value-type="string">
            <text:p text:style-name="P1"/>
            <text:p text:style-name="P1"/>
            <text:p text:style-name="P1"/>
            <text:p text:style-name="P1"><text:soft-page-break/></text:p>
            <text:p text:style-name="P198"><text:span text:style-name="T254">Z</text:span><text:span text:style-name="T253">a</text:span><text:span text:style-name="T14"> onoho času ř</text:span><text:span text:style-name="T18">ekl</text:span><text:span text:style-name="T16"> </text:span><text:span text:style-name="T17">Ježíš </text:span><text:span text:style-name="T18">svým učedníkům: „</text:span><text:span text:style-name="T31">Je mi d</text:span><text:span text:style-name="T18">ána v</text:span><text:span text:style-name="T31">eškerá</text:span><text:span text:style-name="T18"> moc na nebi i na zemi. Jděte tedy, učte všechny národy a křtěte je ve jménu Otce i Syna i Ducha svatého.“ A ostatní</text:span><text:span text:style-name="T16">.</text:span></text:p>
            <text:p text:style-name="P1"/>
            <text:p text:style-name="P1"/>
            <text:p text:style-name="P1"/>
            <text:p text:style-name="P158"><text:span text:style-name="T255">Kdo</text:span><text:span text:style-name="T150"> z Katolických Křesťanů by nevěděl</text:span>, ž<text:span text:style-name="T150">e Otec vpravdě je Otcem, Syn vpravdě je Synem a Duch svatý vpravdě je Duchem svatým? Proto také sám Pán řekl svým Apoštolům: „Jděte a křtěte všechny národy ve jménu Otce, Syna i Ducha svatého.“ Toto je dokonalá Trojice, která spočívá v jednotě, tedy v jediné podstatě, jak vyznáváme.</text:span></text:p>
          </table:table-cell>
        </table:table-row>
        <table:table-row table:style-name="Tabulka1.1">
          <table:table-cell table:style-name="Tabulka1.A1" office:value-type="string">
            <text:p text:style-name="P26">Lectio x.</text:p>
            <text:p text:style-name="P117"><text:span text:style-name="T251">Non</text:span> enim nos secúndum córporum conditió-nem, divisiónem in Deo fácimus; sed secúndum divínæ natúræ poténtiam, quæ in matéria non est, et nóminum persónas vere constáre crédimus, et unitátem divinitátis esse testámur. Nec extensió-nem partis alicújus ex parte, ut quidam putavérunt, Dei Fílium dícimus: nec verbum sine re, velut sonum vocis, accípimus: sed tria nómina et tres persónas uníus esse esséntiæ, uníus <text:span text:style-name="T151">M</text:span>ajestátis atque poténtiæ crédimus. </text:p>
            <text:p text:style-name="P64"/>
          </table:table-cell>
          <table:table-cell table:style-name="Tabulka1.A1" office:value-type="string">
            <text:p text:style-name="P1"/>
            <text:p text:style-name="P211"><text:span text:style-name="T321">My</text:span><text:span text:style-name="T536"> totiž nerozlišujeme Boha </text:span><text:span text:style-name="T578">a jeho osoby </text:span><text:span text:style-name="T536">podle vzhledu jejich těla, ale podle moci božské přirozenosti, která nespočívá ve hmotě, a věříme, že vyjmenované osoby opravdu existují a vyznáváme jednot</text:span><text:span text:style-name="T537">u</text:span><text:span text:style-name="T536"> božství. Neříkáme, jak si někteří mysleli, že Boží Syn </text:span><text:span text:style-name="T537">je částečným rozšířením</text:span><text:span text:style-name="T536"> z nějaké části jiné osoby, ani nepřijímáme, že </text:span><text:span text:style-name="T538">by byl pouhým</text:span><text:span text:style-name="T536"> slov</text:span><text:span text:style-name="T539">em</text:span><text:span text:style-name="T536"> bez úč</text:span><text:span text:style-name="T540">inku, jako zvuk hlasu, </text:span><text:span text:style-name="T538">nýbrž</text:span><text:span text:style-name="T540"> věříme, že tři jména a tři osoby jsou jediného bytí, jediné Vznešenosti a moci. </text:span></text:p>
          </table:table-cell>
        </table:table-row>
        <table:table-row table:style-name="Tabulka1.1">
          <table:table-cell table:style-name="Tabulka1.A1" office:value-type="string">
            <text:p text:style-name="P26">Lectio xj.</text:p>
            <text:p text:style-name="P120"><text:span text:style-name="T251">Et</text:span> ideo unum Deum confitémur: quia únitas <text:span text:style-name="T148">M</text:span>ajestátis, plúrium vocábulo <text:span text:style-name="T148">D</text:span>eos próhibet appellári. Dénique Patrem et Fílium cathólice nominámus; duos autem Deos dícere, nec póssumus, nec debémus. Non quod Fílius Dei Deus non sit, immo verus Deus de Deo vero; sed quia non aliúnde, quam de ipso uno Patre, Dei Fílium nóvimus, perínde unum Deum dícimus.</text:p>
            <text:p text:style-name="P64"/>
          </table:table-cell>
          <table:table-cell table:style-name="Tabulka1.A1" office:value-type="string">
            <text:p text:style-name="P1"/>
            <text:p text:style-name="P159">A proto vyznáváme jediného Boha, neboť jednota Vznešenosti nám zakazuje nazývat jej Bohy v množném čísle. Takže Otce a Syna společně jmenujeme, nazývati jej dvěma Bohy však nemůžeme a nesmíme. Ne, že by <text:span text:style-name="T621">snad </text:span>Syn Boží nebyl Bohem, on je dokonce pravý Bůh z pravého Boha, protože však víme, že Syn Boží pochází pouze ze samotného jediného Otce, mluvíme o jediném Bohu.</text:p>
          </table:table-cell>
        </table:table-row>
        <table:table-row table:style-name="Tabulka1.1">
          <table:table-cell table:style-name="Tabulka1.A1" office:value-type="string">
            <text:p text:style-name="P26">Lectio xij.</text:p>
            <text:p text:style-name="P123"><text:span text:style-name="T251">Hoc</text:span> enim Prophétæ, hoc Apóstoli tradidérunt: hoc ipse Dóminus dócuit, cum dicit: Ego et Pater unum sumus. Unum ad unitátem divinitátis, ut dixi, refert: Sumus autem, persónis assígnat. <text:span text:style-name="T148">Sic et Apóstolus ait: Unus est, inquit, Deus Pater, ex quo ómnia, et nos in ipso. Et unus Dóminus Jesus Christus, per quem ómnia, et nos per ipsum, sed non in ómnibus est sciéntia. </text:span></text:p>
            <text:p text:style-name="P64"/>
          </table:table-cell>
          <table:table-cell table:style-name="Tabulka1.A1" office:value-type="string">
            <text:p text:style-name="P1"/>
            <text:p text:style-name="P171"><text:span text:style-name="T256">Toto</text:span><text:span text:style-name="T151"> tedy předávali dále Proroci i Apoštolové, toto sám Pán vyučoval, když říkal: „Já a Otec jedno jsme.“ </text:span><text:span text:style-name="T68">Slovo</text:span><text:span text:style-name="T151"> </text:span><text:span text:style-name="T152">jedno</text:span><text:span text:style-name="T135">, jak jsem již řekl,</text:span><text:span text:style-name="T151"> poukazuje na jednotu božství, </text:span><text:span text:style-name="T68">slovem</text:span><text:span text:style-name="T151"> </text:span><text:span text:style-name="T152">jsme</text:span><text:span text:style-name="T135"> poukazuje na </text:span><text:span text:style-name="T117">více</text:span><text:span text:style-name="T135"> osob. Tak praví i Apoštol: „Jeden </text:span><text:span text:style-name="T144">je</text:span><text:span text:style-name="T135"> Bůh Otec, </text:span><text:span text:style-name="T144">z</text:span><text:span text:style-name="T135"> něhož všec</text:span><text:span text:style-name="T143">hn</text:span><text:span text:style-name="T135">o </text:span><text:span text:style-name="T144">vychází</text:span><text:span text:style-name="T135">, a my </text:span><text:span text:style-name="T144">jsme </text:span><text:span text:style-name="T141">v</text:span><text:span text:style-name="T135"> ně</text:span><text:span text:style-name="T141">m</text:span><text:span text:style-name="T135">. </text:span><text:span text:style-name="T136">A</text:span><text:span text:style-name="T142"> </text:span><text:span text:style-name="T135">jediný Pán </text:span><text:span text:style-name="T141">je </text:span><text:span text:style-name="T135">Ježíš Kristus, skrze něhož všec</text:span><text:span text:style-name="T143">hn</text:span><text:span text:style-name="T135">o </text:span><text:span text:style-name="T144">vychází</text:span><text:span text:style-name="T135">, </text:span><text:span text:style-name="T137">a</text:span><text:span text:style-name="T135"> my jsme</text:span><text:span text:style-name="T116"> </text:span><text:span text:style-name="T135">skrze něho.</text:span><text:span text:style-name="T143">"</text:span><text:span text:style-name="T135"> Avšak ne všichni to</text:span><text:span text:style-name="T141">to</text:span><text:span text:style-name="T135"> znají. </text:span></text:p>
          </table:table-cell>
        </table:table-row>
        <table:table-row table:style-name="Tabulka1.1">
          <table:table-cell table:style-name="Tabulka1.A1" table:number-columns-spanned="2" office:value-type="string">
            <text:p text:style-name="P71"><text:span text:style-name="T154">I</text:span><text:span text:style-name="T153">N FESTO</text:span></text:p>
            <text:p text:style-name="P40"><text:soft-page-break/><text:span text:style-name="T138">C</text:span><text:span text:style-name="T3">orporis</text:span><text:span text:style-name="T4"> </text:span><text:span text:style-name="T138">C</text:span><text:span text:style-name="T3">hristi</text:span></text:p>
            <text:p text:style-name="P42"><draw:frame draw:style-name="fr1" draw:name="Obrázek3" text:anchor-type="char" svg:x="7.107cm" svg:y="0.22cm" svg:width="4.292cm" svg:height="0.307cm" draw:z-index="2"><draw:image xlink:href="Pictures/100006D00000C54500000E0BC683FB34DF2CE92E.emf" xlink:type="simple" xlink:show="embed" xlink:actuate="onLoad" draw:mime-type="image/x-emf"/><draw:image xlink:href="Pictures/1000020100000775000000885733C5A8ED3C342C.png" xlink:type="simple" xlink:show="embed" xlink:actuate="onLoad" draw:mime-type="image/png"/></draw:frame></text:p>
          </table:table-cell>
          <table:covered-table-cell/>
        </table:table-row>
        <table:table-row table:style-name="Tabulka1.1">
          <table:table-cell table:style-name="Tabulka1.A1" office:value-type="string">
            <text:p text:style-name="P46">In I. Nocturno</text:p>
            <text:p text:style-name="P49">De Epístola prima beáti Pauli Apóstoli</text:p>
            <text:p text:style-name="P49">ad Corínthios.</text:p>
            <text:p text:style-name="P24">Lectio j. <text:span text:style-name="T248">Cap. 11.</text:span></text:p>
            <text:p text:style-name="P84"><text:span text:style-name="T251">Conveniéntibus</text:span> vobis in unum, jam non est Domínicam cœnam manducáre. Unusquísque enim suam cœnam praesúmit ad manducándum. Et álius quidem ésurit: álius autem ébrius est. Numquid domos non habétis ad manducándum, et bibéndum? aut Ecclésiam Dei contémnitis, et confúnditis eos, qui non habent? Quid dicam vobis? Laudo vos? in hoc non laudo. </text:p>
            <text:p text:style-name="P84"/>
          </table:table-cell>
          <table:table-cell table:style-name="Tabulka1.A1" office:value-type="string">
            <text:p text:style-name="P6"/>
            <text:p text:style-name="P6"/>
            <text:p text:style-name="P6"/>
            <text:p text:style-name="P6"/>
            <text:p text:style-name="P143"><text:span text:style-name="T251">Když</text:span> se však shromažďujete <text:span text:style-name="T339">vy</text:span>, není to už společenství večeře Páně: každý <text:span text:style-name="T339">z vás má tu troufalost, že </text:span>hned <text:span text:style-name="T339">začne jíst </text:span>sv<text:span text:style-name="T339">ou</text:span> večeř<text:span text:style-name="T339">i</text:span>, a jeden má <text:span text:style-name="T339">třeba </text:span>hlad, druhý se opije. Což nemáte své domácnosti, kde byste jedli a pili? Či snad pohrdáte <text:span text:style-name="T339">C</text:span>írkví Boží a chcete zahanbit ty, kteří nic nemají? Co vám mám říci? Mám vás snad pochválit? Za to vás nechválím! <text:s text:c="2"/></text:p>
          </table:table-cell>
        </table:table-row>
        <table:table-row table:style-name="Tabulka1.1">
          <table:table-cell table:style-name="Tabulka1.A1" office:value-type="string">
            <text:p text:style-name="P24">Lectio ij.</text:p>
            <text:p text:style-name="P103"><text:span text:style-name="T251">Ego</text:span> enim accépi a Dómino quod et trádidi vobis, quóniam Dóminus Jesus in qua nocte tradebátur, accépit panem, et grátias agens fregit, et dixit: Accípite, et manducáte: hoc est corpus meum, quod pro vobis tradétur: hoc fácite in meam commemoratiónem. Simíliter et cálicem postquam c<text:span text:style-name="T404">oe</text:span>návit, dicens: Hic calix novum Testaméntum est in meo sánguine. Hoc fácite quotiescúmque bibétis, in meam commemoratiónem. </text:p>
            <text:p text:style-name="P103"/>
          </table:table-cell>
          <table:table-cell table:style-name="Tabulka1.A1" office:value-type="string">
            <text:p text:style-name="P3"/>
            <text:p text:style-name="P133"><text:span text:style-name="T251">Já</text:span> jsem přijal od Pána, co jsem vám také <text:span text:style-name="T339">pře</text:span>dal: Pán Ježíš v tu noc, kdy byl zrazen, vzal chléb, <text:s/>vzdal díky, lámal jej a řekl: „Vezměte <text:span text:style-name="T339">a</text:span> jezte, <text:span text:style-name="T339">t</text:span>oto jest mé tělo, které se za vás vydává; to čiňte na mou památku.“ <text:span text:style-name="T339">Podobně </text:span>vzal po večeři i kalich a řekl: „Tento kalich je nová <text:span text:style-name="T339">S</text:span>mlouva, zpečetěná mou krví. <text:span text:style-name="T339">T</text:span>o čiňte, kdykoli budete píti, na mou památku.“</text:p>
          </table:table-cell>
        </table:table-row>
        <table:table-row table:style-name="Tabulka1.1">
          <table:table-cell table:style-name="Tabulka1.A1" office:value-type="string">
            <text:p text:style-name="P24">Lectio iij.</text:p>
            <text:p text:style-name="P103"><text:span text:style-name="T251">Quotiescúmque</text:span> enim manducábitis panem hunc, et cálicem bibétis: mortem Dómini annuntiá-bitis donec véniat. Itaque quicúmque manducáverit panem hunc, vel bíberit cálicem Dómini indígne: reus erit córporis et sánguinis Dómini. </text:p>
            <text:p text:style-name="P103"/>
          </table:table-cell>
          <table:table-cell table:style-name="Tabulka1.A1" office:value-type="string">
            <text:p text:style-name="P3"/>
            <text:p text:style-name="P133"><text:span text:style-name="T251">Kdykoli</text:span> tedy <text:span text:style-name="T339">budete jíst </text:span>tento chléb a p<text:span text:style-name="T339">ít</text:span> tento kalich, <text:span text:style-name="T339">budete </text:span>zvěst<text:span text:style-name="T339">ovat</text:span> smrt Páně, dokud on nepřijde. Kdo by tedy jedl tento chléb a pil kalich Páně nehodně, proviní se proti tělu a krvi Páně.</text:p>
          </table:table-cell>
        </table:table-row>
        <table:table-row table:style-name="Tabulka1.1">
          <table:table-cell table:style-name="Tabulka1.A1" office:value-type="string">
            <text:p text:style-name="P24">Lectio i<text:span text:style-name="T249">v</text:span>.</text:p>
            <text:p text:style-name="P103"><text:span text:style-name="T251">Probet</text:span> autem seípsum homo: et sic de pane illo edat, et de cálice bibat. Qui enim mandúcat, et bibit indígne, judícium sibi mandúcat, et bibit: non dijúdicans corpus Dómini. Ideo inter vos multi infírmi et imbecílles, et dórmiunt multi. Quod si nosmetípsos dijudicarémus, non útique judicarémur. Dum judicámur autem, a Dómino corrípimur, ut non cum hoc mundo damnémur. </text:p>
            <text:p text:style-name="P103"/>
          </table:table-cell>
          <table:table-cell table:style-name="Tabulka1.A1" office:value-type="string">
            <text:p text:style-name="P3"/>
            <text:p text:style-name="P134"><text:span text:style-name="T251">Nechť</text:span> <text:span text:style-name="T339">tedy </text:span>každý sám sebe zkoumá, <text:span text:style-name="T650">a teprve potom</text:span> jí tento chléb a pije z tohoto kalicha. Kdo jí a pije <text:span text:style-name="T339">nehodně,</text:span> jí a pije sám sobě odsouzení, <text:span text:style-name="T340">neboť nesmýšlí správně o tělu Páně</text:span>. Proto je mezi vámi tolik slabých a nemocných, a mnozí umírají. Kdyby<text:span text:style-name="T650">­</text:span>chom <text:span text:style-name="T340">od</text:span>soudili sami sebe, nebyli bychom souzeni. Když nás však soudí Pán, je to k naší nápravě, abychom nebyli odsouzeni spolu se světem. </text:p>
            <text:p text:style-name="P75"><text:span text:style-name="T250">(</text:span><text:span text:style-name="T91">Č</text:span><text:span text:style-name="T92">EP</text:span><text:span text:style-name="T91">, </text:span><text:span text:style-name="T90">upraveno</text:span><text:span text:style-name="T91">)</text:span></text:p>
          </table:table-cell>
        </table:table-row>
        <table:table-row table:style-name="Tabulka1.1">
          <table:table-cell table:style-name="Tabulka1.A1" office:value-type="string">
            <text:p text:style-name="P52">In II. Nocturno</text:p>
            <text:p text:style-name="P56">Sermo sancti Thomæ Aquinátis.</text:p>
            <text:p text:style-name="P33">In <text:span text:style-name="T159">Opusc. 57</text:span>.</text:p>
            <text:p text:style-name="P16"><text:bookmark-start text:name="__DdeLink__2400_16731447091131111121"/><text:span text:style-name="T12">Lectio</text:span><text:bookmark-end text:name="__DdeLink__2400_16731447091131111121"/><text:span text:style-name="T12"> v.</text:span></text:p>
            <text:p text:style-name="P127"><text:soft-page-break/><text:span text:style-name="T251">Imménsa</text:span> div<text:span text:style-name="T159">í</text:span>næ largitátis benefícia, exhíbita pópulo <text:span text:style-name="T159">C</text:span>hristiáno, inæstimábilem ei cónferunt dignitátem. Neque enim est, aut fuit aliquándo tam grandis nátio, quæ <text:span text:style-name="T159">há</text:span>beat deos appropinquántes sibi, sicut adest nobis Deus noster. Unigénitus síquidem Dei Fílius, suæ divinitátis volens nos esse partícipes, natúram nostram assúmpsit, ut hómines deos fáceret, factus homo. Et hoc ínsuper, quod de nostro assúmpsit, totum nobis cóntulit ad salútem. </text:p>
            <text:p text:style-name="P10"/>
          </table:table-cell>
          <table:table-cell table:style-name="Tabulka1.A1" office:value-type="string">
            <text:p text:style-name="P3"/>
            <text:p text:style-name="P3"/>
            <text:p text:style-name="P3"/>
            <text:p text:style-name="P3"/>
            <text:p text:style-name="P204"><text:soft-page-break/><text:span text:style-name="T293">Nesmírné</text:span><text:span text:style-name="T416"> dary božské štědrosti, které obdržel křesťanský lid, mu </text:span><text:span text:style-name="T417">udělily</text:span><text:span text:style-name="T416"> </text:span><text:span text:style-name="T418">nedocenitelnou</text:span><text:span text:style-name="T416"> důstojnost. Žádný </text:span><text:span text:style-name="T418">jiný </text:span><text:span text:style-name="T416">národ totiž není ani kdy nebyl tak veliký, že by se mu jejich bohové přiblížili tak, jak</text:span><text:span text:style-name="T407">o</text:span><text:span text:style-name="T416"> </text:span><text:span text:style-name="T407">se nám přiblížil </text:span><text:span text:style-name="T416">náš Bůh. </text:span><text:span text:style-name="T418">J</text:span><text:span text:style-name="T416">ednorozený Syn Boží </text:span><text:span text:style-name="T418">totiž </text:span><text:span text:style-name="T416">chtěl, abychom byli účastni jeho božství, takže přijal naši přirozenost, a aby z lidí učinil bohy, sám se stal člověkem. A</text:span><text:span text:style-name="T418"> </text:span><text:span text:style-name="T416">navíc to, co z našeho přijal, </text:span><text:span text:style-name="T407">to </text:span><text:span text:style-name="T416">všechno nám </text:span><text:span text:style-name="T438">udělil</text:span><text:span text:style-name="T416"> k</text:span><text:span text:style-name="T418"> </text:span><text:span text:style-name="T416">naší spáse. </text:span></text:p>
          </table:table-cell>
        </table:table-row>
        <table:table-row table:style-name="Tabulka1.1">
          <table:table-cell table:style-name="Tabulka1.A1" office:value-type="string">
            <text:p text:style-name="P19">Lectio vj.</text:p>
            <text:p text:style-name="P90"><text:span text:style-name="T251">Corpus</text:span> namque suum pro nostra reconcil<text:span text:style-name="T159">i</text:span>atióne in ara crucis hóstiam óbtulit Deo Patri: <text:span text:style-name="T159">S</text:span>ánguinem suum fudit in prétium simul et lavácrum: ut redémpti a miserábili servitúte, a peccátis ómnibus mundarémur. Ut autem tanti benefícii jugis in nobis manéret memória, <text:span text:style-name="T165">C</text:span>orpus suum in cibum, et <text:span text:style-name="T165">S</text:span>ánguinem suum in potum, sub spécie panis et vini suméndum fidélibus derelíquit.</text:p>
            <text:p text:style-name="P62"/>
          </table:table-cell>
          <table:table-cell table:style-name="Tabulka1.A1" office:value-type="string">
            <text:p text:style-name="P3"/>
            <text:p text:style-name="P186"><text:span text:style-name="T258">Své</text:span><text:span text:style-name="T161"> tělo totiž pro naše smíření obětoval Bohu Otci na oltáři kříže. Krev svou prolil zároveň jako cenu </text:span><text:span text:style-name="T165">vykoupení</text:span><text:span text:style-name="T69"> </text:span><text:span text:style-name="T161">i </text:span><text:span text:style-name="T69">prostředek k </text:span><text:span text:style-name="T161">obmytí, abychom vykoupeni z ubohého otroctví byli očištěni od</text:span><text:span text:style-name="T651">e</text:span><text:span text:style-name="T161"> všech hříchů. Aby nám tedy zůstala památka spojená s tak velikým dobrem, zanechal nám své Tělo jako pokrm a svou Krev jako nápoj pod podobou chleba a vína, aby je věřící mohli přijímat. </text:span></text:p>
          </table:table-cell>
        </table:table-row>
        <table:table-row table:style-name="Tabulka1.1">
          <table:table-cell table:style-name="Tabulka1.A1" office:value-type="string">
            <text:p text:style-name="P19">Lectio vij.</text:p>
            <text:p text:style-name="P94">O pretiósum et admirándum convívium, salutíferum et omni suavitáte replétum! Quid enim hoc convívio pretiósius esse potest? in quo non carnes vitulórum et hircórum, ut olim in lege, sed nobis Christus suméndus propónitur verus Deus. Quid hoc Sacraménto mirabílius? In ipso namque panis et vinum in Christi <text:span text:style-name="T165">C</text:span>orpus et <text:span text:style-name="T165">S</text:span>ánguinem substantiáliter convertúntur; ideóque Christus, Deus et homo perfectus, sub módici panis et vini spécie continétur. </text:p>
            <text:p text:style-name="P13"/>
          </table:table-cell>
          <table:table-cell table:style-name="Tabulka1.A1" office:value-type="string">
            <text:p text:style-name="P3"/>
            <text:p text:style-name="P212"><text:span text:style-name="T406">Ó jak předrahá a obdivuhodná hostina, spásonosná a veškerou sladkostí naplněná! Co by </text:span><text:span text:style-name="T419">jen </text:span><text:span text:style-name="T406">mohlo býti </text:span><text:span text:style-name="T419">nad</text:span><text:span text:style-name="T406"> t</text:span><text:span text:style-name="T419">u</text:span><text:span text:style-name="T406">to hostin</text:span><text:span text:style-name="T419">u</text:span><text:span text:style-name="T406"> dražšího? Hostina, ve které n</text:span><text:span text:style-name="T419">ikoliv</text:span><text:span text:style-name="T406"> </text:span><text:span text:style-name="T407">již </text:span><text:span text:style-name="T406">maso jalovic a kozlů, jak dáno bylo kdysi v zákoně, ale Kristus, pravý Bůh, se nám k</text:span><text:span text:style-name="T408"> </text:span><text:span text:style-name="T406">přijímání předkládá. </text:span><text:span text:style-name="T409">Co je podivuhodnější než tato Svátost? V</text:span><text:span text:style-name="T419"> </text:span><text:span text:style-name="T409">ní se totiž chléb a víno v </text:span><text:span text:style-name="T438">hloubi </text:span><text:span text:style-name="T409">své podstat</text:span><text:span text:style-name="T438">y</text:span><text:span text:style-name="T409"> proměňují </text:span><text:span text:style-name="T419">v</text:span><text:span text:style-name="T409"> Kristovo Tělo a Krev, a tak je Kristus, </text:span><text:span text:style-name="T419">dokonalý </text:span><text:span text:style-name="T409">Bůh a dokonalý člověk, obsažen ve skromné podobě chleba a vína. </text:span></text:p>
          </table:table-cell>
        </table:table-row>
        <table:table-row table:style-name="Tabulka1.1">
          <table:table-cell table:style-name="Tabulka1.A1" office:value-type="string">
            <text:p text:style-name="P19">Lectio viij.</text:p>
            <text:p text:style-name="P97"><text:span text:style-name="T251">Manducátur</text:span> <text:span text:style-name="T159">í</text:span>taque a fidélibus, sed mínime lacerátur; quinímmo, divíso Sacraménto, sub quálibet divisiónis partícula ínteger persevérat. Accidéntia autem sine subjécto in eódem subs<text:span text:style-name="T159">í</text:span>stunt, ut fides locum hábeat, dum vis<text:span text:style-name="T159">í</text:span>bile invisibíliter súmitur aliéna spécie occultátum; et sensus a deceptióne reddántur immúnes, qui de accidéntibus júdicant sibi notis.</text:p>
            <text:p text:style-name="P97"/>
          </table:table-cell>
          <table:table-cell table:style-name="Tabulka1.A1" office:value-type="string">
            <text:p text:style-name="P3"/>
            <text:p text:style-name="P213"><text:span text:style-name="T311">Věřící</text:span><text:span text:style-name="T489"> jej tedy jedí, ale Pána </text:span><text:span text:style-name="T597">tím </text:span><text:span text:style-name="T489">nezraňují. Naopak, pokud se </text:span><text:span text:style-name="T597">Nejsvětější </text:span><text:span text:style-name="T489">Svátost dělí, v každé a jakékoliv částečce zůstává celý </text:span><text:span text:style-name="T598">Bůh</text:span><text:span text:style-name="T489">. </text:span><text:span text:style-name="T490">Vnější znaky v ní tedy zůstávají zbaveny </text:span><text:span text:style-name="T599">původní </text:span><text:span text:style-name="T490">podstaty</text:span><text:span text:style-name="T489">, aby zůstal prostor pro víru, viditelné je </text:span><text:span text:style-name="T490">tedy </text:span><text:span text:style-name="T489">přijímáno neviditelným způsobem, skryt</text:span><text:span text:style-name="T491">é</text:span><text:span text:style-name="T489"> pod jinou podobou. A smysly</text:span><text:span text:style-name="T490">, které dle vnějších znaků </text:span><text:span text:style-name="T489">poznávají věci známé</text:span><text:span text:style-name="T490">,</text:span><text:span text:style-name="T489"> jsou </text:span><text:span text:style-name="T599">jen vírou </text:span><text:span text:style-name="T489">zbaveny klamu. </text:span></text:p>
          </table:table-cell>
        </table:table-row>
        <table:table-row table:style-name="Tabulka1.1">
          <table:table-cell table:style-name="Tabulka1.A1" office:value-type="string">
            <text:p text:style-name="P52">In III. Nocturno</text:p>
            <text:p text:style-name="P16"><text:span text:style-name="T118">Léctio sancti Evangélii secúndum </text:span><text:span text:style-name="T120">Joánnem</text:span><text:span text:style-name="T118">.</text:span><text:span text:style-name="T12"> </text:span></text:p>
            <text:p text:style-name="P27">Lectio ix. Cap. <text:span text:style-name="T130">6</text:span>.</text:p>
            <text:p text:style-name="P110"><text:span text:style-name="T251">In</text:span> illo témpore: Dixit Jesus turbis Judæórum: Caro mea vere est cibus, et sanguis meus vere est potus. Et réliqua.</text:p>
            <text:p text:style-name="P65"/>
            <text:p text:style-name="P16"><text:span text:style-name="T13">Homilía sancti Augustíni Epíscopi</text:span><text:span text:style-name="T118">.</text:span></text:p>
            <text:p text:style-name="P30"><text:soft-page-break/>Tract. 26. in Joánnem.</text:p>
            <text:p text:style-name="P114"><text:span text:style-name="T251">Cum</text:span> cibo et potu id áppetant hómines, ut neque esúriant, neque sítiant: hoc veráciter non præstat, nisi iste cibus et potus, qui eos, a quibus súmitur, immortáles et incorruptíbiles facit; id est, socíetas ipsa <text:span text:style-name="T160">s</text:span>anctórum, ubi pax erit et únitas plena atque perfécta. Proptérea quippe, sicut étiam ante nos hoc intellexérunt hómines Dei, Dóminus noster Jesus Christus <text:span text:style-name="T160">C</text:span>orpus et <text:span text:style-name="T160">S</text:span>ánguinem suum in eis rebus commendávit, quæ ad unum áliquid redigúntur ex multis. Namque aliud in unum ex multis granis confícitur: áliud in unum ex multis ácinis cónfluit. </text:p>
            <text:p text:style-name="P65"/>
          </table:table-cell>
          <table:table-cell table:style-name="Tabulka1.A1" office:value-type="string">
            <text:p text:style-name="P3"/>
            <text:p text:style-name="P3"/>
            <text:p text:style-name="P3"/>
            <text:p text:style-name="P199"><text:span text:style-name="T254">Z</text:span><text:span text:style-name="T253">a</text:span><text:span text:style-name="T14"> onoho času ř</text:span><text:span text:style-name="T18">ekl</text:span><text:span text:style-name="T16"> </text:span><text:span text:style-name="T17">Ježíš </text:span><text:span text:style-name="T19">zástupům Ž</text:span><text:span text:style-name="T32">i</text:span><text:span text:style-name="T19">dů</text:span><text:span text:style-name="T18">: „</text:span><text:span text:style-name="T19">Tělo mé pravý jest pokrm, a krev má pravý je</text:span><text:span text:style-name="T20">st</text:span><text:span text:style-name="T19"> nápoj</text:span><text:span text:style-name="T18">.“ A ostatní</text:span><text:span text:style-name="T16">.</text:span></text:p>
            <text:p text:style-name="P3"/>
            <text:p text:style-name="P3"/>
            <text:p text:style-name="P3"><text:soft-page-break/></text:p>
            <text:p text:style-name="P204"><text:span text:style-name="T300">Pomocí</text:span><text:span text:style-name="T443"> jídla a pití chtějí lidé dosáhnout</text:span><text:span text:style-name="T444">i</text:span><text:span text:style-name="T443"> toho, aby nehlad</text:span><text:span text:style-name="T444">ověli</text:span><text:span text:style-name="T443"> a </text:span><text:span text:style-name="T444">ne</text:span><text:span text:style-name="T443">žíz</text:span><text:span text:style-name="T444">nili</text:span><text:span text:style-name="T443">. To se ale </text:span><text:span text:style-name="T445">ve </text:span><text:span text:style-name="T443">skutečn</text:span><text:span text:style-name="T445">osti</text:span><text:span text:style-name="T444"> </text:span><text:span text:style-name="T443">nestane, pokud onen pokrm a</text:span><text:span text:style-name="T445"> </text:span><text:span text:style-name="T443">nápoj, který přijímají, je nečiní nesmrtelnými a</text:span><text:span text:style-name="T445"> </text:span><text:span text:style-name="T443">neporušitelnými</text:span><text:span text:style-name="T447">; to znamená</text:span><text:span text:style-name="T443"> </text:span><text:span text:style-name="T445">pokud </text:span><text:span text:style-name="T579">nemají účast na </text:span><text:span text:style-name="T443">samotné</text:span><text:span text:style-name="T579">m</text:span><text:span text:style-name="T443"> společenství svatých, kde bude </text:span><text:span text:style-name="T446">pokoj</text:span><text:span text:style-name="T443"> a</text:span><text:span text:style-name="T445"> </text:span><text:span text:style-name="T443">plná a dokonalá jednota. </text:span><text:span text:style-name="T446">Proto tedy, jak již před námi poznali mužové Boží, náš Pán Ježíš Kristus </text:span><text:span text:style-name="T580">nám </text:span><text:span text:style-name="T446">zanechal své Tělo a Krev v takových věcech, které jsou vytvořeny </text:span><text:span text:style-name="T476">spojením</text:span><text:span text:style-name="T446"> mnoha </text:span><text:span text:style-name="T476">částí</text:span><text:span text:style-name="T446"> vjedno. Neboť chléb se peče z mnoha zrn spojených vjedno, víno nám splývá z mnoha vinných bobulí.</text:span></text:p>
          </table:table-cell>
        </table:table-row>
        <table:table-row table:style-name="Tabulka1.1">
          <table:table-cell table:style-name="Tabulka1.A1" office:value-type="string">
            <text:p text:style-name="P27">Lectio x.</text:p>
            <text:p text:style-name="P118"><text:span text:style-name="T251">Dénique</text:span> jam expónit, quómodo id fiat, quod lóquitur; et quid sit manduc<text:span text:style-name="T160">á</text:span>re <text:span text:style-name="T160">C</text:span>orpus ejus, et <text:span text:style-name="T160">S</text:span>ánguinem bíbere. Qui mandúcat meam <text:span text:style-name="T160">C</text:span>arnem et bibit meum <text:span text:style-name="T160">S</text:span>ánguinem, in me manet, et ego in illo. Hoc est ergo manducáre illam escam, et illum bíbere potum, in Christo manére, et illum manéntem in se habére.</text:p>
            <text:p text:style-name="P65"/>
          </table:table-cell>
          <table:table-cell table:style-name="Tabulka1.A1" office:value-type="string">
            <text:p text:style-name="P3"/>
            <text:p text:style-name="P172">A proto <text:span text:style-name="T94">Pán </text:span>již vysvětlil, jak by se mohlo stát to, o čem mluví, a co znamená jísti jeho Tělo a píti jeho Krev. „Kdo jí mé Tělo a pije mou Krev, zůstává ve mně a já v něm.“ Jísti tedy onen pokrm a píti onen nápoj znamená zůstávat v Kristu a on pak zůstává v nás. </text:p>
          </table:table-cell>
        </table:table-row>
        <table:table-row table:style-name="Tabulka1.1">
          <table:table-cell table:style-name="Tabulka1.A1" office:value-type="string">
            <text:p text:style-name="P27">Lectio xj.</text:p>
            <text:p text:style-name="P121"><text:span text:style-name="T251">Ac</text:span> per hoc, qui non manet in Christo, et in quo non manet Christus, procul dubio nec mandúcat spiritáliter <text:span text:style-name="T160">C</text:span>arnem ejus, nec bibit ejus <text:span text:style-name="T160">S</text:span>ánguinem, licet carnáliter et visibíliter premat déntibus Sacraméntum <text:span text:style-name="T160">Có</text:span>rporis et <text:span text:style-name="T160">S</text:span>ánguinis Christi: sed magis tantæ rei <text:span text:style-name="T160">S</text:span>acraméntum ad judícium sibi mandúcat et bibit, quia immúndus præsúmpsit ad Christi accédere Sacraménta, quæ áliquis non digne sumit, nisi qui mundus est; de quibus dícitur: Beáti mundo corde, quóniam ipsi Deum vidébunt.</text:p>
            <text:p text:style-name="P65"/>
          </table:table-cell>
          <table:table-cell table:style-name="Tabulka1.A1" office:value-type="string">
            <text:p text:style-name="P3"/>
            <text:p text:style-name="P160">A proto, <text:span text:style-name="T163">pokud kdo nezůstává v Kristu a Kristus nezůstává v něm, beze vší pochyby duchovně nepožívá jeho Tělo ani nepije jeho Krev, i když tělesně a viditelně do svých úst přijme Svátost Těla a Krve Kristovy. Spíše pak takovou Svátost jí a pije ke svému odsouzení, neboť se nečistý opovážil přistoupit ke Kristovým Svátostem, které pokud někdo přijímá a není čistý, přijímá je nehodně. O</text:span><text:span text:style-name="T622"> </text:span><text:span text:style-name="T163">tom se pak říká: „Blažení čistí srdcem, neboť oni uvidí Boha.“ </text:span></text:p>
          </table:table-cell>
        </table:table-row>
        <table:table-row table:style-name="Tabulka1.1">
          <table:table-cell table:style-name="Tabulka1.A1" office:value-type="string">
            <text:p text:style-name="P27">Lectio xij.</text:p>
            <text:p text:style-name="P124"><text:span text:style-name="T251">Sicut</text:span>, inquit, misit me vivens Pater, et ego vivo propter Patrem: et qui mandúcat me, et ipse vivet propter me. Ac si díceret: <text:span text:style-name="T164">U</text:span>t ego vivam propter Patrem, id est, ad illum tamquam ad majórem réferam vitam meam, exinanítio mea fecit, in qua me misit: ut autem quisquam vivat propter me, participátio facit, qua manducat me. Ego <text:span text:style-name="T160">í</text:span>taque humili<text:span text:style-name="T622">á</text:span>tus vivo propter Patrem: ille eréctus vivit propter me.</text:p>
            <text:p text:style-name="P65"/>
          </table:table-cell>
          <table:table-cell table:style-name="Tabulka1.A1" office:value-type="string">
            <text:p text:style-name="P3"/>
            <text:p text:style-name="P212"><text:span text:style-name="T322">Pán</text:span><text:span text:style-name="T541"> praví: „Jako mne poslal živý Otec a já jsem živ skrze Otce, tak i ten, kdo jí mne, živ bude skrze mne.“ </text:span><text:span text:style-name="T572">Jako by </text:span><text:span text:style-name="T541">řekl „Abych já mohl býti živ skrze Otce,“ to </text:span><text:span text:style-name="T542">znamená</text:span><text:span text:style-name="T541">, </text:span><text:span text:style-name="T572">že </text:span><text:span text:style-name="T541">k němu jako většímu vztahuji svůj život, a on způsobil mé </text:span><text:span text:style-name="T572">vyprázdnění</text:span><text:span text:style-name="T541">, v</text:span><text:span text:style-name="T542"> </text:span><text:span text:style-name="T541">němž mne poslal. Aby však člověk žil skrze mne, to způsobí </text:span><text:span text:style-name="T581">pou</text:span><text:span text:style-name="T582">ze</text:span><text:span text:style-name="T541"> účast na mém Těle. Já tedy ponížen žiji skrze Otce, člověk však s hlavou vztyčenou žije skrze mne. </text:span></text:p>
          </table:table-cell>
        </table:table-row>
        <table:table-row table:style-name="Tabulka1.1">
          <table:table-cell table:style-name="Tabulka1.A1" table:number-columns-spanned="2" office:value-type="string">
            <text:p text:style-name="P69"><text:span text:style-name="T139">D</text:span><text:span text:style-name="T3">o</text:span><text:span text:style-name="T5">minica</text:span></text:p>
            <text:p text:style-name="P77"><text:span text:style-name="T155">infra Octavam Corporis Christi</text:span><text:span text:style-name="T156">,</text:span></text:p>
            <text:p text:style-name="P72"><text:span text:style-name="T156">quæ</text:span><text:span text:style-name="T153"> est ij. post Pentecosten.</text:span></text:p>
          </table:table-cell>
          <table:covered-table-cell/>
        </table:table-row>
        <text:soft-page-break/>
        <table:table-row table:style-name="Tabulka1.1">
          <table:table-cell table:style-name="Tabulka1.A1" office:value-type="string">
            <text:p text:style-name="P46">In I. Nocturno</text:p>
            <text:p text:style-name="P49">Incipit liber primus Regum.</text:p>
            <text:p text:style-name="P24">Lectio j. <text:span text:style-name="T248">Cap. 1.</text:span></text:p>
            <text:p text:style-name="P84"><text:span text:style-name="T251">Fuit</text:span> vir unus de Ramathaímsophim, de monte Ephraim, et nomen ejus Elcana, fílius Jéroham, fílii Elíu, fílii Thohu, fílii Suph, Ephrathæus: et hábuit duas uxóres, nomen uni Anna, et nomen secúndæ Phenénna. Fuerúntque Phenénnæ fílii: Annæ autem non erant líberi. Et ascendébat vir ille de civitáte sua statutis diébus, ut adoráret et sacrificáret Dómino exercítuum in Silo. Erant autem ibi duo fílii Heli, Ophni et Phínees, sacerdótes Dómini. </text:p>
            <text:p text:style-name="P84"/>
          </table:table-cell>
          <table:table-cell table:style-name="Tabulka1.A1" office:value-type="string">
            <text:p text:style-name="P6"/>
            <text:p text:style-name="P6"/>
            <text:p text:style-name="P6"/>
            <text:p text:style-name="P232"><text:span text:style-name="T251">Byl</text:span> jeden muž z Rama<text:span text:style-name="T652">thajím-sofím</text:span>, z hor Efraimských, a jméno<text:span text:style-name="T341">val se</text:span> Elkana, syn Jerohama, syna Eliu, syna Tohu, syna Sufova, z Efraimska. Ten měl dvě ženy: jméno jedné <text:span text:style-name="T341">bylo</text:span> Anna, a jméno druhé Fenenna. Fenenna měla syny, Anna však dětí neměla. I chodíval ten muž ze svého města v ustanovené dny, aby se klaněl a<text:span text:style-name="T623"> </text:span>obětoval Hospodinu zástupů v Silu. Byli pak tam dva synové Helioví, Ofni a Finees, kněží Hospodinovi.</text:p>
          </table:table-cell>
        </table:table-row>
        <table:table-row table:style-name="Tabulka1.1">
          <table:table-cell table:style-name="Tabulka1.A1" office:value-type="string">
            <text:p text:style-name="P24">Lectio ij.</text:p>
            <text:p text:style-name="P103"><text:span text:style-name="T251">Venit</text:span> ergo dies, et immolávit Elcana, dedítque Phenénnæ uxori suæ, et cunctis fíliis ejus, et fíliábus partes: Annæ autem dedit partem unam tristis, quia Annam diligébat. Dóminus autem conclúserat vulvam ejus. Affligébat quoque eam æmula ejus, et veheménter angébat, in tantum, ut exprobraret quod Dóminus conclusísset vulvam ejus: sicque faciébat per síngulos annos, cum redeúnte témpore ascénderent ad templum Dómini: et sic provocábat eam. </text:p>
            <text:p text:style-name="P103"/>
          </table:table-cell>
          <table:table-cell table:style-name="Tabulka1.A1" office:value-type="string">
            <text:p text:style-name="P3"/>
            <text:p text:style-name="P212"><text:span text:style-name="T294">Kdykoli</text:span><text:span text:style-name="T420"> nadešel den, kdy Elkana obětoval, dával Fenenně, své manželce, </text:span><text:span text:style-name="T421">a </text:span><text:span text:style-name="T420">všem jejím synům i dcerám díly; Anně však dával </text:span><text:span text:style-name="T600">jen</text:span><text:span text:style-name="T420"> jeden díl, smutně, poněvadž Annu miloval. Hospodin však zavřel její </text:span><text:span text:style-name="T421">lůno</text:span><text:span text:style-name="T420">. Také její sokyně ji trápívala a náramně sužovala, vytýka</text:span><text:span text:style-name="T421">la</text:span><text:span text:style-name="T420"> jí i to, že Hospodin zavřel jí </text:span><text:span text:style-name="T421">lůno</text:span><text:span text:style-name="T420">; tak činívala každý rok, kdy nadešel zase čas, že stoupali k</text:span><text:span text:style-name="T422"> </text:span><text:span text:style-name="T420">domu Hospodinovu; tak ji </text:span><text:span text:style-name="T421">měla ve zvyku popouzet</text:span><text:span text:style-name="T420">.</text:span></text:p>
          </table:table-cell>
        </table:table-row>
        <table:table-row table:style-name="Tabulka1.1">
          <table:table-cell table:style-name="Tabulka1.A1" office:value-type="string">
            <text:p text:style-name="P24">Lectio iij.</text:p>
            <text:p text:style-name="P103">P<text:span text:style-name="T251">orro</text:span> illa flebat, et non capiébat cibum. Dixit ergo ei Elcana vir suus: Anna, cur fles? et quare non cómedis? et quam ob rem afflígitur cor tuum? numquid non ego mélior tibi sum, quam decem fílii? Surréxit autem Anna postquam coméderat, et bíberat in Silo. </text:p>
            <text:p text:style-name="P103"/>
          </table:table-cell>
          <table:table-cell table:style-name="Tabulka1.A1" office:value-type="string">
            <text:p text:style-name="P3"/>
            <text:p text:style-name="P135">Když <text:span text:style-name="T341">An</text:span>na <text:span text:style-name="T67">jednou</text:span> plakala a nic nejedla, řekl jí Elkana, její muž: „Anno, proč pláčeš? a proč nejíš? a proč se trápí tvé srdce? Zda nejsem ti já lepší, nežli deset synů?" Když se v Silu najedli a<text:span text:style-name="T623"> </text:span>napili, Anna vstala.</text:p>
          </table:table-cell>
        </table:table-row>
        <table:table-row table:style-name="Tabulka1.1">
          <table:table-cell table:style-name="Tabulka1.A1" office:value-type="string">
            <text:p text:style-name="P24">Lectio i<text:span text:style-name="T249">v</text:span>.</text:p>
            <text:p text:style-name="P103"><text:span text:style-name="T251">E</text:span><text:span text:style-name="T257">t</text:span> Heli sacerdóte sedénte super Sellam ante postes templi Dómini, cum esset Anna amáro ánimo, orávit ad Dóminum, flens lárgiter, et votum vovit, dicens: Dó<text:span text:style-name="T338">m</text:span>ine exercítuum, si respíciens víderis afflictiónem fámulæ tuæ, et recordátus mei fúeris, nec oblítus ancíllæ tuæ, dederísque servæ tuæ sexum virílem: dabo eum Dómino ómnibus diébus vitæ ejus, et novácula non ascéndet super caput ejus. </text:p>
            <text:p text:style-name="P103"/>
          </table:table-cell>
          <table:table-cell table:style-name="Tabulka1.A1" office:value-type="string">
            <text:p text:style-name="P3"/>
            <text:p text:style-name="P135"><text:span text:style-name="T341">A </text:span>Heli, kněz, seděl na křesle před veřejemi chrámu Hospodinova, <text:span text:style-name="T341">když se Anna v hořkosti </text:span>mysli, modlila k Hospodinu <text:span text:style-name="T341">a usedavě </text:span>pla<text:span text:style-name="T341">kala</text:span>; učinila t<text:span text:style-name="T341">edy</text:span> slib: „Hospodine zástupů, shlédneš-li milostivě na trápení své služebnice, rozpomeneš-li se na mne, nezapomeneš-li na svou služebnici a dáš-li jí chlapečka: dám jej Hospodinu na všecky dny jeho života, a břitva nepřejde mu po hlavě." </text:p>
            <text:p text:style-name="P76"><text:span text:style-name="T250">(</text:span><text:span text:style-name="T91">Č</text:span><text:span text:style-name="T92">EP</text:span><text:span text:style-name="T91">, </text:span><text:span text:style-name="T90">upraveno</text:span><text:span text:style-name="T91">)</text:span></text:p>
          </table:table-cell>
        </table:table-row>
        <table:table-row table:style-name="Tabulka1.1">
          <table:table-cell table:style-name="Tabulka1.A1" office:value-type="string">
            <text:p text:style-name="P52">In II. Nocturno</text:p>
            <text:p text:style-name="P56">Sermo sancti Joánnis Chrysóstomi.</text:p>
            <text:p text:style-name="P33">Ex Homil. 60. ad Populum.</text:p>
            <text:p text:style-name="P16"><text:bookmark-start text:name="__DdeLink__2400_167314470911311111211"/><text:span text:style-name="T12">Lectio</text:span><text:bookmark-end text:name="__DdeLink__2400_167314470911311111211"/><text:span text:style-name="T12"> v.</text:span></text:p>
            <text:p text:style-name="P127"><text:soft-page-break/>Q<text:span text:style-name="T260">uóniam</text:span> Verbum dicit: Hoc est Corpus meum: et assentiámur et credámus, et intellectuálibus ipsum óculis intueámur. Nihil enim sensíbile nobis Christus trádidit: sed sensibílibus quidem rebus, at ómnia intelligibília. Itidem et in baptísmate: per rem nempe sensíbilem aquam, donum confértur: intelligíbile vero quod perfícitur, generátio et renovátio.</text:p>
            <text:p text:style-name="P10"/>
          </table:table-cell>
          <table:table-cell table:style-name="Tabulka1.A1" office:value-type="string">
            <text:p text:style-name="P3"/>
            <text:p text:style-name="P3"/>
            <text:p text:style-name="P3"/>
            <text:p text:style-name="P3"/>
            <text:p text:style-name="P146"><text:span text:style-name="T251">Protože</text:span> Slovo řeklo: „Toto je mé Tělo,“ my to potvrzujeme i tomu věříme, a hledíme na ně zrakem intelektu. Kristus nám totiž <text:span text:style-name="T653">ne</text:span><text:soft-page-break/><text:span text:style-name="T653">zanechal</text:span> nic, co by <text:span text:style-name="T653">dokázaly</text:span><text:span text:style-name="T341"> </text:span>pozna<text:span text:style-name="T341">t</text:span> naše smysly, avšak vše nám předal ve věcech, které jsou našim smyslům srozumitelné, <text:span text:style-name="T653">a každý je chápe</text:span>. Podobně je to ve křtu: skrze věc <text:span text:style-name="T175">smyslům </text:span>srozumitelnou, tedy vodu, je udělen tento dar. My však chápeme, co se ve skutečnosti stalo: zrození a obnovení. </text:p>
          </table:table-cell>
        </table:table-row>
        <table:table-row table:style-name="Tabulka1.1">
          <table:table-cell table:style-name="Tabulka1.A1" office:value-type="string">
            <text:p text:style-name="P19">Lectio vj.</text:p>
            <text:p text:style-name="P90">S<text:span text:style-name="T260">i</text:span> enim incorpóreus esses, nuda et incorpórea tibi ded<text:span text:style-name="T653">í</text:span>sset ipse dona: sed quóniam ánima córpori consérta est, in sensibílibus intelligibília tibi præbet. Quot nunc dicunt: Vellem ips<text:span text:style-name="T653">í</text:span>us formam aspícere, figúram, vestiménta‚ calceaménta? Ecce eum vides, ipsum tangis, ipsum mandúcas. Et tu quidem vestiménta cupis vidére: ipse vero tibi concédit non tantum vidére‚ verum et manducáre, et tángere‚ et intra te súmere.</text:p>
            <text:p text:style-name="P62"/>
          </table:table-cell>
          <table:table-cell table:style-name="Tabulka1.A1" office:value-type="string">
            <text:p text:style-name="P3"/>
            <text:p text:style-name="P187"><text:span text:style-name="T251">Kdybys</text:span> tedy neměl tělo, dal by ti Pán <text:span text:style-name="T175">všechny </text:span>tyto dary prostě a nehmotně. <text:span text:style-name="T653">D</text:span>uše však je zaseta v těle, <text:span text:style-name="T653">proto </text:span>věci, které máme chápat, <text:span text:style-name="T653">se </text:span>musejí předávat tak, aby je <text:span text:style-name="T653">mohly vnímat</text:span> smysly. <text:span text:style-name="T168">Kolikrát lidé říkají: „chtěl bych vidět, jak vypadá, jeho postavu, oděv, obuv“? Hle, </text:span><text:span text:style-name="T653">zde jej vidíš</text:span><text:span text:style-name="T168">, dot</text:span><text:span text:style-name="T653">ýkáš </text:span><text:span text:style-name="T168">se jej, </text:span><text:span text:style-name="T653">požíváš jej</text:span><text:span text:style-name="T168">. Ty bys chtěl vidět jen jeho oděv. On ti však dovolí, abys nejen na něj pohlédl, ale </text:span><text:span text:style-name="T653">dokonce </text:span><text:span text:style-name="T168">jej snědl, dotkl se jej a přijal jej do svého nitra. </text:span></text:p>
          </table:table-cell>
        </table:table-row>
        <table:table-row table:style-name="Tabulka1.1">
          <table:table-cell table:style-name="Tabulka1.A1" office:value-type="string">
            <text:p text:style-name="P19">Lectio vij.</text:p>
            <text:p text:style-name="P94">I<text:span text:style-name="T260">gitur</text:span> accédat nemo cum náusea, nemo resolútus‚ omnes accénsi, omnes fervéntes, et excitáti. Nam si Judæi stantes, et calceaménta in pédibus habéntes, et báculos mánibus gestántes, agnum cum festinatióne comedébant: te multo magis opórtet esse solértem. Nam illi quidem in Palæstínam erant profectúri, et proptérea viatórum figúram habébant: tu vero debes in cœlum migráre.</text:p>
            <text:p text:style-name="P13"/>
          </table:table-cell>
          <table:table-cell table:style-name="Tabulka1.A1" office:value-type="string">
            <text:p text:style-name="P3"/>
            <text:p text:style-name="P148"><text:span text:style-name="T251">Nikdo</text:span> k němu tedy nepřistupuj s nechutí <text:span text:style-name="T169">či lhostejností, vždy k němu přistupujte se zápalem, vroucností a nadšením. Neboť když i </text:span><text:span text:style-name="T343">Ž</text:span><text:span text:style-name="T169">idé jedli beránka ve stoje, s botami na nohou, holemi v ruce a ve spěchu, o to více se sluší, abys ty byl ještě vynalézavější. Oni totiž měli namířeno pouze do Palestiny a proto </text:span><text:span text:style-name="T652">se oblékali jako na cestu</text:span><text:span text:style-name="T169">. Ty však musíš dojít až do nebe. </text:span></text:p>
          </table:table-cell>
        </table:table-row>
        <table:table-row table:style-name="Tabulka1.1">
          <table:table-cell table:style-name="Tabulka1.A1" office:value-type="string">
            <text:p text:style-name="P19">Lectio viij.</text:p>
            <text:p text:style-name="P97">Q<text:span text:style-name="T260">uaprópter</text:span> in ómnibus opórtet te vigiláre: nec enim parva poena propónitur indígne suméntibus. Cógita quantum adv<text:span text:style-name="T166">é</text:span>rsus proditórem indignáris, et contra eos qui illum crucifixérunt: ítaque consídera, ne tu quoque sis reus Córporis et Sánguinis Christi. Illi sanctíssimum Corpus occidérunt, <text:span text:style-name="T170">t</text:span>u vero pollúta súscipis ánima‚ post tot benefícia. Neque enim illi satis fuit hóminem fíeri, cólaphis cædi, et crucifígi: verum et semetípsum nobis commíscet: et non fide tantum, verum et ipsa re nos suum effícit corpus.</text:p>
            <text:p text:style-name="P97"/>
          </table:table-cell>
          <table:table-cell table:style-name="Tabulka1.A1" office:value-type="string">
            <text:p text:style-name="P3"/>
            <text:p text:style-name="P212"><text:span text:style-name="T312">Proto</text:span><text:span text:style-name="T492"> je třeba, abys byl ve všem bdělý, neboť nemalý trest je stanoven těm, k</text:span><text:span text:style-name="T493">teří</text:span><text:span text:style-name="T492"> </text:span><text:span text:style-name="T601">Tělo Páně </text:span><text:span text:style-name="T492"><text:s/>přijímají nehodně. Pomysli jen, </text:span><text:span text:style-name="T575">o </text:span><text:span text:style-name="T576">co snad jsi </text:span><text:span text:style-name="T575">horší</text:span><text:span text:style-name="T492"> než jeho zrádce či ti, k</text:span><text:span text:style-name="T493">teří</text:span><text:span text:style-name="T492"> jej ukřižovali. Také považ, zda ses také neprovinil proti Tělu a Krvi Kristově. Oni zabili nejsvětější Tělo, ty bys je však přijímal do</text:span><text:span text:style-name="T493"> </text:span><text:span text:style-name="T492">nečisté duše po tom všem, co pro tebe udělal. Nebylo mu totiž dost státi se člověkem, nechat se pohlavky bíti a nakonec ukřižovati. Dokonce on sám</text:span><text:span text:style-name="T493">,</text:span><text:span text:style-name="T492"> </text:span><text:span text:style-name="T602">Bůh</text:span><text:span text:style-name="T603">,</text:span><text:span text:style-name="T602"> </text:span><text:span text:style-name="T492">se spojil s námi, a to nejen vírou, ale i ve skutečnosti nás učinil svým tělem. </text:span></text:p>
          </table:table-cell>
        </table:table-row>
        <table:table-row table:style-name="Tabulka1.1">
          <table:table-cell table:style-name="Tabulka1.A1" office:value-type="string">
            <text:p text:style-name="P52">In III. Nocturno</text:p>
            <text:p text:style-name="P16"><text:span text:style-name="T118">Léctio sancti Evangélii secúndum </text:span><text:span text:style-name="T121">Lucam</text:span><text:span text:style-name="T118">.</text:span><text:span text:style-name="T12"> </text:span></text:p>
            <text:p text:style-name="P27">Lectio ix. Cap. <text:span text:style-name="T167">14</text:span>.</text:p>
            <text:p text:style-name="P110">I<text:span text:style-name="T251">n</text:span> illo témpore: Dixit Jesus Pharisæis parábolam hanc: Homo quidam fecit cœnam magnam, et vocavit multos. Et réliqua.</text:p>
            <text:p text:style-name="P65"/>
            <text:p text:style-name="P16"><text:span text:style-name="T13">Homilía sancti </text:span><text:span text:style-name="T118">Gregórii Papæ.</text:span></text:p>
            <text:p text:style-name="P30"><text:soft-page-break/>Homilía 36. in Evangelia.</text:p>
            <text:p text:style-name="P116"><text:span text:style-name="T251">Hoc</text:span> distáre, fratres charíssimi, inter del<text:span text:style-name="T171">í</text:span>cias córporis et cordis solet, quod corporáles delíciæ‚ cum non habéntur, grave in se desidérium accéndunt: cum vero ávide edúntur, comedéntem prótinus in fastídium per satietátem vertunt. At contra, spiritáles delíciæ, cum non habéntur‚ in fastídio sunt; cum vero habéntur, in desidério: tantóque a comedénte ámplius esuriúntur, <text:span text:style-name="T654">q</text:span>uanto et ab esuriénte ámplius comedúntur.</text:p>
            <text:p text:style-name="P65"/>
          </table:table-cell>
          <table:table-cell table:style-name="Tabulka1.A1" office:value-type="string">
            <text:p text:style-name="P3"/>
            <text:p text:style-name="P3"/>
            <text:p text:style-name="P3"/>
            <text:p text:style-name="P199"><text:span text:style-name="T254">Z</text:span><text:span text:style-name="T253">a</text:span><text:span text:style-name="T14"> onoho času ř</text:span><text:span text:style-name="T18">ekl</text:span><text:span text:style-name="T16"> </text:span><text:span text:style-name="T17">Ježíš </text:span><text:span text:style-name="T21">Farizeům toto podobenství: </text:span><text:span text:style-name="T18">„</text:span><text:span text:style-name="T21">Jeden člověk vystrojil velikou hostinu a pozval mnoho lidí</text:span><text:span text:style-name="T18">.“ A ostatní</text:span><text:span text:style-name="T16">.</text:span></text:p>
            <text:p text:style-name="P3"/>
            <text:p text:style-name="P3"/>
            <text:p text:style-name="P3"><text:soft-page-break/></text:p>
            <text:p text:style-name="P161"><text:span text:style-name="T251">Nejdražší</text:span> bratři, <text:span text:style-name="T172">mezi požitky těla a srdce bývá veliký rozdíl v tom, že pokud nemáme tělesné požitky, velmi po nich začneme toužit. Pokud jich však máme příliš, přesytíme se jimi a nadále se nám pak </text:span><text:span text:style-name="T652">z</text:span><text:span text:style-name="T172">oškliví. Oproti tomu duchovní požitky se nám oškliví, </text:span><text:span text:style-name="T654">pouze</text:span><text:span text:style-name="T172"> když je nemáme, </text:span><text:span text:style-name="T654">a</text:span><text:span text:style-name="T172">však když je máme, toužíme po nich, takže ten, kdo jich má mnoho, po nich touží o to více, oč ten, komu se jich nedostává, by je chtěl požívat. </text:span></text:p>
          </table:table-cell>
        </table:table-row>
        <table:table-row table:style-name="Tabulka1.1">
          <table:table-cell table:style-name="Tabulka1.A1" office:value-type="string">
            <text:p text:style-name="P27">Lectio x.</text:p>
            <text:p text:style-name="P118">I<text:span text:style-name="T251">n</text:span> illis appetítus placet, experiéntia dísplicet: in istis appetítus vilis est, et experiéntia magis placet. In illis appetítus saturitátem‚ satúritas fastídium génerat: in istis autem appetítus saturitátem, satúritas appetítum parit. Augent enim spiritáles delíciæ desidérium in mente, dum sátiant: quia quanto magis eárum sapor percípitur, eo ámplius cognóscitur quod avídius amétur; et idcírco non hábitæ amári non possunt, quia eárum sapor ignorátur. Quis enim amáre váleat quod ignórat?</text:p>
            <text:p text:style-name="P65"/>
          </table:table-cell>
          <table:table-cell table:style-name="Tabulka1.A1" office:value-type="string">
            <text:p text:style-name="P3"/>
            <text:p text:style-name="P212"><text:span text:style-name="T323">Tělesné</text:span><text:span text:style-name="T543"> požitky nás v nedostatku lákají, v dos</text:span><text:span text:style-name="T544">­</text:span><text:span text:style-name="T543">tatku však odpuzují. Duchovní požitky </text:span><text:span text:style-name="T545">nás v</text:span><text:span text:style-name="T544"> </text:span><text:span text:style-name="T545">nedostatku nechávají chladnými, v dostatku nás však lákají. U tělesných požitků přichází po chuti sytost a ze sytosti se stává nechuť. Chuť po požitcích duchovních </text:span><text:span text:style-name="T544">sice</text:span><text:span text:style-name="T545"> </text:span><text:span text:style-name="T544">také </text:span><text:span text:style-name="T545">plodí sytost</text:span><text:span text:style-name="T544">,</text:span><text:span text:style-name="T545"> a</text:span><text:span text:style-name="T544">le</text:span><text:span text:style-name="T545"> ta plodí opět chuť. Když jsme jich totiž syti, roste v naší mysli touha, neboť oč více zažíváme jejich chuť, o to více poznáváme, že je vroucněji milujeme. Věci, které nemáme, nemůžeme milovat, neboť neznáme jejich chuť. Kdo by totiž dokázal milovat, co nezná?</text:span></text:p>
          </table:table-cell>
        </table:table-row>
        <table:table-row table:style-name="Tabulka1.1">
          <table:table-cell table:style-name="Tabulka1.A1" office:value-type="string">
            <text:p text:style-name="P27">Lectio xj.</text:p>
            <text:p text:style-name="P121">P<text:span text:style-name="T251">roínde</text:span> Psalmísta nos ádmonet, dicens: Gustate et vidéte, quóniam suavis est Dóminus. Ac si apérte dicat: Suavitátem ejus non cognóscitis, si hanc mínime gustátis; sed cibum vitæ ex paláto cordis tángite, ut probántes ejus dulcédinem, amáre valeátis. Has autem homo delícias tunc amísit, cum in paradíso peccávit: extra éxiit‚ cum os a cibo ætérnæ dulcédinis clausit.</text:p>
            <text:p text:style-name="P65"/>
          </table:table-cell>
          <table:table-cell table:style-name="Tabulka1.A1" office:value-type="string">
            <text:p text:style-name="P3"/>
            <text:p text:style-name="P212"><text:span text:style-name="T301">P</text:span><text:span text:style-name="T302">roto</text:span><text:span text:style-name="T448"> </text:span><text:span text:style-name="T449">nás Žalmista nabádá slovy: „Okuste a</text:span><text:span text:style-name="T450"> </text:span><text:span text:style-name="T449">vizte, neboť sladký je Pán.“ To je, jako </text:span><text:span text:style-name="T450">kdy</text:span><text:span text:style-name="T449">by jasně říkal: „Sladkost jeho neznáte, pokud ji neochutnáte, avšak pokrm života poznejte chutí srdce, abyste zakusili jeho sladkost a tak jej dokázali milovat.“ Takové požitky totiž člověk ztratil v</text:span><text:span text:style-name="T450"> </text:span><text:span text:style-name="T449">okamžiku, kdy v</text:span><text:span text:style-name="T450"> </text:span><text:span text:style-name="T449">ráji zhřešil. Vyšel ven, když zavřel svá ústa před pokrmem věčné sladkosti. </text:span></text:p>
          </table:table-cell>
        </table:table-row>
        <table:table-row table:style-name="Tabulka1.1">
          <table:table-cell table:style-name="Tabulka1.A1" office:value-type="string">
            <text:p text:style-name="P27">Lectio xij.</text:p>
            <text:p text:style-name="P124">U<text:span text:style-name="T251">nde</text:span> nos quoque nati in hujus peregrinatiónis ærúmna, huc fastidiósi jam vénimus, nescímus quid desideráre debeámus. Tantóque se ámplius fastídii nostri morbus exággerat, quanto se magis ab esu illíus dulcédinis ánimus elóngat. Et eo jam intérnas delícias non áppetit, quo eas comédere diu longéque dissuévit.</text:p>
            <text:p text:style-name="P65"/>
          </table:table-cell>
          <table:table-cell table:style-name="Tabulka1.A1" office:value-type="string">
            <text:p text:style-name="P3"/>
            <text:p text:style-name="P174"><text:span text:style-name="T251">P</text:span><text:span text:style-name="T261">roto</text:span><text:span text:style-name="T173"> my, narozeni v toto bědné putování, když jsme sem přišli již znechuceni, nevíme, po čem bychom měli toužit. Tím více se rozšiřuje nemoc našeho nechutenství, čím více se náš duch vzdaluje od tohoto sladkého pokrmu. A proto vnitřní pochoutky </text:span><text:span text:style-name="T70">náš duch </text:span><text:span text:style-name="T174">nezakouší, neboť již dávno zapomněl, že by je měl přijímat.</text:span></text:p>
          </table:table-cell>
        </table:table-row>
        <table:table-row table:style-name="Tabulka1.1">
          <table:table-cell table:style-name="Tabulka1.A1" table:number-columns-spanned="2" office:value-type="string">
            <text:p text:style-name="P80"><text:span text:style-name="T154">I</text:span><text:span text:style-name="T158">n Octava</text:span></text:p>
            <text:p text:style-name="P41"><text:span text:style-name="T138">Corporis</text:span><text:span text:style-name="T132"> </text:span><text:span text:style-name="T138">Christi</text:span></text:p>
          </table:table-cell>
          <table:covered-table-cell/>
        </table:table-row>
        <table:table-row table:style-name="Tabulka1.1">
          <table:table-cell table:style-name="Tabulka1.A1" office:value-type="string">
            <text:p text:style-name="P46">In I. Nocturno</text:p>
            <text:p text:style-name="P49">De Epístola prima beáti Pauli Apóstoli</text:p>
            <text:p text:style-name="P49">ad Corínthios.</text:p>
            <text:p text:style-name="P24">Lectio j. <text:span text:style-name="T248">Cap. 11.</text:span></text:p>
            <text:p text:style-name="P88"><text:soft-page-break/><text:span text:style-name="T251">Conveniéntibus</text:span> vobis in unum, jam non est Domínicam cœnam manducáre. Unusquísque enim suam cœnam praesúmit ad manducándum. Et álius quidem ésurit: álius autem ébrius est. Numquid domos non habétis ad manducándum, et bibéndum? aut Ecclésiam Dei contémnitis, et confúnditis eos, qui non habent? Quid dicam vobis? Laudo vos? in hoc non laudo. </text:p>
            <text:p text:style-name="P84"/>
          </table:table-cell>
          <table:table-cell table:style-name="Tabulka1.A1" office:value-type="string">
            <text:p text:style-name="P6"/>
            <text:p text:style-name="P6"/>
            <text:p text:style-name="P6"/>
            <text:p text:style-name="P6"/>
            <text:p text:style-name="P143"><text:soft-page-break/><text:span text:style-name="T251">Když</text:span> se však shromažďujete <text:span text:style-name="T339">vy</text:span>, není to už společenství večeře Páně: každý <text:span text:style-name="T339">z vás má tu troufalost, že </text:span>hned <text:span text:style-name="T339">začne jíst </text:span>sv<text:span text:style-name="T339">ou</text:span> večeř<text:span text:style-name="T339">i</text:span>, a jeden má <text:span text:style-name="T339">třeba </text:span>hlad, druhý se opije. Což nemáte své domácnosti, kde byste jedli a pili? Či snad pohrdáte <text:span text:style-name="T339">C</text:span>írkví Boží a chcete zahanbit ty, kteří nic nemají? Co vám mám říci? Mám vás snad pochválit? Za to vás nechválím! <text:s text:c="2"/></text:p>
          </table:table-cell>
        </table:table-row>
        <table:table-row table:style-name="Tabulka1.1">
          <table:table-cell table:style-name="Tabulka1.A1" office:value-type="string">
            <text:p text:style-name="P24">Lectio ij.</text:p>
            <text:p text:style-name="P103"><text:span text:style-name="T251">Ego</text:span> enim accépi a Dómino quod et trádidi vobis, quóniam Dóminus Jesus in qua nocte tradebátur, accépit panem, et grátias agens fregit, et dixit: Accípite, et manducáte: hoc est corpus meum, quod pro vobis tradétur: hoc fácite in meam commemoratiónem. Simíliter et cálicem postquam c<text:span text:style-name="T404">o</text:span>enávit, dicens: Hic calix novum Testaméntum est in meo sánguine. Hoc fácite quotiescúmque bibétis, in meam commemoratiónem. </text:p>
            <text:p text:style-name="P103"/>
          </table:table-cell>
          <table:table-cell table:style-name="Tabulka1.A1" office:value-type="string">
            <text:p text:style-name="P3"/>
            <text:p text:style-name="P133"><text:span text:style-name="T251">Já</text:span> jsem přijal od Pána, co jsem vám také <text:span text:style-name="T339">pře</text:span>dal: Pán Ježíš v tu noc, kdy byl zrazen, vzal chléb, <text:s/>vzdal díky, lámal jej a řekl: „Vezměte <text:span text:style-name="T339">a</text:span> jezte, <text:span text:style-name="T339">t</text:span>oto jest mé tělo, které se za vás vydává; to čiňte na mou památku.“ <text:span text:style-name="T339">Podobně </text:span>vzal po večeři i kalich a řekl: „Tento kalich je nová <text:span text:style-name="T339">S</text:span>mlouva, zpečetěná mou krví. <text:span text:style-name="T339">T</text:span>o čiňte, kdykoli budete píti, na mou památku.“</text:p>
          </table:table-cell>
        </table:table-row>
        <table:table-row table:style-name="Tabulka1.1">
          <table:table-cell table:style-name="Tabulka1.A1" office:value-type="string">
            <text:p text:style-name="P24">Lectio iij.</text:p>
            <text:p text:style-name="P103"><text:span text:style-name="T251">Quotiescúmque</text:span> enim manducábitis panem hunc, et cálicem bibétis: mortem Dómini annuntiá-bitis donec véniat. Itaque quicúmque manducáverit panem hunc, vel bíberit cálicem Dómini indígne: reus erit córporis et sánguinis Dómini. </text:p>
            <text:p text:style-name="P103"/>
          </table:table-cell>
          <table:table-cell table:style-name="Tabulka1.A1" office:value-type="string">
            <text:p text:style-name="P3"/>
            <text:p text:style-name="P133"><text:span text:style-name="T251">Kdykoli</text:span> tedy <text:span text:style-name="T339">budete jíst </text:span>tento chléb a p<text:span text:style-name="T339">ít</text:span> tento kalich, <text:span text:style-name="T339">budete </text:span>zvěst<text:span text:style-name="T339">ovat</text:span> smrt Páně, dokud on nepřijde. Kdo by tedy jedl tento chléb a pil kalich Páně nehodně, proviní se proti tělu a krvi Páně.</text:p>
          </table:table-cell>
        </table:table-row>
        <table:table-row table:style-name="Tabulka1.1">
          <table:table-cell table:style-name="Tabulka1.A1" office:value-type="string">
            <text:p text:style-name="P24">Lectio i<text:span text:style-name="T249">v</text:span>.</text:p>
            <text:p text:style-name="P103"><text:span text:style-name="T251">Probet</text:span> autem seípsum homo: et sic de pane illo edat, et de cálice bibat. Qui enim mandúcat, et bibit indígne, judícium sibi mandúcat, et bibit: non dijúdicans corpus Dómini. Ideo inter vos multi infírmi et imbecílles, et dórmiunt multi. Quod si nosmetípsos dijudicarémus, non útique judicarémur. Dum judicámur autem, a Dómino corrípimur, ut non cum hoc mundo damnémur. </text:p>
            <text:p text:style-name="P103"/>
          </table:table-cell>
          <table:table-cell table:style-name="Tabulka1.A1" office:value-type="string">
            <text:p text:style-name="P3"/>
            <text:p text:style-name="P133"><text:span text:style-name="T251">Nechť</text:span> <text:span text:style-name="T339">tedy </text:span>každý sám sebe zkoumá, než jí tento chléb a pije z tohoto kalicha. Kdo jí a pije <text:span text:style-name="T339">nehodně,</text:span> jí a pije sám sobě odsouzení, <text:span text:style-name="T340">neboť nesmýšlí správně o tělu Páně</text:span>. Proto je mezi vámi tolik slabých a nemocných a mnozí umírají. Kdybychom <text:span text:style-name="T340">od</text:span>soudili sami sebe, nebyli bychom souzeni. Když nás však soudí Pán, je to k naší nápravě, abychom nebyli odsouzeni spolu se světem. <text:span text:style-name="T250">(</text:span><text:span text:style-name="T91">Č</text:span><text:span text:style-name="T92">EP</text:span><text:span text:style-name="T91">, </text:span><text:span text:style-name="T90">upraveno</text:span><text:span text:style-name="T91">)</text:span></text:p>
          </table:table-cell>
        </table:table-row>
        <table:table-row table:style-name="Tabulka1.1">
          <table:table-cell table:style-name="Tabulka1.A1" office:value-type="string">
            <text:p text:style-name="P52">In II. Nocturno</text:p>
            <text:p text:style-name="P56">Sermo beáti Cyrílli Epíscopi Jerosolymitáni.</text:p>
            <text:p text:style-name="P33">Catech. Mystag. 4.</text:p>
            <text:p text:style-name="P16"><text:bookmark-start text:name="__DdeLink__2400_167314470911311111213"/><text:span text:style-name="T12">Lectio</text:span><text:bookmark-end text:name="__DdeLink__2400_167314470911311111213"/><text:span text:style-name="T12"> v.</text:span></text:p>
            <text:p text:style-name="P127"><text:span text:style-name="T251">Ipsa</text:span> beáti Pauli doctrina abúnd<text:span text:style-name="T363">e </text:span>suffícere vidétur, ut certam vobi<text:span text:style-name="T363">s de divínis mystériis fidem fáciat, quibus digni rédditi, concorpórei, ut ita dicam, et consanguínei Christi facti estis. Ipse enim modo clamábat, quod in nocte qua tradebátur Dóminus noster Jesus Christus, accípiens panem, et grátias agens fregit, et dedit discípulis suis, dicens: Accípite et manducáte: hoc est Corpus meum. Et accípiens cálicem, grátias agens, dixit: Accípite, et bíbite: hic est Sanguis meus. Cum </text:span><text:soft-page-break/><text:span text:style-name="T363">ígitur ipse de pane pronuntiáverit, ac díxerit: Hoc est Corpus meum: quis audébit deínceps ambígere? Et cum idem ipse tam asseveránter díxerit: Hic est Sanguis meus: quis unquam dubitáverit, ut dicat non esse ejus Sánguinem? </text:span></text:p>
            <text:p text:style-name="P10"/>
          </table:table-cell>
          <table:table-cell table:style-name="Tabulka1.A1" office:value-type="string">
            <text:p text:style-name="P3"/>
            <text:p text:style-name="P3"/>
            <text:p text:style-name="P3"/>
            <text:p text:style-name="P3"/>
            <text:p text:style-name="P204"><text:span text:style-name="T295">Samotné</text:span><text:span text:style-name="T416"> </text:span><text:span text:style-name="T423">učení svatého Pavla zajisté zcela stačí, aby vás naučilo víře v božská tajemství, jimiž jste se stali hodni toho, abyste </text:span><text:span text:style-name="T424">sdíleli</text:span><text:span text:style-name="T423">, jak bych </text:span><text:span text:style-name="T439">tak </text:span><text:span text:style-name="T423">řekl, společné tělo a krev s</text:span><text:span text:style-name="T424"> </text:span><text:span text:style-name="T423">Kristem. </text:span><text:span text:style-name="T439">Svatý Pavel </text:span><text:span text:style-name="T423">totiž nedávno provolával, že té noci, kdy byl náš Pán Ježíš Kristus zrazen, </text:span><text:span text:style-name="T440">prvně </text:span><text:span text:style-name="T423">vzal chléb, vzdal díky a lámal, i dával svým učedníkům s těmito slovy: „Vezměte a jezte: toto je mé Tělo.“ A vzal kalich, vzdal díky a řekl: „Vezměte a pijte: toto je má Krev.“ Když tedy sám </text:span><text:span text:style-name="T604">Pán</text:span><text:span text:style-name="T494"> o chlebu </text:span><text:soft-page-break/><text:span text:style-name="T494">vysloveně řekl: „toto je mé Tělo,“ kdo by se </text:span><text:span text:style-name="T495">jen </text:span><text:span text:style-name="T494">mohl odvážit to pak zpochybňovat? A když </text:span><text:span text:style-name="T497">také</text:span><text:span text:style-name="T494"> </text:span><text:span text:style-name="T495">on </text:span><text:span text:style-name="T494">sám </text:span><text:span text:style-name="T496">opravdu řekl: „toto je má Krev,“ kdo by kdy mohl pochybovat natolik, že by </text:span><text:span text:style-name="T497">pak dokázal </text:span><text:span text:style-name="T496">ří</text:span><text:span text:style-name="T497">ct</text:span><text:span text:style-name="T496">, že to není jeho Krev?</text:span></text:p>
          </table:table-cell>
        </table:table-row>
        <table:table-row table:style-name="Tabulka1.1">
          <table:table-cell table:style-name="Tabulka1.A1" office:value-type="string">
            <text:p text:style-name="P19">Lectio vj.</text:p>
            <text:p text:style-name="P90"><text:span text:style-name="T251">Aquam</text:span> olim in vinum convértit in Cana Galilææ, quod habet quamdam cum sánguine propinquitátem : et eum parum dignum existimábimus, cui credámus quod vinum in sánguinem transmutárit? Ad núptias vocátus, præter opiniónem ómnium hoc fecit miráculum: et non multo magis sic eum Corpus et Sánguinem suum fruénda nobis donásse persuásum fírmiter habébimus, ut ea cum omni certitúdine tamquam Corpus ipsíus et Sánguinem sumámus? </text:p>
            <text:p text:style-name="P62"/>
          </table:table-cell>
          <table:table-cell table:style-name="Tabulka1.A1" office:value-type="string">
            <text:p text:style-name="P3"/>
            <text:p text:style-name="P186"><text:span text:style-name="T262">Kdysi</text:span><text:span text:style-name="T161"> v Káně Galilejské proměnil </text:span><text:span text:style-name="T95">Pán </text:span><text:span text:style-name="T161">vodu ve víno, neboť víno má některé vlastnosti společné s krví. A my jej považujeme za málo hodného, když bychom mu měli věřit, že proměnil víno v krev? Byl pozván na svatbu a proti očekávání všech učinil tento zázrak. A neschází snad moc, abychom byli pevně přesvědčeni, že nám takto dal své Tělo a Krev za pokrm, abychom je ve vší jistotě požívali právě jako Tělo a Krev Páně? </text:span></text:p>
          </table:table-cell>
        </table:table-row>
        <table:table-row table:style-name="Tabulka1.1">
          <table:table-cell table:style-name="Tabulka1.A1" office:value-type="string">
            <text:p text:style-name="P19">Lectio vij.</text:p>
            <text:p text:style-name="P94"><text:span text:style-name="T251">Nam</text:span> in spécie panis dat nobis Corpus, et in spécie vini dat nobis Sánguinem: ut cum súmpseris, gustes Corpus et Sánguinem Christi, factus ejúsdem Corporis et Sánguinis párticeps. Sic enim effícimur Christíferi, hoc est Christum in corpóribus nostris feréntes, cum Corpus ejus et Sánguinem in membra nostra recípimus: sic secúndum beátum Petrum, divínæ natúræ consórtes réddimur. </text:p>
            <text:p text:style-name="P13"/>
          </table:table-cell>
          <table:table-cell table:style-name="Tabulka1.A1" office:value-type="string">
            <text:p text:style-name="P3"/>
            <text:p text:style-name="P212"><text:span text:style-name="T296">Neboť</text:span><text:span text:style-name="T406"> </text:span><text:span text:style-name="T425">ve způsobě chleba nám </text:span><text:span text:style-name="T605">Pán </text:span><text:span text:style-name="T425">dává Tělo a ve způsobě vína nám dává Krev: abys, když přijímáš, ochutnal Tělo a Krev Kristovu a stal se tak součástí jeho Těla i Krve. Tak jsme totiž učiněni nositeli Krista, to znamená </text:span><text:span text:style-name="T424">tak</text:span><text:span text:style-name="T425">, </text:span><text:span text:style-name="T424">že </text:span><text:span text:style-name="T425">nosíme Krista ve svých tělech, když jeho Tělo a jeho Krev přijmeme do svého nitra: tak se podle svatého Pavla stáváme účastni jeho božské přirozenosti.</text:span></text:p>
          </table:table-cell>
        </table:table-row>
        <table:table-row table:style-name="Tabulka1.1">
          <table:table-cell table:style-name="Tabulka1.A1" office:value-type="string">
            <text:p text:style-name="P19">Lectio viij.</text:p>
            <text:p text:style-name="P97"><text:span text:style-name="T251">Erant</text:span> in véteri Testaménto panes propositiónis : verum illi cum fúerint véteris Testaménti, finem jam accepérunt. In novo vero Testaménto panis est cœléstis, et calix salutáris, qui et ánimam et corpus sanctíficant. Quam ob rem non sic haec atténdas velim, tamquam sint nudus et simplex panis, nudum et simplex vinum: Corpus enim sunt et Sanguis Christi. Nam étiam si sensus illud tibi renúntiat, fides tamen te confírmet. Ne júdices rem ex gustu: sed te citra ullam dubitatiónem fides certum reddat, quod sis dignus factus, qui Córporis et Sánguinis Christi párticeps fieres. </text:p>
            <text:p text:style-name="P97"/>
          </table:table-cell>
          <table:table-cell table:style-name="Tabulka1.A1" office:value-type="string">
            <text:p text:style-name="P3"/>
            <text:p text:style-name="P188"><text:span text:style-name="T259">V</text:span><text:span text:style-name="T263">e</text:span><text:span text:style-name="T162"> starém Zákoně byly chleby předkladné, avšak ty, neboť patřily starému Zákonu, již došly svého konce. V novém Zákoně je už chléb nebeský a kalich spásy, který posvěcuje duši i tělo. Proto bych chtěl, abys nepohlížel na tyto dary, jako by to byl pouhý suchý chléb a pouhé samotné víno. Jedná se totiž o Tělo a Krev Kristovu. Neboť přestože tuto skutečnost smysly odmítají, víra tě v tom následně utvrdí. Neposuzuj tuto záležitost</text:span><text:span text:style-name="T624"> dle</text:span><text:span text:style-name="T162"> chut</text:span><text:span text:style-name="T624">i;</text:span><text:span text:style-name="T162"> </text:span><text:span text:style-name="T624">v</text:span><text:span text:style-name="T162">íra tě však nade vší pochybnost </text:span><text:span text:style-name="T624">musí </text:span><text:span text:style-name="T162">ujist</text:span><text:span text:style-name="T624">it</text:span><text:span text:style-name="T162">, že tě </text:span><text:span text:style-name="T96">Bůh </text:span><text:span text:style-name="T365">učinil hodným, abys</text:span><text:span text:style-name="T624"> byl</text:span><text:span text:style-name="T365"> účast</text:span><text:span text:style-name="T624">e</text:span><text:span text:style-name="T365">n Těl</text:span><text:span text:style-name="T655">a</text:span><text:span text:style-name="T365"> a Krv</text:span><text:span text:style-name="T655">e</text:span><text:span text:style-name="T365"> Kristov</text:span><text:span text:style-name="T655">y</text:span><text:span text:style-name="T365">.</text:span></text:p>
          </table:table-cell>
        </table:table-row>
        <table:table-row table:style-name="Tabulka1.1">
          <table:table-cell table:style-name="Tabulka1.A1" office:value-type="string">
            <text:p text:style-name="P52">In III. Nocturno</text:p>
            <text:p text:style-name="P16"><text:span text:style-name="T118">Léctio sancti Evangélii secúndum </text:span><text:span text:style-name="T120">Joánnem</text:span><text:span text:style-name="T118">.</text:span><text:span text:style-name="T12"> </text:span></text:p>
            <text:p text:style-name="P27">Lectio ix. Cap. <text:span text:style-name="T130">6</text:span>.</text:p>
            <text:p text:style-name="P110"><text:span text:style-name="T251">In</text:span> illo témpore: Dixit Jesus turbis Judæórum: Caro mea vere est cibus, et sanguis meus vere est potus. Et réliqua.</text:p>
            <text:p text:style-name="P65"/>
            <text:p text:style-name="P67">Homilía sancti Cyrílli Epíscopi Alexandríni.</text:p>
            <text:p text:style-name="P30">Lib. 4. in Joann. Cap. 17.</text:p>
            <text:p text:style-name="P114"><text:soft-page-break/><text:span text:style-name="T251">Qui</text:span> mandúcat, inquit, Carnem meam, et bibit Sánguinem meum, in me manet, et ego in illo. Sícuti enim si quis liquefáctæ ceræ áliam ceram infúderit, álteram cum áltera per totum commísceat necésse est: sic qui Carnem et Sánguinem Dómini récipit, cum ipso ita conjúngitur, ut Christus in ipso, et ipse in Christo inveniátur. </text:p>
            <text:p text:style-name="P65"/>
          </table:table-cell>
          <table:table-cell table:style-name="Tabulka1.A1" office:value-type="string">
            <text:p text:style-name="P3"/>
            <text:p text:style-name="P3"/>
            <text:p text:style-name="P3"/>
            <text:p text:style-name="P199"><text:span text:style-name="T254">Z</text:span><text:span text:style-name="T253">a</text:span><text:span text:style-name="T14"> onoho času ř</text:span><text:span text:style-name="T18">ekl</text:span><text:span text:style-name="T16"> </text:span><text:span text:style-name="T17">Ježíš </text:span><text:span text:style-name="T19">zástupům Ž</text:span><text:span text:style-name="T32">i</text:span><text:span text:style-name="T19">dů</text:span><text:span text:style-name="T18">: „</text:span><text:span text:style-name="T19">Tělo mé pravý jest pokrm, a krev má pravý je</text:span><text:span text:style-name="T20">st</text:span><text:span text:style-name="T19"> nápoj</text:span><text:span text:style-name="T18">.“ A ostatní</text:span><text:span text:style-name="T16">.</text:span></text:p>
            <text:p text:style-name="P3"/>
            <text:p text:style-name="P3"/>
            <text:p text:style-name="P3"/>
            <text:p text:style-name="P204"><text:soft-page-break/><text:span text:style-name="T300">Pá</text:span><text:span text:style-name="T303">n</text:span><text:span text:style-name="T443"> </text:span><text:span text:style-name="T451">praví: „kdo jí mé Tělo a pije mou Krev, zůstává ve mně a já v něm.“ Stejně jako pokud někdo </text:span><text:span text:style-name="T583">vezme </text:span><text:span text:style-name="T546">roztavený vosk a vlije jej do jiného vosku, je </text:span><text:span text:style-name="T547">nutnou přírodní zákonitostí</text:span><text:span text:style-name="T546">, </text:span><text:span text:style-name="T547">že </text:span><text:span text:style-name="T546">se </text:span><text:span text:style-name="T547">oba vosky </text:span><text:span text:style-name="T546">navzájem </text:span><text:span text:style-name="T547">zcela </text:span><text:span text:style-name="T546">promís</text:span><text:span text:style-name="T547">í;</text:span><text:span text:style-name="T546"> tak i ten, k</text:span><text:span text:style-name="T547">do</text:span><text:span text:style-name="T546"> přijme Tělo a Krev Páně, tak dobře se s ním spojí, že Kristus se bude nacházet v něm a on v Kristu.</text:span></text:p>
          </table:table-cell>
        </table:table-row>
        <table:table-row table:style-name="Tabulka1.1">
          <table:table-cell table:style-name="Tabulka1.A1" office:value-type="string">
            <text:p text:style-name="P27">Lectio x.</text:p>
            <text:p text:style-name="P118"><text:span text:style-name="T251">Símile</text:span> quodam modo apud Matthæum compéries. Simile est, inquit, regnum cœlórum ferménto, quod accéptum abscóndit múlier in farínæ satis tribus. Sicut parum, ut Paulus ait, ferménti totam massam ferméntat: sic párvula benedíctio totum hóminem in seípsum áttrahit, et sua grátia replet: et hoc modo in nobis Christus manet, et nos in Christo. </text:p>
            <text:p text:style-name="P65"/>
          </table:table-cell>
          <table:table-cell table:style-name="Tabulka1.A1" office:value-type="string">
            <text:p text:style-name="P3"/>
            <text:p text:style-name="P172"><text:span text:style-name="T264">Podobným </text:span><text:span text:style-name="T366">způsobem srovnej, co píše Matouš. Ten totiž praví: „Království nebeské je podobné kvasu, který žena vezme a zadělá do třech měřic pšenice.“ Tak jako maličko kvasu, jak praví </text:span><text:span text:style-name="T97">svatý </text:span><text:span text:style-name="T366">Pavel, prokvasí celé těsto, tak i maličk</text:span><text:span text:style-name="T656">o</text:span><text:span text:style-name="T366"> požehnání v sebe vtáhne celého člověka, a naplní jej svou milostí. A tímto způsobem Kristus zůstává v nás a</text:span><text:span text:style-name="T624"> </text:span><text:span text:style-name="T366">my v Kristu.</text:span></text:p>
          </table:table-cell>
        </table:table-row>
        <table:table-row table:style-name="Tabulka1.1">
          <table:table-cell table:style-name="Tabulka1.A1" office:value-type="string">
            <text:p text:style-name="P27">Lectio xj.</text:p>
            <text:p text:style-name="P121"><text:span text:style-name="T251">Nos</text:span> vero, si vitam ætérnam cónsequi vólumus, si largitórem immorta<text:span text:style-name="T363">l</text:span>itátis habére i<text:span text:style-name="T363">n nobis desiderámus, ad recipiéndam benedictiónem libénter concurrámus: caveamúsque ne loco láquei damnósam religiónem diábolus nobis præténdat. Recte (inquit) dicis: scriptum tamen esse non ignorámus, judícium sibi comédere atque bíbere illum, qui de pane cómedit, et de cálice bibit indígne. Ego ígitur probo meípsum, et indígnum invénio. </text:span></text:p>
            <text:p text:style-name="P65"/>
          </table:table-cell>
          <table:table-cell table:style-name="Tabulka1.A1" office:value-type="string">
            <text:p text:style-name="P3"/>
            <text:p text:style-name="P212"><text:span text:style-name="T303">My</text:span><text:span text:style-name="T451"> však</text:span><text:span text:style-name="T448">, </text:span><text:span text:style-name="T452">pokud chceme dosáhnout života věčného, pokud v sobě toužíme mít toho, který uděluje nesmrtelnost, rádi běžme, abychom přijali toto požehnání. Avšak dejme pozor, aby nás ďábel nesvedl svým zavrženíhodným pekelným náboženstvím. Říká: „Správně pravíš. Dobře totiž víme, že je psáno: ke svému odsouzení jí a pije ten, k</text:span><text:span text:style-name="T453">do</text:span><text:span text:style-name="T452"> pojedl z</text:span><text:span text:style-name="T453"> </text:span><text:span text:style-name="T452">chleba a pil z kalicha nehodně. Já také zkoumám sám sebe a shledávám sebe nehodným.“</text:span></text:p>
          </table:table-cell>
        </table:table-row>
        <table:table-row table:style-name="Tabulka1.1">
          <table:table-cell table:style-name="Tabulka1.A1" office:value-type="string">
            <text:p text:style-name="P27">Lectio xij.</text:p>
            <text:p text:style-name="P126"><text:span text:style-name="T251">Quando</text:span> ígitur, quicúmque tu es qui ista dicis, dignus eris? quando Christo teípsum ófferes? Nam si peccándo indígnus es, et peccáre non désinis, (quis enim delícta intélligit? secúndum Psalmístam) expers omníno eris vivíficae hujus sanctificatiónis. Quare pias, quaeso, cogitatiónes suscípias, studióse sanctéque vivas, et benedictiónem partícipes: quæ (mihi crede) non mortem solum, verum étiam morbos omnes depéllit. </text:p>
            <text:p text:style-name="P65"/>
          </table:table-cell>
          <table:table-cell table:style-name="Tabulka1.A1" office:value-type="string">
            <text:p text:style-name="P3"/>
            <text:p text:style-name="P212"><text:span text:style-name="T324">Kdy</text:span><text:span text:style-name="T541"> tedy, kdokoliv jsi ty, který toto říkáš, budeš hoden? Kdy sám sebe nabídneš Kristu? Neboť pokud jsi jako hříšník nehodný, a hřešit nepřestaneš, (kdo totiž zná </text:span><text:span text:style-name="T584">naše</text:span><text:span text:style-name="T541"> hříchy? jak praví Žalmista) zažiješ veškeré toto životodárné posvěcení. Proto, prosím, dej prostor </text:span><text:span text:style-name="T584">jen </text:span><text:span text:style-name="T541">zbožným myšlenkám, pilně a svatě žij, a budeš mít účast na tom požehnání. To </text:span><text:span text:style-name="T549">potom </text:span><text:span text:style-name="T541">(věř mi) odežene nejen smrt, ale </text:span><text:span text:style-name="T548">také</text:span><text:span text:style-name="T541"> všechny nemoci.</text:span></text:p>
          </table:table-cell>
        </table:table-row>
        <table:table-row table:style-name="Tabulka1.1">
          <table:table-cell table:style-name="Tabulka1.A1" table:number-columns-spanned="2" office:value-type="string">
            <text:p text:style-name="P71"><text:span text:style-name="T153">F</text:span><text:span text:style-name="T157">ERIA SEXTA POST OCT. CORPORIS CHRISTI</text:span></text:p>
            <text:p text:style-name="P40"><text:span text:style-name="T140">F</text:span><text:span text:style-name="T6">estum</text:span><text:span text:style-name="T140"> SS. </text:span><text:span text:style-name="T138">C</text:span><text:span text:style-name="T3">or</text:span><text:span text:style-name="T6">d</text:span><text:span text:style-name="T3">is</text:span><text:span text:style-name="T4"> </text:span><text:span text:style-name="T140">J</text:span><text:span text:style-name="T6">e</text:span><text:span text:style-name="T3">s</text:span><text:span text:style-name="T6">u</text:span></text:p>
            <text:p text:style-name="P81"><text:span text:style-name="T6">S</text:span><text:span text:style-name="T1">ermo major</text:span></text:p>
            <text:p text:style-name="P42"><draw:frame draw:style-name="fr1" draw:name="Obrázek4" text:anchor-type="char" svg:x="6.509cm" svg:y="0.229cm" svg:width="5.487cm" svg:height="0.231cm" draw:z-index="0"><draw:image xlink:href="Pictures/100004B40000C5450000084E466E5CDF462522BB.emf" xlink:type="simple" xlink:show="embed" xlink:actuate="onLoad" draw:mime-type="image/x-emf"/><draw:image xlink:href="Pictures/100002010000077500000050CB2E6AE6FBF31EE4.png" xlink:type="simple" xlink:show="embed" xlink:actuate="onLoad" draw:mime-type="image/png"/></draw:frame></text:p>
          </table:table-cell>
          <table:covered-table-cell/>
        </table:table-row>
        <table:table-row table:style-name="Tabulka1.1">
          <table:table-cell table:style-name="Tabulka1.A1" office:value-type="string">
            <text:p text:style-name="P46">In I. Nocturno</text:p>
            <text:p text:style-name="P49">De Isaía Prophéta.</text:p>
            <text:p text:style-name="P24">Lectio j. <text:span text:style-name="T248">Cap. 12.</text:span></text:p>
            <text:p text:style-name="P84"><text:soft-page-break/>C<text:span text:style-name="T251">onfitébor</text:span> tibi Dómine, quóniam irátus es mihi: convérsus est furor tuus, et consolátus es me. Ecce Deus Salvátor meus, fiduciáliter agam, et non timébo: quia fortitúdo mea, et laus mea Dóminus, et factus est mihi in salútem. Hauriétis aquas in gáudio de fóntibus Salvatóris: et dicétis in die illa: Confitémini Dómino, et invocáte nomen ejus: notas fácite in pópulis adinventiónes ejus: mementóte quóniam excélsum est nomen ejus. Cantáte Dómino quóniam magnífice fecit: annuntiáte hoc in univérsa terra. Exúlta, et lauda habitátio Sion: quia magnus in médio tui sanctus Israël. </text:p>
            <text:p text:style-name="P84"/>
          </table:table-cell>
          <table:table-cell table:style-name="Tabulka1.A1" office:value-type="string">
            <text:p text:style-name="P6"/>
            <text:p text:style-name="P6"/>
            <text:p text:style-name="P6"/>
            <text:p text:style-name="P143"><text:soft-page-break/><text:span text:style-name="T251">Oslavuji</text:span> tě, Hospodine, neboť <text:span text:style-name="T367">ses na mne</text:span><text:span text:style-name="T109"> sice</text:span><text:span text:style-name="T98"> </text:span><text:span text:style-name="T367">rozhněval</text:span>, <text:span text:style-name="T98">avšak </text:span>tvůj hněv se obrátil a tys mne <text:span text:style-name="T367">u</text:span>těšil. Ejhle, Bůh je můj Spasitel! <text:span text:style-name="T367">B</text:span>ez obavy mohu <text:span text:style-name="T367">d</text:span>oufat <text:span text:style-name="T367">a nebudu se bát</text:span>. <text:span text:style-name="T367">Neboť</text:span> má síla a<text:span text:style-name="T625"> </text:span>sláva je Hospodin, on <text:span text:style-name="T367">se </text:span>stal mojí spásou." <text:span text:style-name="T367">Budete v</text:span>ážit vody s radostí ze <text:span text:style-name="T367">pramenů </text:span>Spasitelo<text:span text:style-name="T367">v</text:span>ý<text:span text:style-name="T367">ch</text:span>. <text:span text:style-name="T367">V onen den</text:span> pak řeknete: „Oslavujte Hospodina <text:span text:style-name="T367">a </text:span>vzýv<text:span text:style-name="T367">e</text:span>j<text:span text:style-name="T367">t</text:span>e jeho jméno! Zvěstujte národům, co učinil, hlásejte, <text:span text:style-name="T367">jak </text:span>vznešené <text:span text:style-name="T367">je</text:span> jeho jmén<text:span text:style-name="T367">o</text:span>. <text:span text:style-name="T367">Zpívejte</text:span> Pánu, že velebně jednal, <text:span text:style-name="T367">ať je</text:span> to známo po veškeré zemi! Plesejte, jásejte, ob<text:span text:style-name="T367">yvatelé</text:span> <text:span text:style-name="T367">Siónu</text:span>, neboť <text:span text:style-name="T367">uprostřed vás je svatý Israele</text:span>." </text:p>
          </table:table-cell>
        </table:table-row>
        <table:table-row table:style-name="Tabulka1.1">
          <table:table-cell table:style-name="Tabulka1.A1" office:value-type="string">
            <text:p text:style-name="P24">Lectio ij. <text:span text:style-name="T364">Cap. 26.</text:span></text:p>
            <text:p text:style-name="P103">I<text:span text:style-name="T251">n</text:span> die illa cantábitur cánticum istud in terra Juda: Urbs fortitúdinis nostræ Sion Salvátor, ponétur in ea murus et antemurále. Aperíte portas, et ingrediátur gens justa, custódiens veritátem. Vetus error ábiit: servábis pacem: pacem, quia in te sperávimus. Sperástis in Domino in sæculis ætérnis, in Dómino Deo forti in perpétuum. Quia incurvábit habitántes in excélso, civitátem sublímem humili<text:span text:style-name="T404">á</text:span>bit. Humiliábit eam usque ad terram. </text:p>
            <text:p text:style-name="P103"/>
          </table:table-cell>
          <table:table-cell table:style-name="Tabulka1.A1" office:value-type="string">
            <text:p text:style-name="P3"/>
            <text:p text:style-name="P133">V onen den se bude zpívat v judské zemi tato píseň: „Mocný je <text:span text:style-name="T367">Sion, </text:span>naše město! Jako hradby a val mu Bůh dal spásu.“ Otevřete brány, ať vejde spravedlivý národ, který zachovává věrnost. Stvoření opírající se o tebe chráníš pokojem, pokojem, neboť v tebe doufá. Doufejte v Hospodina <text:span text:style-name="T368">na </text:span>věčné <text:span text:style-name="T368">věky</text:span>, neboť <text:span text:style-name="T368">pouze v Hospodinu Bohu budete silní navěky</text:span>. On sehnul obyvatele výšiny, město nedostupné <text:span text:style-name="T368">ponížil. Ponížil </text:span>je <text:span text:style-name="T368">a</text:span>ž k zemi. </text:p>
          </table:table-cell>
        </table:table-row>
        <table:table-row table:style-name="Tabulka1.1">
          <table:table-cell table:style-name="Tabulka1.A1" office:value-type="string">
            <text:p text:style-name="P24">Lectio iij.</text:p>
            <text:p text:style-name="P104"><text:span text:style-name="T251">Sémita</text:span> justi recta est, rectus callis justi ad ambulándum. Et in sémit<text:span text:style-name="T364">a </text:span>judiciórum tuórum Dómine sustinúimus te: nomen tuum, et memoriále tuum in desidério ánimæ. Anima mea desiderávit te in nocte: sed et spíritu meo in præcórdiis meis de mane vigilábo ad te. Cum féceris judícia tua in terra, justítiam discent habitatóres orbis. </text:p>
            <text:p text:style-name="P103"/>
          </table:table-cell>
          <table:table-cell table:style-name="Tabulka1.A1" office:value-type="string">
            <text:p text:style-name="P3"/>
            <text:p text:style-name="P133"><text:span text:style-name="T251">Stezka</text:span> spravedlivého je přímá; spravedlivému sám urovnáváš dráhu, <text:span text:style-name="T368">aby po ní mohl kráčet</text:span>. Také na stezce tvých soudů, Hospodine, skládáme naději v tebe, naše duše touží po tvém jménu, chce si připomínat tebe. Má duše v noci po tobě touží, můj duch <text:span text:style-name="T368">před mým srdcem </text:span>za úsvitu <text:span text:style-name="T368">bdí a </text:span>hledá <text:span text:style-name="T368">tě</text:span>. Když vykonáváš své soudy na zemi, obyvatelé světa se učí spravedlnosti.</text:p>
          </table:table-cell>
        </table:table-row>
        <table:table-row table:style-name="Tabulka1.1">
          <table:table-cell table:style-name="Tabulka1.A1" office:value-type="string">
            <text:p text:style-name="P24">Lectio i<text:span text:style-name="T249">v</text:span>. <text:span text:style-name="T364">Cap. 35.</text:span></text:p>
            <text:p text:style-name="P103"><text:span text:style-name="T251">Lætábitur</text:span> desérta et ínvia, et exultábit solitúdo, et florébit quasi lílium. Gérminans germinábit, et exultábit lætabúnda et laudans: glória Líbani data est ei: decor Carméli, et Saron, ipsi vidébunt glóriam Dómini, et decórem Dei nostri. Confortáte manus dissolútas, et génua debília roboráte. Dícite pusillánimis: Confortámini, et nolíte timére: ecce Deus vester ultiónem addúcet retributiónis: Deus ipse véniet, et salvábit vos. </text:p>
            <text:p text:style-name="P103"/>
          </table:table-cell>
          <table:table-cell table:style-name="Tabulka1.A1" office:value-type="string">
            <text:p text:style-name="P3"/>
            <text:p text:style-name="P133"><text:span text:style-name="T265">R</text:span><text:span text:style-name="T251">ozveselí </text:span><text:span text:style-name="T344">se p</text:span>oušť i <text:span text:style-name="T368">neschůdná pustina</text:span>, <text:span text:style-name="T368">a </text:span>z<text:span text:style-name="T368">a</text:span>jásá <text:span text:style-name="T368">samota </text:span>a rozkvete kvítím. Bujně rozkvete, radostně bude jásat, plesat <text:span text:style-name="T368">a chválit</text:span>. Bude jí dána sláva Liban<text:span text:style-name="T368">o</text:span>nu, nádhera Karmelu <text:span text:style-name="T368">i</text:span> Šáronu. Ty uzří slávu Hospodinovu, nádheru našeho Boha. Dodejte síly ochablým rukám, pevnosti kolenům klesajícím. Řekněte <text:span text:style-name="T368">malověrným</text:span>: „Buďte rozhodní, nebojte se! Hle, váš Bůh přichází s pomstou, <text:span text:style-name="T368">sám </text:span>Bůh, který odplácí, vás přijde spasit.“ <text:s/><text:span text:style-name="T250">(</text:span><text:span text:style-name="T91">Č</text:span><text:span text:style-name="T92">EP</text:span><text:span text:style-name="T91">, </text:span><text:span text:style-name="T90">upraveno</text:span><text:span text:style-name="T91">)</text:span></text:p>
          </table:table-cell>
        </table:table-row>
        <table:table-row table:style-name="Tabulka1.1">
          <table:table-cell table:style-name="Tabulka1.A1" office:value-type="string">
            <text:p text:style-name="P51">In II. Nocturno</text:p>
            <text:p text:style-name="P55">De Sermóne sancti Bernárdi Abbátis.</text:p>
            <text:p text:style-name="P32">De vite mystica. Cap. 3.</text:p>
            <text:p text:style-name="P15"><text:bookmark-start text:name="__DdeLink__2400_167314470911311111212"/><text:span text:style-name="T12">Lectio</text:span><text:bookmark-end text:name="__DdeLink__2400_167314470911311111212"/><text:span text:style-name="T12"> v.</text:span></text:p>
            <text:p text:style-name="P128">Q<text:span text:style-name="T251">uia</text:span> semel vénimus ad Cor dulcíssimum Jesu, et bonum es<text:span text:style-name="T177">t</text:span>, nos hic esse, ne sinamus nos fácile avélli ab eo, de quo scrip<text:soft-page-break/>tum est: Recedéntes a te, in terra scribéntur. Quid autem accedéntes? Tu ipse doces nos. Tu dixísti accedéntibus ad te: Gaudéte quia nómina vestra scripta sunt in cœlo. Accedámus ergo ad te, et exultábimus, et lætábimur in te, mémores Cordis tui. O quam bonum et quam jucúndum habitáre in Corde hoc! Quin pótius dabo ómnia, omnes cogitatiónes, et afféctus mentis commutábo, jactans omne cogitátum meum in Cor Dómini Jesu, et sine fallácia illud me enútriet.</text:p>
            <text:p text:style-name="P9"/>
          </table:table-cell>
          <table:table-cell table:style-name="Tabulka1.A1" office:value-type="string">
            <text:p text:style-name="P1"/>
            <text:p text:style-name="P1"/>
            <text:p text:style-name="P1"/>
            <text:p text:style-name="P1"/>
            <text:p text:style-name="P150"><text:span text:style-name="T268">Až</text:span><text:span text:style-name="T179"> jednou přijdeme k nejsladším Srdci Ježíšovu, a je dobré, že zde budeme, nedovolme, abychom zas snadno byli odtrženi</text:span> <text:span text:style-name="T178">od </text:span><text:soft-page-break/><text:span text:style-name="T178">toho, o němž je psáno: „Kdož se od tebe odvrátí, do prachu budou zapsáni.“ Jak se k němu ale dostaneme? Ty sám nás o tom učíš. Řekl jsi těm, kteří k tobě přicházejí: „Radujte se, neboť vaše jména jsou zapsána v nebi.“ Přicházíme tedy k tobě, jásáme a radujeme se v tobě, pamětlivi tvého Srdce. Ó jak dobré a radostné je přebývati v tomto Srdci! Zajisté se rád zbavím všeho, všech svých myšlenek, změním city své mysli, a vložím vše, na co myslím, do Srdce Pána Ježíše, a vpravdě mě bude vyživovati. </text:span></text:p>
          </table:table-cell>
        </table:table-row>
        <table:table-row table:style-name="Tabulka1.1">
          <table:table-cell table:style-name="Tabulka1.A1" office:value-type="string">
            <text:p text:style-name="P18">Lectio vj.</text:p>
            <text:p text:style-name="P89">A<text:span text:style-name="T251">d</text:span> hoc templum, ad hæc Sancta Sanctórum, ad hanc arcam testaménti adorábo et laudábo nomen Dómini, dicens, cum David: invéni cor meum, ut orem Deum, meum. Et ego invéni Cor Regis, fratris, et amíci benígni Jesu. Et numquid non adorábo? Hoc ígitur Corde tuo, et meo‚ dulcissime Jesu, invénto, orábo te Deum meum. Admítte tantum in sacrárium exauditiónis tuæ preces meas: imo me totum trahe in Cor tuum. O ómnium pulchritúdine speciosíssime Jesu! ámplius lava me ab iniquitáte mea, et a peccáto meo munda me: ut purificátus per te, ad te puríssimum possim accédere, et in Corde tuo ómnibus diébus vitæ meæ mérear habitáre; et ut vidére simul et fácere tuam váleam voluntátem.</text:p>
            <text:p text:style-name="P61"/>
          </table:table-cell>
          <table:table-cell table:style-name="Tabulka1.A1" office:value-type="string">
            <text:p text:style-name="P1"/>
            <text:p text:style-name="P189">V tomto chrámě, v této Nejsvětější Svatyni, v této arše zákona budu ctít<text:span text:style-name="T183">i</text:span> a chválit<text:span text:style-name="T183">i</text:span> jméno Páně a říkati budu spolu s Davidem: „<text:span text:style-name="T183">Nalezl jsem ve</text:span><text:span text:style-name="T625"> </text:span><text:span text:style-name="T183">svém srdci, abych volal ke svému Bohu. </text:span>A <text:span text:style-name="T183">našel</text:span> jsem Srdce Krále, bratra a přítele, dobrotivého Ježíše. <text:span text:style-name="T180">Proč bych se mu neměl klanět? Až totiž najdu, nejsladší Ježíši, toto Srdce tvé i mé, modliti se budu k tobě, svému Bohu. Přijmi jen mé prosby do svatyně svého vyslyšení, spíše pak celého mě vtáhni do svého Srdce. Ó Ježíši, nejkrásnější z veškeré krásy! Ještě více mne obmyj od mé nepravosti a od hříchu mého mne očisti, abych poté, co mne očistíš, k tobě nejčistšímu přistoupiti mohl, a v</text:span><text:span text:style-name="T657">e</text:span><text:span text:style-name="T180"> tvém Srdci po všechny dny mého života přebývati mohl. A </text:span><text:span text:style-name="T71">dej také, </text:span><text:span text:style-name="T180">abych tvou vůli poznati i vykonávati dokázal.</text:span></text:p>
          </table:table-cell>
        </table:table-row>
        <table:table-row table:style-name="Tabulka1.1">
          <table:table-cell table:style-name="Tabulka1.A1" office:value-type="string">
            <text:p text:style-name="P18">Lectio vij.</text:p>
            <text:p text:style-name="P93">A<text:span text:style-name="T251">d</text:span> hoc enim perforátum est latus tuum, ut nobis patéscat intróitus. Ad hoc vulnerátum est Cor tuum, ut in illo et in te ab exterióribus perturbatiónibus absolúti, habitáre possímus. Nihilóminus et proptérea vulnerátum est, ut per vulnus visíbile, vulnus amóris invisíbile videámus. Quómodo hic ardor mélius osténdi potest, nisi quod non solum Corpus, verum étiam ipsum Cor láncea vulnerári permísit? Carnále ergo vulnus vulnus spirituále osténdit. Quis illud Cor tam vulnerátum non díligat? Quis tam amans non rédamet? Quis tam castum non amplectátur? Nos ígitur adhuc in córpore manéntes, quantum póssumus, amémus, redamémus, amplectámur vulnerátum nostrum, cujus ímpii agrícolæ fodérunt manus et pedes, latus et Cor: stemúsque, ut cor nostrum durum adhuc et impœnitens‚ amóris sui vínculo constríngere, et jáculo vulneráre dignétur.</text:p>
            <text:p text:style-name="P12"/>
          </table:table-cell>
          <table:table-cell table:style-name="Tabulka1.A1" office:value-type="string">
            <text:p text:style-name="P1"/>
            <text:p text:style-name="P151"><text:span text:style-name="T251">Proto</text:span> byl také probodnut tvůj bok, aby se ná<text:span text:style-name="T625">m</text:span> otevřel vstup. Proto zraněno bylo tvé Srdce, abychom v něm, až budeme od všech vnějších zmatků osvobozeni, přebývati mohli. <text:span text:style-name="T181">Nicméně i</text:span><text:span text:style-name="T625"> </text:span><text:span text:style-name="T181">proto bylo zraněno, abychom skrze viditelnou ránu uzříti mohli neviditelnou ránu lásky. Jak lépe lze ukázati tento zápal, než tím, že </text:span><text:span text:style-name="T72">Pán </text:span><text:span text:style-name="T181">dovolil, aby kopím zraněno bylo nejen Tělo, ale i samotné Srdce. Tělesná rána tedy poukázala na ránu duchovní. Kdo by nemiloval ono Srdce takto zraněné? Kdo by neopětoval tak velikou lásku? Kdo by neobjal něco tak čistého? My tedy, i když ještě přebýváme v těle, milujme</text:span><text:span text:style-name="T625">,</text:span><text:span text:style-name="T181"> jak jen můžeme, tuto lásku opětujme, obejměme toto </text:span><text:span text:style-name="T72">Srdce</text:span><text:span text:style-name="T181"> pro nás zraněné, jehož ruce i</text:span><text:span text:style-name="T625"> </text:span><text:span text:style-name="T181">nohy, bok i Srdce zranili bezbožní vinaři, postavme se, aby naše srdce</text:span><text:span text:style-name="T625">,</text:span><text:span text:style-name="T181"> zatím tvrdé a nekající</text:span><text:span text:style-name="T625">,</text:span><text:span text:style-name="T181"> poutem jeho lásky spoutáno a šípem jeho probodeno býti si zasloužilo. </text:span></text:p>
          </table:table-cell>
        </table:table-row>
        <table:table-row table:style-name="Tabulka1.1">
          <table:table-cell table:style-name="Tabulka1.A1" office:value-type="string">
            <text:p text:style-name="P18">Lectio viij.</text:p>
            <text:p text:style-name="P96">Q<text:span text:style-name="T251">uam</text:span> charitátem Christi patiéntis, et pro géneris humáni redemptióne moriéntis, atque in suæ mortis commemoratiónem instituéntis Sacramén<text:soft-page-break/>tum Córporis et Sánguinis su<text:span text:style-name="T182">i</text:span>‚ ut fidéles sub sanctíssimi Cordis symbolo devótius ac fervéntius récolant, eiusdémque fructus ubérius percípiant, Clemens décimus tértius Póntifex Máximus ejúsdem sanctíssimi Cordis festum quibúsdam peténtibus Ecclésiis celebrári permísit.</text:p>
            <text:p text:style-name="P96"/>
          </table:table-cell>
          <table:table-cell table:style-name="Tabulka1.A1" office:value-type="string">
            <text:p text:style-name="P1"/>
            <text:p text:style-name="P190"><text:span text:style-name="T251">Papež</text:span> Klement XIII. dovolil <text:span text:style-name="T110">v roce 1765 </text:span>všem <text:span text:style-name="T369">c</text:span>írk<text:span text:style-name="T369">e</text:span>v<text:span text:style-name="T369">n</text:span>ím <text:span text:style-name="T369">Společenstvím</text:span>, které o to požádaly, slavit slavnost nejsvětějšího Srdce, aby tuto lásku <text:soft-page-break/>Krista trpícího, pro spásu lidského rodu zesnulého, který <text:span text:style-name="T369">na</text:span> památ<text:span text:style-name="T369">ku</text:span> své smrti ustanovil Svátost svého Těla a<text:span text:style-name="T626"> </text:span>Krve, <text:span text:style-name="T369">aby </text:span>věřící pod symbolem nejsvětějšího Srdce <text:span text:style-name="T369">ještě </text:span>oddaněji a s větším zápalem slaviti mohli, a její plody hojněji vnímali.</text:p>
          </table:table-cell>
        </table:table-row>
        <table:table-row table:style-name="Tabulka1.1">
          <table:table-cell table:style-name="Tabulka1.A1" office:value-type="string">
            <text:p text:style-name="P51">In III. Nocturno</text:p>
            <text:p text:style-name="P15"><text:span text:style-name="T118">Léctio sancti Evangélii secúndum </text:span><text:span text:style-name="T120">Joánnem</text:span><text:span text:style-name="T118">.</text:span><text:span text:style-name="T12"> </text:span></text:p>
            <text:p text:style-name="P26">Lectio ix. Cap. <text:span text:style-name="T176">19</text:span>.</text:p>
            <text:p text:style-name="P109">I<text:span text:style-name="T251">n</text:span> illo témpore: Judæi, (quóniam Parascéve erat) ut non remanérent in cruce córpora Sábbato (erat enim magnus dies ille Sábbati) rogavérunt Pilátum ut frangeréntur eórum crura, et tolleréntur. Et réliqua. </text:p>
            <text:p text:style-name="P64"/>
            <text:p text:style-name="P15"><text:span text:style-name="T13">Homilía sancti Augustíni Epíscopi</text:span><text:span text:style-name="T118">.</text:span></text:p>
            <text:p text:style-name="P29">Tract. <text:span text:style-name="T176">1</text:span>2<text:span text:style-name="T176">0</text:span>. in Joánnem.</text:p>
            <text:p text:style-name="P113">U<text:span text:style-name="T251">nus</text:span> mílitum láncea apéruit, et contínuo exívit sanguis et aqua. Vigilánti verbo Evangelísta usus est, ut non díceret: Latus ejus percússit‚ aut vulnerávit, aut quid áliud, sed, apéruit: ut illic quodámmodo vitæ óstium panderétur‚ unde Sacraménta Ecclésiæ manavérunt, sine quibus ad vitam, quæ vera vita est, non intrátur. Ille Sanguis, qui fusus est, in remissiónem fusus est peccatórum. Aqua illa salutáre témperat póculum: hæc et lavácrum præst<text:span text:style-name="T184">a</text:span>t et potum. Hoc prænuntiábat, quod Noë in látere arcæ óstium fácere <text:span text:style-name="T626">j</text:span>ussus est, qua intrárent animália quæ non erant dilúvio peritúra, quibus præfigurabátur Ecclésia.</text:p>
            <text:p text:style-name="P64"/>
          </table:table-cell>
          <table:table-cell table:style-name="Tabulka1.A1" office:value-type="string">
            <text:p text:style-name="P1"/>
            <text:p text:style-name="P1"/>
            <text:p text:style-name="P1"/>
            <text:p text:style-name="P198"><text:span text:style-name="T254">Z</text:span><text:span text:style-name="T253">a</text:span><text:span text:style-name="T14"> onoho času </text:span><text:span text:style-name="T22">Židé (</text:span><text:span text:style-name="T39">p</text:span><text:span text:style-name="T22">rotože byl pátek), aby nezůstala těla na kříži v sobotu (byl totiž velký onen den sobotní), prosili Piláta, aby zlámány byly kosti jejich a byli sneseni dolů.</text:span><text:span text:style-name="T18"> A ostatní</text:span><text:span text:style-name="T16">.</text:span></text:p>
            <text:p text:style-name="P1"/>
            <text:p text:style-name="P1"/>
            <text:p text:style-name="P1"/>
            <text:p text:style-name="P1"/>
            <text:p text:style-name="P163"><text:span text:style-name="T267">Jeden</text:span><text:span text:style-name="T183"> z vojáků otevřel kopím </text:span><text:span text:style-name="T73">bok Páně</text:span><text:span text:style-name="T43"> a hned vyšla krev a voda. </text:span><text:span text:style-name="T44">Evangelista volil slova rozvážně, aby neřekl: Bok jeho prorazil či zranil, nebo něco ještě jiného, ale otevřel. </text:span><text:span text:style-name="T46">T</text:span><text:span text:style-name="T44">am </text:span><text:span text:style-name="T46">se totiž </text:span><text:span text:style-name="T44">svým způsobem otevírala brána života, </text:span><text:span text:style-name="T58">z níž</text:span><text:span text:style-name="T44"> proudí Svátosti Církve, bez </text:span><text:span text:style-name="T58">kterých</text:span><text:span text:style-name="T44"> ne</text:span><text:span text:style-name="T46">lze</text:span><text:span text:style-name="T44"> vstoupit do toho pravého života. Ta krev, která byla prolita, byla prolita na odpuštění hříchů. Ona voda </text:span><text:span text:style-name="T45">ředí ten spásonosný kalich, </text:span><text:span text:style-name="T46">ve kterém</text:span><text:span text:style-name="T45"> představuje lázeň i nápoj. </text:span><text:span text:style-name="T46">To </text:span><text:span text:style-name="T63">bylo </text:span><text:span text:style-name="T46">předznamená</text:span><text:span text:style-name="T63">no již tím</text:span><text:span text:style-name="T46">, že Noe dostal příkaz, aby na boku archy udělal otvor, kterým vstupovala zvířata, která neměla být zničena potopou, což je předobraz Církve. </text:span></text:p>
          </table:table-cell>
        </table:table-row>
        <table:table-row table:style-name="Tabulka1.1">
          <table:table-cell table:style-name="Tabulka1.A1" office:value-type="string">
            <text:p text:style-name="P43">De Homilía sancti Joánnis Chrysóstomi.</text:p>
            <text:p text:style-name="P26">Homilía 84. in Joann.</text:p>
            <text:p text:style-name="P26">Lectio x.</text:p>
            <text:p text:style-name="P117">V<text:span text:style-name="T251">ides</text:span> quanti sit véritas? per ea, quæ Judæi fáciunt, prophetía implétur: ália enim ex hoc manifestáta est. Venérunt ergo mílites, et aliórum fregérunt crura, non Christi; sed ad Judæórum grátiam conciliándam, latus ejus láncea aperuérunt‚ et mórtuo adhuc insúltant; O péssimam voluntátem ac scelestíssimam! Noli tamen perturbári, o dilectíssime! quæ enim malo illi ánimo patrátum, veritáti consentiébant; prophetía hinc impléta est, ínquiens: Vidébunt in quem transfixérunt. Neque hoc tantum, sed non creditúris fuit fídei arguméntum, ut Thomæ, et qui cum eo erant. Ad hæc et arcánum mystérium confirmátum est; exívit enim sanguis et aqua. Non casu, et simplíciter hi fontes scaturiérunt, sed quóniam ex ambóbus Ecclésia constitúta est.</text:p>
            <text:p text:style-name="P64"><text:soft-page-break/></text:p>
          </table:table-cell>
          <table:table-cell table:style-name="Tabulka1.A1" office:value-type="string">
            <text:p text:style-name="P1"/>
            <text:p text:style-name="P1"/>
            <text:p text:style-name="P1"/>
            <text:p text:style-name="P173"><text:span text:style-name="T266">Vidíš</text:span><text:span text:style-name="T185">, jakou cenu má pravda? Skrze to, co Židé dělají, se naplňuje proroctví. V této události se totiž projevily jiné věci. Přišli tedy vojáci a zlámali kosti jiným, ne však Kristu, ale aby získali přízeň Židů, otevřeli kopím jeho bok a již mrtvého tím zneuctili. Ó jak přešpatná a zločinná zvůle! Avšak nenech se tím zneklidnit, ó milovaný! Jejich špatný duch totiž dosáhl pouze toho, že svými skutky přisvědčili pravdě. Naplnilo se tím totiž proroctví, které praví: „Uvidí, koho probodli.“ A není to pouze toto, ale </text:span><text:span text:style-name="T74">tato rána </text:span><text:span text:style-name="T186">se stane potvrzením víry těm, kteří neuvěří, jako třeba Tomášovi a těm, kteří byli s</text:span><text:span text:style-name="T626"> </text:span><text:span text:style-name="T186">ním. V těchto věcech je také potvrzeno hluboké tajemství: vyšla totiž krev a voda. Ne náhodou a jen tak pro nic za nic vytryskl tento proud, ale </text:span><text:span text:style-name="T74">stalo se tak proto</text:span><text:span text:style-name="T186">, že na obou je založena Církev.</text:span></text:p>
          </table:table-cell>
        </table:table-row>
        <table:table-row table:style-name="Tabulka1.1">
          <table:table-cell table:style-name="Tabulka1.A1" office:value-type="string">
            <text:p text:style-name="P43">De Homilía sancti Bonaventúræ Epíscopi.</text:p>
            <text:p text:style-name="P26">Lib. de Ligno vitæ.</text:p>
            <text:p text:style-name="P26">Lectio xj.</text:p>
            <text:p text:style-name="P120">P<text:span text:style-name="T251">orro</text:span> ut de látere Christi dormiéntis formarétur Ecclésia, divína est ordinatióne indúltum, ut unus mílitum láncea latus sacrum illud aperiéndo perfóderet, quátenus sánguine cum aqua manánte, prétium effunderétur nostræ salútis, quod a fonte scílicet Cordis arcáno profúsum, vim daret Sacraméntis Ecclésiæ, ad vitam grátiæ conferéndam, essétque jam in Christo vivéntibus póculum fontis vivi, saliéntis in vitam ætérnam.</text:p>
            <text:p text:style-name="P64"/>
          </table:table-cell>
          <table:table-cell table:style-name="Tabulka1.A1" office:value-type="string">
            <text:p text:style-name="P1"/>
            <text:p text:style-name="P1"/>
            <text:p text:style-name="P1"/>
            <text:p text:style-name="P209"><text:span text:style-name="T304">Aby</text:span><text:span text:style-name="T454"> se z boku zesnulého Krista mohla dále utvářet Církev, stalo se dle milostivého božského nařízení, že jeden z vojáků probodl kopím svatý bok, aby jej otevřel, z něj pak vytryskla krev s</text:span><text:span text:style-name="T455"> </text:span><text:span text:style-name="T454">vodou, a z</text:span><text:span text:style-name="T455"> </text:span><text:span text:style-name="T454">tajemného totiž pramene probodeného srdce dala sílu Svátostem Církve, kterou vedou k</text:span><text:span text:style-name="T455"> udělení </text:span><text:span text:style-name="T454">milosti života. </text:span><text:span text:style-name="T585">Tento pramen</text:span><text:span text:style-name="T454"> byl již v Kristu živým </text:span><text:span text:style-name="T585">lidem</text:span><text:span text:style-name="T454"> pohárem z živého pramene, který </text:span><text:span text:style-name="T456">vytryskává</text:span><text:span text:style-name="T454"> do života věčného.</text:span></text:p>
          </table:table-cell>
        </table:table-row>
        <table:table-row table:style-name="Tabulka1.1">
          <table:table-cell table:style-name="Tabulka1.A1" office:value-type="string">
            <text:p text:style-name="P26">Lectio xij.</text:p>
            <text:p text:style-name="P123">S<text:span text:style-name="T251">urge</text:span> ígitur, ánima amíca Christi, esto sicut colúmba nidíficans in summo ore foráminis: illic, ut passer invéniens domum, vigiláre non cesses‚ ibi tamquam turtur casti amóris pullos abscónde, ibi os appóne, ut háurias aquas de fóntibus Salvatóris. Hic enim est fons egrédiens de médio parad<text:span text:style-name="T187">í</text:span>si, qui in quátuor divísus cápita, et in corda devóta diffúsus, fœcúndat et írrigat univérsam terram.</text:p>
            <text:p text:style-name="P64"/>
          </table:table-cell>
          <table:table-cell table:style-name="Tabulka1.A1" office:value-type="string">
            <text:p text:style-name="P1"/>
            <text:p text:style-name="P175"><text:span text:style-name="T251">Vstaň</text:span> tedy, duše, <text:span text:style-name="T370">přítelkyně</text:span> Krist<text:span text:style-name="T370">ova</text:span>, buď jako holubice, která zahnízdila v nejvyšším výklenku ve zdi. Tam jako vrabec hledající dům nepřestávej bdít, tam jako <text:span text:style-name="T188">hrdlička</text:span> čisté lásky ukryj své mladé, tam nastav svá ústa, abys nabrala vody z pramenů Spasitelových. On je totiž ten pramen, který vyvěrá uprostřed ráje, který se dělí na čtyři řeky a když se <text:span text:style-name="T188">vlije</text:span> do srdcí jemu oddaných, zúrodní a zavlaží celou zemi.</text:p>
            <text:p text:style-name="P175"/>
          </table:table-cell>
        </table:table-row>
        <table:table-row table:style-name="Tabulka1.1">
          <table:table-cell table:style-name="Tabulka1.A1" table:number-columns-spanned="2" office:value-type="string">
            <text:p text:style-name="P78"><text:span text:style-name="T139">D</text:span><text:span text:style-name="T3">o</text:span><text:span text:style-name="T5">minica </text:span><text:span text:style-name="T7">iij.</text:span></text:p>
            <text:p text:style-name="P73">post Pentecosten.</text:p>
          </table:table-cell>
          <table:covered-table-cell/>
        </table:table-row>
        <table:table-row table:style-name="Tabulka1.1">
          <table:table-cell table:style-name="Tabulka1.A1" office:value-type="string">
            <text:p text:style-name="P47">In I. Nocturno</text:p>
            <text:p text:style-name="P50">De libro primo Regum.</text:p>
            <text:p text:style-name="P25">Lectio j. <text:span text:style-name="T248">Cap. 9. et 10.</text:span></text:p>
            <text:p text:style-name="P85"><text:span text:style-name="T251">Accéssit</text:span> autem Saúl ad Samuélem in médio portæ, et ait: Indica, oro, mihi, ubi est domus Vidéntis. Et respóndit Sámuel Saúli <text:span text:style-name="T404">dicens:</text:span> Ego sum Videns. Ascénde ante me in excélsum, ut comedátis mecum hódie, et dimíttam te mane: et ómnia‚ quæ sunt in corde tuo, indicábo tibi. Et de ásinis, quas nudiustértius perdidísti, ne sollícitus sis, quia invéntæ sunt. Et cuius erunt óptima quæque Israël? nonne tibi et omni dómui patris tui?</text:p>
            <text:p text:style-name="P85"/>
          </table:table-cell>
          <table:table-cell table:style-name="Tabulka1.A1" office:value-type="string">
            <text:p text:style-name="P7"/>
            <text:p text:style-name="P7"/>
            <text:p text:style-name="P7"/>
            <text:p text:style-name="P144"><text:span text:style-name="T251">Vtom</text:span> Saul přistoupil uprostřed brány k<text:span text:style-name="T627"> </text:span>Samuelovi a řekl: „Pověz mi prosím, kde je tu dům <text:span text:style-name="T371">V</text:span>idoucího.“ Samuel Saulovi odpověděl: „Já jsem <text:span text:style-name="T371">V</text:span>idoucí. Vystup přede mnou na posvátné návrší, dnes budete jíst se mnou. Ráno tě propustím a odpovím ti na vše, co máš na srdci. Pokud jde o oslice, které se ti před třemi dny ztratily, neměj o ně starost, neboť se nalezly. <text:span text:style-name="T371">A komu patří vše, co je nejlepší v </text:span>I<text:span text:style-name="T371">s</text:span>rael<text:span text:style-name="T371">i</text:span>? Zdalipak ne <text:span text:style-name="T371">tobě</text:span> a<text:span text:style-name="T627"> </text:span>cel<text:span text:style-name="T371">ému</text:span> d<text:span text:style-name="T371">o</text:span>m<text:span text:style-name="T371">u</text:span> tvého otce?“</text:p>
          </table:table-cell>
        </table:table-row>
        <table:table-row table:style-name="Tabulka1.1">
          <table:table-cell table:style-name="Tabulka1.A1" office:value-type="string">
            <text:p text:style-name="P25">Lectio ij.</text:p>
            <text:p text:style-name="P105">R<text:span text:style-name="T251">espóndens</text:span> autem Saül, ait: Numquid non fílius Jémini ego sum de mínima tribu Israël, et cognátio mea novíssima inter omnes famílias de tribu Bénjamin? quare ergo locútus es mihi sermónem istum? Assúmens ítaque Sámuel Saúlem, et púerum ejus, introdúxit eos in triclínium, et dedit eis locum in capite eórum, qui fúerant invitáti: erant enim <text:soft-page-break/>quasi trigínta viri.</text:p>
            <text:p text:style-name="P105"/>
          </table:table-cell>
          <table:table-cell table:style-name="Tabulka1.A1" office:value-type="string">
            <text:p text:style-name="P8"/>
            <text:p text:style-name="P136"><text:span text:style-name="T251">Saul</text:span> odpověděl: „Což nejsem Benjamínec? Z<text:span text:style-name="T627"> </text:span>nejmenší<text:span text:style-name="T371">ho</text:span> <text:span text:style-name="T371">kmene Is</text:span>rael<text:span text:style-name="T371">a</text:span>? A <text:span text:style-name="T371">celá </text:span>má <text:span text:style-name="T371">rodina není snad nejmenší </text:span>ze všech <text:span text:style-name="T371">rodin </text:span>Benjamínova kmene? Jak mi můžeš říkat něco takového?“ Ale Samuel vzal Saula i jeho <text:span text:style-name="T371">služebníky</text:span>, uvedl je do hodovní síně a dal jim místo v čele <text:span text:style-name="T372">těch, kteří byli </text:span>pozv<text:span text:style-name="T372">á</text:span>n<text:span text:style-name="T372">i</text:span>. Těch bylo na třicet mužů.</text:p>
          </table:table-cell>
        </table:table-row>
        <table:table-row table:style-name="Tabulka1.1">
          <table:table-cell table:style-name="Tabulka1.A1" office:value-type="string">
            <text:p text:style-name="P25">Lectio iij.</text:p>
            <text:p text:style-name="P105">E<text:span text:style-name="T251">t</text:span> comédit Saül cum Samuéle in die illa. Et descendérunt de excélso in óppidum, et locútus est cum Saúle in solário: stravítque Saúl in solario, et dormívit. Cumque mane surrexíssent‚ et jam elucésceret, vocávit Sámuel Saúlem in solario, dicens: Surge, et dimíttam te. Et surréxit Saül: egressíque sunt ambo, ipse vidélicet et Sámuel.</text:p>
            <text:p text:style-name="P105"/>
          </table:table-cell>
          <table:table-cell table:style-name="Tabulka1.A1" office:value-type="string">
            <text:p text:style-name="P4"/>
            <text:p text:style-name="P136"><text:span text:style-name="T251">Tak</text:span> jedl onoho dne Saul se Samuelem. Potom sestoupili z posvátného návrší do města a<text:span text:style-name="T627"> </text:span>Samuel mluvil se Saulem na střeše. <text:span text:style-name="T372">Saul si pak na střeše lehl a spal. Když pak ráno vstávali a již se rozednívalo</text:span>, zavolal Samuel na Saula na střeše: „Vstaň, propustím tě.“ Saul tedy vstal a oba vyšli ven, on i Samuel. </text:p>
          </table:table-cell>
        </table:table-row>
        <table:table-row table:style-name="Tabulka1.1">
          <table:table-cell table:style-name="Tabulka1.A1" office:value-type="string">
            <text:p text:style-name="P25">Lectio i<text:span text:style-name="T249">v</text:span>.</text:p>
            <text:p text:style-name="P105">C<text:span text:style-name="T251">úmque</text:span> descénderent in extréma parte civitátis Sámuel dixit ad Saül: Dic puero ut antecédat nos‚ et tránseat: tu autem subsíste paulísper, ut índicem tibi verbum Dómini. Tulit autem Sámuel lentículam ólei, et effúdit super caput ejus, et deosculátus est eum, et ait: Ecce, unxit te Dóminus super hæreditátem suam in príncipem, et liberábis pópulum suum de mánibus inimicórum ejus, qui in circúitu ejus sunt.</text:p>
            <text:p text:style-name="P105"/>
          </table:table-cell>
          <table:table-cell table:style-name="Tabulka1.A1" office:value-type="string">
            <text:p text:style-name="P4"/>
            <text:p text:style-name="P136"><text:span text:style-name="T269">Když</text:span><text:span text:style-name="T372"> s</text:span>estupovali k okraji města, řekl Samuel Saulovi: „Řekni <text:span text:style-name="T372">služebníkovi</text:span>, ať jde před námi.“ A když je předešel: „A ty se na chvíli zastav, ohlásím ti Boží slovo.“ Samuel vzal nádobku <text:span text:style-name="T372">s </text:span>olejem, vylil mu jej na hlavu, políbil ho a řekl: „Sám Hospodin tě pomazává za <text:span text:style-name="T372">vládce </text:span>nad svým dědictvím. <text:span text:style-name="T372">Svůj lid vysvobodíš</text:span> <text:span text:style-name="T372">z rukou jeho nepřátel, kteří jej obkličují.</text:span> <text:span text:style-name="T250">(</text:span><text:span text:style-name="T91">Č</text:span><text:span text:style-name="T92">EP</text:span><text:span text:style-name="T91">, </text:span><text:span text:style-name="T90">upraveno</text:span><text:span text:style-name="T91">)</text:span></text:p>
          </table:table-cell>
        </table:table-row>
        <table:table-row table:style-name="Tabulka1.1">
          <table:table-cell table:style-name="Tabulka1.A1" office:value-type="string">
            <text:p text:style-name="P53">In II. Nocturno</text:p>
            <text:p text:style-name="P57">De Expositióne sancti Gregórii Papæ </text:p>
            <text:p text:style-name="P57">in libros Regum.</text:p>
            <text:p text:style-name="P34">Lib. 4. c. 5. in 1. Reg. c. 10.</text:p>
            <text:p text:style-name="P17"><text:bookmark-start text:name="__DdeLink__2400_1673144709113111112111"/><text:span text:style-name="T12">Lectio</text:span><text:bookmark-end text:name="__DdeLink__2400_1673144709113111112111"/><text:span text:style-name="T12"> v.</text:span></text:p>
            <text:p text:style-name="P129">T<text:span text:style-name="T251">ulit</text:span> autem Samuel lentículam ólei, et effúdit super caput ejus. Hoc profécto hac unctióne exprímitur, quod in sancta Ecclésia nunc étiam materiáliter exhibétur: quia qui in cúlmine pónitur, sacraménta súscipit unctiónis. Quia vero ipsa únctio sacraméntum est; is qui promovétur, bene foris úngitur, si intus virtúte sacraménti roborétur. <text:span text:style-name="T191">I</text:span>psas ergo ólei virtútes prius videámus atténtius.</text:p>
            <text:p text:style-name="P11"/>
          </table:table-cell>
          <table:table-cell table:style-name="Tabulka1.A1" office:value-type="string">
            <text:p text:style-name="P4"/>
            <text:p text:style-name="P4"/>
            <text:p text:style-name="P4"/>
            <text:p text:style-name="P4"/>
            <text:p text:style-name="P4"/>
            <text:p text:style-name="P147"><text:span text:style-name="T251">Pak</text:span> vzal Samuel nádobku <text:span text:style-name="T372">s </text:span>oleje<text:span text:style-name="T372">m</text:span> <text:span text:style-name="T194">a</text:span> vylil mu j<text:span text:style-name="T372">i</text:span> na hlavu. <text:span text:style-name="T190">Toto zajisté popisuje to pomazání, které se nyní v Církvi svaté provádí i skutečně: tedy že ten, kdo je dosazen na vrcholnou pozici, přijme svátostné pomazání. Neboť takové pomazání je vskutku svátost. Ten, kdo je povýšen, je řádně pomazán zvenku, aby zevnitř byl posílen silou svátosti. Zaměřme se však nejdříve na dobré vlastnosti oleje.</text:span></text:p>
          </table:table-cell>
        </table:table-row>
        <table:table-row table:style-name="Tabulka1.1">
          <table:table-cell table:style-name="Tabulka1.A1" office:value-type="string">
            <text:p text:style-name="P20">Lectio vj.</text:p>
            <text:p text:style-name="P91">O<text:span text:style-name="T251">leum</text:span> quippe liquóribus <text:span text:style-name="T191">á</text:span>liis superfértur: óleum ignem fovet: óleum vúlnera curáre consuévit. Per illud ergo misericórdiæ bonum significátur, quia scriptum de Dómino est: Miseratiónes ejus super ómnia ópera ejus. Quia ignem fovet, prædicatiónis grátiam des<text:span text:style-name="T192">í</text:span>gnat, quæ electórum mentes illúminat. Quia vero vúlnera per óleum cur<text:span text:style-name="T373">á</text:span>ntur, hoc profécto insínuat, quod detergénda sunt vulnera peccatórum.</text:p>
            <text:p text:style-name="P63"/>
          </table:table-cell>
          <table:table-cell table:style-name="Tabulka1.A1" office:value-type="string">
            <text:p text:style-name="P4"/>
            <text:p text:style-name="P214"><text:span text:style-name="T313">Olej</text:span><text:span text:style-name="T498"> je totiž nadřazen jiným tekutinám: olej živí oheň a bývá zvykem olejem uzdravovat rány. Jím je tedy vyjádřeno dobro milosrdenství, neboť o Pánu je psáno: „</text:span><text:span text:style-name="T606">Dobrotivý je Hospodin ke všem,</text:span><text:span text:style-name="T498"> soucit má se všemi svými tvory.“ Protože </text:span><text:span text:style-name="T607">olej </text:span><text:span text:style-name="T498">živí oheň, označuje i milost kázání, která </text:span><text:span text:style-name="T499">ozařuje</text:span><text:span text:style-name="T498"> mysli vyvolených. Protože olejem se také uzdravují rány, toto zajisté naznačuje, že rány hříšníků se mají čistit. </text:span></text:p>
          </table:table-cell>
        </table:table-row>
        <table:table-row table:style-name="Tabulka1.1">
          <table:table-cell table:style-name="Tabulka1.A1" office:value-type="string">
            <text:p text:style-name="P20">Lectio vij.</text:p>
            <text:p text:style-name="P95"><text:soft-page-break/>U<text:span text:style-name="T251">ngátur</text:span> ergo caput regis, quia spiritáli gratia mens est replénda doctóris. Habeat in unctióne sua óleum‚ habeat misericórdiam abundántem, quæ sibi virtútibus áliis præferátur. Hábeat óleum‚ ut dum ardórem sancti Spíritus in se nutrit, lucére veheménter áliis per verbum possit. Hábeat nihilóminus óleum medicínæ, ut sapienter dispónat‚ quáliter peccatórum fœtóres tergat, et ægras mentes salúti restítuat.</text:p>
            <text:p text:style-name="P14"/>
          </table:table-cell>
          <table:table-cell table:style-name="Tabulka1.A1" office:value-type="string">
            <text:p text:style-name="P4"/>
            <text:p text:style-name="P149"><text:soft-page-break/><text:span text:style-name="T270">Pomazá</text:span><text:span text:style-name="T271">vá</text:span><text:span text:style-name="T193"> se tedy hlava krále, neboť mysl učitele se má naplnit duchovní milostí. Má-li </text:span><text:span text:style-name="T75">král </text:span><text:span text:style-name="T193">při svém pomazání olej, má i dostatek milosrdenství, kterému dává přednost před ostatními ctnostmi. Nechť má olej, aby, zatímco v sobě živí oheň Ducha svatého, mohl skrze své slovo zářit ostatním. Nechť však má také uzdravující olej, aby ve své moudrosti vždy věděl, jak se zbavit zápachu hříchů a nemocné mysli opět uzdravil.</text:span></text:p>
          </table:table-cell>
        </table:table-row>
        <table:table-row table:style-name="Tabulka1.1">
          <table:table-cell table:style-name="Tabulka1.A1" office:value-type="string">
            <text:p text:style-name="P20">Lectio viij.</text:p>
            <text:p text:style-name="P98">S<text:span text:style-name="T251">ed</text:span> lentícula Saül úngitur, non pro præsignánda doctrína, sed ad expriménda futúra. Lentícula quidem parvum est vas. Quid ergo est quod lentícula ólei Saül úngitur, nisi quia obedíre Deo póstea nóluit‚ a Samuéle audívit: Quia projecísti sermónem Dómini‚ projécit te Dóminus, ne sis rex. Velut enim lentícula ólei parum hábuit, qui spirituálem grátiam projíciendus accépit. Quod in rectóribus quoque sanctæ Ecclésiæ conveniénter accípitur. Plerumque enim culmen prælatiónis accípiunt, qui in charitáte Dei et próximi perfécti non sunt.</text:p>
            <text:p text:style-name="P98"/>
          </table:table-cell>
          <table:table-cell table:style-name="Tabulka1.A1" office:value-type="string">
            <text:p text:style-name="P4"/>
            <text:p text:style-name="P214"><text:span text:style-name="T314">Saul</text:span><text:span text:style-name="T500"> byl však pomazán z misky. A sice ne proto, aby se předznamenalo učení, ale aby se ukázala jeho budoucnost. Miska je totiž malá nádoba. Co tedy znamená, že byl pomazán z misky, ne-li to, že pak nechtěl uposlechnout Boha a proto od Samuela uslyšel: „Protože jsi zavrhl Hospodinovo slovo, zavrhl Hospodin tebe, abys již nebyl králem</text:span><text:span text:style-name="T608"> nad I</text:span><text:span text:style-name="T609">s</text:span><text:span text:style-name="T608">raelem</text:span><text:span text:style-name="T500">.“ Stejně jako miska pojme jen málo oleje, tak i</text:span><text:span text:style-name="T499"> </text:span><text:span text:style-name="T500">on, když měl být zavržen, obdržel jen málo duchovní milosti. Což se snadno může stát i vůdcům svaté Církve. Většinou totiž vrcholné pozice přijímají ti, kteří v lásce k Bohu a bližnímu nejsou dokonalí. </text:span></text:p>
          </table:table-cell>
        </table:table-row>
        <table:table-row table:style-name="Tabulka1.1">
          <table:table-cell table:style-name="Tabulka1.A1" office:value-type="string">
            <text:p text:style-name="P53">In III. Nocturno</text:p>
            <text:p text:style-name="P17"><text:span text:style-name="T118">Léctio sancti Evangélii secúndum </text:span><text:span text:style-name="T121">Lucam</text:span><text:span text:style-name="T118">.</text:span><text:span text:style-name="T12"> </text:span></text:p>
            <text:p text:style-name="P28">Lectio ix. Cap. <text:span text:style-name="T167">15</text:span>.</text:p>
            <text:p text:style-name="P111">I<text:span text:style-name="T251">n</text:span> illo témpore: Erant appropinquántes ad Jesum publicáni, et peccatóres, ut audírent illum. Et réliqua.</text:p>
            <text:p text:style-name="P66"/>
            <text:p text:style-name="P17"><text:span text:style-name="T13">Homilía sancti </text:span><text:span text:style-name="T118">Gregórii Papæ.</text:span></text:p>
            <text:p text:style-name="P31">Homilía 3<text:span text:style-name="T189">4</text:span>. in Evangelia.</text:p>
            <text:p text:style-name="P115">A<text:span text:style-name="T251">udístis</text:span> in lectióne Evangélica‚ fratres mei, quia peccatóres et publicáni accessérunt ad Redemptórem nostrum: et non solum ad colloquéndum‚ sed étiam ad convescéndum recépti sunt. Quod vidéntes Pharisæi dedignáti sunt. Ex qua re collígite, quia vera justítia compassiónem habet, falsa justítia dedignatiónem: quamvis et justi sóleant recte peccatóribus dedignári.</text:p>
            <text:p text:style-name="P66"/>
          </table:table-cell>
          <table:table-cell table:style-name="Tabulka1.A1" office:value-type="string">
            <text:p text:style-name="P4"/>
            <text:p text:style-name="P4"/>
            <text:p text:style-name="P4"/>
            <text:p text:style-name="P200"><text:span text:style-name="T254">Z</text:span><text:span text:style-name="T253">a</text:span><text:span text:style-name="T14"> onoho času </text:span><text:span text:style-name="T23">přicházeli</text:span><text:span text:style-name="T16"> </text:span><text:span text:style-name="T23">k </text:span><text:span text:style-name="T17">Ježíš</text:span><text:span text:style-name="T23">ovi celníci a</text:span><text:span text:style-name="T37"> </text:span><text:span text:style-name="T23">hříšníci, aby jej poslouchali.</text:span><text:span text:style-name="T18"> A ostatní</text:span><text:span text:style-name="T16">.</text:span></text:p>
            <text:p text:style-name="P4"/>
            <text:p text:style-name="P4"/>
            <text:p text:style-name="P4"/>
            <text:p text:style-name="P4"/>
            <text:p text:style-name="P162"><text:span text:style-name="T272">B</text:span><text:span text:style-name="T251">ratři</text:span> <text:span text:style-name="T195">moji</text:span>, <text:span text:style-name="T195">ve čtení z Evangelia jste slyšeli, že hříšníci a celníci přistupovali k našemu Spasiteli. A on s nimi nejen mluvil, ale také jedl. Když to uviděli Farizeové, pohoršili se. Z tohoto příběhu pochopte, že pravá spravedlnost zná slitování, falešná však spravedlnost jen pohoršení. Přesto i spravedliví mívají ve zvyku pohoršovat se nad hříšníky, a to zcela po právu. </text:span></text:p>
          </table:table-cell>
        </table:table-row>
        <table:table-row table:style-name="Tabulka1.1">
          <table:table-cell table:style-name="Tabulka1.A1" office:value-type="string">
            <text:p text:style-name="P28">Lectio x.</text:p>
            <text:p text:style-name="P119"><text:span text:style-name="T251">Sed</text:span> áliud est quod ágitur typo supérbiae, áliud quod zelo disciplínæ. Dedignántur étenim; sed non dedignántes: despérant, sed non desperántes: persecutiónem cómmovent, sed amántes: quia etsi foris increpatiónes per disciplínam exággerant, intus tamen dulcédinem per charitatem servant. </text:p>
            <text:p text:style-name="P66"/>
          </table:table-cell>
          <table:table-cell table:style-name="Tabulka1.A1" office:value-type="string">
            <text:p text:style-name="P4"/>
            <text:p text:style-name="P176"><text:span text:style-name="T273">Avšak</text:span><text:span text:style-name="T196"> něco jiného způsobuje ztělesnění pýchy a něco jiného zápal </text:span><text:span text:style-name="T658">pro kázeň</text:span><text:span text:style-name="T196">. Takoví lidé se sice pohoršují se, ale</text:span> <text:span text:style-name="T197">nejsou pohoršeni, zoufají si, ale nejsou zoufalí, bojují proti hříchům, ale v lásce, neboť i když navenek přehánějí </text:span><text:span text:style-name="T76">něčí </text:span><text:span text:style-name="T197">nedostatky skrze učení, uvnitř si zachovávají sladkost lásky. </text:span></text:p>
          </table:table-cell>
        </table:table-row>
        <table:table-row table:style-name="Tabulka1.1">
          <table:table-cell table:style-name="Tabulka1.A1" office:value-type="string">
            <text:p text:style-name="P28">Lectio xj.</text:p>
            <text:p text:style-name="P122"><text:soft-page-break/>P<text:span text:style-name="T251">raepónunt</text:span> sibi in ánimo ipsos plerumque, quos córrigunt: <text:span text:style-name="T189">m</text:span>elióres exístimant eos quoque, quos júdicant. Quod vidélicet agéntes, et per disciplínam subdítos, et per humilitátem custódiunt semetípsos. At contra, ii qui de falsa justítia superbíre solent, céteros quosque despíciunt, nulla infirmántibus misericórdia condescéndunt: et quo se peccatóres esse non credunt, eo detérius peccatóres fiunt.</text:p>
            <text:p text:style-name="P66"/>
          </table:table-cell>
          <table:table-cell table:style-name="Tabulka1.A1" office:value-type="string">
            <text:p text:style-name="P4"/>
            <text:p text:style-name="P214"><text:soft-page-break/><text:span text:style-name="T457">V duchu totiž většinou dávají přednost těm, které kárají, považují za lepší ty, které soudí. Když však toto činí, v pokoře jsou si dobře vědomi, že i</text:span><text:span text:style-name="T456"> </text:span><text:span text:style-name="T457">oni sami podléhají učení.</text:span><text:span text:style-name="T448"> </text:span><text:span text:style-name="T458">A naopak, ti, kteří mají ve zvyku pyšnit se falešnou spravedlností, ty ani nenapadne slitovat se nad slabostí těch, které nenávidí. A</text:span><text:span text:style-name="T456"> </text:span><text:span text:style-name="T458">tím, že sami sebe nepovažují za hříšníky, stávají se hříšníky o to horšími.</text:span></text:p>
          </table:table-cell>
        </table:table-row>
        <table:table-row table:style-name="Tabulka1.1">
          <table:table-cell table:style-name="Tabulka1.A1" office:value-type="string">
            <text:p text:style-name="P28">Lectio xij.</text:p>
            <text:p text:style-name="P125">D<text:span text:style-name="T251">e</text:span> quorum profécto número Pharisaei exstíterant, qui dijudicántes Dóminum, quod peccatóres suscíperet, ar<text:span text:style-name="T198">é</text:span>nti corde ipsum <text:span text:style-name="T198">f</text:span>ontem misericórdiæ reprehendébant. Sed quia ægri erant, ita ut ægros se esse nescírent, quátenus quod erant, agnóscerent, cœléstis eos médicus blandis foméntis curat, benígnum paradígma óbjicit, et in eórum corde vúlneris tumórem premit.</text:p>
            <text:p text:style-name="P66"/>
          </table:table-cell>
          <table:table-cell table:style-name="Tabulka1.A1" office:value-type="string">
            <text:p text:style-name="P4"/>
            <text:p text:style-name="P214"><text:span text:style-name="T325">Mezi</text:span><text:span text:style-name="T550"> takovými se našli i Farizeové, kteří odsuzovali a kritizovali Pána za to, že přijímal hříšníky, neboť pramen milosrdenství v jejich srdci již vyschl. Byli </text:span><text:span text:style-name="T551">totiž</text:span><text:span text:style-name="T550"> nemocní. </text:span><text:span text:style-name="T551">A</text:span><text:span text:style-name="T550"> </text:span><text:span text:style-name="T551">přestože </text:span><text:span text:style-name="T550">o své nemoci nevěděli, </text:span><text:span text:style-name="T551">j</text:span><text:span text:style-name="T550">akmile však uznají, </text:span><text:span text:style-name="T551">co jsou,</text:span><text:span text:style-name="T550"> </text:span><text:span text:style-name="T586">tedy přiznají </text:span><text:span text:style-name="T587">svou nemoc</text:span><text:span text:style-name="T550">, nebeský lékař je vyléčí něžnými obklady, předejde dobrým vzorem a zatlačí otok rány v jejich srdcích. </text:span></text:p>
          </table:table-cell>
        </table:table-row>
        <table:table-row table:style-name="Tabulka1.1">
          <table:table-cell table:style-name="Tabulka1.A1" table:number-columns-spanned="2" office:value-type="string">
            <text:p text:style-name="P79"><text:span text:style-name="T139">D</text:span><text:span text:style-name="T3">o</text:span><text:span text:style-name="T5">minica </text:span><text:span text:style-name="T7">i</text:span><text:span text:style-name="T8">v</text:span><text:span text:style-name="T7">.</text:span></text:p>
            <text:p text:style-name="P74">post Pentecosten.</text:p>
          </table:table-cell>
          <table:covered-table-cell/>
        </table:table-row>
        <table:table-row table:style-name="Tabulka1.1">
          <table:table-cell table:style-name="Tabulka1.A1" office:value-type="string">
            <text:p text:style-name="P47">In I. Nocturno</text:p>
            <text:p text:style-name="P50">De libro primo Regum.</text:p>
            <text:p text:style-name="P25">Lectio j. <text:span text:style-name="T248">Cap. 17.</text:span></text:p>
            <text:p text:style-name="P85"><text:span text:style-name="T251">Congregántes</text:span> autem Philísthiim ágmina sua in praelium, convenérunt in Socho Judae : et castrametáti sunt inter Socho et Azéca, in fínibus Dommim. Porro Saül et fílii Israël congregáti venérunt in Vallem terebínthi, et direxérunt áciem ad pugnándum contra Philísthiim. </text:p>
            <text:p text:style-name="P85"/>
          </table:table-cell>
          <table:table-cell table:style-name="Tabulka1.A1" office:value-type="string">
            <text:p text:style-name="P7"/>
            <text:p text:style-name="P7"/>
            <text:p text:style-name="P7"/>
            <text:p text:style-name="P144"><text:span text:style-name="T251">Pelištejci</text:span> shromáždili své šiky k bitvě. Shromáždili se do Sóka, jež patří Judovi, a utábořili se mezi Sókem a Azekou v<text:span text:style-name="T628"> </text:span><text:span text:style-name="T394">končinách </text:span>Efes-damímu. <text:span text:style-name="T394">T</text:span>aké Saul a <text:span text:style-name="T394">synové </text:span>i<text:span text:style-name="T394">s</text:span>raelští se shromáždili, utábořili se v <text:span text:style-name="T659">Údolí</text:span> <text:span text:style-name="T659">p</text:span>osvátného stromu a seřadili se k bitvě proti Pelištejcům. </text:p>
          </table:table-cell>
        </table:table-row>
        <table:table-row table:style-name="Tabulka1.1">
          <table:table-cell table:style-name="Tabulka1.A1" office:value-type="string">
            <text:p text:style-name="P25">Lectio ij.</text:p>
            <text:p text:style-name="P105"><text:span text:style-name="T251">Et</text:span> Philísthiim stabant super montem ex parte hac, et Israël stabat supra montem ex áltera parte: vallísque erat inter eos. Et egréssus est vir spúrius de castris Philistinórum nómine Góliath, de Geth, altitúdinis sex cubitórum et palmi: et cassis ærea super caput ejus, et loríca squamáta induebátur. </text:p>
            <text:p text:style-name="P105"/>
          </table:table-cell>
          <table:table-cell table:style-name="Tabulka1.A1" office:value-type="string">
            <text:p text:style-name="P8"/>
            <text:p text:style-name="P136"><text:span text:style-name="T251">Na</text:span> hoře z jedné strany stáli Pelištejci, na hoře <text:span text:style-name="T394">z</text:span> druhé strany stál I<text:span text:style-name="T394">s</text:span>rael a mezi nimi bylo údolí. I vyš<text:span text:style-name="T394">e</text:span>l z pelištejskéh<text:span text:style-name="T395">o</text:span> <text:span text:style-name="T395">tábora</text:span> <text:span text:style-name="T395">opovrženíhodný muž </text:span>jménem Goliáš z Gatu, vysoký <text:span text:style-name="T395">bezmála tři metry</text:span>. Na hlavě měl bronzovou přilbu a byl oděn do šupinatého pancíře.</text:p>
          </table:table-cell>
        </table:table-row>
        <table:table-row table:style-name="Tabulka1.1">
          <table:table-cell table:style-name="Tabulka1.A1" office:value-type="string">
            <text:p text:style-name="P25">Lectio iij.</text:p>
            <text:p text:style-name="P105">P<text:span text:style-name="T251">orro</text:span> pondus lorícæ ejus, quinque míllia siclórum æris erat: et ócreas æreas habébat in crúribus; et clypeus æreus tegébat húmeros ejus. Hastíle autem hastæ ejus erat quasi liciatórium texéntium. Ipsum autem ferrum hastæ ejus sexcéntos siclos habébat ferri: et ármiger ejus antecedébat eum. </text:p>
            <text:p text:style-name="P105"/>
          </table:table-cell>
          <table:table-cell table:style-name="Tabulka1.A1" office:value-type="string">
            <text:p text:style-name="P4"/>
            <text:p text:style-name="P136"><text:span text:style-name="T285">V</text:span><text:span text:style-name="T251">áha</text:span> pancíře byla <text:span text:style-name="T395">pak téměř šedesát kilogramů</text:span>. Na nohou měl bronzové holenice a <text:span text:style-name="T395">jeho</text:span> ramen<text:span text:style-name="T395">a zakrýval</text:span> bronzový oštěp. Násada jeho kopí byla jako tkalcovské vratidlo a <text:span text:style-name="T395">samotný železný </text:span>hrot jeho kopí vážil <text:span text:style-name="T395">sedm kilogramů</text:span>. Před ním chodíval štítonoš. </text:p>
          </table:table-cell>
        </table:table-row>
        <text:soft-page-break/>
        <table:table-row table:style-name="Tabulka1.1">
          <table:table-cell table:style-name="Tabulka1.A1" office:value-type="string">
            <text:p text:style-name="P25">Lectio i<text:span text:style-name="T249">v</text:span>.</text:p>
            <text:p text:style-name="P105"><text:span text:style-name="T251">Stansque</text:span> clamábat advérsum phalángas Israël, et dicébat eis: Quare venístis paráti ad prælium? Numquid ego non sum Philisthæus, et vos servi Saül? Elígite ex vobis virum, et descéndat ad singuláre certámen. Si quíverit pugnáre mecum, et percússerit me, érimus vobis servi: si autem ego prævalúero, et percússero eum, vos servi éritis, et serviétis nobis. Et aiébat Philisthæus: Ego exprobrávi agmínibus Israël hódie: Date mihi virum, et íneat mecum singuláre certámen. </text:p>
            <text:p text:style-name="P105"/>
          </table:table-cell>
          <table:table-cell table:style-name="Tabulka1.A1" office:value-type="string">
            <text:p text:style-name="P4"/>
            <text:p text:style-name="P136"><text:span text:style-name="T251">Goliáš</text:span> stával a volal na i<text:span text:style-name="T396">s</text:span>raelské řady. Říkal jim: „Proč vycházíte a řadíte se k bitvě? Což nejsem já Pelištejec a vy služebníci Saulovi? Vyberte si někoho, ať ke mně sestoupí <text:span text:style-name="T396">a bojuje se mnou muž proti muži</text:span>. Když mě v boji přemůže a zabije mě, budeme vašimi otroky. Avšak jestliže já přemohu jeho a zabiji ho, budete vy našimi otroky a budete nám sloužit.“ A Pelištejec dodával: „Dneska jsem potupil i<text:span text:style-name="T396">s</text:span>raelské řady. Vydejte mi <text:span text:style-name="T396">muže, který se mnou bude </text:span>bojovat.“ <text:s/><text:span text:style-name="T250">(</text:span><text:span text:style-name="T91">Č</text:span><text:span text:style-name="T92">EP</text:span><text:span text:style-name="T91">, </text:span><text:span text:style-name="T90">upraveno</text:span><text:span text:style-name="T91">)</text:span></text:p>
          </table:table-cell>
        </table:table-row>
        <table:table-row table:style-name="Tabulka1.1">
          <table:table-cell table:style-name="Tabulka1.A1" office:value-type="string">
            <text:p text:style-name="P51">In II. Nocturno</text:p>
            <text:p text:style-name="P58">Sermo sancti Augustíni Epíscopi.</text:p>
            <text:p text:style-name="P32">Serm. 197 de Temp<text:span text:style-name="T199">ore</text:span>.</text:p>
            <text:p text:style-name="P15"><text:bookmark-start text:name="__DdeLink__2400_16731447091131111121111"/><text:span text:style-name="T12">Lectio</text:span><text:bookmark-end text:name="__DdeLink__2400_16731447091131111121111"/><text:span text:style-name="T12"> v.</text:span></text:p>
            <text:p text:style-name="P128">S<text:span text:style-name="T286">tábant</text:span> fílii Israël contra advers<text:span text:style-name="T199">á</text:span>rios quadragínta diébus. Quadragínta dies, propter quatuor témpora et quatuor partes orbis terræ, vitam præséntem sign<text:span text:style-name="T199">í</text:span>ficant, in qua contra Góliath vel ex<text:span text:style-name="T199">é</text:span>rcitum ejus, id est, contra di<text:span text:style-name="T199">á</text:span>bolum et ángelos ejus, Christianórum pópulus pugn<text:span text:style-name="T199">á</text:span>re non désinit. Nec tamen v<text:span text:style-name="T199">í</text:span>ncere posset, nisi verus David Christus cum báculo, id est, cum crucis myst<text:span text:style-name="T199">é</text:span>rio descendísset.</text:p>
            <text:p text:style-name="P9"/>
          </table:table-cell>
          <table:table-cell table:style-name="Tabulka1.A1" office:value-type="string">
            <text:p text:style-name="P1"/>
            <text:p text:style-name="P1"/>
            <text:p text:style-name="P1"/>
            <text:p text:style-name="P1"/>
            <text:p text:style-name="P152"><text:span text:style-name="T251">Synové</text:span> israelští stáli proti nepřátelům čtyřicet dnů. Čtyřicet dnů, <text:span text:style-name="T203">tedy </text:span>proto<text:span text:style-name="T48"> </text:span><text:span text:style-name="T65">také </text:span><text:span text:style-name="T202">čtyři roční období </text:span><text:span text:style-name="T47">a čtyři světové strany </text:span><text:span text:style-name="T48">označují tento život, v němž křesťanský lid nepřestává bojovat</text:span><text:span text:style-name="T49">i</text:span><text:span text:style-name="T48"> proti Goliášovi </text:span><text:span text:style-name="T49">či </text:span><text:span text:style-name="T48">jeho vojsku, t</text:span><text:span text:style-name="T61">edy</text:span><text:span text:style-name="T48"> proti ďáblovi a jeho andělům. Nemohl by však zvítězit, pokud by </text:span><text:span text:style-name="T77">k n</text:span><text:span text:style-name="T78">ě</text:span><text:span text:style-name="T77">m</text:span><text:span text:style-name="T78">u</text:span><text:span text:style-name="T77"> </text:span><text:span text:style-name="T48">nesestoupil pravý David, Kristus s </text:span><text:span text:style-name="T50">pastýřskou holí</text:span><text:span text:style-name="T48">, t</text:span><text:span text:style-name="T61">edy</text:span><text:span text:style-name="T48"> s tajemstvím kříže.</text:span></text:p>
          </table:table-cell>
        </table:table-row>
        <table:table-row table:style-name="Tabulka1.1">
          <table:table-cell table:style-name="Tabulka1.A1" office:value-type="string">
            <text:p text:style-name="P18">Lectio vj.</text:p>
            <text:p text:style-name="P89">A<text:span text:style-name="T286">nte</text:span> advéntum enim Christi, fratres caríssimi, solutus erat di<text:span text:style-name="T199">á</text:span>bolus; v<text:span text:style-name="T199">é</text:span>niens Christus fecit de eo, quod in Evang<text:span text:style-name="T199">é</text:span>lio dictum est: Nemo potest intr<text:span text:style-name="T199">á</text:span>re in domum fortis et vasa ejus dirípere, nisi prius alligáverit fortem. Venit ergo Christus et alligávit di<text:span text:style-name="T199">á</text:span>bolum. Sed dicit áliquis: Si alligátus est, quare adhuc tantum prævalet? Verum est, fratres c<text:span text:style-name="T204">h</text:span>aríssimi, quia multum prævalet: sed tépidis, et negligéntibus, et Deum in veritáte non timéntibus dominátur.</text:p>
            <text:p text:style-name="P61"/>
          </table:table-cell>
          <table:table-cell table:style-name="Tabulka1.A1" office:value-type="string">
            <text:p text:style-name="P1"/>
            <text:p text:style-name="P191"><text:span text:style-name="T251">Totiž</text:span> před příchodem Kristovým, nejdražší bratři, byl ďábel svobodný. Když však přišel Kristus, učinil s ním podle toho, jak se říká v<text:span text:style-name="T628"> </text:span><text:span text:style-name="T397">E</text:span>vangeliu: „Nikdo nemůže vstoupit do domu silákova a uloupit jeho věci, dokud siláka nej<text:span text:style-name="T397">pr</text:span>ve nesváže.“ Přišel tedy Kristus a svázal ďábla. Někdo by snad mohl říct: Pokud je svázaný, jak to, že tak m<text:span text:style-name="T397">noho</text:span> vítězí? Je pravda, nejdražší bratři, že v<text:span text:style-name="T628"> </text:span>mnohém vítězí. Avšak pouze nad těmi, kteří jsou vlažní, lhostejní a Boha se ve skutečnosti nebojí. </text:p>
          </table:table-cell>
        </table:table-row>
        <table:table-row table:style-name="Tabulka1.1">
          <table:table-cell table:style-name="Tabulka1.A1" office:value-type="string">
            <text:p text:style-name="P18">Lectio vij.</text:p>
            <text:p text:style-name="P93">A<text:span text:style-name="T286">lligátus</text:span><text:span text:style-name="T199"> </text:span>est enim tamquam inn<text:span text:style-name="T199">é</text:span>xus canis caténis et n<text:span text:style-name="T199">é</text:span>minem potest mordére, nisi eum qui se illi mort<text:span text:style-name="T199">í</text:span>fera securit<text:span text:style-name="T199">á</text:span>te conjúnxerit. Jam vidéte, fratres, quam stultus est homo ille, quem canis in caténa pos<text:span text:style-name="T199">í</text:span>tus mordet. Tu te illi per voluntátes et cupidit<text:span text:style-name="T199">á</text:span>tes sæculi noli conjúngere, et ille ad te non præsumit accédere. Latr<text:span text:style-name="T199">á</text:span>re potest, sollicit<text:span text:style-name="T199">á</text:span>re potest; mordére omn<text:span text:style-name="T199">í</text:span>no non potest, nisi voléntem. Non enim cog<text:span text:style-name="T199">é</text:span>ndo, sed suadéndo nocet; nec ext<text:span text:style-name="T199">ó</text:span>rquet a nobis consénsum, sed petit.</text:p>
            <text:p text:style-name="P12"/>
          </table:table-cell>
          <table:table-cell table:style-name="Tabulka1.A1" office:value-type="string">
            <text:p text:style-name="P1"/>
            <text:p text:style-name="P154"><text:span text:style-name="T251">Ďábel</text:span> je tedy svázán řetězy, jako se uvazuje pes, aby nemohl nikoho pokousat, pouze <text:span text:style-name="T206">pak </text:span>toho, kdo se k němu smrtonosnou lhostejností připoutá. Pohleďte tedy, bratři, jak hloupý je takový člověk, který se nechá pokousat od psa vsazeného do řetězů. <text:s/>Ty se však k ďáblu skrze svou vůli a touhu nepoutej, <text:span text:style-name="T659">a </text:span>on se neodváží k tobě přistoupit. Může štěkat, může <text:span text:style-name="T205">tě lákat, avšak pokousat může pouze toho, kdo k tomu svolí. On neškodí tím, že by nás nutil, ale přesvědčuje. Ani z nás mučením nedostává náš souhlas, pouze o něj požádá. </text:span></text:p>
          </table:table-cell>
        </table:table-row>
        <table:table-row table:style-name="Tabulka1.1">
          <table:table-cell table:style-name="Tabulka1.A1" office:value-type="string">
            <text:p text:style-name="P18">Lectio viij.</text:p>
            <text:p text:style-name="P96"><text:soft-page-break/><text:span text:style-name="T199">V</text:span><text:span text:style-name="T286">enit</text:span> ergo David et invénit Judæórum pópulum contra di<text:span text:style-name="T199">á</text:span>bolum præliántem; et cum nullus esset qui præs<text:span text:style-name="T199">ú</text:span>meret ad singul<text:span text:style-name="T199">á</text:span>re certámen accédere, ille qui fig<text:span text:style-name="T199">ú</text:span>ram Christi ger<text:span text:style-name="T199">é</text:span>bat, proc<text:span text:style-name="T199">é</text:span>ssit ad prælium, tulit báculum in manu sua et éxiit contra Góliath. Et in illo quidem tunc figurátum est, quod in Dómino Jesu Christo compl<text:span text:style-name="T199">é</text:span>tum est. Venit enim verus David Christus, qui contra spirit<text:span text:style-name="T199">á</text:span>lem Góliath, id est, contra di<text:span text:style-name="T199">á</text:span>bolum pugnatúrus crucem suam ipse portávit. Vidéte, fratres, ubi David Góliath perc<text:span text:style-name="T199">ú</text:span>sserit: in fronte útique, ubi crucis sign<text:span text:style-name="T199">á</text:span>culum non hab<text:span text:style-name="T199">é</text:span>bat. Sicut enim báculus crucis typum hábuit, ita <text:span text:style-name="T199">é</text:span>tiam et lapis ille, de quo percússus est, Christum Dóminum figur<text:span text:style-name="T199">á</text:span>bat.</text:p>
            <text:p text:style-name="P96"/>
          </table:table-cell>
          <table:table-cell table:style-name="Tabulka1.A1" office:value-type="string">
            <text:p text:style-name="P1"/>
            <text:p text:style-name="P192"><text:soft-page-break/><text:span text:style-name="T251">Přišel</text:span> tedy David a nalezl lid židovský, <text:span text:style-name="T397">kterak</text:span> bojuje proti ďáblu. A i když se nenašel žádný, kdo by se odvážil přistoupit k souboji muže proti muži, ten, který ztělesňuje postavu Krista, vyšel k souboji, měl v ruce pouze pastýřskou hůl a takto vyšel bojovat proti Goliášovi. V něm je tedy zpodobněno, co v Ježíši Kristu bylo dokonáno. Přišel tedy pravý David, Kristus, který v boji proti duchovnímu Goliášovi, t<text:span text:style-name="T397">edy</text:span> proti ďáblovi, sám nesl svůj kříž. Všimněte si, bratři, kam David Goliáše udeřil: totiž do čela, kde neměl znamení kříže. Tak jako jeho pastýřská hůl byla předzvěstí kříže, <text:span text:style-name="T397">stejně</text:span> i ten kámen, kterým byl zasažen, předznamenal Krista Pána. </text:p>
          </table:table-cell>
        </table:table-row>
        <table:table-row table:style-name="Tabulka1.1">
          <table:table-cell table:style-name="Tabulka1.A1" office:value-type="string">
            <text:p text:style-name="P51">In III. Nocturno</text:p>
            <text:p text:style-name="P15"><text:span text:style-name="T118">Léctio sancti Evangélii secúndum </text:span><text:span text:style-name="T121">Lucam</text:span><text:span text:style-name="T118">.</text:span><text:span text:style-name="T12"> </text:span></text:p>
            <text:p text:style-name="P26">Lectio ix. Cap. <text:span text:style-name="T167">5</text:span>.</text:p>
            <text:p text:style-name="P109">I<text:span text:style-name="T251">n</text:span> illo témpore: <text:s/>Cum turbæ irrúerent in Jesum, ut audírent verbum Dei, et ipse stabat secus stagnum Genésareth. Et réliqua.</text:p>
            <text:p text:style-name="P64"/>
            <text:p text:style-name="P15"><text:span text:style-name="T13">Homilía sancti Ambrósii Epíscopi</text:span><text:span text:style-name="T118">.</text:span></text:p>
            <text:p text:style-name="P29">Lib. 4. in Lucæ <text:span text:style-name="T200">C</text:span>ap. 5.</text:p>
            <text:p text:style-name="P113"><text:span text:style-name="T200">U</text:span><text:span text:style-name="T287">bi</text:span> Dóminus multis impartívit v<text:span text:style-name="T200">á</text:span>ria génera sanitátum, nec témpore, nec loco pótuit ab stúdio sanándi turba cohibéri. Vesper incúbuit sequebántur: stagnum occúrrit, urgébant: et ídeo ascéndit in Petri navim. Hæc est illa navis, quæ adhuc secúndum Matthǽum flúctuat, secúndum Lucam replétur píscibus: ut et princípia Ecclésiæ fluctuántis, et posterióra exuberántis agnóscas.</text:p>
            <text:p text:style-name="P64"/>
          </table:table-cell>
          <table:table-cell table:style-name="Tabulka1.A1" office:value-type="string">
            <text:p text:style-name="P1"/>
            <text:p text:style-name="P1"/>
            <text:p text:style-name="P1"/>
            <text:p text:style-name="P198"><text:span text:style-name="T254">Z</text:span><text:span text:style-name="T253">a</text:span><text:span text:style-name="T14"> onoho času, </text:span><text:span text:style-name="T24">když se tlačily davy </text:span><text:span text:style-name="T35">k Ježíšovi</text:span><text:span text:style-name="T24">, aby slyšely slovo Boží, a on stál na břehu Genezaretského jezera</text:span><text:span text:style-name="T23">.</text:span><text:span text:style-name="T18"> A ostatní</text:span><text:span text:style-name="T16">.</text:span></text:p>
            <text:p text:style-name="P1"/>
            <text:p text:style-name="P1"/>
            <text:p text:style-name="P164"><text:span text:style-name="T251">Jakmile</text:span> začal Pán mnohé lidi uzdravovat z různých druhů nemocí, nemohli od něj dostat davy lidí, kteří za ním neustále a všude přicházeli, aby je uzdravil. Když večer usedl ke stolu, přišli za ním, když přišel k jezeru, tlačili se na něj, tak tedy nastoupil na Petrovu loď. <text:span text:style-name="T207">To je tedy ta loď, která se ještě podle Matouše zmítala ve vlnách</text:span><text:span text:style-name="T79">, </text:span><text:span text:style-name="T51">a podle Lukáše </text:span><text:span text:style-name="T62">pak </text:span><text:span text:style-name="T51">byla plná ryb. </text:span><text:span text:style-name="T52">Z</text:span><text:span text:style-name="T51">de poznáváme </text:span><text:span text:style-name="T52">svou </text:span><text:span text:style-name="T51">Církev, která </text:span><text:span text:style-name="T52">se </text:span><text:span text:style-name="T51">na svém počátku zmítala ve vlnách, pak se ale hojně rozrostla.</text:span></text:p>
          </table:table-cell>
        </table:table-row>
        <table:table-row table:style-name="Tabulka1.1">
          <table:table-cell table:style-name="Tabulka1.A1" office:value-type="string">
            <text:p text:style-name="P26">Lectio x.</text:p>
            <text:p text:style-name="P117"><text:span text:style-name="T251">Pisces</text:span> enim sunt, qui hanc enávigant vitam. Ibi adhuc discípulis Christus dormit, hic præcípit; dormit enim tépidis, perféctis vígilat. Non turbátur hæc navis, in qua prudéntia n<text:span text:style-name="T201">á</text:span>vigat, abest perf<text:span text:style-name="T201">í</text:span>dia, fides asp<text:span text:style-name="T201">í</text:span>rat. Quemádmodum enim turb<text:span text:style-name="T201">á</text:span>ri p<text:span text:style-name="T201">ó</text:span>terat, cui præerat is, in quo Ecclésiæ firmaméntum est? Illic ergo turbátio, ubi módica fides; hic sec<text:span text:style-name="T201">ú</text:span>ritas, ubi perfécta diléctio.</text:p>
            <text:p text:style-name="P64"/>
          </table:table-cell>
          <table:table-cell table:style-name="Tabulka1.A1" office:value-type="string">
            <text:p text:style-name="P1"/>
            <text:p text:style-name="P230"><text:span text:style-name="T251">Ryby</text:span> jsou tedy ti, <text:span text:style-name="T398">kteří</text:span> plují tímto životem. <text:span text:style-name="T208">Tam tedy pro učedníky Kristus ještě spí, zde je nabádá. Spí totiž pro vlažné, pro dokonalé bdí. </text:span><text:span text:style-name="T80">Ve</text:span><text:span text:style-name="T111"> </text:span><text:span text:style-name="T80">vlnách </text:span><text:span text:style-name="T209">se pak nezmítá </text:span><text:span text:style-name="T106">pouze </text:span><text:span text:style-name="T209">taková loď, kterou řídí moudrost, která nezná proradnost, a vítr víry jí duje do plachet. Jak by se jen mohla zmítat, když jejím kapitánem je ten, v němž je samotný základ Církve? Nepokoje jsou pouze tam, kde je malá víra. Bezpečí pak vládne tam, kde je dokonalá láska.</text:span></text:p>
          </table:table-cell>
        </table:table-row>
        <table:table-row table:style-name="Tabulka1.1">
          <table:table-cell table:style-name="Tabulka1.A1" office:value-type="string">
            <text:p text:style-name="P26">Lectio xj.</text:p>
            <text:p text:style-name="P120"><text:span text:style-name="T251">Et</text:span> si <text:span text:style-name="T201">á</text:span>liis imperátur ut laxent rétia sua, soli tamen Petro dícitur: Duc in altum; hoc est, in profúndum disputatiónum. Quid enim tam altum, quam altitúdinem divitiárum vidére, scire Dei Fílium, et professiónem div<text:span text:style-name="T201">í</text:span>næ generatiónis assúmere? Quam licet mens non queat hum<text:span text:style-name="T201">á</text:span>na plene ratiónis investigatióne comprehéndere, f<text:span text:style-name="T201">í</text:span>dei tamen plenitúdo com<text:soft-page-break/>pléctitur.</text:p>
            <text:p text:style-name="P64"/>
          </table:table-cell>
          <table:table-cell table:style-name="Tabulka1.A1" office:value-type="string">
            <text:p text:style-name="P1"/>
            <text:p text:style-name="P215"><text:span text:style-name="T459">A i když je ostatním přikázáno, aby spustili své sítě, pouze Petrovi </text:span><text:span text:style-name="T460">Pán</text:span><text:span text:style-name="T459"> ře</text:span><text:span text:style-name="T460">kl</text:span><text:span text:style-name="T459">: „Zajeď na hlubinu,“ t</text:span><text:span text:style-name="T477">edy</text:span><text:span text:style-name="T459"> do hloubky </text:span><text:span text:style-name="T461">učení </text:span><text:span text:style-name="T588">Církve</text:span><text:span text:style-name="T461">. Co totiž může být hlubší</text:span><text:span text:style-name="T462">ho</text:span><text:span text:style-name="T461">, než uzřít hlubinu </text:span><text:span text:style-name="T589">Božího </text:span><text:span text:style-name="T553">bohatství, poznat Syna Božího a </text:span><text:span text:style-name="T554">přijmout </text:span><text:span text:style-name="T573">utvrzení o</text:span><text:span text:style-name="T555"> Boží</text:span><text:span text:style-name="T573">m</text:span><text:span text:style-name="T554"> </text:span><text:span text:style-name="T573">na</text:span><text:span text:style-name="T554">rození? </text:span><text:span text:style-name="T556">T</text:span><text:span text:style-name="T555">o</text:span><text:span text:style-name="T556"> sice lidská mysl nemůže plně pochopit zkoumáním svého rozumu, plnost víry </text:span><text:span text:style-name="T552">to</text:span><text:span text:style-name="T556"> však pojmout </text:span><text:soft-page-break/><text:span text:style-name="T556">dokáže.</text:span></text:p>
          </table:table-cell>
        </table:table-row>
        <table:table-row table:style-name="Tabulka1.1">
          <table:table-cell table:style-name="Tabulka1.A1" office:value-type="string">
            <text:p text:style-name="P26">Lectio xij.</text:p>
            <text:p text:style-name="P123"><text:span text:style-name="T251">Nam</text:span>, etsi non licet mihi scire quemádmodum natus sit, non licet tamen nesc<text:span text:style-name="T201">í</text:span>re quod natus sit. S<text:span text:style-name="T201">é</text:span>riem generatiónis ign<text:span text:style-name="T201">ó</text:span>ro; sed auctórem generatiónis agn<text:span text:style-name="T201">ó</text:span>sco. Non interfúimus cum ex Patre Dei Fílius nascerétur; sed interfúimus cum a Patre Dei Fílius dicerétur. Si Deo non crédimus, cui credémus? Omnia enim quæ crédimus, vel visu crédimus, vel audítu: visus sæpe fállitur, audítus in fide est.</text:p>
            <text:p text:style-name="P64"/>
          </table:table-cell>
          <table:table-cell table:style-name="Tabulka1.A1" office:value-type="string">
            <text:p text:style-name="P1"/>
            <text:p text:style-name="P177"><text:span text:style-name="T251">Neboť</text:span>, <text:span text:style-name="T398">přestože</text:span> mi není <text:span text:style-name="T211">dáno vědět</text:span>, jak <text:span text:style-name="T660">se</text:span><text:span text:style-name="T211"> </text:span><text:span text:style-name="T81">Bůh </text:span><text:span text:style-name="T660">na</text:span><text:span text:style-name="T211">ro</text:span><text:span text:style-name="T660">dil</text:span>, <text:span text:style-name="T210">nelze, abych nevěděl, že </text:span><text:span text:style-name="T660">se nar</text:span><text:span text:style-name="T210">o</text:span><text:span text:style-name="T660">dil</text:span><text:span text:style-name="T210">. Postup tohoto </text:span><text:span text:style-name="T660">na</text:span><text:span text:style-name="T210">rození neznám, původce tohoto </text:span><text:span text:style-name="T660">na</text:span><text:span text:style-name="T210">rození však znám. Nebyli jsme sice přítomni, když se Boží Syn zrodil z Otce, avšak byli jsme přítomni, když jej Otec prohlásil za Božího Syna. Pakliže nevěříme Bohu, komu máme věřit? Totiž vše, čemu věříme, jsme buď viděli, nebo slyšeli. Zrak se dá snadno ošálit, víra je tedy ze zvěstování. </text:span></text:p>
          </table:table-cell>
        </table:table-row>
        <table:table-row table:style-name="Tabulka1.1">
          <table:table-cell table:style-name="Tabulka1.A1" table:number-columns-spanned="2" office:value-type="string">
            <text:p text:style-name="P78"><text:span text:style-name="T139">D</text:span><text:span text:style-name="T3">o</text:span><text:span text:style-name="T5">minica </text:span><text:span text:style-name="T8">v</text:span><text:span text:style-name="T7">.</text:span></text:p>
            <text:p text:style-name="P73">post Pentecosten.</text:p>
          </table:table-cell>
          <table:covered-table-cell/>
        </table:table-row>
        <table:table-row table:style-name="Tabulka1.1">
          <table:table-cell table:style-name="Tabulka1.A1" office:value-type="string">
            <text:p text:style-name="P47">In I. Nocturno</text:p>
            <text:p text:style-name="P50">Incipit liber secúndus Regum.</text:p>
            <text:p text:style-name="P25">Lectio j. <text:span text:style-name="T248">Cap. 1.</text:span></text:p>
            <text:p text:style-name="P85">F<text:span text:style-name="T251">actum</text:span> est autem, postquam mórtuus est Sa<text:span text:style-name="T376">ü</text:span>l, ut David reverterétur a caede Amalec, et manéret in Síceleg duos dies. In die autem tértia, appáruit homo véniens de castris Saül, veste conscíssa, et púlvere conspérsus caput. Et ut venit <text:span text:style-name="T374">a</text:span>d David, cécidit super fáciem suam, et adorávit. Dixítque ad eum David: Unde venis? Qui ait ad eum: De castris Israël fugi.</text:p>
            <text:p text:style-name="P85"/>
          </table:table-cell>
          <table:table-cell table:style-name="Tabulka1.A1" office:value-type="string">
            <text:p text:style-name="P7"/>
            <text:p text:style-name="P7"/>
            <text:p text:style-name="P7"/>
            <text:p text:style-name="P144"><text:span text:style-name="T274">Stalo </text:span><text:span text:style-name="T345">se tedy, že p</text:span><text:span text:style-name="T342">o </text:span>Saulově smrti se David vrátil z vítězné bitvy s Amálekem a zůstal dva dny v Siklagu. Třetího dne <text:span text:style-name="T376">pak </text:span>přišel nějaký muž ze Saulova tábora s roztrženým šatem a s <text:span text:style-name="T376">hlavou posypanou prachem</text:span>. Přišel k Davidovi, padl na zem a poklonil se. David se ho zeptal: „Odkud jdeš?“ On mu řekl: „Unikl jsem z i<text:span text:style-name="T376">s</text:span>raelského tábora.“</text:p>
          </table:table-cell>
        </table:table-row>
        <table:table-row table:style-name="Tabulka1.1">
          <table:table-cell table:style-name="Tabulka1.A1" office:value-type="string">
            <text:p text:style-name="P25">Lectio ij.</text:p>
            <text:p text:style-name="P105"><text:span text:style-name="T251">Et</text:span> dixit ad eum David: Quod est verbum quod factum est? índica mihi. Qui ait: Fugit pópulus ex praelio, et multi corruéntes e pópulo mórtui sunt: sed et Saul, et Jónathas fílius ejus interiérunt. Dixítque David ad adolescéntem, qui nuntiábat ei: Unde scis quia mórtuus est Saul, et Jónathas fílius ejus?</text:p>
            <text:p text:style-name="P105"/>
          </table:table-cell>
          <table:table-cell table:style-name="Tabulka1.A1" office:value-type="string">
            <text:p text:style-name="P8"/>
            <text:p text:style-name="P137"><text:span text:style-name="T251">David </text:span>se dále tázal: „Pověz, co se stalo?“ On řekl, že lid utekl z bitvy, že také mnoho lidu padlo a našlo smrt, že i Saul a jeho syn Jónatan zahynuli. David se zeptal mládence, který mu to oznámil: „Jak víš, že zemřel Saul a jeho syn Jónatan?“ </text:p>
          </table:table-cell>
        </table:table-row>
        <table:table-row table:style-name="Tabulka1.1">
          <table:table-cell table:style-name="Tabulka1.A1" office:value-type="string">
            <text:p text:style-name="P25">Lectio iij.</text:p>
            <text:p text:style-name="P105"><text:span text:style-name="T251">Et</text:span> ait adoléscens, qui nuntiábat ei: Casu veni in montem Gélboë, et Saül incumbébat super hastam suam: porro currus et équites appropinquá-bant ei, et convérsus post tergum suum, vidénsque me vocávit. Cui cum respondíssem: Adsum: dixit mihi: Quisnam es tu? Et aio ad eum: Amalecítes ego sum. Et locútus est mihi: Sta super me, et intérfice me: quóniam tenent me angústiæ, et adhuc tota ánima mea in me est. Stansque super eum, occídi illum: sciébam enim quod vívere non póterat post ruinam.</text:p>
            <text:p text:style-name="P105"/>
          </table:table-cell>
          <table:table-cell table:style-name="Tabulka1.A1" office:value-type="string">
            <text:p text:style-name="P4"/>
            <text:p text:style-name="P137"><text:span text:style-name="T251">Mládenec</text:span>, který mu to oznámil, odvětil: „Náhodou jsem se ocitl v pohoří <text:span text:style-name="T378">Gelboe</text:span>. A hle, Saul se opíral o své kopí a vozy a jezdci už na něj dotírali. Ještě se obrátil, spatřil mě a zavolal na mě. Ozval jsem se: ‚Tu jsem.‘ Zeptal se: ‚Kdo jsi?‘ Odvětil jsem mu: ‚Jsem Amálekovec.‘ Vyzval mě: ‚Postav se <text:span text:style-name="T376">nade </text:span>mně a usmrť mě, neboť mě svírá smrtelná křeč, ale ještě je ve mně život.‘ Postavil jsem se <text:span text:style-name="T376">tedy nad něj a </text:span>usmrtil jsem ho. <text:span text:style-name="T376">Věděl </text:span>jsem <text:span text:style-name="T376">totiž</text:span>, že po svém pádu stejně <text:span text:style-name="T376">nemohl dále žít</text:span>. <text:s/></text:p>
          </table:table-cell>
        </table:table-row>
        <table:table-row table:style-name="Tabulka1.1">
          <table:table-cell table:style-name="Tabulka1.A1" office:value-type="string">
            <text:p text:style-name="P25">Lectio i<text:span text:style-name="T249">v</text:span>.</text:p>
            <text:p text:style-name="P105"><text:soft-page-break/><text:span text:style-name="T251">Et </text:span>tuli diadéma quod erat in cápite ejus, et armíllam de bráchio il<text:span text:style-name="T374">l</text:span>íus, et áttuli ad te dóminum meum huc. Apprehéndens autem David vestiménta sua scidit, omnésque viri, qui erant cum eo, et planxérunt, et flevérunt, et jejunavérunt usque ad vésperam super Saül, et super Jónathan fílium ejus, et super pópulum Dómini, et super domum Israël, eo quod corruíssent gládio.</text:p>
            <text:p text:style-name="P105"/>
          </table:table-cell>
          <table:table-cell table:style-name="Tabulka1.A1" office:value-type="string">
            <text:p text:style-name="P4"/>
            <text:p text:style-name="P137"><text:soft-page-break/><text:span text:style-name="T251">Sňal</text:span> jsem mu z hlavy královskou čelenku a z paže náramek a přinesl jsem je sem svému pánu.“ David uchopil svůj šat a roztrhl jej, stejně tak i všichni muži, kteří byli s ním. Naříkali, plakali a postili se až do večera pro Saula a pro jeho syna Jónatana i pro Hospodinův lid, pro dům i<text:span text:style-name="T376">s</text:span>raelský, že padli mečem. <text:s/><text:span text:style-name="T250">(</text:span><text:span text:style-name="T91">Č</text:span><text:span text:style-name="T92">EP</text:span><text:span text:style-name="T91">, </text:span><text:span text:style-name="T90">upraveno</text:span><text:span text:style-name="T91">)</text:span></text:p>
          </table:table-cell>
        </table:table-row>
        <table:table-row table:style-name="Tabulka1.1">
          <table:table-cell table:style-name="Tabulka1.A1" office:value-type="string">
            <text:p text:style-name="P51">In II. Nocturno</text:p>
            <text:p text:style-name="P58">Ex libro Morálium sancti Gregórii Papæ.</text:p>
            <text:p text:style-name="P32">Lib. 4. Cap. 3. et 4.</text:p>
            <text:p text:style-name="P15"><text:bookmark-start text:name="__DdeLink__2400_167314470911311111211111"/><text:span text:style-name="T12">Lectio</text:span><text:bookmark-end text:name="__DdeLink__2400_167314470911311111211111"/><text:span text:style-name="T12"> v.</text:span></text:p>
            <text:p text:style-name="P128"><text:span text:style-name="T251">Qui</text:span><text:span text:style-name="T275">d</text:span> est quod David, qui retribuéntibus sibi mala non réddidit, cum Saül et Jónathas bello occúmberent. Gélboë móntibus maledíxit, dicens: Montes Gélboë, nec ros, nec plúvia véniant super vos: neque sint agri primitiárum: quia ibi abjéctus est clypeus fórtium, clypeus Saül, quasi non esset unctus óleo.</text:p>
            <text:p text:style-name="P9"/>
          </table:table-cell>
          <table:table-cell table:style-name="Tabulka1.A1" office:value-type="string">
            <text:p text:style-name="P1"/>
            <text:p text:style-name="P1"/>
            <text:p text:style-name="P1"/>
            <text:p text:style-name="P1"/>
            <text:p text:style-name="P152"><text:span text:style-name="T276">Copak</text:span><text:span text:style-name="T378"> učinil </text:span><text:span text:style-name="T377">David, </text:span><text:span text:style-name="T378">který neodplácel </text:span><text:span text:style-name="T661">zlem </text:span><text:span text:style-name="T378">těm, kteří mu působili příkoří, když Saul a</text:span><text:span text:style-name="T629"> </text:span><text:span text:style-name="T378">Jonathan padli ve válce? Proklel pohoří Gelboe těmito slovy: „Pohoří Gelboe, ať na vás nesestoupí rosa ani déšť, ať zde nejsou ani pole prvních obětin! Neboť tam je odhozen štít silných, štít Saulův, jako by ani nebyl pomazán olejem. </text:span></text:p>
          </table:table-cell>
        </table:table-row>
        <table:table-row table:style-name="Tabulka1.1">
          <table:table-cell table:style-name="Tabulka1.A1" office:value-type="string">
            <text:p text:style-name="P18">Lectio vj.</text:p>
            <text:p text:style-name="P89"><text:span text:style-name="T251">Quid</text:span> est quod Jeremías, cum prædicatiónem suam cérneret audiéntium difficultáte præpedíri, maledíxit, dicens: Maledíctus vir, qui annuntiávit patri meo, dicens: Natus est tibi puer másculus? Quid ergo montes Gélboë, Saül moriénte, deliquérunt, quátenus in eos nec ros, nec plúvia cáderet, et ab omni eos viriditátis gérmine senténtiæ sermo siccáret?</text:p>
            <text:p text:style-name="P61"/>
          </table:table-cell>
          <table:table-cell table:style-name="Tabulka1.A1" office:value-type="string">
            <text:p text:style-name="P1"/>
            <text:p text:style-name="P191"><text:span text:style-name="T276">Pročpak</text:span><text:span text:style-name="T379"> Jeremiáš, když shledal, že jeho promluvy jsou stiženy nepochopením posluchačů, pronesl tuto kletbu: „Proklet buď muž, který mému otci oznámil: ‚Narodil se ti chlapec‘“? Co tedy pohoří Gelboe provedlo tak zlého, když Saul zemřel, že na ně neměla padnout ani rosa, ani déšť, a</text:span><text:span text:style-name="T629"> </text:span><text:span text:style-name="T379">od veškerých zárodků zeleně je tato věta měla vysušit? </text:span></text:p>
          </table:table-cell>
        </table:table-row>
        <table:table-row table:style-name="Tabulka1.1">
          <table:table-cell table:style-name="Tabulka1.A1" office:value-type="string">
            <text:p text:style-name="P18">Lectio vij.</text:p>
            <text:p text:style-name="P93">S<text:span text:style-name="T251">ed</text:span> quia Gélboë interpretátur decúrsus, per Saül autem unctum et mórtuum, mors nostri mediatóris exprímitur: non immérito per Gélboë montes supérba Judæórum corda signántur: quæ dum in hujus mundi desidériis défluunt, in Christi, id est, uncti, se morte miscuérunt: et quia in eis unctus rex corporáliter móritur, ipsi ab omni grátiæ rore siccántur.</text:p>
            <text:p text:style-name="P12"/>
          </table:table-cell>
          <table:table-cell table:style-name="Tabulka1.A1" office:value-type="string">
            <text:p text:style-name="P1"/>
            <text:p text:style-name="P154"><text:span text:style-name="T277">Avšak</text:span><text:span text:style-name="T380"> protože slovo Gelboe se překládá jako bystřina, </text:span><text:span text:style-name="T629">právě </text:span><text:span text:style-name="T380">skrze Saula, pomazaného a mrtvého, je vyjádřena smrt našeho prostředníka. Není tedy náhodou, že právě pohoří Gelboe znázorňuje pyšná srdce Židů, která, zatímco oplývají touhami tohoto světa, mají prsty ve smrti Krista, tedy pomazaného. A protože v nich pomazaný král umírá, oni sami jsou zbaveni rosy každé milosti.</text:span></text:p>
          </table:table-cell>
        </table:table-row>
        <table:table-row table:style-name="Tabulka1.1">
          <table:table-cell table:style-name="Tabulka1.A1" office:value-type="string">
            <text:p text:style-name="P18">Lectio viij.</text:p>
            <text:p text:style-name="P96"><text:span text:style-name="T251">De</text:span> quibus et bene dícitur, ut agri primitiárum esse non possint. Supérbæ quippe Hebræórum mentes primitívos fructus non ferunt: quia in Redemptóris advéntu ex parte máxima in perfídia remanéntes, primórdia fídei sequi noluérunt. Sancta namque Ecclésia in primítiis suis multitúdine Géntium fœcundáta, vix in mundi fine Judæos, quos invénerit, súscipit; et extréma cólligens, eos quasi relíquias frugum ponit.</text:p>
            <text:p text:style-name="P96"><text:soft-page-break/></text:p>
          </table:table-cell>
          <table:table-cell table:style-name="Tabulka1.A1" office:value-type="string">
            <text:p text:style-name="P1"/>
            <text:p text:style-name="P216"><text:span text:style-name="T501">O nich </text:span><text:span text:style-name="T533">je</text:span><text:span text:style-name="T501"> také správně řečeno, že nemohou být pole prvních obětin. Pyšné mysli Židů totiž žádné plody prvních obětin nenesou, neboť při příchodu Spasitele jejich největší část zůstala v</text:span><text:span text:style-name="T502"> </text:span><text:span text:style-name="T501">proradnosti a nechtěli následovat první znamení víry. Avšak svatá Církev ve svých počátcích byla obohacena zástupy pohanských Národů, takže na konci časů </text:span><text:span text:style-name="T502">jen</text:span><text:span text:style-name="T501"> posbírá těch pár Židů, které najde. A když sebere i toho posledního, odevzdá je jako zbytky své </text:span><text:soft-page-break/><text:span text:style-name="T501">úrody.</text:span></text:p>
          </table:table-cell>
        </table:table-row>
        <table:table-row table:style-name="Tabulka1.1">
          <table:table-cell table:style-name="Tabulka1.A1" office:value-type="string">
            <text:p text:style-name="P51">In III. Nocturno</text:p>
            <text:p text:style-name="P15"><text:span text:style-name="T118">Léctio sancti Evangélii secúndum </text:span><text:span text:style-name="T123">Matthaeum</text:span><text:span text:style-name="T118">.</text:span><text:span text:style-name="T12"> </text:span></text:p>
            <text:p text:style-name="P26">Lectio ix. Cap. <text:span text:style-name="T167">5</text:span>.</text:p>
            <text:p text:style-name="P109">IN illo témpore: Dixit Jesus discípulis suis: Nisi abundáverit justítia vestra plus quam Scribárum, et Pharisæórum, non intrábitis in regnum cœlórum. Et réliqua.</text:p>
            <text:p text:style-name="P64"/>
            <text:p text:style-name="P15"><text:span text:style-name="T13">Homilía sancti Augustíni Epíscopi</text:span><text:span text:style-name="T118">.</text:span></text:p>
            <text:p text:style-name="P29">Lib. 1. de Serm. Domini in monte, c. 9.</text:p>
            <text:p text:style-name="P113">J<text:span text:style-name="T251">ustítia</text:span> Pharisæórum est, ut non occídant: justítia eórum qui intratúri sunt in regnum cœlórum, ut non irascántur sine causa. Mínimum est ergo, non occídere: et qui illud sólverit, mínimus vocábitur in regno cœlórum. Qui autem illud impléverit, ut non occídat, non contínuo magnus erit, et idóneus regno cœlórum: sed tamen ascéndit áliquem gradum: perficiétur autem, si nec irascátur sine causa: quod si perfécerit, multo remótior erit ab homicídio.</text:p>
            <text:p text:style-name="P112"/>
          </table:table-cell>
          <table:table-cell table:style-name="Tabulka1.A1" office:value-type="string">
            <text:p text:style-name="P1"/>
            <text:p text:style-name="P1"/>
            <text:p text:style-name="P1"/>
            <text:p text:style-name="P198"><text:span text:style-name="T15">Z</text:span><text:span text:style-name="T14">a onoho času </text:span><text:span text:style-name="T33">řekl Ježíš svým učedníkům</text:span><text:span text:style-name="T24">: „</text:span><text:span text:style-name="T33">Pokud nebudete mít více spravedlnosti než Zákoníci a Fari</text:span><text:span text:style-name="T38">s</text:span><text:span text:style-name="T33">eové, nevejdete do království nebeského</text:span><text:span text:style-name="T23">.“</text:span><text:span text:style-name="T18"> A ostatní</text:span><text:span text:style-name="T16">.</text:span></text:p>
            <text:p text:style-name="P1"/>
            <text:p text:style-name="P1"/>
            <text:p text:style-name="P1"/>
            <text:p text:style-name="P164"><text:span text:style-name="T278">Spravedlnost </text:span><text:span text:style-name="T381">Fari</text:span><text:span text:style-name="T629">s</text:span><text:span text:style-name="T381">eů spočívá v přikázání „Nezabiješ,“ spravedlnost těch, kteří vejdou v nebeské království už v tom, že se bezdůvodně nehněvají. Nezabíjet je tedy to nejmenší, a kdo i to poruší, bude v království nebeském nazván nejmenším. Kdo však toto přikázání naplní a nebude zabíjet, nebude hned velikým a hodným království nebeského, avšak postoupí pouze o určitý stupeň. Dokonalý pak bude ten, kdo se ani nehněvá bez </text:span><text:span text:style-name="T99">vhodné </text:span><text:span text:style-name="T381">příčiny. Kdo toto dokáže, bude od vraždy již velmi vzdálen.</text:span></text:p>
          </table:table-cell>
        </table:table-row>
        <table:table-row table:style-name="Tabulka1.1">
          <table:table-cell table:style-name="Tabulka1.A1" office:value-type="string">
            <text:p text:style-name="P26">Lectio x.</text:p>
            <text:p text:style-name="P117">Q<text:span text:style-name="T251">uaprópter</text:span> qui docet, ut non irascámur, non solvit legem, ne occidámus, sed implet pótius: ut et foris, dum non occídimus, et in corde, dum non iráscimur, innocéntiam custodiámus. Gradus itaque sunt in istis peccátis: ut primo quisque irascátur, et eum motum retíneat corde concéptum. Jam si extórserit, vocem indignántis ipsa commótio, non significántem áliquid, sed illum <text:span text:style-name="T382">á</text:span>nimi motum ipsa eruptióne testántem, qua feriátur ille, cui iráscitur: plus est útique, quam si surgens ira siléntio premerétur.</text:p>
            <text:p text:style-name="P64"/>
          </table:table-cell>
          <table:table-cell table:style-name="Tabulka1.A1" office:value-type="string">
            <text:p text:style-name="P1"/>
            <text:p text:style-name="P217"><text:span text:style-name="T557">Proto tedy ten, kdo učí, abychom se nehněvali, neporušuje přikázání „Nezabiješ,“ ale spíše je naplňuje: tak si tedy zachováme nevinnost jak vnější, když nezabíjíme, tak i ve svém srdci, když se nehněváme. U tohoto hříchu tedy existují stupně: nejprve se člověk rozhněvá a tuto pohnutku uchová ve svém srdci. Nyní, pokud tato pohnutka vynutí nějak</text:span><text:span text:style-name="T558">ý</text:span><text:span text:style-name="T557"> zlostn</text:span><text:span text:style-name="T558">ý</text:span><text:span text:style-name="T557"> </text:span><text:span text:style-name="T558">zvuk</text:span><text:span text:style-name="T557">, zpravidla </text:span><text:span text:style-name="T558">to </text:span><text:span text:style-name="T557">moc neznamen</text:span><text:span text:style-name="T558">á</text:span><text:span text:style-name="T557">, takový výbuch však svědčí o </text:span><text:span text:style-name="T558">takovém </text:span><text:span text:style-name="T557">hnutí mysli, které zraňuje nahněvaného: je to však už více, než když člověk svůj sílící hněv </text:span><text:span text:style-name="T558">jen </text:span><text:span text:style-name="T557">dusí v tichosti.</text:span></text:p>
          </table:table-cell>
        </table:table-row>
        <table:table-row table:style-name="Tabulka1.1">
          <table:table-cell table:style-name="Tabulka1.A1" office:value-type="string">
            <text:p text:style-name="P26">Lectio xj.</text:p>
            <text:p text:style-name="P120"><text:span text:style-name="T251">Si</text:span> vero non solum vox indignántis audiátur, sed étiam verbum, quo jam certam ejus vituperatiónem, in quem profértur, desígnet et notet: quis dúbitet, ámplius hoc esse, quam si solus indignatiónis sonus ederétur? Vide nunc étiam tres reátus, judícii, concílii, et gehénnæ ignis. Nam in judício adhuc defensióni datur locus.</text:p>
            <text:p text:style-name="P64"/>
          </table:table-cell>
          <table:table-cell table:style-name="Tabulka1.A1" office:value-type="string">
            <text:p text:style-name="P1"/>
            <text:p text:style-name="P165"><text:span text:style-name="T279">Pokud</text:span><text:span text:style-name="T383"> však slyšíme nejen zlostné zvuky, ale i slova, která ukazují a vyjadřují jistou urážku toho, vůči komu jsou zaměřena, kdopak by pochyboval, že toto je ještě více, než </text:span><text:span text:style-name="T661">když</text:span><text:span text:style-name="T383"> slyšíme pouhé zlostné zvuky? Podívejme se nyní také na tři stupně obžaloby: soud, soudní</text:span><text:span text:style-name="T100"> </text:span><text:span text:style-name="T383">tribunál a pekelný oheň. Před soudcem je ještě dán prostor obhajobě.</text:span></text:p>
          </table:table-cell>
        </table:table-row>
        <table:table-row table:style-name="Tabulka1.1">
          <table:table-cell table:style-name="Tabulka1.A1" office:value-type="string">
            <text:p text:style-name="P26">Lectio xij.</text:p>
            <text:p text:style-name="P123">IN concílio autem quamquam et judícium esse s<text:span text:style-name="T375">ó</text:span>leat, tamen quia interésse áliquid hoc loco fatéri cogit ipsa distínctio, vidétur ad concílium pertinére senténtiæ prolátio: quando non jam cum ipso reo ágitur, utrum damnándus sit, sed inter se, qui júdicant, cónferunt quo supplício damnári opórteat, <text:soft-page-break/>quem constat esse damnándum. Gehénna vero ignis, nec damnatiónem habet dúbiam, sicut judícium, nec damnáti pœnam, sicut concílium: in gehénna quippe ignis, certa est damnátio, et pœna damnáti.</text:p>
            <text:p text:style-name="P64"/>
          </table:table-cell>
          <table:table-cell table:style-name="Tabulka1.A1" office:value-type="string">
            <text:p text:style-name="P1"/>
            <text:p text:style-name="P218"><text:span text:style-name="T559">U soudního tribunálu</text:span><text:span text:style-name="T556"> </text:span><text:span text:style-name="T559">však vidíme, že ačkoliv zde také bývá zvykem soudit, na tomto místě se zajisté nabízí, abychom vyložili rozdíl mezi nimi. Úkolem soudního tribunálu je totiž vynést rozsudek. Když už se s obžalovaným samotným neprobírá, zda má být odsouzen, radí se tribunál mezi sebou, a</text:span><text:span text:style-name="T560"> </text:span><text:soft-page-break/><text:span text:style-name="T559">usnese se, k jakému trestu má být odsouzen. U</text:span><text:span text:style-name="T560"> </text:span><text:span text:style-name="T559">pekelného ohně pak není pochyb ani o odsouzení, jako před soudcem, ani o výši trestu, jako před soudním tribunálem. V pekelném ohni je zcela jisté zavržení i</text:span><text:span text:style-name="T560"> </text:span><text:span text:style-name="T559">trest odsouzeného.</text:span></text:p>
          </table:table-cell>
        </table:table-row>
        <table:table-row table:style-name="Tabulka1.1">
          <table:table-cell table:style-name="Tabulka1.A1" table:number-columns-spanned="2" office:value-type="string">
            <text:p text:style-name="P78"><text:span text:style-name="T139">D</text:span><text:span text:style-name="T3">o</text:span><text:span text:style-name="T5">minica </text:span><text:span text:style-name="T8">v</text:span><text:span text:style-name="T9">j</text:span><text:span text:style-name="T7">.</text:span></text:p>
            <text:p text:style-name="P73">post Pentecosten.</text:p>
          </table:table-cell>
          <table:covered-table-cell/>
        </table:table-row>
        <table:table-row table:style-name="Tabulka1.1">
          <table:table-cell table:style-name="Tabulka1.A1" office:value-type="string">
            <text:p text:style-name="P47">In I. Nocturno</text:p>
            <text:p text:style-name="P50">De libro secúndo Regum.</text:p>
            <text:p text:style-name="P25">Lectio j. <text:span text:style-name="T248">Cap. 12.</text:span></text:p>
            <text:p text:style-name="P85"><text:span text:style-name="T251">Misit</text:span> ergo Dóminus Nathan ad David: qui cum venísset ad eum, dixit ei: Duo viri erant in civitáte una, unus dives, et alter pauper. Dives habébat oves, et boves plúrimos valde. Pauper autem nihil habébat omníno, præter ovem unam párvulam, quam émerat et nutríerat, et quæ créverat apud eum cum fíliis ejus simul, de pane illíus cómedens, et de cálice ejus bibens, et in sinu illíus dórmiens: erátque illi sicut fília.</text:p>
            <text:p text:style-name="P85"/>
          </table:table-cell>
          <table:table-cell table:style-name="Tabulka1.A1" office:value-type="string">
            <text:p text:style-name="P7"/>
            <text:p text:style-name="P7"/>
            <text:p text:style-name="P7"/>
            <text:p text:style-name="P144"><text:span text:style-name="T274">Hospodin</text:span><text:span text:style-name="T345"> </text:span><text:span text:style-name="T359">tedy </text:span><text:span text:style-name="T345">poslal k Davidovi Nathana. Ten k němu přišel a řekl mu: „V jednom městě byli dva muži, jeden boháč a druhý chudák. Boháč měl velmi mnoho bravu a skotu. Chudák neměl </text:span><text:span text:style-name="T347">vůbec</text:span><text:span text:style-name="T346"> </text:span><text:span text:style-name="T345">nic, </text:span><text:span text:style-name="T347">jen </text:span><text:span text:style-name="T345">jednu malou ovečku, kterou si koupil. Živil ji, rostla u něho spolu s jeho syny, jedla z jeho skývy chleba a pila z jeho poháru, spávala v jeho klíně a on ji měl jako dceru.</text:span></text:p>
          </table:table-cell>
        </table:table-row>
        <table:table-row table:style-name="Tabulka1.1">
          <table:table-cell table:style-name="Tabulka1.A1" office:value-type="string">
            <text:p text:style-name="P25">Lectio ij.</text:p>
            <text:p text:style-name="P105">C<text:span text:style-name="T251">um</text:span> autem peregrínus quidam venísset ad dívitem, parcens ille súmere de óvibus et de bobus suis, ut exhibéret convívium peregríno illi, qui vénerat ad se, tulit ovem viri páuperis, et præparávit cibos hómini qui vénerat ad se. Irátus autem indignatióne David advérsus hóminem illum nimis, dixit ad Nathan: Vivit Dóminus, quóniam fílius mortis est vir qui fecit hoc. Ovem reddet in quádruplum, eo quod fécerit verbum istud, et non pepércerit.</text:p>
            <text:p text:style-name="P105"/>
          </table:table-cell>
          <table:table-cell table:style-name="Tabulka1.A1" office:value-type="string">
            <text:p text:style-name="P8"/>
            <text:p text:style-name="P137">T<text:span text:style-name="T251">u</text:span> přišel <text:span text:style-name="T386">jakýsi poutník </text:span>k bohatému muži. Jemu bylo líto vzít nějaký kus ze svého bravu či skotu, aby jej připravil poutníkovi, který k němu přišel. Vzal tedy ovečku toho chudého muže<text:span text:style-name="T630"> </text:span>a<text:span text:style-name="T387"> </text:span>připravil ji muži, který k němu přišel.“ David vzplanul proti tomu muži náramným hněvem. Řekl Nathanovi: „<text:span text:style-name="T67">Jakože </text:span>živ je Hospodin, muž, který tohle spáchal, je synem smrti! A tu ovečku nahradí čtyřnásobně zato, že něco takového spáchal a neměl soucitu.“</text:p>
          </table:table-cell>
        </table:table-row>
        <table:table-row table:style-name="Tabulka1.1">
          <table:table-cell table:style-name="Tabulka1.A1" office:value-type="string">
            <text:p text:style-name="P25">Lectio iij.</text:p>
            <text:p text:style-name="P105">D<text:span text:style-name="T251">ixit</text:span> autem Nathan ad David: Tu es ille vir. Hæc dicit Dóminus Deus Israël: Ego unxi te in regem super Israël, et ego érui te de manu Saül, et dedi tibi domum dómini tui, et uxóres dómini tui in sinu tuo, dedíque tibi domum Israël et Juda: et si parva sunt ista, adjíciam tibi multo majóra. Quare ergo contempsísti verbum Dómini, ut fáceres malum in conspéctu meo? Uríam Hethæum percussísti gládio, et uxorem illíus accepísti in uxórem tibi, et interfecísti eum gládio filiórum Ammon.</text:p>
            <text:p text:style-name="P105"/>
          </table:table-cell>
          <table:table-cell table:style-name="Tabulka1.A1" office:value-type="string">
            <text:p text:style-name="P4"/>
            <text:p text:style-name="P137"><text:span text:style-name="T251">Nathan</text:span> Davidovi odvětil: „Ten muž jsi ty! Toto praví Hospodin, Bůh I<text:span text:style-name="T388">s</text:span>raele: Já jsem tě pomazal za krále nad I<text:span text:style-name="T388">s</text:span>raelem a já jsem tě vytrhl ze Saulových rukou. Dal jsem ti dům tvého pána a do tvé náruče ženy tvého pána, dal jsem ti dům I<text:span text:style-name="T388">s</text:span>raelův i Judův, a kdyby ti to bylo málo, přidal bych ti mnohem víc. Proč jsi pohrdl Hospodinovým slovem a dopustil ses toho, co je v jeho očích zlé? Chetejce Urijáše jsi zabil mečem a jeho ženu sis vzal za manželku, zavraždil <text:span text:style-name="T386">j</text:span>s<text:span text:style-name="T386">i</text:span> ho mečem Amónovců.</text:p>
          </table:table-cell>
        </table:table-row>
        <table:table-row table:style-name="Tabulka1.1">
          <table:table-cell table:style-name="Tabulka1.A1" office:value-type="string">
            <text:p text:style-name="P25">Lectio i<text:span text:style-name="T249">v</text:span>.</text:p>
            <text:p text:style-name="P105"><text:span text:style-name="T251">Quam</text:span> ob rem non recédet gládius de domo tua usque in sempitérnum, eo quod despéxeris me, et túleris uxórem Uríæ Hethæi, ut esset uxor tua. <text:soft-page-break/>Itaque hæc dicit Dóminus: Ecce, ego suscitábo super te malum de domo tua, et tollam uxóres tuas in óculis tuis, et dabo próximo tuo, et dórmiet cum uxóribus tuis in óculis solis hujus. Tu enim fecísti abscóndite: ego autem fáciam verbum istud in conspéctu omnis Israël, et in conspéctu solis. Et dixit David ad Nathan: Peccávi Dómino.</text:p>
            <text:p text:style-name="P105"/>
          </table:table-cell>
          <table:table-cell table:style-name="Tabulka1.A1" office:value-type="string">
            <text:p text:style-name="P4"/>
            <text:p text:style-name="P138"><text:span text:style-name="T251">Nyní</text:span> se už nikdy nevyhne meč tvému domu, protože jsi mnou pohrdl a vzal jsi Chetejci Urijášovi ženu, aby ti byla manželkou.“ <text:span text:style-name="T388">Pr</text:span>oto praví Hos<text:soft-page-break/>podin: „Hle, já způsobím, aby proti tobě povstalo zlo z tvého domu. Před tvýma očima vezmu tvé ženy a dám je tomu, kdo je ti blízký; ten bude s tvými ženami spát za bílého dne. A ačkoli tys to spáchal tajně, já tuto věc učiním před celým I<text:span text:style-name="T388">s</text:span>raelem, a to za dne.“ David Nathanovi řekl: „Zhřešil jsem proti Hospodinu.“ <text:span text:style-name="T67">Nathan Davidovi pravil: „Týž Hospodin tvůj hřích sňal. Nezemřeš.</text:span> <text:span text:style-name="T250">(</text:span><text:span text:style-name="T91">Č</text:span><text:span text:style-name="T92">EP</text:span><text:span text:style-name="T91">, </text:span><text:span text:style-name="T90">upraveno</text:span><text:span text:style-name="T91">)</text:span></text:p>
          </table:table-cell>
        </table:table-row>
        <table:table-row table:style-name="Tabulka1.1">
          <table:table-cell table:style-name="Tabulka1.A1" office:value-type="string">
            <text:p text:style-name="P51">In II. Nocturno</text:p>
            <text:p text:style-name="P59">Ex libro sancti Ambrósii Epíscopi</text:p>
            <text:p text:style-name="P59">de Apología David.</text:p>
            <text:p text:style-name="P32">Apolog. 1. Cap. 2.</text:p>
            <text:p text:style-name="P15"><text:bookmark-start text:name="__DdeLink__2400_1673144709113111112111111"/><text:span text:style-name="T12">Lectio</text:span><text:bookmark-end text:name="__DdeLink__2400_1673144709113111112111111"/><text:span text:style-name="T12"> v.</text:span></text:p>
            <text:p text:style-name="P128">U<text:span text:style-name="T251">nusquísque</text:span> nostrum per síngulas horas quam multa delínquit! nec tamen unusquísque de plebe peccátum suum confiténdum putat. Ille rex tantus ac potens, ne exíguo quidem moménto manére penes se delícti passus est consciéntiam: sed præmatúra confessióne, atque imménso dolóre, réddidit peccátum suum Dómino.</text:p>
            <text:p text:style-name="P9"/>
          </table:table-cell>
          <table:table-cell table:style-name="Tabulka1.A1" office:value-type="string">
            <text:p text:style-name="P1"/>
            <text:p text:style-name="P1"/>
            <text:p text:style-name="P1"/>
            <text:p text:style-name="P1"/>
            <text:p text:style-name="P1"/>
            <text:p text:style-name="P152"><text:span text:style-name="T280">Jak</text:span><text:span text:style-name="T389"> mnoho každý z nás hřeší, hodinu co hodinu!</text:span> <text:span text:style-name="T389">Avšak nikdo z běžných lidí si nemyslí, že by svůj hřích měl vyznat</text:span><text:span text:style-name="T48">. </text:span><text:span text:style-name="T59">Tento král, tak veliký a mocný, </text:span><text:span text:style-name="T60">aby ani na malý okamžik nepřebýval v utrpení svědomí pro svůj přečin, svým předčasným vyznáním </text:span><text:span text:style-name="T101">ještě za života</text:span><text:span text:style-name="T60"> a s nesmírnou bolestí svěřil svůj hřích Hospodinu.</text:span></text:p>
          </table:table-cell>
        </table:table-row>
        <table:table-row table:style-name="Tabulka1.1">
          <table:table-cell table:style-name="Tabulka1.A1" office:value-type="string">
            <text:p text:style-name="P18">Lectio vj.</text:p>
            <text:p text:style-name="P89"><text:span text:style-name="T251">Quem</text:span> mihi nunc fácile repérias honorátum ac dívitem, qui si arguátur alicújus culpæ reus, non moléste ferat? At ille régio clarus império, tot divínis probátus oráculis, cum a priváto hómine corriperétur, quod gráviter deliquísset, non indignátus infrémuit, sed conféssus ingémuit culpæ dolóre.</text:p>
            <text:p text:style-name="P61"/>
          </table:table-cell>
          <table:table-cell table:style-name="Tabulka1.A1" office:value-type="string">
            <text:p text:style-name="P1"/>
            <text:p text:style-name="P191"><text:span text:style-name="T281">Koho</text:span><text:span text:style-name="T390"> bys mi teď dokázal najít, ctihodného a</text:span><text:span text:style-name="T630"> </text:span><text:span text:style-name="T390">bohatého člověka, který by nenesl těžce, pokud by byl usvědčen z nějakého provinění? Avšak David, slavný vládce a král, osvědčen tolika božskými proroctvími, když jej obyčejný člověk pokáral, že těžce zhřešil, nejen že se vztekle neurazil, ale přiznal vinu a zarděl se studem.</text:span></text:p>
          </table:table-cell>
        </table:table-row>
        <table:table-row table:style-name="Tabulka1.1">
          <table:table-cell table:style-name="Tabulka1.A1" office:value-type="string">
            <text:p text:style-name="P18">Lectio vij.</text:p>
            <text:p text:style-name="P93">D<text:span text:style-name="T251">énique</text:span> Dóminum dolor íntimi movit afféctus, ut Nathan díceret: Quóniam pœnítuit te, et Dóminus ábstulit peccátum tuum. Matúritas ítaque véniæ, profúndam regis fuísse pœniténtiam declarávit, quæ tanti erróris offénsam tradúxerit. Alii hómines, cum a sacerdótibus corripiúntur, peccátum suum íngravant, dum negáre cúpiunt, aut deféndere: ibíque eórum lapsus est major, ubi sperátur corréctio.</text:p>
            <text:p text:style-name="P12"/>
          </table:table-cell>
          <table:table-cell table:style-name="Tabulka1.A1" office:value-type="string">
            <text:p text:style-name="P1"/>
            <text:p text:style-name="P219"><text:span text:style-name="T297">Proto</text:span><text:span text:style-name="T426"> je Hospodin pohnut bolestí niterného citu, takže Nathan řekl: „Protože ty jsi toho litoval, i Hospodin sňal tvůj hřích.“ Rychlost </text:span><text:span text:style-name="T610">Božího</text:span><text:span text:style-name="T426"> odpuštění jen ukazuje, jak hluboká byla lítost králova, neboť dokázala přinést odpuštění takového pochybení. Jiní lidé, pokud je kněží kárají, si </text:span><text:span text:style-name="T427">ještě</text:span><text:span text:style-name="T426"> přitěžují ke svému hříchu, když jej chtějí popírat či omlouvat: a jejich poklesek je ještě větší, pokud existuje naděje na nápravu. </text:span></text:p>
          </table:table-cell>
        </table:table-row>
        <table:table-row table:style-name="Tabulka1.1">
          <table:table-cell table:style-name="Tabulka1.A1" office:value-type="string">
            <text:p text:style-name="P18">Lectio viij.</text:p>
            <text:p text:style-name="P96">S<text:span text:style-name="T251">ancti</text:span> autem Dómini, qui consummáre pium certámen géstiunt, et cúrrere cursum salútis, sícubi forte ut hómines corrúerint, natúræ magis fragilitáte, quam peccándi libídine, acrióres ad curréndum resúrgunt, pudóris stímulo maj<text:span text:style-name="T662">ó</text:span>ra reparántes certámina: ut non solum nullum attulísse æstimétur lapsus impediméntum, sed étiam velocitátis incentíva cumulásse.</text:p>
            <text:p text:style-name="P96"/>
          </table:table-cell>
          <table:table-cell table:style-name="Tabulka1.A1" office:value-type="string">
            <text:p text:style-name="P1"/>
            <text:p text:style-name="P220"><text:span text:style-name="T315">Avšak</text:span><text:span text:style-name="T503"> Hospodinovi Svatí, kteří jsou dychtiv</text:span><text:span text:style-name="T504">i</text:span><text:span text:style-name="T503"> dokonat tento zbožný boj a běžet </text:span><text:span text:style-name="T504">běh</text:span><text:span text:style-name="T503"> spásy, pokud někde jako lidé selžou, spíše pro křehkost své <text:s/>přirozenosti než pro zalíbení v hříchu, ještě rázněji vstanou, aby běželi dále, ostruhy studu je navrátí do </text:span><text:span text:style-name="T504">větších</text:span><text:span text:style-name="T503"> bojů, aby jim takový pád nejen nepřinesl žádnou přítěž, ale </text:span><text:span text:style-name="T505">přinesl</text:span><text:span text:style-name="T503"> </text:span><text:span text:style-name="T504">navíc </text:span><text:span text:style-name="T505">i další povzbuzení </text:span><text:span text:style-name="T503">k</text:span><text:span text:style-name="T505"> </text:span><text:span text:style-name="T503">v</text:span><text:span text:style-name="T534">yšší</text:span><text:span text:style-name="T503"> rychlosti.</text:span></text:p>
          </table:table-cell>
        </table:table-row>
        <text:soft-page-break/>
        <table:table-row table:style-name="Tabulka1.1">
          <table:table-cell table:style-name="Tabulka1.A1" office:value-type="string">
            <text:p text:style-name="P51">In III. Nocturno</text:p>
            <text:p text:style-name="P15"><text:span text:style-name="T118">Léctio sancti Evangélii secúndum </text:span><text:span text:style-name="T124">Marcum</text:span><text:span text:style-name="T118">.</text:span><text:span text:style-name="T12"> </text:span></text:p>
            <text:p text:style-name="P26">Lectio ix. Cap. <text:span text:style-name="T384">8</text:span>.</text:p>
            <text:p text:style-name="P109">I<text:span text:style-name="T251">n</text:span> illo témpore: <text:s/>Cum turba multa esset cum Jesu, nec habérent quod manducárent: convocátis discípulis, ait illis: Miséreor super turbam: quia ecce jam tríduo sústinent me, nec habent quod mandúcent. Et réliqua.</text:p>
            <text:p text:style-name="P64"/>
            <text:p text:style-name="P15"><text:span text:style-name="T13">Homilía sancti Ambrósii Epíscopi</text:span><text:span text:style-name="T118">.</text:span></text:p>
            <text:p text:style-name="P35"><text:span text:style-name="T632">Lib. </text:span><text:span text:style-name="T385">6</text:span><text:span text:style-name="T632">. in Luc. </text:span><text:span text:style-name="T633">C</text:span><text:span text:style-name="T632">ap. </text:span><text:span text:style-name="T385">9</text:span><text:span text:style-name="T632">.</text:span></text:p>
            <text:p text:style-name="P113">P<text:span text:style-name="T251">osteáquam</text:span> illa, quæ Ecclésiæ typum accépit, a fluxu curáta est sánguinis, posteáquam Apóstoli ad evangelizándum regnum Dei sunt destináti, grátiæ cœléstis impartítur aliméntum. Sed quibus impartiátur, advérte. Non otiósis, non in civitáte, quasi in synagóga, vel sæculári dignitáte residéntibus, sed inter desérta quæréntibus Christum.</text:p>
            <text:p text:style-name="P112"/>
          </table:table-cell>
          <table:table-cell table:style-name="Tabulka1.A1" office:value-type="string">
            <text:p text:style-name="P1"/>
            <text:p text:style-name="P1"/>
            <text:p text:style-name="P1"/>
            <text:p text:style-name="P201"><text:span text:style-name="T254">Z</text:span><text:span text:style-name="T253">a</text:span><text:span text:style-name="T14"> onoho času, </text:span><text:span text:style-name="T34">k</text:span><text:span text:style-name="T24">dy</text:span><text:span text:style-name="T34">ž byl</text:span><text:span text:style-name="T24"> s </text:span><text:span text:style-name="T34">Ježíšem </text:span><text:span text:style-name="T24">v těch dnech opět vel</text:span><text:span text:style-name="T34">i</text:span><text:span text:style-name="T24">ký zástup a neměli co jíst, zavolal si učedníky a řekl jim: „Je mi líto zástupu, neboť již tři dny jsou se mnou a nemají co jíst.“</text:span><text:span text:style-name="T18"> A ostatní</text:span><text:span text:style-name="T16">.</text:span></text:p>
            <text:p text:style-name="P1"/>
            <text:p text:style-name="P1"/>
            <text:p text:style-name="P1"/>
            <text:p text:style-name="P166"><text:span text:style-name="T282">Poté</text:span><text:span text:style-name="T391">, co žena, která je chápána jako před-obraz Církve, je uzdravena od krvetoku, poté, co Apoštolové </text:span><text:span text:style-name="T663">byli</text:span><text:span text:style-name="T391"> </text:span><text:span text:style-name="T663">po</text:span><text:span text:style-name="T391">sláni, aby zvěstovali radostnou zprávu o království Božím, Pán rozděluje pokrm nebeské milosti. Všimni si však, komu jej rozdělil. Ne lidem, kteří nic nedělají, ani lidem ve městě, tedy v synagoze, nebo lidem honosícím se světskou slávou, avšak těm, kteří uprostřed pouště hledají Krista.</text:span></text:p>
          </table:table-cell>
        </table:table-row>
        <table:table-row table:style-name="Tabulka1.1">
          <table:table-cell table:style-name="Tabulka1.A1" office:value-type="string">
            <text:p text:style-name="P26">Lectio x.</text:p>
            <text:p text:style-name="P117">Q<text:span text:style-name="T251">ui</text:span> enim non fastídiunt, ipsi excipiúntur a<text:span text:style-name="T630"> </text:span>Christo, et cum ipsis lóquitur Dei verbum, non de sæculáribus, sed de regno Dei. Et si qui corporális gerunt úlcera passiónis, his medicínam suam libénter indúlget. Cónsequens ígitur erat, ut quos a vúlnerum dolóre sanáverat, eos alimóniis spiritálibus a jejúnio liberáret.</text:p>
            <text:p text:style-name="P64"/>
          </table:table-cell>
          <table:table-cell table:style-name="Tabulka1.A1" office:value-type="string">
            <text:p text:style-name="P1"/>
            <text:p text:style-name="P179"><text:span text:style-name="T284">Takové </text:span><text:span text:style-name="T348">l</text:span><text:span text:style-name="T349">idi</text:span><text:span text:style-name="T392">, kteří nepohrdnou, </text:span><text:span text:style-name="T630">totiž </text:span><text:span text:style-name="T392">přijme sám Kristus, a když k nim promlouvá a zvěstuje Boží slovo, nemluví o věcech světských, ale o</text:span><text:span text:style-name="T630"> </text:span><text:span text:style-name="T392">království Božím. A pokud někteří mají vředy tělesné vášně, těm </text:span><text:span text:style-name="T102">Pán </text:span><text:span text:style-name="T392">rád podá svůj lék. Dávalo tedy smysl, aby ty, které Pán uzdravil od bolesti ran, také osvobodil od postu duchovním pokrmem. </text:span></text:p>
          </table:table-cell>
        </table:table-row>
        <table:table-row table:style-name="Tabulka1.1">
          <table:table-cell table:style-name="Tabulka1.A1" office:value-type="string">
            <text:p text:style-name="P26">Lectio xj.</text:p>
            <text:p text:style-name="P120">I<text:span text:style-name="T251">taque</text:span> nemo cibum áccipit Christi, nisi fúerit ante sanátus: et illi qui vocántur ad cœnam, prius vocándo sanántur. Si claudus fuit, gradiéndi facultátem, ut veníret, accépit: si lúmine oculórum privátus, domum útique Dómini, nisi refúsa luce intráre non pótuit.</text:p>
            <text:p text:style-name="P64"/>
          </table:table-cell>
          <table:table-cell table:style-name="Tabulka1.A1" office:value-type="string">
            <text:p text:style-name="P1"/>
            <text:p text:style-name="P215"><text:span text:style-name="T305">Proto</text:span><text:span text:style-name="T463"> nikdo nepřijme pokrm Kristův, pokud </text:span><text:span text:style-name="T478">by </text:span><text:span text:style-name="T463">nebyl předtím uzdraven</text:span><text:span text:style-name="T464">;</text:span><text:span text:style-name="T463"> a ti, kteří jsou pozváni na večeři, jsou </text:span><text:span text:style-name="T478">předem</text:span><text:span text:style-name="T463"> tímto pozváním očištěni. Pokud byl někdo chromý, přijal schopnost chodit, aby mohl přijít. Pokud někdo </text:span><text:span text:style-name="T590">oslepl a </text:span><text:span text:style-name="T561">jeho oči </text:span><text:span text:style-name="T463">byly zbaveny světla, nebude moci vstoupit do domu Páně, dokud to světlo nebude </text:span><text:span text:style-name="T464">znovu </text:span><text:span text:style-name="T463">zažehnuto. </text:span></text:p>
          </table:table-cell>
        </table:table-row>
        <table:table-row table:style-name="Tabulka1.1">
          <table:table-cell table:style-name="Tabulka1.A1" office:value-type="string">
            <text:p text:style-name="P26">Lectio xij.</text:p>
            <text:p text:style-name="P123">U<text:span text:style-name="T251">bíque</text:span> ígitur mystérii ordo servátur, ut prius per remissiónem peccatórum vulnéribus medicína tribuátur, post alimónia mensæ cœléstis exúberet: quamquam nondum validióribus hæc turba reficiátur aliméntis, neque Christi córpore et sánguine jejúna solidióris fídei corda pascántur. Lacte, inquit, vos potávi, non esca: nondum enim poterátis, sed nec adhuc quidem potéstis. In modum lactis quinque sunt panes: esca autem solídior, corpus est Christi; potus veheméntior, sanguis est Dómini.</text:p>
            <text:p text:style-name="P64"/>
          </table:table-cell>
          <table:table-cell table:style-name="Tabulka1.A1" office:value-type="string">
            <text:p text:style-name="P1"/>
            <text:p text:style-name="P178"><text:span text:style-name="T283">Všude</text:span><text:span text:style-name="T393"> se tedy zachovává tajemný řád </text:span><text:span text:style-name="T103">Svátostí</text:span><text:span text:style-name="T393">, kdy se</text:span><text:span text:style-name="T103"> </text:span><text:span text:style-name="T105">člověku</text:span><text:span text:style-name="T103"> </text:span><text:span text:style-name="T393">nejprve uzdraví rány skrze odpuštění hříchů, </text:span><text:span text:style-name="T664">a až </text:span><text:span text:style-name="T393">poté obdrží hojnost pokrmu z nebeského stolu. </text:span><text:span text:style-name="T664">Přesto však </text:span><text:span text:style-name="T393">tento zástup ještě není občerstv</text:span><text:span text:style-name="T664">ová</text:span><text:span text:style-name="T393">n mocnějším pokrmem, ani srdce vyprahlá po pevnější víře nedostávají ještě za pokrm tělo a krev Kristovu. </text:span><text:span text:style-name="T104">Apoštol Pavel</text:span><text:span text:style-name="T393"> praví: „Dával jsem vám mléko, nikoliv </text:span><text:span text:style-name="T105">pevný</text:span><text:span text:style-name="T393"> pokrm: ještě byste jej totiž nesnesli, ovšem ani teď jej nesnesete.“ Na způsob mléka je těchto pět chlebů: avšak pevnější pokrm je tělo Kristovo; hojnější nápoj pak krev Páně.</text:span></text:p>
          </table:table-cell>
        </table:table-row>
        <table:table-row table:style-name="Tabulka1.1">
          <table:table-cell table:style-name="Tabulka1.A1" table:number-columns-spanned="2" office:value-type="string">
            <text:p text:style-name="P78"><text:span text:style-name="T139">D</text:span><text:span text:style-name="T3">o</text:span><text:span text:style-name="T5">minica </text:span><text:span text:style-name="T8">v</text:span><text:span text:style-name="T9">ij</text:span><text:span text:style-name="T7">.</text:span></text:p>
            <text:p text:style-name="P73"><text:soft-page-break/>post Pentecosten.</text:p>
          </table:table-cell>
          <table:covered-table-cell/>
        </table:table-row>
        <table:table-row table:style-name="Tabulka1.1">
          <table:table-cell table:style-name="Tabulka1.A1" office:value-type="string">
            <text:p text:style-name="P47">In I. Nocturno</text:p>
            <text:p text:style-name="P50">Incipit liber tértius Regum.</text:p>
            <text:p text:style-name="P25">Lectio j. <text:span text:style-name="T248">Cap. 1.</text:span></text:p>
            <text:p text:style-name="P85"><text:span text:style-name="T251">Et</text:span> rex David senúerat, habebátque ætátis plúrimos dies. Adonías autem fílius Haggith elevabátur, dicens: Ego regnábo. Fecítque sibi currus et équites, et quinquaginta viros, qui cúrrerent ante eum. Nec corrípuit eum pater suus aliquándo, dicens: Quare hoc fecísti? </text:p>
            <text:p text:style-name="P85"/>
          </table:table-cell>
          <table:table-cell table:style-name="Tabulka1.A1" office:value-type="string">
            <text:p text:style-name="P7"/>
            <text:p text:style-name="P7"/>
            <text:p text:style-name="P7"/>
            <text:p text:style-name="P144"><text:span text:style-name="T274">Král</text:span><text:span text:style-name="T345"> David zestárl a dosáhl vysokého věku. Adonijáš </text:span><text:span text:style-name="T350">pak</text:span><text:span text:style-name="T345">, syn Chagítin, se </text:span><text:span text:style-name="T350">vyvyšoval</text:span><text:span text:style-name="T345">: „Kralovat budu já.“ A opatřil si vůz, </text:span><text:span text:style-name="T350">jezdce</text:span><text:span text:style-name="T345"> a padesát mužů, kteří před ním běhali. Otec ho po celý ten čas ne</text:span><text:span text:style-name="T350">pokáral</text:span><text:span text:style-name="T345"> otázkou: „Co to děláš?“ </text:span></text:p>
          </table:table-cell>
        </table:table-row>
        <table:table-row table:style-name="Tabulka1.1">
          <table:table-cell table:style-name="Tabulka1.A1" office:value-type="string">
            <text:p text:style-name="P25">Lectio ij.</text:p>
            <text:p text:style-name="P105">E<text:span text:style-name="T251">rat</text:span> autem et ipse pulcher valde, secúndus natu post Absalom. Et sermo ei cum Joab fílio Sárviæ, et cum Abíathar sacerdóte, qui adjuvábant partes Adoníæ. Sadoc vero sacérdos, et Banaías fílius Joíadæ, et Nathan Prophéta, et Sémei et Rei, et robur exércitus David non erat cum Adonía. </text:p>
            <text:p text:style-name="P105"/>
          </table:table-cell>
          <table:table-cell table:style-name="Tabulka1.A1" office:value-type="string">
            <text:p text:style-name="P8"/>
            <text:p text:style-name="P137"><text:span text:style-name="T288">Také</text:span><text:span text:style-name="T386"> on byl velmi pěkné postavy; narodil se po Abšalómovi. Dohodl se s Jóabem, synem Serújiným, a s knězem Abijátarem. Ti Adonijáše podporovali. Avšak kněz Sádok a Benajáš, syn Jójadův, ani prorok Nát</text:span><text:span text:style-name="T631">h</text:span><text:span text:style-name="T386">an a Šimeí, Reí a Davidovi bohatýři při Adonijášovi nestáli. </text:span></text:p>
          </table:table-cell>
        </table:table-row>
        <table:table-row table:style-name="Tabulka1.1">
          <table:table-cell table:style-name="Tabulka1.A1" office:value-type="string">
            <text:p text:style-name="P25">Lectio iij.</text:p>
            <text:p text:style-name="P105"><text:span text:style-name="T251">Dixit</text:span> ítaque Nathan ad Bethsabée matrem Salomónis: Num audísti, quod regnáverit Adonías fílius Haggith, et dóminus noster David hoc ignórat? Nunc ergo veni, áccipe consílium a me, et salva ánimam tuam, fíliíque tui Salomónis. Vade, et ingrédere ad regem David, et dic ei: Nonne tu, dómine mi rex, jurásti mihi ancíllæ tuæ, dicens: Sálomon fílius tuus regnábit post me, et ipse sedébit in sólio meo? quare ergo regnat Adonías? Et adhuc ibi te loquénte cum rege, ego véniam post te, et complébo sermónes tuos. </text:p>
            <text:p text:style-name="P105"/>
          </table:table-cell>
          <table:table-cell table:style-name="Tabulka1.A1" office:value-type="string">
            <text:p text:style-name="P4"/>
            <text:p text:style-name="P137">I řekl Nát<text:span text:style-name="T631">h</text:span>an Bat-šebě, matce Šalomounově: „Neslyšela jsi, že se Adonijáš, syn Chagítin, stal králem? A David, náš pán, o tom neví? Pojď tedy, <text:span text:style-name="T399">přijmi mou radu</text:span>, <text:span text:style-name="T399">a</text:span> zachráníš ž<text:span text:style-name="T399">ivot svůj i život svého syna </text:span>Šalomoun<text:span text:style-name="T399">a</text:span>. Nuže, vejdi ke králi Davidovi a zeptej se ho: ‚Což jsi ty sám, králi, můj pane, nepřísahal své <text:span text:style-name="T399">služebnici</text:span>: Tvůj syn Šalomoun bude po mně králem, ten dosedne na můj trůn? Proč se tedy stal králem Adonijáš?‘ Zatímco tam ještě budeš s králem mluvit, <text:span text:style-name="T399">já </text:span>přijdu za tebou a potvrdím tvá slova.“ </text:p>
          </table:table-cell>
        </table:table-row>
        <table:table-row table:style-name="Tabulka1.1">
          <table:table-cell table:style-name="Tabulka1.A1" office:value-type="string">
            <text:p text:style-name="P25">Lectio i<text:span text:style-name="T249">v</text:span>.</text:p>
            <text:p text:style-name="P105">I<text:span text:style-name="T251">ngréssa</text:span> est itaque Bethsabée ad regem in cubículum: rex autem senúerat nimis, et Abísag Sunamítis ministrábat ei. Inclinávit se Bethsabée, et adorávit regem. Ad quam rex: Quid tibi, inquit, vis? Quæ respóndens, ait: Dómine mi, tu jurásti per Dóminum Deum tuum ancíllæ tuæ, Sálomon fílius tuus regnábit post me, et ipse sedébit in sólio meo. Et ecce nunc Adonías regnat, te, dómine mi rex, ignoránte. </text:p>
            <text:p text:style-name="P105"/>
          </table:table-cell>
          <table:table-cell table:style-name="Tabulka1.A1" office:value-type="string">
            <text:p text:style-name="P4"/>
            <text:p text:style-name="P138"><text:span text:style-name="T289">V</text:span><text:span text:style-name="T251">ešla</text:span> tedy Bat-šeba do pokojík<text:span text:style-name="T399">u</text:span> ke králi. Král totiž byl už velmi starý a Šúnemanka Abíšag ho obsluhovala. Bat-šeba před králem padla na kolena a poklonila se mu. Král se otázal: „Co si přeješ?“ Odpověděla mu: „Můj pane, ty jsi své otrokyni přísahal při Hospodinu, svém Bohu: ‚Tvůj syn Šalomoun bude po mně králem, ten dosedne na můj trůn.‘ A hle, teď se stal králem Adonijáš, a ty, králi, můj pane, o tom nevíš. <text:span text:style-name="T250">(</text:span><text:span text:style-name="T91">Č</text:span><text:span text:style-name="T92">EP</text:span><text:span text:style-name="T91">, </text:span><text:span text:style-name="T90">upraveno</text:span><text:span text:style-name="T91">)</text:span></text:p>
          </table:table-cell>
        </table:table-row>
        <table:table-row table:style-name="Tabulka1.1">
          <table:table-cell table:style-name="Tabulka1.A1" office:value-type="string">
            <text:p text:style-name="P51">In II. Nocturno</text:p>
            <text:p text:style-name="P60">Ex Epistola sancti Hierónymi Presbyteri</text:p>
            <text:p text:style-name="P60">ad Nepotiánum.</text:p>
            <text:p text:style-name="P32">Epist. 2. tom. 1.</text:p>
            <text:p text:style-name="P15"><text:bookmark-start text:name="__DdeLink__2400_1673144709113111112111112"/><text:span text:style-name="T12">Lectio</text:span><text:bookmark-end text:name="__DdeLink__2400_1673144709113111112111112"/><text:span text:style-name="T12"> v.</text:span></text:p>
            <text:p text:style-name="P128"><text:soft-page-break/>E<text:span text:style-name="T251">xp</text:span><text:span text:style-name="T334">ó</text:span><text:span text:style-name="T251">nat</text:span> sapientíssimus Sálomon patris sui delícias, et pacíficus bellatóris viri narret ampléxus. Pósside sapiéntiam, pósside intelligéntiam. Ne obliviscáris, et ne declináveris a verbis oris mei: neque derelínquas illam, et apprehéndet te: ama illam, et servábit te. Princípium sapiéntiæ, pósside sapiéntiam: et in omni possessióne tua pósside intelligéntiam: circúmda illam, et exaltábit te: honóra illam, et amplexábitur te, ut det cápiti tuo corónam gratiárum. Coróna quoque deliciárum próteget te.</text:p>
            <text:p text:style-name="P9"/>
          </table:table-cell>
          <table:table-cell table:style-name="Tabulka1.A1" office:value-type="string">
            <text:p text:style-name="P54"><text:s/></text:p>
            <text:p text:style-name="P1"/>
            <text:p text:style-name="P1"/>
            <text:p text:style-name="P1"/>
            <text:p text:style-name="P1"/>
            <text:p text:style-name="P205"><text:soft-page-break/><text:span text:style-name="T316">Nech</text:span><text:span text:style-name="T320">me</text:span><text:span text:style-name="T506"> p</text:span><text:span text:style-name="T507">řemoudr</text:span><text:span text:style-name="T535">ého</text:span><text:span text:style-name="T507"> Šalamoun</text:span><text:span text:style-name="T535">a</text:span><text:span text:style-name="T507"> vy</text:span><text:span text:style-name="T506">lož</text:span><text:span text:style-name="T535">it</text:span><text:span text:style-name="T506"> potěšení svého otce a </text:span><text:span text:style-name="T508">jako člově</text:span><text:span text:style-name="T506">k </text:span><text:span text:style-name="T508">mírumilovný</text:span><text:span text:style-name="T506"> </text:span><text:span text:style-name="T508">nechť</text:span><text:span text:style-name="T506"> vypráví </text:span><text:span text:style-name="T508">o</text:span><text:span text:style-name="T506"> bojovníkov</text:span><text:span text:style-name="T508">ě</text:span><text:span text:style-name="T506"> objetí. </text:span><text:span text:style-name="T509">Získej</text:span><text:span text:style-name="T510"> moudrost </text:span><text:span text:style-name="T509">a získej pochopení</text:span><text:span text:style-name="T510">. Nezapomeň </text:span><text:span text:style-name="T511">na ni</text:span><text:span text:style-name="T510"> a neodkláněj se od slov mých úst. </text:span><text:span text:style-name="T512">Neopouštěj ji a ona </text:span><text:span text:style-name="T513">tě </text:span><text:span text:style-name="T514">zachrání</text:span><text:span text:style-name="T513">, miluj ji a ona tě zachová. </text:span><text:span text:style-name="T514">Základ</text:span><text:span text:style-name="T515"> moudrosti je, </text:span><text:span text:style-name="T535">abys</text:span><text:span text:style-name="T515"> vlastni</text:span><text:span text:style-name="T535">l</text:span><text:span text:style-name="T515"> moudrost. A ve všem, co máš, </text:span><text:span text:style-name="T516">získávej porozumění. </text:span><text:span text:style-name="T517">Ponoř se do ní </text:span><text:span text:style-name="T518">a on</text:span><text:span text:style-name="T517">a</text:span><text:span text:style-name="T518"> tě pozvedne, </text:span><text:span text:style-name="T517">chovej ji v úctě</text:span><text:span text:style-name="T518"> a on</text:span><text:span text:style-name="T517">a</text:span><text:span text:style-name="T518"> tě obejme, aby </text:span><text:span text:style-name="T517">na</text:span><text:span text:style-name="T518"> tv</text:span><text:span text:style-name="T517">ou </text:span><text:span text:style-name="T518">hlav</text:span><text:span text:style-name="T517">u</text:span><text:span text:style-name="T518"> </text:span><text:span text:style-name="T517">posadila </text:span><text:span text:style-name="T518">korun</text:span><text:span text:style-name="T519">u</text:span><text:span text:style-name="T518"> milostí. </text:span><text:span text:style-name="T611">Jako </text:span><text:span text:style-name="T520">k</text:span><text:span text:style-name="T518">oruna </text:span><text:span text:style-name="T511">všech </text:span><text:span text:style-name="T518">potěšení t</text:span><text:span text:style-name="T520">ě pak bude chránit.</text:span></text:p>
          </table:table-cell>
        </table:table-row>
        <table:table-row table:style-name="Tabulka1.1">
          <table:table-cell table:style-name="Tabulka1.A1" office:value-type="string">
            <text:p text:style-name="P18">Lectio vj.</text:p>
            <text:p text:style-name="P92">O<text:span text:style-name="T251">mnes</text:span> pene virtútes córporis mutantur in sénibus‚ et crescénte sola sapiéntia, decréscunt cétera: jejúnia, vigíliæ, chameúniæ, id est, super paviméntum dormitiónes‚ huc illúcque discúrsus, <text:span text:style-name="T665">p</text:span>eregrinórum suscéptio, defénsio páuperum, instántia oratiónum et perseverántia‚ visitátio languéntium, labor manuum unde præbeántur eleemósynæ. Et ne sermónem lóngius prótraham‚ cuncta quæ per corpus exercéntur, fracto córpore minóra fiunt.</text:p>
            <text:p text:style-name="P61"/>
          </table:table-cell>
          <table:table-cell table:style-name="Tabulka1.A1" office:value-type="string">
            <text:p text:style-name="P1"/>
            <text:p text:style-name="P221"><text:span text:style-name="T317">S</text:span><text:span text:style-name="T521"> </text:span><text:span text:style-name="T522">věkem </text:span><text:span text:style-name="T521">se t</text:span><text:span text:style-name="T517">éměř všechny </text:span><text:span text:style-name="T521">silné stránky </text:span><text:span text:style-name="T517">těla mění </text:span><text:span text:style-name="T522">ve stařecké,</text:span><text:span text:style-name="T517"> </text:span><text:span text:style-name="T521">a zatímco samotná moudrost roste, </text:span><text:span text:style-name="T522">ty</text:span><text:span text:style-name="T521"> ostatní slábnou: </text:span><text:span text:style-name="T612">ať to jsou </text:span><text:span text:style-name="T521">posty, noční bdění, spánek na holé zemi, putování na různá místa, přijímání poutníků, obrana chudých, připravenost a vytrvalost v modlitbách, navštěvování trpících, práce vlastních rukou, ze které pak pocházejí almužny. Abych řeč dále neprotahoval, vše, co se skrze tělo vykonává, postupem času spolu s tělem slábne.</text:span></text:p>
          </table:table-cell>
        </table:table-row>
        <table:table-row table:style-name="Tabulka1.1">
          <table:table-cell table:style-name="Tabulka1.A1" office:value-type="string">
            <text:p text:style-name="P18">Lectio vij.</text:p>
            <text:p text:style-name="P93">N<text:span text:style-name="T251">ec</text:span> hoc dico, quod in juvénibus et adhuc solidióris ætátis, his dumtáxat‚ qui labóre et ardentíssimo stúdio, vitæ quoque sanctimónia‚ et oratiónis ad Dóminum Jesum frequéntia, sciéntiam consecúti sunt, frígeat sapiéntia, quæ in plerísque sénibus ætáte marcéscit: sed quod adolescéntia, multa córporis bella sustíneat et inter incentíva vitiórum, et carnis titillatiónes quasi ignis in lignis virídibus suffocétur, ut suum non possit explic<text:span text:style-name="T213">á</text:span>re fulgórem. </text:p>
            <text:p text:style-name="P12"/>
          </table:table-cell>
          <table:table-cell table:style-name="Tabulka1.A1" office:value-type="string">
            <text:p text:style-name="P1"/>
            <text:p text:style-name="P155"><text:span text:style-name="T251">Ani</text:span> neříkám, že v lidech mladších, <text:span text:style-name="T216">ve</text:span> věku, <text:span text:style-name="T216">kdy mají ještě dost sil, </text:span>totiž v <text:span text:style-name="T216">takových lidech</text:span>, kteří prací a zapálenou snahou, také <text:span text:style-name="T214">i </text:span>svatostí života a častou modlitbou k Pánu Ježíši dosáhli nějakých znalostí, nemůže odumřít moudrost, neboť v mnoha starších lidech právě ona slábne, avšak <text:span text:style-name="T216">spíše to, </text:span>že dospívající <text:span text:style-name="T214">zažívají mnohé tělesné boje, a mezi svody různých neřestí a lechtivostmi těla je moudrost přidušena jako oheň zelenými větvemi, takže nedokáže roznítit svůj žár.</text:span></text:p>
          </table:table-cell>
        </table:table-row>
        <table:table-row table:style-name="Tabulka1.1">
          <table:table-cell table:style-name="Tabulka1.A1" office:value-type="string">
            <text:p text:style-name="P18">Lectio viij.</text:p>
            <text:p text:style-name="P96">S<text:span text:style-name="T251">enéctus</text:span> vero rursus eórum, qui adolescéntiam suam honéstis artibus instruxérunt‚ et lege Dómini meditáti sunt die ac nocte, ætáte fit dóctior, usu trítior, procéssu témporis sapiéntior, et véterum studiórum dulcíssimos fructus metit.</text:p>
            <text:p text:style-name="P96"/>
          </table:table-cell>
          <table:table-cell table:style-name="Tabulka1.A1" office:value-type="string">
            <text:p text:style-name="P1"/>
            <text:p text:style-name="P193"><text:span text:style-name="T251">Avšak</text:span> <text:span text:style-name="T217">oproti tomu</text:span> stáří těch, kteří se v mládí věnovali poctivému studiu a nad zákonem Hospodinovým rozjímali ve dne i v noci, stane se věkem učenějším, <text:span text:style-name="T215">častým používáním zkušenějším, postupem času moudřejším, a </text:span><text:span text:style-name="T114">takoví </text:span><text:span text:style-name="T215">budou sklízet přesladké plody </text:span><text:span text:style-name="T666">své </text:span><text:span text:style-name="T215">dřívější píle.</text:span></text:p>
          </table:table-cell>
        </table:table-row>
        <table:table-row table:style-name="Tabulka1.1">
          <table:table-cell table:style-name="Tabulka1.A1" office:value-type="string">
            <text:p text:style-name="P51">In III. Nocturno</text:p>
            <text:p text:style-name="P15"><text:span text:style-name="T118">Léctio sancti Evangélii secúndum </text:span><text:span text:style-name="T121">Matthæum</text:span><text:span text:style-name="T118">.</text:span><text:span text:style-name="T12"> </text:span></text:p>
            <text:p text:style-name="P26">Lectio ix. Cap. <text:span text:style-name="T212">7</text:span>.</text:p>
            <text:p text:style-name="P109">I<text:span text:style-name="T251">n</text:span> illo témpore: Dixit Jesus disc<text:span text:style-name="T212">í</text:span>pulis suis: Atténdite a falsis prophétis, qui véniunt ad vos in vestiméntis óvium‚ intrínsecus autem sunt lupi rapáces. Et réliqua.</text:p>
            <text:p text:style-name="P64"/>
            <text:p text:style-name="P15"><text:span text:style-name="T13">Homilía sancti Hilárii Epíscopi</text:span><text:span text:style-name="T118">.</text:span></text:p>
            <text:p text:style-name="P29"><text:soft-page-break/>In Comment. in Matth. c. 6.</text:p>
            <text:p text:style-name="P113">B<text:span text:style-name="T251">landiménta</text:span> verbórum, et mansuetúdinis simulatiónem ádmonet fructu operatiónis expéndi oportére; ut non qualem quis verbis réferat, sed qualem se rebus effíciat, spectémus: quia in multis vestítu óvium rábies lupína contégitur. Ergo ut spinæ uvas, ut tríbuli ficus non génerant, et ut iníquæ árbores utília poma non áfferunt: ita ne in istis quidem consístere docet boni óperis efféctum, et idcírco omnes cognoscéndos esse de frúctibus. </text:p>
            <text:p text:style-name="P64"/>
          </table:table-cell>
          <table:table-cell table:style-name="Tabulka1.A1" office:value-type="string">
            <text:p text:style-name="P1"/>
            <text:p text:style-name="P1"/>
            <text:p text:style-name="P1"/>
            <text:p text:style-name="P198"><text:span text:style-name="T254">Z</text:span><text:span text:style-name="T253">a</text:span><text:span text:style-name="T14"> onoho času </text:span><text:span text:style-name="T25">řekl Ježíš svým učedníkům: „Dávejte pozor na falešné proroky, kteří k vám přijdou v rouše beránčím, uvnitř však jsou dravými vlky</text:span><text:span text:style-name="T24">.“</text:span><text:span text:style-name="T18"> A ostatní</text:span><text:span text:style-name="T16">.</text:span></text:p>
            <text:p text:style-name="P1"/>
            <text:p text:style-name="P1"/>
            <text:p text:style-name="P1"><text:soft-page-break/></text:p>
            <text:p text:style-name="P206"><text:span text:style-name="T306">Pán</text:span><text:span text:style-name="T465"> nás </text:span><text:span text:style-name="T466">napomíná</text:span><text:span text:style-name="T465">, že konejšivá slova a </text:span><text:span text:style-name="T467">předstírání mírnosti je třeba pečlivě zvažovat podle plodů těchto činností, abychom nehleděli na to, jakým se kdo </text:span><text:span text:style-name="T479">vlastními</text:span><text:span text:style-name="T467"> slovy </text:span><text:span text:style-name="T479">vychvaluje</text:span><text:span text:style-name="T467">, ale jakým se svými skutky činí. Neboť v mnohém beránčím rouše se skrývá vlčí dravost. Tedy stejně jako trní neplodí hrozny či kotvičník fíky, jakož ani plané stromy nepřinášejí užitečná jablka, tak nás Pán učí, že na takových lidech nespočine následek dobrých skutků, což tedy poznáme </text:span><text:span text:style-name="T479">též</text:span><text:span text:style-name="T467"> z jejich plodů.</text:span></text:p>
          </table:table-cell>
        </table:table-row>
        <table:table-row table:style-name="Tabulka1.1">
          <table:table-cell table:style-name="Tabulka1.A1" office:value-type="string">
            <text:p text:style-name="P26">Lectio x.</text:p>
            <text:p text:style-name="P117">R<text:span text:style-name="T251">egnum</text:span> enim cœlórum sola verbórum offícia non óbtinent: neque qui díxerit: Dómine, Dómine, hæres illíus erit. Quid enim mériti est Dómino dícere, Dómine? Numquid Dóminus non erit, nisi fúerit dictus a nobis? Et quæ offícii sánctitas est, nóminis nuncupátio cum cœléstis regni iter obediéntia pótius voluntátis Dei, non nuncupatio, repertúra sit? </text:p>
            <text:p text:style-name="P64"/>
          </table:table-cell>
          <table:table-cell table:style-name="Tabulka1.A1" office:value-type="string">
            <text:p text:style-name="P1"/>
            <text:p text:style-name="P180"><text:span text:style-name="T251">Království</text:span> nebeské nám tedy nezískají pouhá <text:span text:style-name="T218">neupřímná</text:span> slova, <text:span text:style-name="T223">a </text:span>ani ten, <text:span text:style-name="T400">kdo</text:span> <text:span text:style-name="T107">jen</text:span><text:span text:style-name="T82"> </text:span>říká „Pane, Pane,“ nebude jeho dědic<text:span text:style-name="T223">em</text:span>. <text:span text:style-name="T219">Co nám </text:span><text:span text:style-name="T666">totiž </text:span><text:span text:style-name="T219">pomůže nazývat</text:span> Pána <text:span text:style-name="T67">naším </text:span>Pánem? <text:span text:style-name="T218">Nebyl by snad Pánem, ani kdybychom jej tak nenazývali? A jaká svatost spočívá ve slavnostním oslovování tímto jménem, když cesta do nebeského království se </text:span>nal<text:span text:style-name="T218">ézá spíše v poslušnosti vůli Boží, nikoliv v oslovování?</text:span></text:p>
          </table:table-cell>
        </table:table-row>
        <table:table-row table:style-name="Tabulka1.1">
          <table:table-cell table:style-name="Tabulka1.A1" office:value-type="string">
            <text:p text:style-name="P26">Lectio xj.</text:p>
            <text:p text:style-name="P120">M<text:span text:style-name="T251">ulti</text:span> mihi dicent in illa die: D<text:span text:style-name="T220">ó</text:span>mine, D<text:span text:style-name="T220">ó</text:span>mine, nonne in tuo nómine prophetávimus? Etiam nunc pseudoprophetárum frauduléntiam et hypocritárum simulaménta condémnat, qui glóriam sibi ex verbi virtúte præsúmunt, in doctrínæ prophetía, et dæmoniórum fuga, et istiúsmodi óperum virtútibus. Atque hinc sibi regnum cœlórum pollicéntur: quasi vero eórum áliquid próprium sit, quæ loquúntur, aut fáciunt, et non ómnia virtus Dei invocáta perfíciat: cum doctrínæ sciéntiam léctio áfferat, dæmónia Christi nomen exágitet. </text:p>
            <text:p text:style-name="P64"/>
          </table:table-cell>
          <table:table-cell table:style-name="Tabulka1.A1" office:value-type="string">
            <text:p text:style-name="P1"/>
            <text:p text:style-name="P167"><text:span text:style-name="T251">Mnozí</text:span> mi v onen den řeknou: „Pane, Pane, cožpak jsme neprorokovali v tvém jménu?“ Také nyní <text:span text:style-name="T83">Pán </text:span>zavrh<text:span text:style-name="T666">uj</text:span>e <text:span text:style-name="T221">nepoctivost lžiproroků a klamání pokrytců, kteří si dovolili přivlastnit slávu pro sílu jejich slov, prorokování dle učení, vyhánění zlých duchů a podobné přesvědčivé skutky. A za ně si pak slíbili království nebeské, jakoby opravdu něco </text:span><text:span text:style-name="T53">z toho, co mluv</text:span><text:span text:style-name="T54">ili</text:span><text:span text:style-name="T53"> či kona</text:span><text:span text:style-name="T54">li</text:span><text:span text:style-name="T53">, </text:span><text:span text:style-name="T221">bylo jejich vlastní, a všechno to nevykonala Boží moc, kterou vzývali. Četba s sebou totiž přináší znalost učení a zlé duchy vyhání samotné Kristovo jméno. </text:span></text:p>
          </table:table-cell>
        </table:table-row>
        <table:table-row table:style-name="Tabulka1.1">
          <table:table-cell table:style-name="Tabulka1.A1" office:value-type="string">
            <text:p text:style-name="P26">Lectio xij.</text:p>
            <text:p text:style-name="P123">D<text:span text:style-name="T251">e</text:span> nostro ígitur est beáta illa ætérnitas promerénda‚ præstandúmque est áliquid ex próprio, ut bonum velímus, malum omne vitémus, totóque afféctu præcéptis cœléstibus obtemperémus, ac tálibus offíciis cógniti Deo simus: agamúsque pótius quod vult quam quod potest, gloriémur, repúdians eos ac repéllens, quos a cognitióne sua ópera iniquitátis avérterint.</text:p>
            <text:p text:style-name="P64"/>
          </table:table-cell>
          <table:table-cell table:style-name="Tabulka1.A1" office:value-type="string">
            <text:p text:style-name="P1"/>
            <text:p text:style-name="P181"><text:span text:style-name="T290">Takto</text:span><text:span text:style-name="T224"> s</text:span>i tedy můžeme zasloužit onu blaženou věčnost, <text:span text:style-name="T222">toto sami ze sebe musíme vydat, že budeme chtít dobro a vyhýbat se všemu zlu, celým svým srdcem budeme poslouchat nebeské příkazy, a pouze takto se můžeme stát Božími přáteli. Čiňme tedy spíše to, co Bůh chce, než abychom se chlubili tím, co dokáže, a zavrhněme a odmítněme všechny které jejich nepravosti od Jeho poznání již odvrátily.</text:span></text:p>
          </table:table-cell>
        </table:table-row>
        <table:table-row table:style-name="Tabulka1.1">
          <table:table-cell table:style-name="Tabulka1.A1" table:number-columns-spanned="2" office:value-type="string">
            <text:p text:style-name="P79"><text:span text:style-name="T139">D</text:span><text:span text:style-name="T3">o</text:span><text:span text:style-name="T5">minica </text:span><text:span text:style-name="T8">v</text:span><text:span text:style-name="T9">i</text:span><text:span text:style-name="T10">i</text:span><text:span text:style-name="T9">j</text:span><text:span text:style-name="T7">.</text:span></text:p>
            <text:p text:style-name="P74">post Pentecosten.</text:p>
          </table:table-cell>
          <table:covered-table-cell/>
        </table:table-row>
        <table:table-row table:style-name="Tabulka1.1">
          <table:table-cell table:style-name="Tabulka1.A1" office:value-type="string">
            <text:p text:style-name="P47">In I. Nocturno</text:p>
            <text:p text:style-name="P50"><text:span text:style-name="T401">De</text:span> <text:span text:style-name="T401">l</text:span>ibr<text:span text:style-name="T401">o</text:span> térti<text:span text:style-name="T401">o</text:span> Regum.</text:p>
            <text:p text:style-name="P25"><text:soft-page-break/>Lectio j. <text:span text:style-name="T248">Cap. 9.</text:span></text:p>
            <text:p text:style-name="P85"><text:span text:style-name="T251">Factum</text:span> est autem cum perfecísset Sálomon ædifícium domus Dómini, aedifícium regis, et omne quod optáverat et volúerat fácere, appáruit ei Dóminus secúndo, sicut apparúerat ei in Gábaon. Dixítque Dóminus ad eum: Exaudívi oratiónem tuam et deprecatiónem tuam, quam deprecátus es coram me: sanctificávi domum hanc, quam ædificásti, ut pónerem nomen meum ibi in sempitérnum, et erunt óculi mei et cor meum ibi cunctis diébus. </text:p>
            <text:p text:style-name="P85"/>
          </table:table-cell>
          <table:table-cell table:style-name="Tabulka1.A1" office:value-type="string">
            <text:p text:style-name="P7"/>
            <text:p text:style-name="P7"/>
            <text:p text:style-name="P7"><text:soft-page-break/></text:p>
            <text:p text:style-name="P144"><text:span text:style-name="T274">Když</text:span><text:span text:style-name="T345"> Šalomoun dokončil budování Hospodinova domu i královského domu a všeho, co si s takovým zaujetím přál vykonat, ukázal se Hospodin Šalomounovi podruhé, jako se mu ukázal v Gibeónu. Hospodin mu </text:span><text:span text:style-name="T353">tedy</text:span><text:span text:style-name="T345"> řekl: „Vyslyšel jsem tvou modlitbu a tv</text:span><text:span text:style-name="T360">é</text:span><text:span text:style-name="T345"> prosb</text:span><text:span text:style-name="T360">y</text:span><text:span text:style-name="T345">, s </text:span><text:span text:style-name="T360">nimiž </text:span><text:span text:style-name="T345">ses na mne obrátil. Oddělil jsem jako svatý tento dům, který jsi vybudoval, a dal jsem tam spočinout svému jménu navěky. Mé oči i mé srdce tam budou po všechny dny.</text:span></text:p>
          </table:table-cell>
        </table:table-row>
        <table:table-row table:style-name="Tabulka1.1">
          <table:table-cell table:style-name="Tabulka1.A1" office:value-type="string">
            <text:p text:style-name="P25">Lectio ij.</text:p>
            <text:p text:style-name="P105"><text:span text:style-name="T251">Tu</text:span> quoque si ambuláveris coram me, sicut ambulávit pater tuus, in simplicitáte cordis, et in æquitáte: et féceris ómnia, quæ præcépi tibi, et legítima mea et judícia mea serváveris, ponam thronum regni tui super Israël in sempitérnum, sicut locútus sum David patri tuo, dicens: Non auferétur vir de génere tuo de sólio Israël. </text:p>
            <text:p text:style-name="P105"/>
          </table:table-cell>
          <table:table-cell table:style-name="Tabulka1.A1" office:value-type="string">
            <text:p text:style-name="P8"/>
            <text:p text:style-name="P222"><text:span text:style-name="T428">A </text:span><text:span text:style-name="T429">také ty</text:span><text:span text:style-name="T428">, budeš-li chodit přede mnou </text:span><text:span text:style-name="T429">s prostým </text:span><text:span text:style-name="T428">srdce</text:span><text:span text:style-name="T429">m</text:span><text:span text:style-name="T428"> a </text:span><text:span text:style-name="T429">v </text:span><text:span text:style-name="T428">přímosti, jako chodil tvůj otec David, </text:span><text:span text:style-name="T429">a budeš dělat všechno</text:span><text:span text:style-name="T428">, co jsem ti přikázal, dodržovat má nařízení a práva, upevním trůn tvého království nad I</text:span><text:span text:style-name="T429">s</text:span><text:span text:style-name="T428">raelem navěky, jak jsem přislíbil tvému otci Davidovi, že nebude z i</text:span><text:span text:style-name="T429">s</text:span><text:span text:style-name="T428">raelského trůnu vyhlazen následník z tvého rodu. </text:span></text:p>
          </table:table-cell>
        </table:table-row>
        <table:table-row table:style-name="Tabulka1.1">
          <table:table-cell table:style-name="Tabulka1.A1" office:value-type="string">
            <text:p text:style-name="P25">Lectio iij.</text:p>
            <text:p text:style-name="P105"><text:span text:style-name="T251">Si</text:span> autem avérsi fuéritis vos et fílii vestri, non sequéntes me, nec custodiéntes mandáta mea, et cæremónias meas, quas propósui vobis, sed abiéritis et coluéritis deos aliénos, et adoravéritis eos: áuferam Israël de superfície terræ, quam dedi eis, et templum, quod sanctificávi nómini meo, projíciam a conspéctu meo, erítque Israël in provérbium, et in fábulam cunctis pópulis. </text:p>
            <text:p text:style-name="P105"/>
          </table:table-cell>
          <table:table-cell table:style-name="Tabulka1.A1" office:value-type="string">
            <text:p text:style-name="P4"/>
            <text:p text:style-name="P139"><text:span text:style-name="T251">Jestliže </text:span>se <text:span text:style-name="T634">však </text:span>ode mne odvrátíte vy a vaši synové a nebudete dodržovat má přikázání a má nařízení, která jsem vám vydal, a půjdete sloužit jiným bohům a klanět se jim, vyhladím I<text:span text:style-name="T634">s</text:span>rael z povrchu země, kterou jsem jim dal, a zřeknu se domu, který jsem oddělil jako svatý pro své jméno. I<text:span text:style-name="T634">s</text:span>rael se stane pořekadlem a předmětem výsměchu mezi všemi národy. <text:s/></text:p>
          </table:table-cell>
        </table:table-row>
        <table:table-row table:style-name="Tabulka1.1">
          <table:table-cell table:style-name="Tabulka1.A1" office:value-type="string">
            <text:p text:style-name="P25">Lectio i<text:span text:style-name="T249">v</text:span>.</text:p>
            <text:p text:style-name="P105">Et domus hæc erit in exémplum: omnis, qui transíerit per eam, stupébit, et sibilábit, et dicet: Quare fecit Dóminus sic terræ huic, et dómui huic? Et respondébunt: Quia dereliquérunt Dóminum Deum suum, qui edúxit patres eórum de terra Ægypti, ét secúti sunt deos aliénos, et adoravérunt eos, et coluérunt eos: idcírco indúxit Dóminus super eos omne malum hoc. </text:p>
            <text:p text:style-name="P105"/>
          </table:table-cell>
          <table:table-cell table:style-name="Tabulka1.A1" office:value-type="string">
            <text:p text:style-name="P4"/>
            <text:p text:style-name="P223"><text:span text:style-name="T294">Nad </text:span><text:span text:style-name="T420">tímto domem, ačkoli byl nejvyšší ze všech, ustrne a </text:span><text:span text:style-name="T613">pohrdavě </text:span><text:span text:style-name="T420">usykne každý kolemjdoucí, </text:span><text:span text:style-name="T430">a </text:span><text:span text:style-name="T420">ř</text:span><text:span text:style-name="T430">e</text:span><text:span text:style-name="T420">k</text:span><text:span text:style-name="T430">ne</text:span><text:span text:style-name="T420">: ‚Proč Hospodin takto naložil s touto zemí a s tímto domem?‘ A bude se odpovídat: ‚Protože opustili Hospodina, svého Boha, který vyvedl jejich otce z egyptské země, a chytili se jiných bohů, klaněli se jim a sloužili jim. Proto na ně Hospodin uvedl všechno toto zlo.‘“ <text:s/></text:span><text:span text:style-name="T431">(</text:span><text:span text:style-name="T614">Č</text:span><text:span text:style-name="T615">EP</text:span><text:span text:style-name="T614">, </text:span><text:span text:style-name="T616">upraveno</text:span><text:span text:style-name="T614">)</text:span></text:p>
          </table:table-cell>
        </table:table-row>
        <table:table-row table:style-name="Tabulka1.1">
          <table:table-cell table:style-name="Tabulka1.A1" office:value-type="string">
            <text:p text:style-name="P51">In II. Nocturno</text:p>
            <text:p text:style-name="P58">Ex libro sancti Augustíni Epíscopi de Civitáte Dei</text:p>
            <text:p text:style-name="P32">Lib. 17. Cap. 8. </text:p>
            <text:p text:style-name="P15"><text:bookmark-start text:name="__DdeLink__2400_16731447091131111121111121"/><text:span text:style-name="T12">Lectio</text:span><text:bookmark-end text:name="__DdeLink__2400_16731447091131111121111121"/><text:span text:style-name="T12"> v.</text:span></text:p>
            <text:p text:style-name="P203"><text:span text:style-name="T125">F</text:span><text:span text:style-name="T327">acta</text:span><text:span text:style-name="T125"> est quidem nonnúlla im</text:span><text:span text:style-name="T128">á</text:span><text:span text:style-name="T125">go rei futúræ étiam in Salomóne‚ in eo quod templum ædificávit‚ et pacem hábuit secúndum nomen suum, (Sálomon quippe pacificus est latine) et in exórdio regni sui mirabíliter laudábilis fuit. Sed e</text:span><text:span text:style-name="T129">á</text:span><text:span text:style-name="T125">dem sua persóna per umbram futúri </text:span><text:soft-page-break/><text:span text:style-name="T125">prænuntiábat étiam ipse Christum Dóminum nostrum, non exhibébat.</text:span></text:p>
            <text:p text:style-name="P9"/>
          </table:table-cell>
          <table:table-cell table:style-name="Tabulka1.A1" office:value-type="string">
            <text:p text:style-name="P1"/>
            <text:p text:style-name="P1"/>
            <text:p text:style-name="P1"/>
            <text:p text:style-name="P1"/>
            <text:p text:style-name="P207"><text:span text:style-name="T316">P</text:span><text:span text:style-name="T318">ředobraz</text:span><text:span text:style-name="T523"> mnoha věcí budoucích nám byl dán v Šalamounovi </text:span><text:span text:style-name="T524">t</text:span><text:span text:style-name="T525">í</text:span><text:span text:style-name="T524">m</text:span><text:span text:style-name="T523">, že postavil chrám a </text:span><text:span text:style-name="T524">žil v míru</text:span><text:span text:style-name="T523"> podle svého jména (Šalamoun totiž česky znamená „</text:span><text:span text:style-name="T524">mírumilovný“</text:span><text:span text:style-name="T523">) </text:span><text:span text:style-name="T526">a na počátku své vlády si </text:span><text:span text:style-name="T525">jako zázrakem </text:span><text:span text:style-name="T526">počí</text:span><text:span text:style-name="T525">n</text:span><text:span text:style-name="T526">al vskutku chvályhodně. </text:span><text:span text:style-name="T527">Avšak </text:span><text:span text:style-name="T528">takové </text:span><text:span text:style-name="T525">věci se v </text:span><text:span text:style-name="T527">t</text:span><text:span text:style-name="T525">é</text:span><text:span text:style-name="T527">ž</text:span><text:span text:style-name="T525">e</text:span><text:span text:style-name="T527"> jeho osob</text:span><text:span text:style-name="T525">ě, kte</text:span><text:soft-page-break/><text:span text:style-name="T525">rá té</text:span><text:span text:style-name="T528">ž</text:span><text:span text:style-name="T525"> </text:span><text:span text:style-name="T528">předznamenávala </text:span><text:span text:style-name="T529">Krista, </text:span><text:span text:style-name="T530">našeho Pána, </text:span><text:span text:style-name="T529">nepro</text:span><text:span text:style-name="T528">­</text:span><text:span text:style-name="T529">jevovaly vžd</text:span><text:span text:style-name="T525">y, jak vidíme</text:span><text:span text:style-name="T529"> v záblesku věcí budoucích</text:span><text:span text:style-name="T530">.</text:span></text:p>
          </table:table-cell>
        </table:table-row>
        <table:table-row table:style-name="Tabulka1.1">
          <table:table-cell table:style-name="Tabulka1.A1" office:value-type="string">
            <text:p text:style-name="P18">Lectio vj.</text:p>
            <text:p text:style-name="P89">U<text:span text:style-name="T251">nde</text:span> quædam de illo ita scripta sunt, quasi de ipso ista prædícta sint, dum Scriptúra sancta étiam rebus gestis prophétans‚ quodámmodo in eo fig<text:span text:style-name="T226">ú</text:span>ram delíneat futurórum. Nam præter libros divínæ históriæ, ubi regnásse narrátur, psalmus étiam septuagésimus primus título nóminis ejus inscríptus est.</text:p>
            <text:p text:style-name="P61"/>
          </table:table-cell>
          <table:table-cell table:style-name="Tabulka1.A1" office:value-type="string">
            <text:p text:style-name="P1"/>
            <text:p text:style-name="P194"><text:span text:style-name="T251">Proto</text:span> jsou některé věci o Šalamounovi napsané tak, jako by byly předpověděny o Kristu, neboť Písmo svaté, když někdy mluví o věcech, které se již staly, v nich svým způsobem vykresluje i postavy z budoucnosti. Kromě knih posvátných dějin, kde se vypráví o jeho kralování, je totiž také žalm 71. nadepsán jeho jménem.</text:p>
          </table:table-cell>
        </table:table-row>
        <table:table-row table:style-name="Tabulka1.1">
          <table:table-cell table:style-name="Tabulka1.A1" office:value-type="string">
            <text:p text:style-name="P18">Lectio vij.</text:p>
            <text:p text:style-name="P93"><text:span text:style-name="T251">In</text:span> quo tam multa dicúntur, quæ omníno ei conveníre non possunt, Dómino autem Christo aptíssima perspicuitáte convéniunt: ut evidénter appáreat, quod in illo figúra qualiscúmque adumbráta sit; in isto autem ipsa véritas præsentáta. </text:p>
            <text:p text:style-name="P12"/>
          </table:table-cell>
          <table:table-cell table:style-name="Tabulka1.A1" office:value-type="string">
            <text:p text:style-name="P1"/>
            <text:p text:style-name="P224"><text:span text:style-name="T432">V tomto žalmu se říkají mnohé věci, které </text:span><text:span text:style-name="T433">se</text:span><text:span text:style-name="T432"> k Šalamounovi vůbec nehodí, avšak ke Kristu Pánu se </text:span><text:span text:style-name="T434">nápadně</text:span><text:span text:style-name="T435"> hodí velmi dobře. To aby se jasně ukázalo, že v Šalamounovi je nastíněna předzvěst nějaké postavy, zatímco v Kristu je přítomna celá pravda. </text:span></text:p>
          </table:table-cell>
        </table:table-row>
        <table:table-row table:style-name="Tabulka1.1">
          <table:table-cell table:style-name="Tabulka1.A1" office:value-type="string">
            <text:p text:style-name="P18">Lectio viij.</text:p>
            <text:p text:style-name="P96">N<text:span text:style-name="T251">otum</text:span> est enim, quibus términis regnum conclúsum fúerit Salomónis, et tamen in eo Psalmo légitur, ut ália táceam: Dominábitur a mari usque ad mare, et a flúmine usque ad términos orbis terræ: quod in Christo vidémus impléri. A flúmine quippe dominándi sumpsit exórdium, ubi baptizátus a Joánne‚ eódem monstránte, cœpit agnósci a discípulis, qui eum non solum Magístrum, verum étiam Dóminum appellavérunt.</text:p>
            <text:p text:style-name="P96"/>
          </table:table-cell>
          <table:table-cell table:style-name="Tabulka1.A1" office:value-type="string">
            <text:p text:style-name="P1"/>
            <text:p text:style-name="P225"><text:span text:style-name="T319">Je</text:span><text:span text:style-name="T531"> totiž známo, jak</text:span><text:span text:style-name="T528">ým způsobem a v jaký čas skončilo </text:span><text:span text:style-name="T531">kr</text:span><text:span text:style-name="T528">a</text:span><text:span text:style-name="T531">lov</text:span><text:span text:style-name="T528">án</text:span><text:span text:style-name="T531">í Šalamounovo, avšak v tom </text:span><text:span text:style-name="T354">Ž</text:span><text:span text:style-name="T531">almu se píše (abych zmínil aspoň jeden příklad): „Vládnouti bude od moře k moři, od řeky až na konec okrsku země,“ což vidíme, že se vyplnilo u Krista. U řeky totiž začalo jeho kralování, když jej Jan pokřtil, a jak nám také Jan ukazuje, začali jej uznávat i jeho učedníci, kteří jej nenazývali pouze Učitelem, ale také Pánem.</text:span></text:p>
          </table:table-cell>
        </table:table-row>
        <table:table-row table:style-name="Tabulka1.1">
          <table:table-cell table:style-name="Tabulka1.A1" office:value-type="string">
            <text:p text:style-name="P51">In III. Nocturno</text:p>
            <text:p text:style-name="P15"><text:span text:style-name="T118">Léctio sancti Evangélii secúndum </text:span><text:span text:style-name="T122">Lucam</text:span><text:span text:style-name="T118">.</text:span><text:span text:style-name="T12"> </text:span></text:p>
            <text:p text:style-name="P26">Lectio ix. Cap. <text:span text:style-name="T225">16</text:span>.</text:p>
            <text:p text:style-name="P109">I<text:span text:style-name="T251">n</text:span> illo témpore: Dixit Jesus discípulis suis parábolam hanc: Homo quidam erat dives, qui habébat víllicum: et hic diffamátus est apud illum quasi dissipásset bona ipsíus. Et réliqua.</text:p>
            <text:p text:style-name="P64"/>
            <text:p text:style-name="P15"><text:span text:style-name="T13">Homilía sancti </text:span><text:span text:style-name="T118">Hierónymi Presbyteri.</text:span></text:p>
            <text:p text:style-name="P29">Epist. 151. ad Algasiam‚ q. 6. t. 3.</text:p>
            <text:p text:style-name="P113">S<text:span text:style-name="T251">i</text:span> dispensátor iníqui mammónæ‚ dómini voce laudátur, quod de re iníqua sibi justítiam præparárit; et passus dispéndia dóminus laudat dispensatóris prudéntiam, quod advérsus dóminum quidem fraudulénter‚ sed pro se prudénter égerit: quanto magis Christus, qui nullum damnum sustinére potest, et pronus est ad cleméntiam, laudábit discípulos suos, si in eos, qui creditúri sibi sunt, misericórdes fúerint?</text:p>
            <text:p text:style-name="P64"/>
          </table:table-cell>
          <table:table-cell table:style-name="Tabulka1.A1" office:value-type="string">
            <text:p text:style-name="P1"/>
            <text:p text:style-name="P1"/>
            <text:p text:style-name="P1"/>
            <text:p text:style-name="P198"><text:span text:style-name="T254">Z</text:span><text:span text:style-name="T253">a</text:span><text:span text:style-name="T14"> onoho času </text:span><text:span text:style-name="T25">řekl Ježíš svým učedníkům </text:span><text:span text:style-name="T26">toto podobenství</text:span><text:span text:style-name="T25">: „</text:span><text:span text:style-name="T26">Byl jednou jeden bohatý člověk, který měl správce: a doneslo se k němu, že správce rozhazoval jeho majetek</text:span><text:span text:style-name="T24">.“</text:span><text:span text:style-name="T18"> A ostatní</text:span><text:span text:style-name="T16">.</text:span></text:p>
            <text:p text:style-name="P1"/>
            <text:p text:style-name="P1"/>
            <text:p text:style-name="P1"/>
            <text:p text:style-name="P168"><text:span text:style-name="T251">Pokud</text:span> pán pochválil správce, který rozhazoval klamný mamon, neboť sobě pomocí nepravosti získá<text:span text:style-name="T402">v</text:span>al spravedlnost; <text:span text:style-name="T402">a tento</text:span> pán, i když utrpěl ztráty, stejně chválí správcovu vychytralost, neboť sice jednal vůči němu podvodně, vůči sobě však vychytrale; <text:span text:style-name="T402">o</text:span>č více pak Kristus, který nemůže utrpět žádnou škodu a <text:span text:style-name="T667">má sklon</text:span> ke slitovnosti, pochválí své učedníky, pokud vůči těm, kteří jim byli svěřeni, budou milosrdní?</text:p>
          </table:table-cell>
        </table:table-row>
        <text:soft-page-break/>
        <table:table-row table:style-name="Tabulka1.1">
          <table:table-cell table:style-name="Tabulka1.A1" office:value-type="string">
            <text:p text:style-name="P26">Lectio x.</text:p>
            <text:p text:style-name="P117">D<text:span text:style-name="T251">énique </text:span>post par<text:span text:style-name="T227">á</text:span>bolam <text:span text:style-name="T227">í</text:span>ntulit: Et ego vobis dico: Fácite vobis amícos de iníquo mammóna. Mammóna autem non Hebræórum, sed Syrórum lingua divítiæ nuncupántur, quod de iniquitáte colléctæ sint. Si ergo iníquitas bene dispensáta vértitur in justítiam: quanto magis sermo divínus‚ in quo nulla est iníquitas, qui et Apóstolis créditus est, si bene fúerit dispensátus‚ dispensatóres suos levábit in cœlum?</text:p>
            <text:p text:style-name="P64"/>
          </table:table-cell>
          <table:table-cell table:style-name="Tabulka1.A1" office:value-type="string">
            <text:p text:style-name="P1"/>
            <text:p text:style-name="P182"><text:span text:style-name="T251">Proto</text:span> po tomto podobenství dodal: „I já vám říkám: Čiňte si přátele <text:span text:style-name="T402">z </text:span>klamného mamonu.“ Slovem 'mamon' se totiž n<text:span text:style-name="T402">ikoliv</text:span> v hebrejštině, ale v aramejštině nazývá bohatství, které bylo nabyto z nepravosti. Pokud tedy nepravost správně rozdaná obrátí se ve spravedlnost, oč více božské slovo, ve kterém není klamu, a které bylo svěřeno <text:span text:style-name="T402">také </text:span>Apoštolům, pokud bude správně rozdáno, své správce vynese až do nebe?</text:p>
          </table:table-cell>
        </table:table-row>
        <table:table-row table:style-name="Tabulka1.1">
          <table:table-cell table:style-name="Tabulka1.A1" office:value-type="string">
            <text:p text:style-name="P26">Lectio xj.</text:p>
            <text:p text:style-name="P120">Q<text:span text:style-name="T251">uamóbrem</text:span> s<text:span text:style-name="T228">é</text:span>quitur: Qui fidélis est in mínimo, hoc est, in carnálibus; et in multis fidélium erit, hoc est, in spirituálibus. Qui autem in parvo iníquus est, ut non det frátribus ad uténdum, quod a Deo pro ómnibus est creátum: iste et in spirituáli pecúnia dividénda iníquus erit, ut non pro necessitáte, sed pro persónis doctrínam Dómini dívidat.</text:p>
            <text:p text:style-name="P64"/>
          </table:table-cell>
          <table:table-cell table:style-name="Tabulka1.A1" office:value-type="string">
            <text:p text:style-name="P1"/>
            <text:p text:style-name="P169"><text:span text:style-name="T251">Proto</text:span> následuje: „Kdo je věrný v nejmenším, tedy ve věcech tělesných, i ve velkém bude věrný, tedy ve věcech duchovních. Kdo však i s málem je nevěrný, třeba když bratřím nedá k použití, co Bůh pro všechny stvořil, ten i při rozdílení duchov<text:span text:style-name="T635">­</text:span>ních bohatství bude nevěrný, neboť učení Páně nerozdílí podle potřeby, ale pouze těm, kterým on sám chce.</text:p>
          </table:table-cell>
        </table:table-row>
        <table:table-row table:style-name="Tabulka1.1">
          <table:table-cell table:style-name="Tabulka1.A1" office:value-type="string">
            <text:p text:style-name="P26">Lectio xij.</text:p>
            <text:p text:style-name="P123">S<text:span text:style-name="T251">i</text:span> autem, inquit, carnáles divítias, quæ labúntur, non bene dispensátis, veras æternásque divítias doctrínæ Dei quis credet vobis'? Et si in iis, quæ aliéna sunt (aliénum autem est a nobis omne, quod sæculi est) infidéles fuístis: ea quæ vestra sunt, et próprie deputáta hómini‚ quis vobis crédere póterit?</text:p>
            <text:p text:style-name="P64"/>
          </table:table-cell>
          <table:table-cell table:style-name="Tabulka1.A1" office:value-type="string">
            <text:p text:style-name="P1"/>
            <text:p text:style-name="P183"><text:span text:style-name="T251">Jestliže</text:span> jste tedy, praví Pán, nespravovali dobře ani tělesný majetek, který pomíjí, kdo by vám <text:span text:style-name="T635">pak</text:span> svěřil pravé a věčné bohatství učení Božího? Pokud jste byli nevěrní i v tom, co je cizí (cizí je nám totiž všechno, co je světské), kdo by vám <text:span text:style-name="T667">pak </text:span>mohl svěřit to, co je vaše, a člověku <text:span text:style-name="T667">to </text:span>bylo svěřeno do vlastnictví?</text:p>
          </table:table-cell>
        </table:table-row>
        <table:table-row table:style-name="Tabulka1.1">
          <table:table-cell table:style-name="Tabulka1.A1" table:number-columns-spanned="2" office:value-type="string">
            <text:p text:style-name="P78"><text:span text:style-name="T139">D</text:span><text:span text:style-name="T3">o</text:span><text:span text:style-name="T5">minica </text:span><text:span text:style-name="T11">ix</text:span><text:span text:style-name="T7">.</text:span></text:p>
            <text:p text:style-name="P73">post Pentecosten.</text:p>
          </table:table-cell>
          <table:covered-table-cell/>
        </table:table-row>
        <table:table-row table:style-name="Tabulka1.1">
          <table:table-cell table:style-name="Tabulka1.A1" office:value-type="string">
            <text:p text:style-name="P47">In I. Nocturno</text:p>
            <text:p text:style-name="P50"><text:span text:style-name="T637">Incipit</text:span> <text:span text:style-name="T401">l</text:span>ib<text:span text:style-name="T637">e</text:span>r <text:span text:style-name="T637">quartus </text:span>Regum.</text:p>
            <text:p text:style-name="P25">Lectio j. <text:span text:style-name="T248">Cap. </text:span><text:span text:style-name="T637">1.</text:span></text:p>
            <text:p text:style-name="P86"><text:span text:style-name="T251">Praevaric</text:span><text:span text:style-name="T329">á</text:span><text:span text:style-name="T251">tus</text:span> est autem Moab in Isra<text:span text:style-name="T637">ë</text:span>l, postquam m<text:span text:style-name="T637">ó</text:span>rtuus est Achab. Cecid<text:span text:style-name="T637">í</text:span>tque Ochoz<text:span text:style-name="T637">í</text:span>as per canc<text:span text:style-name="T637">é</text:span>llos coen<text:span text:style-name="T637">á</text:span>culi sui, quod hab<text:span text:style-name="T637">é</text:span>bat in Samar<text:span text:style-name="T637">í</text:span>a, et aegrot<text:span text:style-name="T637">á</text:span>vit: mis<text:span text:style-name="T637">í</text:span>tque n<text:span text:style-name="T637">ú</text:span>n<text:span text:style-name="T637">t</text:span>ios, dicens ad eos: Ite, cons<text:span text:style-name="T637">ú</text:span>lite Be<text:span text:style-name="T637">é</text:span>lzebub deum Accaron, utrum v<text:span text:style-name="T637">í</text:span>vere queam de infirmit<text:span text:style-name="T637">á</text:span>te mea hac. </text:p>
            <text:p text:style-name="P85"/>
          </table:table-cell>
          <table:table-cell table:style-name="Tabulka1.A1" office:value-type="string">
            <text:p text:style-name="P7"/>
            <text:p text:style-name="P7"/>
            <text:p text:style-name="P7"/>
            <text:p text:style-name="P145"><text:span text:style-name="T274">Po</text:span><text:span text:style-name="T345"> Achabově smrti odpadl Moáb od I</text:span><text:span text:style-name="T358">s</text:span><text:span text:style-name="T345">raele. <text:s/>Achazjáš propadl mříží svého pokojíku na střeše </text:span><text:span text:style-name="T358">svého domu </text:span><text:span text:style-name="T345">v Samaří a churavěl. Vyslal posly a řekl jim: „Jděte a dotažte se B</text:span><text:span text:style-name="T361">e</text:span><text:span text:style-name="T345">lzeb</text:span><text:span text:style-name="T361">u</text:span><text:span text:style-name="T345">ba, boha Ekrónu, zdali z tohoto </text:span><text:span text:style-name="T358">svého </text:span><text:span text:style-name="T345">ochoření vyváznu živ.“ </text:span></text:p>
          </table:table-cell>
        </table:table-row>
        <table:table-row table:style-name="Tabulka1.1">
          <table:table-cell table:style-name="Tabulka1.A1" office:value-type="string">
            <text:p text:style-name="P25">Lectio ij.</text:p>
            <text:p text:style-name="P106"><text:span text:style-name="T251">Angelus</text:span> autem D<text:span text:style-name="T637">ó</text:span>mini loc<text:span text:style-name="T637">ú</text:span>tus est ad El<text:span text:style-name="T637">í</text:span>am Thesb<text:span text:style-name="T637">í</text:span>ten, dicens: Surge, et asc<text:span text:style-name="T637">é</text:span>nde in occ<text:span text:style-name="T637">ú</text:span>rsum nun<text:span text:style-name="T637">t</text:span>i<text:span text:style-name="T637">ó</text:span>rum regis Samar<text:span text:style-name="T637">í</text:span>ae, et dices ad eos: Numquid non est Deus in Isra<text:span text:style-name="T637">ë</text:span>l, ut e<text:span text:style-name="T637">á</text:span>tis ad consul<text:span text:style-name="T637">é</text:span>ndum Be<text:span text:style-name="T637">é</text:span>lzebub deum Accaron? Quam ob rem haec dicit D<text:span text:style-name="T637">ó</text:span>minus: De l<text:span text:style-name="T637">é</text:span>ctulo, super quem ascend<text:span text:style-name="T637">í</text:span>sti, non desc<text:span text:style-name="T637">é</text:span>ndes, sed morte mori<text:span text:style-name="T637">é</text:span>ris. <text:s/></text:p>
            <text:p text:style-name="P105"><text:soft-page-break/></text:p>
          </table:table-cell>
          <table:table-cell table:style-name="Tabulka1.A1" office:value-type="string">
            <text:p text:style-name="P8"/>
            <text:p text:style-name="P226"><text:span text:style-name="T298">Anděl </text:span><text:span text:style-name="T355">Hospodinův</text:span><text:span text:style-name="T436"> však </text:span><text:span text:style-name="T428">promluvil k Elijášovi Tišbejskému </text:span><text:span text:style-name="T436">a řekl</text:span><text:span text:style-name="T428">: „Vstaň, vyjdi vstříc poslům samařského krále a pověz jim: Což</text:span><text:span text:style-name="T436">pak </text:span><text:span text:style-name="T428">není Bůh v I</text:span><text:span text:style-name="T436">s</text:span><text:span text:style-name="T428">raeli, </text:span><text:span text:style-name="T436">že</text:span><text:span text:style-name="T428"> se jdete dotazovat </text:span><text:span text:style-name="T356">B</text:span><text:span text:style-name="T357">e</text:span><text:span text:style-name="T356">lzeb</text:span><text:span text:style-name="T357">u</text:span><text:span text:style-name="T356">ba</text:span><text:span text:style-name="T428">, boha </text:span><text:span text:style-name="T441">e</text:span><text:span text:style-name="T428">krón</text:span><text:span text:style-name="T441">ského</text:span><text:span text:style-name="T428">? Proto Hospodin praví toto: Z lože, na něž jsi ulehl, nepovstaneš, ale zcela jistě zemřeš.“ </text:span></text:p>
          </table:table-cell>
        </table:table-row>
        <table:table-row table:style-name="Tabulka1.1">
          <table:table-cell table:style-name="Tabulka1.A1" office:value-type="string">
            <text:p text:style-name="P25">Lectio iij.</text:p>
            <text:p text:style-name="P107"><text:span text:style-name="T251">Et</text:span> <text:span text:style-name="T637">á</text:span>biit El<text:span text:style-name="T637">í</text:span>as. Revers<text:span text:style-name="T637">í</text:span>que sunt n<text:span text:style-name="T637">ú</text:span>n<text:span text:style-name="T637">t</text:span>ii ad Ochoz<text:span text:style-name="T637">í</text:span>am. Qui dixit eis: Quare rev<text:span text:style-name="T637">é</text:span>rsi estis? At illi respond<text:span text:style-name="T637">é</text:span>runt ei: Vir occ<text:span text:style-name="T637">ú</text:span>rrit nobis, et dixit ad nos: Ite, et revert<text:span text:style-name="T637">í</text:span>mini ad regem, qui misit vos, et dic<text:span text:style-name="T637">é</text:span>tis ei: Haec dicit D<text:span text:style-name="T637">ó</text:span>minus: Numquid, <text:span text:style-name="T638">quia </text:span>non e<text:span text:style-name="T638">ra</text:span>t Deus in Isra<text:span text:style-name="T637">ë</text:span>l, mittis ut consul<text:span text:style-name="T638">á</text:span>tur Be<text:span text:style-name="T637">é</text:span>lzebub deu<text:span text:style-name="T638">s</text:span> Accaron? <text:span text:style-name="T638">Idcírco d</text:span>e l<text:span text:style-name="T637">é</text:span>ctulo, super quem ascend<text:span text:style-name="T637">í</text:span>sti, non desc<text:span text:style-name="T637">é</text:span>ndes, sed morte mori<text:span text:style-name="T637">é</text:span>ris.</text:p>
            <text:p text:style-name="P105"/>
          </table:table-cell>
          <table:table-cell table:style-name="Tabulka1.A1" office:value-type="string">
            <text:p text:style-name="P4"/>
            <text:p text:style-name="P140"><text:span text:style-name="T634">A Elijáš </text:span><text:span text:style-name="T639">ode</text:span><text:span text:style-name="T634">šel. </text:span><text:span text:style-name="T639">P</text:span><text:span text:style-name="T634">oslové </text:span><text:span text:style-name="T639">se tedy </text:span><text:span text:style-name="T634">vrátili </text:span><text:span text:style-name="T639">zpět k </text:span><text:span text:style-name="T345">Achazjáš</text:span><text:span text:style-name="T358">ovi.</text:span><text:span text:style-name="T634"> </text:span><text:span text:style-name="T639">Ten </text:span><text:span text:style-name="T634">se jich zeptal: „Jak to, že </text:span><text:span text:style-name="T639">jste </text:span><text:span text:style-name="T634">se </text:span><text:span text:style-name="T639">už </text:span><text:span text:style-name="T634">vr</text:span><text:span text:style-name="T639">átili</text:span><text:span text:style-name="T634">?“ Odvětili mu: „Jakýsi muž nám vyšel vstříc a řekl nám: ‚Jděte zpět ke králi, který vás vyslal, a vyřiďte mu: Toto praví Hospodin: Což není Bůh v I</text:span><text:span text:style-name="T639">s</text:span><text:span text:style-name="T634">raeli, </text:span><text:span text:style-name="T639">že</text:span><text:span text:style-name="T634"> se obracíš s dotazem na </text:span><text:span text:style-name="T345">B</text:span><text:span text:style-name="T361">e</text:span><text:span text:style-name="T345">lzeb</text:span><text:span text:style-name="T361">u</text:span><text:span text:style-name="T345">ba</text:span><text:span text:style-name="T634">, boha </text:span><text:span text:style-name="T668">e</text:span><text:span text:style-name="T386">krón</text:span><text:span text:style-name="T668">ského</text:span><text:span text:style-name="T634">? Proto z lože, na něž jsi ulehl, nepovstaneš, ale zcela jistě zemřeš.‘“ </text:span></text:p>
          </table:table-cell>
        </table:table-row>
        <table:table-row table:style-name="Tabulka1.1">
          <table:table-cell table:style-name="Tabulka1.A1" office:value-type="string">
            <text:p text:style-name="P25">Lectio i<text:span text:style-name="T249">v</text:span>.</text:p>
            <text:p text:style-name="P107"><text:span text:style-name="T251">Qui</text:span> dixit eis: Cu<text:span text:style-name="T638">j</text:span>us fig<text:span text:style-name="T638">ú</text:span>rae et h<text:span text:style-name="T638">á</text:span>bitus est vir ille, qui occ<text:span text:style-name="T638">ú</text:span>rrit vobis, et loc<text:span text:style-name="T638">ú</text:span>tus est verba haec? At illi dix<text:span text:style-name="T638">é</text:span>runt: Vir pil<text:span text:style-name="T638">ó</text:span>sus, et zona pell<text:span text:style-name="T638">í</text:span>cea acc<text:span text:style-name="T638">í</text:span>nctus r<text:span text:style-name="T638">é</text:span>nibus. Qui ait: El<text:span text:style-name="T638">í</text:span>as Thesb<text:span text:style-name="T638">í</text:span>tes est. Mis<text:span text:style-name="T638">í</text:span>tque ad eum quinquagenar<text:span text:style-name="T638">í</text:span>um pr<text:span text:style-name="T638">í</text:span>ncipem, et quinquag<text:span text:style-name="T638">í</text:span>nta qui erant sub eo. <text:s/></text:p>
            <text:p text:style-name="P105"/>
          </table:table-cell>
          <table:table-cell table:style-name="Tabulka1.A1" office:value-type="string">
            <text:p text:style-name="P4"/>
            <text:p text:style-name="P227"><text:span text:style-name="T294">Otázal</text:span><text:span text:style-name="T420"> se jich: „Jak vypadal ten muž, který vám vyšel vstříc a mluvil k vám tato slova?“ Oni mu řekli: „Byl to muž v chlupatém </text:span><text:span text:style-name="T436">plášti</text:span><text:span text:style-name="T420"> a bedra měl opásaná koženým pásem.“ Tu řekl: „To byl Elijáš Tišbejský.“ Poslal pro něho velitele padesát</text:span><text:span text:style-name="T436">níka</text:span><text:span text:style-name="T420"> </text:span><text:span text:style-name="T436">i s celým mužstvem.</text:span><text:span text:style-name="T420"> </text:span><text:span text:style-name="T431">(</text:span><text:span text:style-name="T614">Č</text:span><text:span text:style-name="T615">EP</text:span><text:span text:style-name="T614">, </text:span><text:span text:style-name="T616">upraveno</text:span><text:span text:style-name="T614">)</text:span></text:p>
          </table:table-cell>
        </table:table-row>
        <table:table-row table:style-name="Tabulka1.1">
          <table:table-cell table:style-name="Tabulka1.A1" office:value-type="string">
            <text:p text:style-name="P51">In II. Nocturno</text:p>
            <text:p text:style-name="P58">Sermo sancti Augustíni Epíscopi.</text:p>
            <text:p text:style-name="P32">Serm. <text:span text:style-name="T229">201</text:span> de Temp<text:span text:style-name="T199">ore</text:span>.</text:p>
            <text:p text:style-name="P15"><text:bookmark-start text:name="__DdeLink__2400_16731447091131111121111111"/><text:span text:style-name="T12">Lectio</text:span><text:bookmark-end text:name="__DdeLink__2400_16731447091131111121111111"/><text:span text:style-name="T12"> v.</text:span></text:p>
            <text:p text:style-name="P128">I<text:span text:style-name="T251">n</text:span> lectiónibus quæ nobis diébus istis recitántur, fratres charíssimi‚ frequénter admónui, ut non sequámur lítteram occidéntem, et vivificántém spíritum relinquámus. Sic enim Apóstolus ait: Líttera enim occídit, spíritus vivíficat. Si enim hoc tantum vólumus intellígere, quod sonat in líttera aut parvam, aut prope nullam ædificatiónem de divínis lectiónibus capiémus.</text:p>
            <text:p text:style-name="P9"/>
          </table:table-cell>
          <table:table-cell table:style-name="Tabulka1.A1" office:value-type="string">
            <text:p text:style-name="P1"/>
            <text:p text:style-name="P1"/>
            <text:p text:style-name="P1"/>
            <text:p text:style-name="P1"/>
            <text:p text:style-name="P153"><text:span text:style-name="T335">N</text:span><text:span text:style-name="T333">ejdražší </text:span><text:span text:style-name="T362">bratři, </text:span><text:span text:style-name="T361">v</text:span><text:span text:style-name="T362"> </text:span><text:span text:style-name="T231">čteních, kter</text:span><text:span text:style-name="T668">á</text:span><text:span text:style-name="T231"> si v </text:span><text:span text:style-name="T668">t</text:span><text:span text:style-name="T231">éto době čteme, jsem vás často povzbuzoval, abychom </text:span><text:span text:style-name="T55">nenásledovali literu </text:span><text:span text:style-name="T84">židovského zákona</text:span><text:span text:style-name="T55">, která zabíjí, ale spolehli se na ducha, který oživuje. Tak nám totiž praví Apoštol: „Litera zabíjí, duch však oživuje.“ Pokud tedy něco takového chceme pochopit, </text:span><text:span text:style-name="T64">pochopme také, že v liteře samotné spočívá pouze malé, či </text:span><text:span text:style-name="T66">skoro</text:span><text:span text:style-name="T64"> žádné ponaučení z božských čtení.</text:span></text:p>
          </table:table-cell>
        </table:table-row>
        <table:table-row table:style-name="Tabulka1.1">
          <table:table-cell table:style-name="Tabulka1.A1" office:value-type="string">
            <text:p text:style-name="P18">Lectio vj.</text:p>
            <text:p text:style-name="P89">I<text:span text:style-name="T251">lla </text:span>enim ómnia quæ recitántur, typus erant et imago futurórum. In Judæis enim figuráta, in nobis, grátia Dei donánte‚ compléta sunt. Beátus enim Elías typum hábuit Dómini Salvatóris. Sicut enim Elías a Judæis persecutiónem passus est: ita et verus Elías Dóminus noster ab ipsis Judæis reprobátus est, et contémptus.</text:p>
            <text:p text:style-name="P61"/>
          </table:table-cell>
          <table:table-cell table:style-name="Tabulka1.A1" office:value-type="string">
            <text:p text:style-name="P1"/>
            <text:p text:style-name="P191"><text:span text:style-name="T332">Všechno</text:span><text:span text:style-name="T642"> to, co čteme, totiž slouží jako vzor a předobraz věcí budoucích. To, co bylo v Židech předznamenáno, v nás </text:span><text:span text:style-name="T648">darem</text:span><text:span text:style-name="T642"> Boží milost</text:span><text:span text:style-name="T648">i</text:span><text:span text:style-name="T642"> bylo do</text:span><text:span text:style-name="T648">­</text:span><text:span text:style-name="T642">končeno. Svatý Prorok Eliáš</text:span><text:span text:style-name="T646">*</text:span><text:span text:style-name="T642"> byl předobrazem Pána a Spasitele. </text:span><text:span text:style-name="T668">Totiž s</text:span><text:span text:style-name="T642">tejně jako </text:span><text:span text:style-name="T115">Prorok </text:span><text:span text:style-name="T642">Eliáš trpěl pronásledování od Židů, tak i pravý Eliáš, náš Pán, byl od t</text:span><text:span text:style-name="T648">ě</text:span><text:span text:style-name="T642">ch</text:span><text:span text:style-name="T648">tý</text:span><text:span text:style-name="T642">ž Židů odsuzován a opovrhován. </text:span></text:p>
            <text:p text:style-name="P82"><text:span text:style-name="T645">* Pozn.</text:span> <text:span text:style-name="T644">Jméno</text:span><text:span text:style-name="T112"> </text:span><text:span text:style-name="T644">Eliášovo</text:span><text:span text:style-name="T643">אֵלִיָּ֨הוּ</text:span> znamená „<text:span text:style-name="T644">Hospodin je můj Bůh.“</text:span></text:p>
          </table:table-cell>
        </table:table-row>
        <table:table-row table:style-name="Tabulka1.1">
          <table:table-cell table:style-name="Tabulka1.A1" office:value-type="string">
            <text:p text:style-name="P18">Lectio vij.</text:p>
            <text:p text:style-name="P93">E<text:span text:style-name="T251">lías</text:span> relíquit gentem suam; et Christus deséruit synagógam. Elías ábiit in desértum; et Christus venit in mundum. Elías in desérto, corvis ministrántibus, pascebátur; et Christus in desérto mundi hujus Géntium fide refícitur.</text:p>
            <text:p text:style-name="P12"/>
          </table:table-cell>
          <table:table-cell table:style-name="Tabulka1.A1" office:value-type="string">
            <text:p text:style-name="P1"/>
            <text:p text:style-name="P154"><text:span text:style-name="T332">Eliáš</text:span><text:span text:style-name="T642"> opustil svůj lid; a Kristus </text:span><text:span text:style-name="T644">opustil židovskou synagogu. Eliáš odešel do pouště, Kristus odešel do světa. Eliáš v poušti byl občerstvován jídlem, které mu přinášeli havrani, Kristus v poušti tohoto světa je zase občerstvován vírou pohanských Národů.</text:span></text:p>
          </table:table-cell>
        </table:table-row>
        <table:table-row table:style-name="Tabulka1.1">
          <table:table-cell table:style-name="Tabulka1.A1" office:value-type="string">
            <text:p text:style-name="P18">Lectio viij.</text:p>
            <text:p text:style-name="P96"><text:soft-page-break/>C<text:span text:style-name="T251">orvi</text:span> enim illi, qui beáto Elíæ, jubénte Dómino, ministrábant, Géntium pópulum figurábant: proptérea et de Géntium Ecclésia dícitur: Nigra sum et formósa, fília Jerúsalem. Unde est Ecclésia nigra et formósa? Nigra per natúram, formósa per grátiam. Unde nigra? Ecce in iniquitátibus concéptus sum, et in delíctis péperit me mater mea. Unde formósa? Aspérges me hyssópo‚ et mundábor: lavábis me, et super nivem dealbábor.</text:p>
            <text:p text:style-name="P96"/>
          </table:table-cell>
          <table:table-cell table:style-name="Tabulka1.A1" office:value-type="string">
            <text:p text:style-name="P1"/>
            <text:p text:style-name="P195"><text:soft-page-break/><text:span text:style-name="T251">Tito</text:span> havrani, kteří svatému <text:span text:style-name="T67">Proroku</text:span> Eliášovi na příkaz Hospodinův sloužili, jsou předobrazem lidu pohanských Národů; proto se o pohanské Církvi také říká: „Jsem černá, a <text:span text:style-name="T113">přece</text:span> <text:span text:style-name="T647">půvabná, dcery Jerusalémské“ (</text:span><text:span text:style-name="T113">Pís. 1,4</text:span><text:span text:style-name="T647">). Proč je Církev černá a přesto půvabná? Černá je svou přirozeností, půvabná skrze milost. Proč černá? „Hle, počat jsem byl v nepra</text:span><text:span text:style-name="T649">­</text:span><text:span text:style-name="T647">vostech, a v hříších mě zrodila má matka (</text:span><text:span text:style-name="T113">Ž 50,5</text:span><text:span text:style-name="T647">).“ A proč půvabná? „Pokrop mne yzopem a budu očiš</text:span><text:span text:style-name="T649">­</text:span><text:span text:style-name="T647">těn, obmyj mne a budu nad sníh </text:span><text:span text:style-name="T649">vy</text:span><text:span text:style-name="T647">běle</text:span><text:span text:style-name="T649">n</text:span><text:span text:style-name="T647"> (</text:span><text:span text:style-name="T113">Ž 50,7</text:span><text:span text:style-name="T647">).“</text:span></text:p>
          </table:table-cell>
        </table:table-row>
        <table:table-row table:style-name="Tabulka1.1">
          <table:table-cell table:style-name="Tabulka1.A1" office:value-type="string">
            <text:p text:style-name="P51">In III. Nocturno</text:p>
            <text:p text:style-name="P15"><text:span text:style-name="T118">Léctio sancti Evangélii secúndum </text:span><text:span text:style-name="T121">Lucam</text:span><text:span text:style-name="T118">.</text:span><text:span text:style-name="T12"> </text:span></text:p>
            <text:p text:style-name="P26">Lectio ix. Cap. <text:span text:style-name="T230">19</text:span>.</text:p>
            <text:p text:style-name="P109">IN illo témpore: Cum appropinquáret Jesus Jerúsalem, videns civitátem flevit super illam, dicens: Quia si cognovísses et tu, et quidem in hac die tua, quæ ad pacem tibi, nunc autem abscondíta sunt ab óculis tuis. Et réliqua.</text:p>
            <text:p text:style-name="P64"/>
            <text:p text:style-name="P15"><text:span text:style-name="T13">Homilía sancti </text:span><text:span text:style-name="T118">Gregórii Papæ.</text:span></text:p>
            <text:p text:style-name="P29">Homilía 39. in Evangelia.</text:p>
            <text:p text:style-name="P113">Q<text:span text:style-name="T251">uod</text:span> a flente Dómino illa Jerosolymórum subvérsio descríbitur, quæ a Vespasiáno et Tito Románis princípibus facta est, nullus qui históriam eversiónis ejúsdem legit, ignórat. Románi étenim príncipes denuntiántur, cum dícitur: Quia vénient dies in te: et circúmdabunt te inimíci tui vallo.</text:p>
            <text:p text:style-name="P64"/>
          </table:table-cell>
          <table:table-cell table:style-name="Tabulka1.A1" office:value-type="string">
            <text:p text:style-name="P1"/>
            <text:p text:style-name="P1"/>
            <text:p text:style-name="P1"/>
            <text:p text:style-name="P198"><text:span text:style-name="T15">Z</text:span><text:span text:style-name="T14">a onoho času, </text:span><text:span text:style-name="T24">když se </text:span><text:span text:style-name="T27">Ježíš blížil k Jerusalému, uviděl město a zaplakal nad ním se slovy: </text:span><text:span text:style-name="T24">„Kdybys bylo poznalo i ty, a to </text:span><text:span text:style-name="T28">právě </text:span><text:span text:style-name="T24">v tento svůj den, co je ti k pokoji! Ale nyní je to skryto před tvýma očima.</text:span><text:span text:style-name="T23">“</text:span><text:span text:style-name="T18"> A ostatní</text:span><text:span text:style-name="T16">.</text:span></text:p>
            <text:p text:style-name="P1"/>
            <text:p text:style-name="P1"/>
            <text:p text:style-name="P1"/>
            <text:p text:style-name="P208"><text:span text:style-name="T307">Tuto</text:span><text:span text:style-name="T468"> zkázu města, kterou nám Pán se slzami v očích popisuje, a která nastala za římských císařů Vespasiána a Tita, zná velmi dobře každý, kdo si někdy přečetl dějiny této doby. Pán také jasně mluví o římských vládcích, neboť praví: „Neboť na tebe přijdou dny, kdy tě tví nepřátelé obklíčí náspem.“</text:span></text:p>
          </table:table-cell>
        </table:table-row>
        <table:table-row table:style-name="Tabulka1.1">
          <table:table-cell table:style-name="Tabulka1.A1" office:value-type="string">
            <text:p text:style-name="P26">Lectio x.</text:p>
            <text:p text:style-name="P117">H<text:span text:style-name="T251">oc</text:span> quoque quod ádditur: Non relínquent in te lápidem super lápidem: étiam jam ipsa ejúsdem civitátis transmigrátio testátur: quia dum nunc in eo loco constrúcta est, ubi extra portam fúerat Dóminus crucifíxus, prior illa Jerúsalem, ut dícitur, fúnditus est evérsa.</text:p>
            <text:p text:style-name="P64"/>
          </table:table-cell>
          <table:table-cell table:style-name="Tabulka1.A1" office:value-type="string">
            <text:p text:style-name="P1"/>
            <text:p text:style-name="P217"><text:span text:style-name="T562">A dokonce Pán dodává ještě toto: „Nezanechají v tobě kamen na kameni.“ Dokonce zmiňuje i </text:span><text:span text:style-name="T563"><text:s/></text:span><text:span text:style-name="T562">vysídlení tohoto města; neboť zatímco nyní na tom místě, kde za branami,</text:span><text:span text:style-name="T593"> </text:span><text:span text:style-name="T594">mimo město,</text:span><text:span text:style-name="T593"> </text:span><text:span text:style-name="T562">byl Pán ukřižován, </text:span><text:span text:style-name="T566">bylo </text:span><text:span text:style-name="T564">opět </text:span><text:span text:style-name="T566">vystavěno</text:span><text:span text:style-name="T562">, předtím byl tento Jerusalém, jak Pán prav</text:span><text:span text:style-name="T564">í</text:span><text:span text:style-name="T562">, zcela zničen. </text:span></text:p>
          </table:table-cell>
        </table:table-row>
        <table:table-row table:style-name="Tabulka1.1">
          <table:table-cell table:style-name="Tabulka1.A1" office:value-type="string">
            <text:p text:style-name="P26">Lectio xj.</text:p>
            <text:p text:style-name="P120">C<text:span text:style-name="T251">ui</text:span> ex qua culpa eversiónis suæ pœna fúerit illáta, subjúngitur: Eo quod non cognóveris tempus visitatiónis tuæ. Creátor quippe hóminum per Incarnatiónis suæ mystérium hanc visitáre dignátus est: sed ipsa timóris et amóris illíus recordáta non est. Unde étiam per Prophétam in increpatióne cordis humáni aves cœli ad testimónium deducúntur, dum dícitur: Milvus in cœlo cognóvit tempus suum, turtur, et hirúndo et cicónia custodiérunt tempus advéntus sui; pópulus autem meus non cognóvit judícium Dómini. </text:p>
            <text:p text:style-name="P64"/>
          </table:table-cell>
          <table:table-cell table:style-name="Tabulka1.A1" office:value-type="string">
            <text:p text:style-name="P1"/>
            <text:p text:style-name="P215"><text:span text:style-name="T459">A k </text:span><text:span text:style-name="T469">tomu, čím se město provinilo, že si za trest zasloužilo takovou zkázu, Pán dodává: „Neboť jsi nepoznalo čas svého navštívení.“ Stvořitel všech lidí je totiž ráčil skrze tajemství svého Vtělení navštívit; avšak to město si již nepamatuje jeho strach </text:span><text:span text:style-name="T471">ani</text:span><text:span text:style-name="T469"> lásku. Proto také Prorok </text:span><text:span text:style-name="T591">Jeremiáš</text:span><text:span text:style-name="T469">, když kárá lidské srdce, </text:span><text:span text:style-name="T471">a </text:span><text:span text:style-name="T469">používá </text:span><text:span text:style-name="T470">na své svědectví </text:span><text:span text:style-name="T469">příklad ptáků, praví: „I čáp na nebi zná svůj čas, hrdlička, vlaštovka a jeřáb dodržují čas svého příletu, avšak můj lid nechce znáti zákona Hospodinova.“ </text:span></text:p>
          </table:table-cell>
        </table:table-row>
        <table:table-row table:style-name="Tabulka1.1">
          <table:table-cell table:style-name="Tabulka1.A1" office:value-type="string">
            <text:p text:style-name="P26">Lectio xij.</text:p>
            <text:p text:style-name="P123"><text:soft-page-break/>F<text:span text:style-name="T251">lévit</text:span> étenim prius Redémptor ruínam perfídæ civitátis, quam ipsa sibi cívitas non cognoscébat esse ventúram. Cui a flente Dómino recte dícitur: Quia si cognóvisses et tu: subáudi, fleres; quæ modo, quia nescis quod ímminet, exúltas: Unde et subdítur: Et quidem in hac die tua, quæ ad pacem tibi. Cum enim carnis se voluptátibus daret, et ventúra mala non prospíceret; in die sua, quæ ad pacem esse ei póterant, habébat.</text:p>
            <text:p text:style-name="P64"/>
          </table:table-cell>
          <table:table-cell table:style-name="Tabulka1.A1" office:value-type="string">
            <text:p text:style-name="P1"/>
            <text:p text:style-name="P218"><text:soft-page-break/><text:span text:style-name="T326">Oplakal </text:span><text:span text:style-name="T565">tedy nejdříve Spasitel</text:span><text:span text:style-name="T556"> </text:span><text:span text:style-name="T565">zkázu proradného města, o které město samotné nemělo ani tušení. Správně mu Pán v slzách říká: „Kdybys to bylo poznalo i ty,“ poslyš, a budeš plakat; avšak nyní, protože nevíš, co tě brzo potká, jásáš. Proto Pán také dodává: „A právě v tento svůj den </text:span><text:span text:style-name="T592">bys poznalo to</text:span><text:span text:style-name="T565">, co je ti k pokoji.“ </text:span><text:span text:style-name="T567">Přestože</text:span><text:span text:style-name="T565"> se tedy </text:span><text:span text:style-name="T592">město Jerusalém </text:span><text:span text:style-name="T565">oddalo tělesným potěšením a blížící se zkázu ani nepostřehlo, ve svůj čas </text:span><text:span text:style-name="T618">opravdu </text:span><text:span text:style-name="T577">mělo to, co mu mohlo býti k pokoji. </text:span></text:p>
          </table:table-cell>
        </table:table-row>
        <table:table-row table:style-name="Tabulka1.1">
          <table:table-cell table:style-name="Tabulka1.A1" table:number-columns-spanned="2" office:value-type="string">
            <text:p text:style-name="P78"><text:span text:style-name="T139">D</text:span><text:span text:style-name="T3">o</text:span><text:span text:style-name="T5">minica </text:span><text:span text:style-name="T11">x</text:span><text:span text:style-name="T7">.</text:span></text:p>
            <text:p text:style-name="P73">post Pentecosten.</text:p>
          </table:table-cell>
          <table:covered-table-cell/>
        </table:table-row>
        <table:table-row table:style-name="Tabulka1.1">
          <table:table-cell table:style-name="Tabulka1.A1" office:value-type="string">
            <text:p text:style-name="P47">In I. Nocturno</text:p>
            <text:p text:style-name="P50"><text:span text:style-name="T401">De</text:span> <text:span text:style-name="T401">l</text:span>ibr<text:span text:style-name="T401">o</text:span> <text:span text:style-name="T640">quarto</text:span> Regum.</text:p>
            <text:p text:style-name="P25">Lectio j. <text:span text:style-name="T248">Cap. 9.</text:span></text:p>
            <text:p text:style-name="P87"><text:span text:style-name="T251">Anno</text:span> und<text:span text:style-name="T640">é</text:span>cimo <text:span text:style-name="T640">J</text:span>oram f<text:span text:style-name="T640">í</text:span>lii Achab, regn<text:span text:style-name="T640">á</text:span>vit Ochoz<text:span text:style-name="T640">í</text:span>as super <text:span text:style-name="T640">J</text:span>udam, ven<text:span text:style-name="T640">í</text:span>tque <text:span text:style-name="T640">J</text:span>ehu in <text:span text:style-name="T640">Jé</text:span>zrahel. Porro <text:span text:style-name="T640">Jé</text:span>zabel intr<text:span text:style-name="T640">ói</text:span>tu e<text:span text:style-name="T640">j</text:span>us aud<text:span text:style-name="T640">í</text:span>to, dep<text:span text:style-name="T640">í</text:span>nxit <text:span text:style-name="T640">ó</text:span>culos suos st<text:span text:style-name="T640">í</text:span>bio, et orn<text:span text:style-name="T640">á</text:span>vit caput suum, et resp<text:span text:style-name="T640">é</text:span>xit per fen<text:span text:style-name="T640">é</text:span>stram ingredi<text:span text:style-name="T640">é</text:span>ntem <text:span text:style-name="T640">J</text:span>ehu per portam, et ait: Numquid pax potest esse Zambri, qui interf<text:span text:style-name="T640">é</text:span>cit d<text:span text:style-name="T640">ó</text:span>minum suum? </text:p>
            <text:p text:style-name="P85"/>
          </table:table-cell>
          <table:table-cell table:style-name="Tabulka1.A1" office:value-type="string">
            <text:p text:style-name="P7"/>
            <text:p text:style-name="P7"/>
            <text:p text:style-name="P7"/>
            <text:p text:style-name="P99">V jedenáctém roce vlády Jórama, syna Achabova, se stal Achazjáš králem nad Judou. <text:s/>Než přijel Jehú do Jizreelu, Jezábel o všem uslyšela. Namalovala si oči líčidlem, okrášlila si hlavu a vyhlížela z okna. Když Jehú vstoupil do brány, zvolala: „Je vše v pořádku, Zimrí, vrahu svého pána?“ <text:s/></text:p>
          </table:table-cell>
        </table:table-row>
        <table:table-row table:style-name="Tabulka1.1">
          <table:table-cell table:style-name="Tabulka1.A1" office:value-type="string">
            <text:p text:style-name="P25">Lectio ij.</text:p>
            <text:p text:style-name="P108"><text:span text:style-name="T251">Levav</text:span><text:span text:style-name="T330">í</text:span><text:span text:style-name="T251">tque</text:span> <text:span text:style-name="T640">J</text:span>ehu f<text:span text:style-name="T640">á</text:span>ciem suam ad fen<text:span text:style-name="T640">é</text:span>stram, et ait: Quae est ista? et inclinav<text:span text:style-name="T640">é</text:span>runt se ad eum duo, vel tres eun<text:span text:style-name="T640">ú</text:span>chi. At ille dixit eis: Praecipit<text:span text:style-name="T640">á</text:span>te eam de<text:span text:style-name="T640">ó</text:span>rsum. et praecipitav<text:span text:style-name="T640">é</text:span>runt eam, aspers<text:span text:style-name="T640">ú</text:span>sque est s<text:span text:style-name="T640">á</text:span>nguine p<text:span text:style-name="T640">á</text:span>ries, et equ<text:span text:style-name="T640">ó</text:span>rum <text:span text:style-name="T640">ú</text:span>ngulae conculcav<text:span text:style-name="T640">é</text:span>runt eam. <text:s/></text:p>
            <text:p text:style-name="P105"/>
          </table:table-cell>
          <table:table-cell table:style-name="Tabulka1.A1" office:value-type="string">
            <text:p text:style-name="P8"/>
            <text:p text:style-name="P228"><text:span text:style-name="T299">Pozdvihl</text:span><text:span text:style-name="T428"> </text:span><text:span text:style-name="T437">svou </text:span><text:span text:style-name="T428">tvář k oknu a zvolal: „Kdo je </text:span><text:span text:style-name="T437">ta žena</text:span><text:span text:style-name="T428">?“ Dva </text:span><text:span text:style-name="T437">nebo </text:span><text:span text:style-name="T428">tři dvořané na něho vyhlédli. </text:span><text:span text:style-name="T437">On však p</text:span><text:span text:style-name="T428">oručil: „Shoďte ji </text:span><text:span text:style-name="T437">dolů </text:span><text:span text:style-name="T617">z okna</text:span><text:span text:style-name="T428">!“ A shodili ji </text:span><text:span text:style-name="T437">tedy </text:span><text:span text:style-name="T428">dolů. Její krev vystříkla na stěnu, a koně ji </text:span><text:span text:style-name="T437">svými kopyty </text:span><text:span text:style-name="T442">roz</text:span><text:span text:style-name="T428">šlapali. <text:s/></text:span></text:p>
          </table:table-cell>
        </table:table-row>
        <table:table-row table:style-name="Tabulka1.1">
          <table:table-cell table:style-name="Tabulka1.A1" office:value-type="string">
            <text:p text:style-name="P25">Lectio iij.</text:p>
            <text:p text:style-name="P108"><text:span text:style-name="T251">Cumque</text:span> introgr<text:span text:style-name="T640">é</text:span>ssus esset, ut com<text:span text:style-name="T640">é</text:span>deret, biber<text:span text:style-name="T640">é</text:span>tque, ait: Ite, et vid<text:span text:style-name="T640">é</text:span>te maled<text:span text:style-name="T640">í</text:span>ctam illam, et sepel<text:span text:style-name="T640">í</text:span>te eam: quia f<text:span text:style-name="T640">í</text:span>lia regis est. Cumque issent ut sepel<text:span text:style-name="T640">í</text:span>rent eam, non inven<text:span text:style-name="T640">é</text:span>runt nisi calv<text:span text:style-name="T640">á</text:span>riam, et pedes, et summas manus. Revers<text:span text:style-name="T640">í</text:span>que nunciav<text:span text:style-name="T640">é</text:span>runt ei. </text:p>
            <text:p text:style-name="P105"/>
          </table:table-cell>
          <table:table-cell table:style-name="Tabulka1.A1" office:value-type="string">
            <text:p text:style-name="P4"/>
            <text:p text:style-name="P141"><text:span text:style-name="T331">Pak</text:span><text:span text:style-name="T634"> Jehú vstoupil, </text:span><text:span text:style-name="T641">aby se na</text:span><text:span text:style-name="T634">jedl a </text:span><text:span text:style-name="T641">na</text:span><text:span text:style-name="T634">pil. Nařídil: „</text:span><text:span text:style-name="T641">Jděte, p</text:span><text:span text:style-name="T634">ostarejte se o tu proklatou a pohřběte ji. Je to </text:span><text:span text:style-name="T641">přece </text:span><text:span text:style-name="T634">dcera královská.“ Šli tedy, aby ji pohřbili, ale nenašli z ní nic než lebku, nohy a ruce. Vrátili se a oznámili mu to. </text:span></text:p>
          </table:table-cell>
        </table:table-row>
        <table:table-row table:style-name="Tabulka1.1">
          <table:table-cell table:style-name="Tabulka1.A1" office:value-type="string">
            <text:p text:style-name="P25">Lectio i<text:span text:style-name="T249">v</text:span>.</text:p>
            <text:p text:style-name="P108"><text:span text:style-name="T251">Et</text:span> ait <text:span text:style-name="T640">J</text:span>ehu: Sermo D<text:span text:style-name="T640">ó</text:span>mini est, quem loc<text:span text:style-name="T640">ú</text:span>tus est per servum suum El<text:span text:style-name="T640">í</text:span>am Thesb<text:span text:style-name="T640">í</text:span>ten, dicens: In agro <text:span text:style-name="T640">Jé</text:span>zrahel com<text:span text:style-name="T640">é</text:span>dent canes carnes <text:span text:style-name="T640">Jé</text:span>zabel, et erunt carnes <text:span text:style-name="T640">Jé</text:span>zabel sicut stercus super f<text:span text:style-name="T640">á</text:span>ciem terrae in agro <text:span text:style-name="T640">Jé</text:span>zrahel, ita ut praetere<text:span text:style-name="T640">ú</text:span>ntes dicant: Haecc<text:span text:style-name="T640">i</text:span>ne est illa <text:span text:style-name="T640">Jé</text:span>zabel? </text:p>
            <text:p text:style-name="P105"/>
          </table:table-cell>
          <table:table-cell table:style-name="Tabulka1.A1" office:value-type="string">
            <text:p text:style-name="P4"/>
            <text:p text:style-name="P228"><text:span text:style-name="T294">Tu</text:span><text:span text:style-name="T420"> řekl: „To je to Hospodinovo slovo, které vyhlásil skrze svého služebníka Elijáše Tišbejského: ‚Na dílu pole v Jizreelu budou psi žrát tělo Jezábely.‘ A Jezábelina mrtvola bude na dílu pole v Jizreelu jako hnůj na poli, takže </text:span><text:span text:style-name="T437">kolemjdoucí se budou ptát</text:span><text:span text:style-name="T420">: ‚Toto je Jezábel?‘“ <text:s text:c="2"/></text:span><text:span text:style-name="T431">(</text:span><text:span text:style-name="T614">Č</text:span><text:span text:style-name="T615">EP</text:span><text:span text:style-name="T614">, </text:span><text:span text:style-name="T616">upraveno</text:span><text:span text:style-name="T614">)</text:span></text:p>
          </table:table-cell>
        </table:table-row>
        <table:table-row table:style-name="Tabulka1.1">
          <table:table-cell table:style-name="Tabulka1.A1" office:value-type="string">
            <text:p text:style-name="P51">In II. Nocturno</text:p>
            <text:p text:style-name="P58">Sermo sancti Joánnis Chrysóstomi.</text:p>
            <text:p text:style-name="P32"><text:soft-page-break/>Homil. 25. in Epist. ad Rom.</text:p>
            <text:p text:style-name="P15"><text:bookmark-start text:name="__DdeLink__2400_167314470911311111211111111"/><text:span text:style-name="T12">Lectio</text:span><text:bookmark-end text:name="__DdeLink__2400_167314470911311111211111111"/><text:span text:style-name="T12"> v.</text:span></text:p>
            <text:p text:style-name="P128">N<text:span text:style-name="T251">on</text:span> putémus nos excusatiónem habitúros, si quando delictórum sócios invenérimus: nam ístud supplícium magis augébit. Quandóquidem et serpens magis punítus est quam múlier: quemádmodum et múlier plus quam vir‚ et Jézabel majóres pœnas dedit, quam Achab víneæ raptor. Ipsa quippe univérsum istud negótium texúerat, regíque lapsus occasiónem déderat. Igitur et tu quoque si réliquis perditiónis causa fúeris, gravióra patiéris, quam qui per te subvérsi sunt.</text:p>
            <text:p text:style-name="P9"/>
          </table:table-cell>
          <table:table-cell table:style-name="Tabulka1.A1" office:value-type="string">
            <text:p text:style-name="P1"/>
            <text:p text:style-name="P1"/>
            <text:p text:style-name="P1"><text:soft-page-break/></text:p>
            <text:p text:style-name="P1"/>
            <text:p text:style-name="P156"><text:span text:style-name="T251">Nemysleme</text:span> si, že máme <text:span text:style-name="T403">jako o</text:span>mluvu, <text:span text:style-name="T403">když</text:span> si k nějakému zločinu najdeme komplice. <text:span text:style-name="T242">T</text:span>ím se <text:span text:style-name="T242">nám totiž </text:span>naopak zvýší trest. <text:span text:style-name="T242">P</text:span>rávě proto byl had potrestán více než žena, stejně jako žena více než muž, a Jezabel dostala větší trest než Achab, který <text:span text:style-name="T88">zločinně </text:span>uchvátil vinici. <text:span text:style-name="T232">Ona totiž zosnovala celý tento plán a dala tím králi příležitost k selhání. Proto také ty, budeš-li ostatním příčinou k zavržení, budeš trpět mnohem více než ti, kteří se tebou nechali svést. </text:span></text:p>
          </table:table-cell>
        </table:table-row>
        <table:table-row table:style-name="Tabulka1.1">
          <table:table-cell table:style-name="Tabulka1.A1" office:value-type="string">
            <text:p text:style-name="P18">Lectio vj.</text:p>
            <text:p text:style-name="P89">N<text:span text:style-name="T251">eque</text:span> enim peccáre tantum in se perditiónis habet, quantum quod réliqui ad peccándum inducúntur. Itaque si quando peccántes vidérimus, non solum non impellámus‚ sed et extrahámus ex ipso malítiæ bárathro; ne et aliénæ perditiónis pœnas demus. Recordémur quoque perpétuo terríbilis illíus tribunális, flúminis ígnei, vinculórum insolubílium, profundárum tenebrárum, stridórum déntium, venenosíque vermis.</text:p>
            <text:p text:style-name="P61"/>
          </table:table-cell>
          <table:table-cell table:style-name="Tabulka1.A1" office:value-type="string">
            <text:p text:style-name="P1"/>
            <text:p text:style-name="P196"><text:span text:style-name="T251">To,</text:span> že zhřešíme, totiž k zavržení nevede tolik, jako když ke hříchu svedeme ostatní. Proto tedy, <text:span text:style-name="T233">pokud nás někdo vidí </text:span>hřeš<text:span text:style-name="T243">it</text:span>, <text:span text:style-name="T233">nejen že nesmíme </text:span><text:span text:style-name="T85">ke hříchu </text:span><text:span text:style-name="T234">povzbuzovat </text:span><text:span text:style-name="T85">ostatní</text:span><text:span text:style-name="T234">, ale musíme je vytáhnout z té propasti zloby, abychom jiným nedali trest zatracení. Pamatujme tedy neustále na onen hrozný soud, ohnivou řeku, pouta, která nikdo nezpřetrhá, hluboké temnoty, skřípění zubů a jedovatého červa. </text:span></text:p>
          </table:table-cell>
        </table:table-row>
        <table:table-row table:style-name="Tabulka1.1">
          <table:table-cell table:style-name="Tabulka1.A1" office:value-type="string">
            <text:p text:style-name="P18">Lectio vij.</text:p>
            <text:p text:style-name="P93">S<text:span text:style-name="T251">ed</text:span> dices: Benígnus est Deus. Ergo hæc ómnia verba sunt, et neque punítur dives ille Lázari contémptor‚ neque fátuæ virgines a sponso rejiciúntur? Ergo qui Christum non pavérunt, in ignem diábolo præparátum non abíbunt? Ergo qui sórdidis est véstibus non períbit, manus ac pedes vinctus? Qui centum denários a consérvo suo exégit, non tradétur tortóribus? Quod de mœchis dictum est, nimírum quod vermis eórum non moriétur, et ignis eórum non extinguétur, verum non erit?</text:p>
            <text:p text:style-name="P12"/>
          </table:table-cell>
          <table:table-cell table:style-name="Tabulka1.A1" office:value-type="string">
            <text:p text:style-name="P1"/>
            <text:p text:style-name="P157"><text:span text:style-name="T251">Snad</text:span> si řekneš: „Bůh je dobrý.“ <text:span text:style-name="T403">Takže</text:span> všechno toto jsou jen slova, a nebyl potrestán ani onen boháč, který pohrdal Lazarem, ani ženich neodmítl ty pošetilé panny? Tedy ti, kteří se nebojí Krista, nepůjdou do ohně připraveného pro ďábla? Tedy t<text:span text:style-name="T245">y</text:span>, k<text:span text:style-name="T244">teří</text:span> mají špinavé šaty, <text:span text:style-name="T67">Pán </text:span>nezavrhne a nesváže jim ruce a nohy? <text:span text:style-name="T235">Služebník</text:span>, který požadoval od svého spoluslužebníka sto denárů, <text:span text:style-name="T67">když mu pán odpustil </text:span><text:span text:style-name="T89">nesrovnatelně více</text:span><text:span text:style-name="T40">, nebude předán mučitelům? </text:span><text:span text:style-name="T57">A c</text:span><text:span text:style-name="T56">o bylo řečeno o cizoložnících, totiž že jejich červ nezemře a jejich oheň nevyhasne, </text:span><text:span text:style-name="T57">není snad</text:span><text:span text:style-name="T56"> pravda? </text:span></text:p>
          </table:table-cell>
        </table:table-row>
        <table:table-row table:style-name="Tabulka1.1">
          <table:table-cell table:style-name="Tabulka1.A1" office:value-type="string">
            <text:p text:style-name="P18">Lectio viij.</text:p>
            <text:p text:style-name="P96">S<text:span text:style-name="T251">ed</text:span> minátur ista tantúmmodo Deus? Utíque, ínquies. Et unde, dic, quæso, tantam rem audes públice loqui, atque ex te ipso ferre senténtiam? Ego quippe et ex iis quæ dixit Deus, et ex iis quæ fecit contrárium probáre pótero. Quod si propter futúra non credis, vel saltem propter ea quæ jam facta sunt, crede. Non enim certe minæ sunt et verba tantúmmodo, quæ facta sunt, et in opus ipsum exiérunt.</text:p>
            <text:p text:style-name="P96"/>
          </table:table-cell>
          <table:table-cell table:style-name="Tabulka1.A1" office:value-type="string">
            <text:p text:style-name="P1"/>
            <text:p text:style-name="P197"><text:span text:style-name="T251">Avšak</text:span> <text:span text:style-name="T237">nejsou toto jen </text:span><text:span text:style-name="T86">plané </text:span><text:span text:style-name="T237">výhrůžky </text:span><text:span text:style-name="T86">z úst</text:span><text:span text:style-name="T237"> </text:span>B<text:span text:style-name="T237">ožích</text:span>? „<text:span text:style-name="T237">Určitě</text:span>,“ řekneš. <text:span text:style-name="T236">Řekni mi tedy, prosím, jak se odvažuješ něco takového říci veřejně a nad sebou samým tak vynést soud? Já totiž z toho, co Bůh řekl a z toho, co učinil, mohu prokázat pravý opak. Pokud tedy nevěříš kvůli věcem budoucím, uvěř kvůli tomu, co se již stalo. Zajisté to totiž nejsou jen </text:span><text:span text:style-name="T87">plané</text:span><text:span text:style-name="T238"> výhrůžky, </text:span><text:span text:style-name="T669">neboť se to</text:span><text:span text:style-name="T238"> se již stalo, a </text:span><text:span text:style-name="T87">Bůh </text:span><text:span text:style-name="T670">to </text:span><text:span text:style-name="T238">uvedl ve skutek.</text:span></text:p>
          </table:table-cell>
        </table:table-row>
        <table:table-row table:style-name="Tabulka1.1">
          <table:table-cell table:style-name="Tabulka1.A1" office:value-type="string">
            <text:p text:style-name="P51">In III. Nocturno</text:p>
            <text:p text:style-name="P15"><text:span text:style-name="T118">Léctio sancti Evangélii secúndum </text:span><text:span text:style-name="T121">Lucam</text:span><text:span text:style-name="T118">.</text:span><text:span text:style-name="T12"> </text:span></text:p>
            <text:p text:style-name="P26">Lectio ix. Cap. <text:span text:style-name="T230">18</text:span>.</text:p>
            <text:p text:style-name="P109"><text:soft-page-break/>I<text:span text:style-name="T251">n</text:span> illo témpore: Dixit Jesus ad quosdam, qui in se confidébant tamquam justi‚ et aspernabántur ceteros, parábolam istam: Duo hómines ascendérunt in templum ut orárent: unus Pharisæus, et alter publicánus. Et réliqua.</text:p>
            <text:p text:style-name="P64"/>
            <text:p text:style-name="P15"><text:span text:style-name="T13">Homilía sancti </text:span><text:span text:style-name="T118">Augustíni Epíscopi.</text:span></text:p>
            <text:p text:style-name="P29">Serm. 36. de verbis Domini.</text:p>
            <text:p text:style-name="P113">D<text:span text:style-name="T251">íceret</text:span> saltem Pharisæus: Non sum sicut multi hómines. Quid est, ceteri hómines, nisi omnes præter ipsum? Ego, inquit, justus sum, céteri peccatóres. Non sum sicut ceteri hómines, injústi, raptóres, adúlteri. Et ecce tibi ex vicíno publicáno majóris tumóris occásio. Sicut, inquit, publicánus iste. Ego, inquit, solus sum: iste de céteris est. Non sum, inquit, talis qualis iste, per justítias meas, quibus iniquus non sum.</text:p>
            <text:p text:style-name="P64"/>
          </table:table-cell>
          <table:table-cell table:style-name="Tabulka1.A1" office:value-type="string">
            <text:p text:style-name="P1"/>
            <text:p text:style-name="P1"/>
            <text:p text:style-name="P1"/>
            <text:p text:style-name="P202"><text:soft-page-break/><text:span text:style-name="T254">Z</text:span><text:span text:style-name="T253">a</text:span><text:span text:style-name="T14"> onoho času </text:span><text:span text:style-name="T29">řekl</text:span><text:span text:style-name="T24"> </text:span><text:span text:style-name="T27">Ježíš </text:span><text:span text:style-name="T30">n</text:span><text:span text:style-name="T23">ěkterým lidem, kteří </text:span><text:span text:style-name="T36">byli přesvědčeni</text:span><text:span text:style-name="T23">, že </text:span><text:span text:style-name="T36">oni sami </text:span><text:span text:style-name="T23">jsou spravedliví, a jinými pohrdali, toto podobenství: „Dva lidé vstoupili do chrámu, aby se pomodlili, jeden </text:span><text:span text:style-name="T36">F</text:span><text:span text:style-name="T23">arizej a druhý celník.“</text:span><text:span text:style-name="T18"> A ostatní</text:span><text:span text:style-name="T16">.</text:span></text:p>
            <text:p text:style-name="P1"/>
            <text:p text:style-name="P1"/>
            <text:p text:style-name="P1"/>
            <text:p text:style-name="P170"><text:span text:style-name="T251">Farizej</text:span> si snad řekl: „Nejsem jako mnozí lidé.“ Co <text:span text:style-name="T246">to </text:span>znamená ‚ostatní lidé,‘ ne-li všichni kromě něho? „Já,“ praví, „jsem spravedlivý, ostatní hříšníci. Nejsem jako ostatní lidé, nespravedliví, zloději a cizoložníci.“ <text:span text:style-name="T239">A pohleď, v celníkovi, který stojí opodál, ti přišla velká příležitost k povyšování. Praví: „Jako tento celník. Já jsem jediný </text:span><text:span text:style-name="T108">dobrý</text:span><text:span text:style-name="T239">, on je z těch ostatních. Nejsem takový jako on pro své skutky spravedlnosti, díky nimž nejsem nečestný.“</text:span></text:p>
          </table:table-cell>
        </table:table-row>
        <table:table-row table:style-name="Tabulka1.1">
          <table:table-cell table:style-name="Tabulka1.A1" office:value-type="string">
            <text:p text:style-name="P26">Lectio x.</text:p>
            <text:p text:style-name="P117">J<text:span text:style-name="T251">ejúno</text:span> bis in sábbato: décimas do omnium quae possídeo. Quid rogáverit Deum, quære in verbis ejus, nihil invénies. Ascéndit orare: nóluit Deum rogáre, sed se laudáre. Parum est, non Deum rogáre, sed se laudáre; ínsuper et rogánti insultáre.</text:p>
            <text:p text:style-name="P64"/>
          </table:table-cell>
          <table:table-cell table:style-name="Tabulka1.A1" office:value-type="string">
            <text:p text:style-name="P1"/>
            <text:p text:style-name="P184"><text:span text:style-name="T251">Postím</text:span> se dvakrát v <text:span text:style-name="T246">týdnu</text:span>, dávám desátky ze všeho, co vlastním. <text:span text:style-name="T240">A oč žádal Boha? Zkoumej jeho slova a nic nenalezneš. Vešel do chrámu, aby se pomodlil, nechtěl však prosit Boha, ale pouze sám sebe pochválit. Nestačilo mu nežádat Boha, ale musel se ještě pochválit a tím urazit toho, k němuž se měl modlit. </text:span></text:p>
          </table:table-cell>
        </table:table-row>
        <table:table-row table:style-name="Tabulka1.1">
          <table:table-cell table:style-name="Tabulka1.A1" office:value-type="string">
            <text:p text:style-name="P26">Lectio xj.</text:p>
            <text:p text:style-name="P120">P<text:span text:style-name="T251">ublicánus</text:span> autem de longínquo stabat, et Deo tamen ipse appropinquábat; cordis consciéntia eum removébat, pietas applicábat. Publicánus autem de longínquo stabat; sed Dóminus eum de propínquo attendébat. Excélsus enim Dóminus, et humília réspicit: excélsos autem, qualis erat ille Pharisæus, a longe cognóscit. Excélsa quidem Deus a longe cognóscit, sed non ignóscit.</text:p>
            <text:p text:style-name="P64"/>
          </table:table-cell>
          <table:table-cell table:style-name="Tabulka1.A1" office:value-type="string">
            <text:p text:style-name="P1"/>
            <text:p text:style-name="P229"><text:span text:style-name="T308">Celník</text:span><text:span text:style-name="T472"> však pouze stál </text:span><text:span text:style-name="T473">opodál</text:span><text:span text:style-name="T472">, tím se </text:span><text:span text:style-name="T474">ovšem</text:span><text:span text:style-name="T472"> přiblížil Bohu. </text:span><text:span text:style-name="T571">Poznání </text:span><text:span text:style-name="T596">hříchu </text:span><text:span text:style-name="T571">v </text:span><text:span text:style-name="T475">jeho </text:span><text:span text:style-name="T474">srdc</text:span><text:span text:style-name="T475">i</text:span><text:span text:style-name="T474"> jej </text:span><text:span text:style-name="T596">od</text:span><text:span text:style-name="T475"> </text:span><text:span text:style-name="T595">Boh</text:span><text:span text:style-name="T596">a</text:span><text:span text:style-name="T595"> </text:span><text:span text:style-name="T474">vzdálilo, zbožnost jej však </text:span><text:span text:style-name="T568">přiblížila. Celník </text:span><text:span text:style-name="T569">tedy</text:span><text:span text:style-name="T568"> stál </text:span><text:span text:style-name="T570">opodál</text:span><text:span text:style-name="T568">, avšak Pán na něj shlédl z blízkosti. Pán je totiž vznešený a shlíží na pokorné </text:span><text:span text:style-name="T571">(</text:span><text:span text:style-name="T619">pozn.</text:span><text:span text:style-name="T571"> </text:span><text:span text:style-name="T596">Žalm 138, 6</text:span><text:span text:style-name="T571">)</text:span><text:span text:style-name="T568">. Povýšené však, jako byl tento Farize</text:span><text:span text:style-name="T574">j</text:span><text:span text:style-name="T568">, zdaleka pozná. Povýšené tedy Bůh </text:span><text:span text:style-name="T570">sice </text:span><text:span text:style-name="T568">zdaleka pozná, avšak neodpouští jim.</text:span></text:p>
          </table:table-cell>
        </table:table-row>
        <table:table-row table:style-name="Tabulka1.1">
          <table:table-cell table:style-name="Tabulka1.A1" office:value-type="string">
            <text:p text:style-name="P26">Lectio xij.</text:p>
            <text:p text:style-name="P123">A<text:span text:style-name="T251">dhuc</text:span> audi humilitátem publicáni. Parum est, quia de longínquo stabat; nec óculos ad cœlum levábat: ut aspicerétur, non aspiciébat: respícere sursum non audébat: premébat consciéntia, spes sublevábat. Adhuc audi: Percutiébat pectus suum. Pœnas a seípso exigébat; proptérea Dóminus confiténti parcébat. Percutiébat pectus suum, dicens: Dómine, propítius esto mihi peccatóri. Ecce qui rogat. Quid miráris, si Deus ignóscit, quando ipse agnóscit?</text:p>
            <text:p text:style-name="P64"/>
          </table:table-cell>
          <table:table-cell table:style-name="Tabulka1.A1" office:value-type="string">
            <text:p text:style-name="P1"/>
            <text:p text:style-name="P185"><text:span text:style-name="T251">Ještě</text:span> si poslechni o celníkov<text:span text:style-name="T247">ě </text:span>poko<text:span text:style-name="T247">ře</text:span>. Nestačí mu, <text:span text:style-name="T241">že jen stojí opodál, ani nepozvedne oči k nebi, aby na něj Bůh shlédl, on sám má strach k němu vůbec pohlédnout, neodvážil se totiž pohledět vzhůru. Tížilo jej svědomí, naděje však tuto tíhu nadlehčovala. Poslyš tedy: „Bil se v prsa.“ Sám od sebe požadoval trest. Proto jej Pán v jeho důvěře ušetřil. „Bil se v prsa a říkal: ,Bože, buď milostiv mně hříšníkovi!'“ Pohleď, co žádal. Divíš se tedy, že mu Bůh odpustil, když on sám vše uznal?</text:span></text:p>
          </table:table-cell>
        </table:table-row>
      </table:table>
      <text:p text:style-name="P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ookman BT S.O.Cist.1" svg:font-family="'Bookman BT S.O.Cist.'" style:font-pitch="variable"/>
    <style:font-face style:name="Bookman BT S.O.Cist.:liga=0" svg:font-family="'Bookman BT S.O.Cist.:liga=0'" style:font-pitch="variable"/>
    <style:font-face style:name="Cloister" svg:font-family="Cloister" style:font-pitch="variable"/>
    <style:font-face style:name="David Libre" svg:font-family="'David Libre'" style:font-pitch="variable"/>
    <style:font-face style:name="Gothique MN" svg:font-family="'Gothique MN'" style:font-pitch="variable"/>
    <style:font-face style:name="Linux Libertine S.O.Cist.1" svg:font-family="'Linux Libertine S.O.Cist.'" style:font-pitch="variable"/>
    <style:font-face style:name="LTC Ornamental Initials" svg:font-family="'LTC Ornamental Initials'" style:font-adornments="Běžné" style:font-family-generic="modern" style:font-pitch="variable"/>
    <style:font-face style:name="Linux Libertine S.O.Cist." svg:font-family="'Linux Libertine S.O.Cist.'" style:font-family-generic="modern" style:font-pitch="variable"/>
    <style:font-face style:name="Bookman BT S.O.Cist." svg:font-family="'Bookman BT S.O.Cist.'" style:font-family-generic="roman" style:font-pitch="variable"/>
    <style:font-face style:name="Cloister1" svg:font-family="Cloister" style:font-family-generic="roman" style:font-pitch="variable"/>
    <style:font-face style:name="Liberation Serif" svg:font-family="'Liberation Serif'" style:font-family-generic="roman" style:font-pitch="variable"/>
    <style:font-face style:name="Old English CE" svg:font-family="'Old English CE'"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default-outline-level="" style:class="extra" style:master-page-name="">
      <style:paragraph-properties fo:hyphenation-ladder-count="3"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Běžné" style:font-family-generic="modern" style:font-pitch="variable" fo:font-size="18pt"/>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fo:font-size="12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5-26T16:53:15.351066706</meta:creation-date>
    <dc:date>2021-07-17T16:29:31.680000000</dc:date>
    <meta:editing-duration>P5DT22H55M24S</meta:editing-duration>
    <meta:editing-cycles>346</meta:editing-cycles>
    <meta:generator>LibreOffice/7.1.1.2$Windows_X86_64 LibreOffice_project/fe0b08f4af1bacafe4c7ecc87ce55bb426164676</meta:generator>
    <meta:document-statistic meta:table-count="1" meta:image-count="4" meta:object-count="0" meta:page-count="38" meta:paragraph-count="656" meta:word-count="21469" meta:character-count="133949" meta:non-whitespace-character-count="112951"/>
  </office:meta>
</office:document-meta>
</file>